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5043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0.3283in"/>
    </style:style>
    <style:style style:name="co14" style:family="table-column">
      <style:table-column-properties fo:break-before="auto" style:column-width="0.3791in"/>
    </style:style>
    <style:style style:name="co15" style:family="table-column">
      <style:table-column-properties fo:break-before="auto" style:column-width="0.2953in"/>
    </style:style>
    <style:style style:name="co16" style:family="table-column">
      <style:table-column-properties fo:break-before="auto" style:column-width="0.3626in"/>
    </style:style>
    <style:style style:name="co17" style:family="table-column">
      <style:table-column-properties fo:break-before="auto" style:column-width="0.4126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126in"/>
    </style:style>
    <style:style style:name="co21" style:family="table-column">
      <style:table-column-properties fo:break-before="auto" style:column-width="0.7047in"/>
    </style:style>
    <style:style style:name="co22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ime-style style:name="N1006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71" style:family="table-cell" style:parent-style-name="Default" style:data-style-name="N147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3" style:family="table-cell" style:parent-style-name="Default" style:data-style-name="N147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7" style:family="table-cell" style:parent-style-name="Default" style:data-style-name="N147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4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25" style:family="table-cell" style:parent-style-name="Default" style:data-style-name="N147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47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83" style:family="table-cell" style:parent-style-name="Default" style:data-style-name="N147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 style:data-style-name="N147">
      <style:table-cell-properties fo:border-bottom="0.74pt solid #ffd8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5" style:family="table-cell" style:parent-style-name="Default" style:data-style-name="N1006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1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3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5" style:family="table-cell" style:parent-style-name="Default" style:data-style-name="N10062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006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38" style:family="table-cell" style:parent-style-name="Default" style:data-style-name="N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100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51" style:family="table-cell" style:parent-style-name="Default" style:data-style-name="N10062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 style:data-style-name="N10062">
      <style:table-cell-properties fo:border-bottom="0.74pt solid #ffd8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1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0" style:family="table-cell" style:parent-style-name="Default" style:data-style-name="N140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9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47" style:family="table-cell" style:parent-style-name="Default" style:data-style-name="N140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4" style:family="table-cell" style:parent-style-name="Default" style:data-style-name="N140">
      <style:table-cell-properties fo:border-bottom="none" style:text-align-source="fix" style:repeat-content="false" fo:border-left="none" fo:border-right="none" fo:border-top="0.74pt solid #ffd8ce" style:vertical-align="middle"/>
      <style:paragraph-properties fo:text-align="center" fo:margin-left="0in"/>
    </style:style>
    <style:style style:name="ce61" style:family="table-cell" style:parent-style-name="Default" style:data-style-name="N140">
      <style:table-cell-properties style:text-align-source="fix" style:repeat-content="false" fo:border="none" style:vertical-align="middle"/>
      <style:paragraph-properties fo:text-align="center" fo:margin-left="0in"/>
    </style:style>
    <style:style style:name="ce75" style:family="table-cell" style:parent-style-name="Default" style:data-style-name="N140">
      <style:table-cell-properties fo:border-bottom="0.74pt solid #ffd8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4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119" style:family="table-cell" style:parent-style-name="Default" style:data-style-name="N20036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30" style:family="table-cell" style:parent-style-name="Default" style:data-style-name="N140"/>
    <style:style style:name="ce131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2" style:family="table-cell" style:parent-style-name="Default" style:data-style-name="N36"/>
    <style:style style:name="ce133" style:family="table-cell" style:parent-style-name="Default" style:data-style-name="N37"/>
    <style:style style:name="ce134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000000"/>
    </style:style>
    <style:style style:name="ce136" style:family="table-cell" style:parent-style-name="Default">
      <style:table-cell-properties fo:background-color="#ff8000"/>
    </style:style>
    <style:style style:name="ce137" style:family="table-cell" style:parent-style-name="Default">
      <style:table-cell-properties fo:background-color="#999999"/>
    </style:style>
    <style:style style:name="ce138" style:family="table-cell" style:parent-style-name="Default">
      <style:table-cell-properties fo:background-color="#81d41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2a6099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a933"/>
    </style:style>
    <style:style style:name="ce160" style:family="table-cell" style:parent-style-name="Default">
      <style:table-cell-properties fo:background-color="#55308d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fo:background-color="#ff4000"/>
    </style:style>
    <style:style style:name="ce163" style:family="table-cell" style:parent-style-name="Default" style:data-style-name="N2"/>
    <style:style style:name="ce164" style:family="table-cell" style:parent-style-name="Default" style:data-style-name="N1"/>
    <style:style style:name="ce165" style:family="table-cell" style:parent-style-name="Default" style:data-style-name="N81"/>
    <style:style style:name="ce166" style:family="table-cell" style:parent-style-name="Default" style:data-style-name="N11"/>
    <style:style style:name="ce111" style:family="table-cell" style:parent-style-name="Default" style:data-style-name="N64"/>
    <style:style style:name="ce113" style:family="table-cell" style:parent-style-name="Default" style:data-style-name="N10130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0130">
      <style:table-cell-properties fo:background-color="#ffff00"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0130"/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 style:data-style-name="N15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71"/>
        <table:table-column table:style-name="co1" table:number-columns-repeated="2" table:default-cell-style-name="ce85"/>
        <table:table-column table:style-name="co1" table:default-cell-style-name="ce101"/>
        <table:table-column table:style-name="co1" table:number-columns-repeated="4" table:default-cell-style-name="ce114"/>
        <table:table-column table:style-name="co2" table:default-cell-style-name="ce114"/>
        <table:table-column table:style-name="co1" table:default-cell-style-name="ce114"/>
        <table:table-column table:style-name="co3" table:default-cell-style-name="ce114"/>
        <table:table-column table:style-name="co4" table:default-cell-style-name="ce114"/>
        <table:table-column table:style-name="co5" table:default-cell-style-name="ce119"/>
        <table:table-column table:style-name="co6" table:default-cell-style-name="ce119"/>
        <table:table-column table:style-name="co1" table:number-columns-repeated="1010" table:default-cell-style-name="ce11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1" table:formula="of:=([.J2]-[.J1])/([.L2]/7)" office:value-type="time" office:time-value="PT28H56M12.972972973S" calcext:value-type="time">
            <text:p>28:56</text:p>
          </table:table-cell>
          <table:table-cell office:value-type="string" calcext:value-type="string">
            <text:p>Current Total Time</text:p>
          </table:table-cell>
          <table:table-cell table:style-name="ce101" table:formula="of:=SUM([.D2:.D10000])" office:value-type="time" office:time-value="PT2750H40M00.000000001S" calcext:value-type="time">
            <text:p>2750:40</text:p>
          </table:table-cell>
          <table:table-cell office:value-type="string" calcext:value-type="string">
            <text:p>Done (%)</text:p>
          </table:table-cell>
          <table:table-cell table:style-name="ce128" table:formula="of:=[.J1]/[.J2]" office:value-type="percentage" office:value="1.63730158730159" calcext:value-type="percentage">
            <text:p>163.73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04" calcext:value-type="date">
            <text:p>04/06/2021</text:p>
          </table:table-cell>
          <table:table-cell table:style-name="ce27" office:value-type="time" office:time-value="PT16H15M00S" calcext:value-type="time">
            <text:p>04:15 PM</text:p>
          </table:table-cell>
          <table:table-cell table:style-name="ce27" office:value-type="time" office:time-value="PT17H35M00S" calcext:value-type="time">
            <text:p>05:35 PM</text:p>
          </table:table-cell>
          <table:table-cell table:style-name="ce18" table:formula="of:=([.C2]-[.B2]+([.C2]&lt;[.B2]))" office:value-type="time" office:time-value="PT01H20M00S" calcext:value-type="time">
            <text:p>01:20</text:p>
          </table:table-cell>
          <table:table-cell table:style-name="ce101" table:formula="of:=SUM([.D2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1" table:formula="of:=AVERAGE([.E2:.E100000])" office:value-type="time" office:time-value="PT25H59M40S" calcext:value-type="time">
            <text:p>25:59</text:p>
          </table:table-cell>
          <table:table-cell office:value-type="string" calcext:value-type="string">
            <text:p>Total Time</text:p>
          </table:table-cell>
          <table:table-cell table:style-name="ce101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-259" calcext:value-type="float">
            <text:p>-259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1" calcext:value-type="date">
            <text:p>11/06/2021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19" table:formula="of:=([.C3]-[.B3]+([.C3]&lt;[.B3]))" office:value-type="time" office:time-value="PT00H50M00S" calcext:value-type="time">
            <text:p>00:50</text:p>
          </table:table-cell>
          <table:table-cell table:style-name="ce101" table:formula="of:=SUM([.D3:.D4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1" table:formula="of:=IF(([.H1]-[$Sheet3.F1]) &gt; 0; ([.H1]-[$Sheet3.F1]); 0 )" office:value-type="time" office:time-value="PT09H11M12.972973S" calcext:value-type="time">
            <text:p>09:11</text:p>
          </table:table-cell>
          <table:table-cell office:value-type="string" calcext:value-type="string">
            <text:p>Due By</text:p>
          </table:table-cell>
          <table:table-cell table:style-name="ce119" office:value-type="date" office:date-value="2023-04-01" calcext:value-type="date">
            <text:p>01/04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925" calcext:value-type="float">
            <text:p>925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1" calcext:value-type="date">
            <text:p>11/06/2021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27" office:value-type="time" office:time-value="PT16H40M00S" calcext:value-type="time">
            <text:p>04:40 PM</text:p>
          </table:table-cell>
          <table:table-cell table:style-name="ce18"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1" table:formula="of:=[$Sheet3.F1]" office:value-type="time" office:time-value="PT19H45M00S" calcext:value-type="time">
            <text:p>19:45</text:p>
          </table:table-cell>
          <table:table-cell table:style-name="ce12" office:value-type="string" calcext:value-type="string">
            <text:p>Deficit (hrs)</text:p>
          </table:table-cell>
          <table:table-cell table:style-name="ce101" table:formula="of:=[.J2]-([.J1]+([.L2]/7*[.H5]))" office:value-type="time" office:time-value="PT351H46M40S" calcext:value-type="time">
            <text:p>351:46</text:p>
          </table:table-cell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90" calcext:value-type="float">
            <text:p>19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6" calcext:value-type="date">
            <text:p>16/06/2021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5]-[.B5]+([.C5]&lt;[.B5]))" office:value-type="time" office:time-value="PT03H10M00S" calcext:value-type="time">
            <text:p>03:10</text:p>
          </table:table-cell>
          <table:table-cell table:style-name="ce101" table:formula="of:=SUM([.D5:.D6])" office:value-type="time" office:time-value="PT03H30M00S" calcext:value-type="time">
            <text:p>03:30</text:p>
          </table:table-cell>
          <table:table-cell office:value-type="string" calcext:value-type="string" table:number-columns-spanned="2" table:number-rows-spanned="1">
            <text:p>Average (3 weeks)</text:p>
          </table:table-cell>
          <table:covered-table-cell/>
          <table:table-cell table:style-name="ce101" table:formula="of:=SUM([.D286:.D317])/3" office:value-type="time" office:time-value="PT38H26M40S" calcext:value-type="time">
            <text:p>38:26</text:p>
          </table:table-cell>
          <table:table-cell table:style-name="ce117" office:value-type="string" calcext:value-type="string">
            <text:p>Deficit (days)</text:p>
          </table:table-cell>
          <table:table-cell table:style-name="ce68" table:formula="of:=[.J4]/([.H5]/5)" office:value-type="float" office:value="45.7514450867052" calcext:value-type="float">
            <text:p>45.75</text:p>
          </table:table-cell>
          <table:table-cell office:value-type="string" calcext:value-type="string">
            <text:p>Days Done (excl Break)</text:p>
          </table:table-cell>
          <table:table-cell table:formula="of:=[.L3]-[.L4]" office:value-type="float" office:value="735" calcext:value-type="float">
            <text:p>735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6" calcext:value-type="date">
            <text:p>16/06/2021</text:p>
          </table:table-cell>
          <table:table-cell table:style-name="ce27" office:value-type="time" office:time-value="PT22H00M00S" calcext:value-type="time">
            <text:p>10:00 PM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8"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1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3" calcext:value-type="date">
            <text:p>23/06/2021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28" office:value-type="time" office:time-value="PT17H50M00S" calcext:value-type="time">
            <text:p>05:50 PM</text:p>
          </table:table-cell>
          <table:table-cell table:style-name="ce19" table:formula="of:=([.C7]-[.B7]+([.C7]&lt;[.B7]))" office:value-type="time" office:time-value="PT01H20M00S" calcext:value-type="time">
            <text:p>01:20</text:p>
          </table:table-cell>
          <table:table-cell table:style-name="ce101" table:formula="of:=SUM([.D7:.D8])" office:value-type="time" office:time-value="PT03H20M00S" calcext:value-type="time">
            <text:p>03:20</text:p>
          </table:table-cell>
          <table:table-cell table:number-columns-repeated="3"/>
          <table:table-cell table:style-name="ce122"/>
          <table:table-cell table:number-columns-repeated="3"/>
          <table:table-cell office:value-type="date" office:date-value="2022-12-27" calcext:value-type="date">
            <text:p>27/12/2022</text:p>
          </table:table-cell>
          <table:table-cell office:value-type="date" office:date-value="2023-01-08" calcext:value-type="date">
            <text:p>08/01/2023</text:p>
          </table:table-cell>
          <table:table-cell table:formula="of:=[.N7]-[.M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25" calcext:value-type="date">
            <text:p>25/06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7H00M00S" calcext:value-type="time">
            <text:p>05:00 PM</text:p>
          </table:table-cell>
          <table:table-cell table:style-name="ce18" table:formula="of:=([.C8]-[.B8]+([.C8]&lt;[.B8]))" office:value-type="time" office:time-value="PT02H00M00S" calcext:value-type="time">
            <text:p>02:00</text:p>
          </table:table-cell>
          <table:table-cell table:style-name="ce115"/>
          <table:table-cell table:number-columns-repeated="9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9" calcext:value-type="date">
            <text:p>29/06/2021</text:p>
          </table:table-cell>
          <table:table-cell table:style-name="ce28" office:value-type="time" office:time-value="PT14H55M00S" calcext:value-type="time">
            <text:p>02:55 PM</text:p>
          </table:table-cell>
          <table:table-cell table:style-name="ce28" office:value-type="time" office:time-value="PT17H00M00S" calcext:value-type="time">
            <text:p>05:00 PM</text:p>
          </table:table-cell>
          <table:table-cell table:style-name="ce19" table:formula="of:=([.C9]-[.B9]+([.C9]&lt;[.B9]))" office:value-type="time" office:time-value="PT02H05M00S" calcext:value-type="time">
            <text:p>02:05</text:p>
          </table:table-cell>
          <table:table-cell table:style-name="ce23" table:formula="of:=SUM([.D9:.D11])" office:value-type="time" office:time-value="PT03H55M00S" calcext:value-type="time">
            <text:p>03:55</text:p>
          </table:table-cell>
          <table:table-cell table:number-columns-repeated="9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0]-[.B10]+([.C10]&lt;[.B10]))" office:value-type="time" office:time-value="PT01H00M00S" calcext:value-type="time">
            <text:p>01:00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2" calcext:value-type="date">
            <text:p>02/07/2021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18" table:formula="of:=([.C11]-[.B11]+([.C11]&lt;[.B11]))" office:value-type="time" office:time-value="PT00H50M00S" calcext:value-type="time">
            <text:p>00:50</text:p>
          </table:table-cell>
          <table:table-cell table:number-columns-repeated="3"/>
          <table:table-cell table:style-name="ce119"/>
          <table:table-cell table:style-name="ce85" table:number-columns-repeated="2"/>
          <table:table-cell table:style-name="ce101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7-06" calcext:value-type="date">
            <text:p>06/07/2021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19" table:formula="of:=([.C12]-[.B12]+([.C12]&lt;[.B12]))" office:value-type="time" office:time-value="PT02H15M00S" calcext:value-type="time">
            <text:p>02:15</text:p>
          </table:table-cell>
          <table:table-cell table:style-name="ce101" table:formula="of:=SUM([.D12:.D15])" office:value-type="time" office:time-value="PT05H40M00S" calcext:value-type="time">
            <text:p>05:40</text:p>
          </table:table-cell>
          <table:table-cell table:number-columns-repeated="2"/>
          <table:table-cell table:style-name="ce119"/>
          <table:table-cell table:style-name="ce85" table:number-columns-repeated="2"/>
          <table:table-cell table:style-name="ce101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3]-[.B13]+([.C13]&lt;[.B13]))" office:value-type="time" office:time-value="PT01H00M00S" calcext:value-type="time">
            <text:p>01:00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4]-[.B14]+([.C14]&lt;[.B14]))" office:value-type="time" office:time-value="PT01H10M00S" calcext:value-type="time">
            <text:p>01:10</text:p>
          </table:table-cell>
          <table:table-cell table:number-columns-repeated="5"/>
          <table:table-cell table:style-name="Default"/>
          <table:table-cell table:number-columns-repeated="4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9" calcext:value-type="date">
            <text:p>09/07/2021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15M00S" calcext:value-type="time">
            <text:p>03:15 PM</text:p>
          </table:table-cell>
          <table:table-cell table:style-name="ce18" table:formula="of:=([.C15]-[.B15]+([.C15]&lt;[.B15]))" office:value-type="time" office:time-value="PT01H15M00S" calcext:value-type="time">
            <text:p>01:15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06" calcext:value-type="date">
            <text:p>06/09/2021</text:p>
          </table:table-cell>
          <table:table-cell table:style-name="ce28" office:value-type="time" office:time-value="PT11H00M00S" calcext:value-type="time">
            <text:p>11:00 AM</text:p>
          </table:table-cell>
          <table:table-cell table:style-name="ce28" office:value-type="time" office:time-value="PT13H10M00S" calcext:value-type="time">
            <text:p>01:10 PM</text:p>
          </table:table-cell>
          <table:table-cell table:style-name="ce19" table:formula="of:=([.C16]-[.B16]+([.C16]&lt;[.B16]))" office:value-type="time" office:time-value="PT02H10M00S" calcext:value-type="time">
            <text:p>02:10</text:p>
          </table:table-cell>
          <table:table-cell table:style-name="ce101" table:formula="of:=SUM([.D16:.D18])" office:value-type="time" office:time-value="PT05H15M00S" calcext:value-type="time">
            <text:p>05:15</text:p>
          </table:table-cell>
          <table:table-cell table:number-columns-repeated="9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7]-[.B17]+([.C17]&lt;[.B17]))" office:value-type="time" office:time-value="PT02H55M00S" calcext:value-type="time">
            <text:p>02:55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07" calcext:value-type="date">
            <text:p>07/09/2021</text:p>
          </table:table-cell>
          <table:table-cell table:style-name="ce27" office:value-type="time" office:time-value="PT12H20M00S" calcext:value-type="time">
            <text:p>12:20 PM</text:p>
          </table:table-cell>
          <table:table-cell table:style-name="ce27" office:value-type="time" office:time-value="PT12H30M00S" calcext:value-type="time">
            <text:p>12:30 PM</text:p>
          </table:table-cell>
          <table:table-cell table:style-name="ce18" table:formula="of:=([.C18]-[.B18]+([.C18]&lt;[.B18]))" office:value-type="time" office:time-value="PT00H10M00S" calcext:value-type="time">
            <text:p>00:10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19]-[.B19]+([.C19]&lt;[.B19]))" office:value-type="time" office:time-value="PT01H55M00S" calcext:value-type="time">
            <text:p>01:55</text:p>
          </table:table-cell>
          <table:table-cell table:style-name="ce101" table:formula="of:=SUM([.D19])" office:value-type="time" office:time-value="PT01H55M00S" calcext:value-type="time">
            <text:p>01:55</text:p>
          </table:table-cell>
          <table:table-cell table:number-columns-repeated="9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20" calcext:value-type="date">
            <text:p>20/09/2021</text:p>
          </table:table-cell>
          <table:table-cell table:style-name="ce28" office:value-type="time" office:time-value="PT13H15M00S" calcext:value-type="time">
            <text:p>01:15 PM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19" table:formula="of:=([.C20]-[.B20]+([.C20]&lt;[.B20]))" office:value-type="time" office:time-value="PT01H25M00S" calcext:value-type="time">
            <text:p>01:25</text:p>
          </table:table-cell>
          <table:table-cell table:style-name="ce101" table:formula="of:=SUM([.D20:.D24])" office:value-type="time" office:time-value="PT09H10M00S" calcext:value-type="time">
            <text:p>09:10</text:p>
          </table:table-cell>
          <table:table-cell table:number-columns-repeated="9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1]-[.B21]+([.C21]&lt;[.B21]))" office:value-type="time" office:time-value="PT04H15M00S" calcext:value-type="time">
            <text:p>04:1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2]-[.B22]+([.C22]&lt;[.B22]))" office:value-type="time" office:time-value="PT01H45M00S" calcext:value-type="time">
            <text:p>01:4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3]-[.B23]+([.C23]&lt;[.B23]))" office:value-type="time" office:time-value="PT00H45M00S" calcext:value-type="time">
            <text:p>00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24" calcext:value-type="date">
            <text:p>24/09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24]-[.B24]+([.C24]&lt;[.B24]))" office:value-type="time" office:time-value="PT01H00M00S" calcext:value-type="time">
            <text:p>01:00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style-name="ce101" table:formula="of:=SUM([.D25])" office:value-type="time" office:time-value="PT01H00M00S" calcext:value-type="time">
            <text:p>01:00</text:p>
          </table:table-cell>
          <table:table-cell table:number-columns-repeated="9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1-10-08" calcext:value-type="date">
            <text:p>08/10/202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20" table:formula="of:=([.C26]-[.B26]+([.C26]&lt;[.B26]))" office:value-type="time" office:time-value="PT01H00M00S" calcext:value-type="time">
            <text:p>01:00</text:p>
          </table:table-cell>
          <table:table-cell table:style-name="ce101" table:formula="of:=SUM([.D26])" office:value-type="time" office:time-value="PT01H00M00S" calcext:value-type="time">
            <text:p>01:00</text:p>
          </table:table-cell>
          <table:table-cell table:number-columns-repeated="9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02" calcext:value-type="date">
            <text:p>02/11/2021</text:p>
          </table:table-cell>
          <table:table-cell table:style-name="ce28" office:value-type="time" office:time-value="PT15H20M00S" calcext:value-type="time">
            <text:p>03:20 PM</text:p>
          </table:table-cell>
          <table:table-cell table:style-name="ce28" office:value-type="time" office:time-value="PT17H30M00S" calcext:value-type="time">
            <text:p>05:30 PM</text:p>
          </table:table-cell>
          <table:table-cell table:style-name="ce19" table:formula="of:=([.C27]-[.B27]+([.C27]&lt;[.B27]))" office:value-type="time" office:time-value="PT02H10M00S" calcext:value-type="time">
            <text:p>02:10</text:p>
          </table:table-cell>
          <table:table-cell table:style-name="ce101" table:formula="of:=SUM([.D27:.D31])" office:value-type="time" office:time-value="PT05H50M00S" calcext:value-type="time">
            <text:p>05:50</text:p>
          </table:table-cell>
          <table:table-cell table:number-columns-repeated="9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8]-[.B28]+([.C28]&lt;[.B28]))" office:value-type="time" office:time-value="PT00H20M00S" calcext:value-type="time">
            <text:p>00:2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29]-[.B29]+([.C29]&lt;[.B29]))" office:value-type="time" office:time-value="PT01H30M00S" calcext:value-type="time">
            <text:p>01:3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0]-[.B30]+([.C30]&lt;[.B30]))" office:value-type="time" office:time-value="PT00H50M00S" calcext:value-type="time">
            <text:p>00:5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05" calcext:value-type="date">
            <text:p>05/11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31]-[.B31]+([.C31]&lt;[.B31]))" office:value-type="time" office:time-value="PT01H00M00S" calcext:value-type="time">
            <text:p>01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2]-[.B32]+([.C32]&lt;[.B32]))" office:value-type="time" office:time-value="PT03H05M00S" calcext:value-type="time">
            <text:p>03:05</text:p>
          </table:table-cell>
          <table:table-cell table:style-name="ce101" table:formula="of:=SUM([.D32:.D37])" office:value-type="time" office:time-value="PT14H31M00S" calcext:value-type="time">
            <text:p>14:31</text:p>
          </table:table-cell>
          <table:table-cell table:number-columns-repeated="9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3]-[.B33]+([.C33]&lt;[.B33]))" office:value-type="time" office:time-value="PT03H00M00S" calcext:value-type="time">
            <text:p>03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34]-[.B34]+([.C34]&lt;[.B34]))" office:value-type="time" office:time-value="PT03H20M00S" calcext:value-type="time">
            <text:p>03:2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5]-[.B35]+([.C35]&lt;[.B35]))" office:value-type="time" office:time-value="PT02H40M00S" calcext:value-type="time">
            <text:p>02:40</text:p>
          </table:table-cell>
          <table:table-cell table:style-name="ce115"/>
          <table:table-cell table:number-columns-repeated="9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6]-[.B36]+([.C36]&lt;[.B36]))" office:value-type="time" office:time-value="PT01H40M00S" calcext:value-type="time">
            <text:p>01:40</text:p>
          </table:table-cell>
          <table:table-cell table:style-name="ce115"/>
          <table:table-cell table:number-columns-repeated="9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7]-[.B37]+([.C37]&lt;[.B37]))" office:value-type="time" office:time-value="PT00H46M00S" calcext:value-type="time">
            <text:p>00:46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17" calcext:value-type="date">
            <text:p>17/11/2021</text:p>
          </table:table-cell>
          <table:table-cell table:style-name="ce28" office:value-type="time" office:time-value="PT23H35M00S" calcext:value-type="time">
            <text:p>11:35 PM</text:p>
          </table:table-cell>
          <table:table-cell table:style-name="ce28" office:value-type="time" office:time-value="PT00H10M00S" calcext:value-type="time">
            <text:p>12:10 AM</text:p>
          </table:table-cell>
          <table:table-cell table:style-name="ce19" table:formula="of:=([.C38]-[.B38]+([.C38]&lt;[.B38]))" office:value-type="time" office:time-value="PT00H35M00S" calcext:value-type="time">
            <text:p>00:35</text:p>
          </table:table-cell>
          <table:table-cell table:style-name="ce101" table:formula="of:=SUM([.D38:.D40])" office:value-type="time" office:time-value="PT09H15M00S" calcext:value-type="time">
            <text:p>09:15</text:p>
          </table:table-cell>
          <table:table-cell table:style-name="ce101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40M00S" calcext:value-type="time">
            <text:p>07:40 PM</text:p>
          </table:table-cell>
          <table:table-cell table:formula="of:=([.C39]-[.B39]+([.C39]&lt;[.B39]))" office:value-type="time" office:time-value="PT03H50M00S" calcext:value-type="time">
            <text:p>03:5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19" calcext:value-type="date">
            <text:p>19/11/2021</text:p>
          </table:table-cell>
          <table:table-cell table:style-name="ce27" office:value-type="time" office:time-value="PT13H10M00S" calcext:value-type="time">
            <text:p>01:1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40]-[.B40]+([.C40]&lt;[.B40]))" office:value-type="time" office:time-value="PT04H50M00S" calcext:value-type="time">
            <text:p>04:5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1]-[.B41]+([.C41]&lt;[.B41]))" office:value-type="time" office:time-value="PT02H15M00S" calcext:value-type="time">
            <text:p>02:15</text:p>
          </table:table-cell>
          <table:table-cell table:style-name="ce23" table:formula="of:=SUM([.D41:.D44])" office:value-type="time" office:time-value="PT07H25M00S" calcext:value-type="time">
            <text:p>07:25</text:p>
          </table:table-cell>
          <table:table-cell table:number-columns-repeated="9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30M00S" calcext:value-type="time">
            <text:p>05:30 PM</text:p>
          </table:table-cell>
          <table:table-cell table:formula="of:=([.C42]-[.B42]+([.C42]&lt;[.B42]))" office:value-type="time" office:time-value="PT03H10M00S" calcext:value-type="time">
            <text:p>03:10</text:p>
          </table:table-cell>
          <table:table-cell table:style-name="ce115"/>
          <table:table-cell table:number-columns-repeated="9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3]-[.B43]+([.C43]&lt;[.B43]))" office:value-type="time" office:time-value="PT01H15M00S" calcext:value-type="time">
            <text:p>01:15</text:p>
          </table:table-cell>
          <table:table-cell table:style-name="ce115"/>
          <table:table-cell table:number-columns-repeated="9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4]-[.B44]+([.C44]&lt;[.B44]))" office:value-type="time" office:time-value="PT00H45M00S" calcext:value-type="time">
            <text:p>00:45</text:p>
          </table:table-cell>
          <table:table-cell table:style-name="ce115"/>
          <table:table-cell table:number-columns-repeated="9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2-06" calcext:value-type="date">
            <text:p>06/12/2021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45]-[.B45]+([.C45]&lt;[.B45]))" office:value-type="time" office:time-value="PT02H50M00S" calcext:value-type="time">
            <text:p>02:50</text:p>
          </table:table-cell>
          <table:table-cell table:style-name="ce101" table:formula="of:=SUM([.D45:.D53])" office:value-type="time" office:time-value="PT26H10M00S" calcext:value-type="time">
            <text:p>26:10</text:p>
          </table:table-cell>
          <table:table-cell table:number-columns-repeated="9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46]-[.B46]+([.C46]&lt;[.B46]))" office:value-type="time" office:time-value="PT02H20M00S" calcext:value-type="time">
            <text:p>02:20</text:p>
          </table:table-cell>
          <table:table-cell table:style-name="ce115"/>
          <table:table-cell table:style-name="ce101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9H15M00S" calcext:value-type="time">
            <text:p>07:15 PM</text:p>
          </table:table-cell>
          <table:table-cell table:formula="of:=([.C47]-[.B47]+([.C47]&lt;[.B47]))" office:value-type="time" office:time-value="PT04H30M00S" calcext:value-type="time">
            <text:p>04:30</text:p>
          </table:table-cell>
          <table:table-cell table:style-name="ce115"/>
          <table:table-cell table:number-columns-repeated="9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48]-[.B48]+([.C48]&lt;[.B48]))" office:value-type="time" office:time-value="PT03H35M00S" calcext:value-type="time">
            <text:p>03:3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49]-[.B49]+([.C49]&lt;[.B49]))" office:value-type="time" office:time-value="PT01H35M00S" calcext:value-type="time">
            <text:p>01:3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0]-[.B50]+([.C50]&lt;[.B50]))" office:value-type="time" office:time-value="PT03H35M00S" calcext:value-type="time">
            <text:p>03:35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1]-[.B51]+([.C51]&lt;[.B51]))" office:value-type="time" office:time-value="PT02H55M00S" calcext:value-type="time">
            <text:p>02:55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2]-[.B52]+([.C52]&lt;[.B52]))" office:value-type="time" office:time-value="PT04H20M00S" calcext:value-type="time">
            <text:p>04:20</text:p>
          </table:table-cell>
          <table:table-cell table:style-name="ce115"/>
          <table:table-cell table:number-columns-repeated="9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2-10" calcext:value-type="date">
            <text:p>10/12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5H30M00S" calcext:value-type="time">
            <text:p>03:30 PM</text:p>
          </table:table-cell>
          <table:table-cell table:style-name="ce18" table:formula="of:=([.C53]-[.B53]+([.C53]&lt;[.B53]))" office:value-type="time" office:time-value="PT00H30M00S" calcext:value-type="time">
            <text:p>00:30</text:p>
          </table:table-cell>
          <table:table-cell table:style-name="ce115"/>
          <table:table-cell table:number-columns-repeated="9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54]-[.B54]+([.C54]&lt;[.B54]))" office:value-type="time" office:time-value="PT02H30M00S" calcext:value-type="time">
            <text:p>02:30</text:p>
          </table:table-cell>
          <table:table-cell table:style-name="ce101" table:formula="of:=SUM([.D54:.D57])" office:value-type="time" office:time-value="PT14H25M00S" calcext:value-type="time">
            <text:p>14:25</text:p>
          </table:table-cell>
          <table:table-cell table:number-columns-repeated="9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55]-[.B55]+([.C55]&lt;[.B55]))" office:value-type="time" office:time-value="PT03H30M00S" calcext:value-type="time">
            <text:p>03:3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56]-[.B56]+([.C56]&lt;[.B56]))" office:value-type="time" office:time-value="PT05H35M00S" calcext:value-type="time">
            <text:p>05:35</text:p>
          </table:table-cell>
          <table:table-cell/>
          <table:table-cell table:style-name="ce101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57]-[.B57]+([.C57]&lt;[.B57]))" office:value-type="time" office:time-value="PT02H50M00S" calcext:value-type="time">
            <text:p>02:5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17" calcext:value-type="date">
            <text:p>17/01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58]-[.B58]+([.C58]&lt;[.B58]))" office:value-type="time" office:time-value="PT03H20M00S" calcext:value-type="time">
            <text:p>03:20</text:p>
          </table:table-cell>
          <table:table-cell table:style-name="ce101" table:formula="of:=SUM([.D58:.D65])" office:value-type="time" office:time-value="PT30H15M00S" calcext:value-type="time">
            <text:p>30:15</text:p>
          </table:table-cell>
          <table:table-cell table:number-columns-repeated="9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59]-[.B59]+([.C59]&lt;[.B59]))" office:value-type="time" office:time-value="PT03H30M00S" calcext:value-type="time">
            <text:p>03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0]-[.B60]+([.C60]&lt;[.B60]))" office:value-type="time" office:time-value="PT05H05M00S" calcext:value-type="time">
            <text:p>05:05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1]-[.B61]+([.C61]&lt;[.B61]))" office:value-type="time" office:time-value="PT03H05M00S" calcext:value-type="time">
            <text:p>03:05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2]-[.B62]+([.C62]&lt;[.B62]))" office:value-type="time" office:time-value="PT04H15M00S" calcext:value-type="time">
            <text:p>04:15</text:p>
          </table:table-cell>
          <table:table-cell table:style-name="ce115"/>
          <table:table-cell table:number-columns-repeated="9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63]-[.B63]+([.C63]&lt;[.B63]))" office:value-type="time" office:time-value="PT03H20M00S" calcext:value-type="time">
            <text:p>03:20</text:p>
          </table:table-cell>
          <table:table-cell table:style-name="ce115"/>
          <table:table-cell table:number-columns-repeated="9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64]-[.B64]+([.C64]&lt;[.B64]))" office:value-type="time" office:time-value="PT02H25M00S" calcext:value-type="time">
            <text:p>02:25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1-21" calcext:value-type="date">
            <text:p>21/01/2022</text:p>
          </table:table-cell>
          <table:table-cell table:style-name="ce27" office:value-type="time" office:time-value="PT14H40M00S" calcext:value-type="time">
            <text:p>02:40 PM</text:p>
          </table:table-cell>
          <table:table-cell table:style-name="ce27" office:value-type="time" office:time-value="PT19H55M00S" calcext:value-type="time">
            <text:p>07:55 PM</text:p>
          </table:table-cell>
          <table:table-cell table:style-name="ce18" table:formula="of:=([.C65]-[.B65]+([.C65]&lt;[.B65]))" office:value-type="time" office:time-value="PT05H15M00S" calcext:value-type="time">
            <text:p>05:15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66]-[.B66]+([.C66]&lt;[.B66]))" office:value-type="time" office:time-value="PT02H15M00S" calcext:value-type="time">
            <text:p>02:15</text:p>
          </table:table-cell>
          <table:table-cell table:style-name="ce101" table:formula="of:=SUM([.D66:.D76])" office:value-type="time" office:time-value="PT29H15M00S" calcext:value-type="time">
            <text:p>29:15</text:p>
          </table:table-cell>
          <table:table-cell table:number-columns-repeated="9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7]-[.B67]+([.C67]&lt;[.B67]))" office:value-type="time" office:time-value="PT02H15M00S" calcext:value-type="time">
            <text:p>02:1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68]-[.B68]+([.C68]&lt;[.B68]))" office:value-type="time" office:time-value="PT04H45M00S" calcext:value-type="time">
            <text:p>04:4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69]-[.B69]+([.C69]&lt;[.B69]))" office:value-type="time" office:time-value="PT03H05M00S" calcext:value-type="time">
            <text:p>03:0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1]-[.B71]+([.C71]&lt;[.B71]))" office:value-type="time" office:time-value="PT02H40M00S" calcext:value-type="time">
            <text:p>02:4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15M00S" calcext:value-type="time">
            <text:p>06:15 PM</text:p>
          </table:table-cell>
          <table:table-cell table:formula="of:=([.C72]-[.B72]+([.C72]&lt;[.B72]))" office:value-type="time" office:time-value="PT03H50M00S" calcext:value-type="time">
            <text:p>03:5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73]-[.B73]+([.C73]&lt;[.B73]))" office:value-type="time" office:time-value="PT01H30M00S" calcext:value-type="time">
            <text:p>01:3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74]-[.B74]+([.C74]&lt;[.B74]))" office:value-type="time" office:time-value="PT00H35M00S" calcext:value-type="time">
            <text:p>00:3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75]-[.B75]+([.C75]&lt;[.B75]))" office:value-type="time" office:time-value="PT02H40M00S" calcext:value-type="time">
            <text:p>02:40</text:p>
          </table:table-cell>
          <table:table-cell table:style-name="ce115"/>
          <table:table-cell table:number-columns-repeated="9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6]-[.B76]+([.C76]&lt;[.B76]))" office:value-type="time" office:time-value="PT02H20M00S" calcext:value-type="time">
            <text:p>02:20</text:p>
          </table:table-cell>
          <table:table-cell table:style-name="ce115"/>
          <table:table-cell table:number-columns-repeated="9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31" calcext:value-type="date">
            <text:p>31/01/2022</text:p>
          </table:table-cell>
          <table:table-cell table:style-name="ce28" office:value-type="time" office:time-value="PT15H55M00S" calcext:value-type="time">
            <text:p>03:55 PM</text:p>
          </table:table-cell>
          <table:table-cell table:style-name="ce28" office:value-type="time" office:time-value="PT18H30M00S" calcext:value-type="time">
            <text:p>06:30 PM</text:p>
          </table:table-cell>
          <table:table-cell table:style-name="ce19" table:formula="of:=([.C77]-[.B77]+([.C77]&lt;[.B77]))" office:value-type="time" office:time-value="PT02H35M00S" calcext:value-type="time">
            <text:p>02:35</text:p>
          </table:table-cell>
          <table:table-cell table:style-name="ce101" table:formula="of:=SUM([.D77:.D84])" office:value-type="time" office:time-value="PT25H10M00S" calcext:value-type="time">
            <text:p>25:10</text:p>
          </table:table-cell>
          <table:table-cell table:number-columns-repeated="9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78]-[.B78]+([.C78]&lt;[.B78]))" office:value-type="time" office:time-value="PT03H00M00S" calcext:value-type="time">
            <text:p>03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5M00S" calcext:value-type="time">
            <text:p>07:45 PM</text:p>
          </table:table-cell>
          <table:table-cell table:formula="of:=([.C79]-[.B79]+([.C79]&lt;[.B79]))" office:value-type="time" office:time-value="PT05H15M00S" calcext:value-type="time">
            <text:p>05:15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80]-[.B80]+([.C80]&lt;[.B80]))" office:value-type="time" office:time-value="PT02H45M00S" calcext:value-type="time">
            <text:p>02:45</text:p>
          </table:table-cell>
          <table:table-cell table:style-name="ce115"/>
          <table:table-cell table:number-columns-repeated="9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81]-[.B81]+([.C81]&lt;[.B81]))" office:value-type="time" office:time-value="PT03H45M00S" calcext:value-type="time">
            <text:p>03:45</text:p>
          </table:table-cell>
          <table:table-cell table:style-name="ce115"/>
          <table:table-cell table:number-columns-repeated="9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82]-[.B82]+([.C82]&lt;[.B82]))" office:value-type="time" office:time-value="PT03H35M00S" calcext:value-type="time">
            <text:p>03:35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10M00S" calcext:value-type="time">
            <text:p>06:10 PM</text:p>
          </table:table-cell>
          <table:table-cell table:formula="of:=([.C83]-[.B83]+([.C83]&lt;[.B83]))" office:value-type="time" office:time-value="PT03H30M00S" calcext:value-type="time">
            <text:p>03:3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04" calcext:value-type="date">
            <text:p>04/02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4H45M00S" calcext:value-type="time">
            <text:p>02:45 PM</text:p>
          </table:table-cell>
          <table:table-cell table:style-name="ce18" table:formula="of:=([.C84]-[.B84]+([.C84]&lt;[.B84]))" office:value-type="time" office:time-value="PT00H45M00S" calcext:value-type="time">
            <text:p>00:45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35M00S" calcext:value-type="time">
            <text:p>07:35 PM</text:p>
          </table:table-cell>
          <table:table-cell table:formula="of:=([.C85]-[.B85]+([.C85]&lt;[.B85]))" office:value-type="time" office:time-value="PT04H45M00S" calcext:value-type="time">
            <text:p>04:45</text:p>
          </table:table-cell>
          <table:table-cell table:style-name="ce101" table:formula="of:=SUM([.D85:.D92])" office:value-type="time" office:time-value="PT24H35M00S" calcext:value-type="time">
            <text:p>24:35</text:p>
          </table:table-cell>
          <table:table-cell table:number-columns-repeated="9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86]-[.B86]+([.C86]&lt;[.B86]))" office:value-type="time" office:time-value="PT02H40M00S" calcext:value-type="time">
            <text:p>02:40</text:p>
          </table:table-cell>
          <table:table-cell table:style-name="ce115"/>
          <table:table-cell table:style-name="ce101"/>
          <table:table-cell table:style-name="ce117"/>
          <table:table-cell table:number-columns-repeated="7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87]-[.B87]+([.C87]&lt;[.B87]))" office:value-type="time" office:time-value="PT04H50M00S" calcext:value-type="time">
            <text:p>04:50</text:p>
          </table:table-cell>
          <table:table-cell table:style-name="ce115"/>
          <table:table-cell/>
          <table:table-cell table:style-name="ce11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88]-[.B88]+([.C88]&lt;[.B88]))" office:value-type="time" office:time-value="PT03H50M00S" calcext:value-type="time">
            <text:p>03:5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89]-[.B89]+([.C89]&lt;[.B89]))" office:value-type="time" office:time-value="PT02H35M00S" calcext:value-type="time">
            <text:p>02:35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90]-[.B90]+([.C90]&lt;[.B90]))" office:value-type="time" office:time-value="PT04H00M00S" calcext:value-type="time">
            <text:p>04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91]-[.B91]+([.C91]&lt;[.B91]))" office:value-type="time" office:time-value="PT00H55M00S" calcext:value-type="time">
            <text:p>00:5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92]-[.B92]+([.C92]&lt;[.B92]))" office:value-type="time" office:time-value="PT01H00M00S" calcext:value-type="time">
            <text:p>01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14" calcext:value-type="date">
            <text:p>14/02/2022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28" office:value-type="time" office:time-value="PT19H05M00S" calcext:value-type="time">
            <text:p>07:05 PM</text:p>
          </table:table-cell>
          <table:table-cell table:style-name="ce19" table:formula="of:=([.C93]-[.B93]+([.C93]&lt;[.B93]))" office:value-type="time" office:time-value="PT04H25M00S" calcext:value-type="time">
            <text:p>04:25</text:p>
          </table:table-cell>
          <table:table-cell table:style-name="ce101" table:formula="of:=SUM([.D93:.D101])" office:value-type="time" office:time-value="PT37H25M00S" calcext:value-type="time">
            <text:p>37:25</text:p>
          </table:table-cell>
          <table:table-cell table:number-columns-repeated="9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94]-[.B94]+([.C94]&lt;[.B94]))" office:value-type="time" office:time-value="PT02H45M00S" calcext:value-type="time">
            <text:p>02:45</text:p>
          </table:table-cell>
          <table:table-cell table:style-name="ce115"/>
          <table:table-cell table:number-columns-repeated="9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95]-[.B95]+([.C95]&lt;[.B95]))" office:value-type="time" office:time-value="PT05H15M00S" calcext:value-type="time">
            <text:p>05:15</text:p>
          </table:table-cell>
          <table:table-cell table:style-name="ce115"/>
          <table:table-cell table:number-columns-repeated="9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96]-[.B96]+([.C96]&lt;[.B96]))" office:value-type="time" office:time-value="PT02H50M00S" calcext:value-type="time">
            <text:p>02:5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35M00S" calcext:value-type="time">
            <text:p>07:35 PM</text:p>
          </table:table-cell>
          <table:table-cell table:formula="of:=([.C97]-[.B97]+([.C97]&lt;[.B97]))" office:value-type="time" office:time-value="PT04H55M00S" calcext:value-type="time">
            <text:p>04:55</text:p>
          </table:table-cell>
          <table:table-cell table:style-name="ce115"/>
          <table:table-cell table:number-columns-repeated="9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98]-[.B98]+([.C98]&lt;[.B98]))" office:value-type="time" office:time-value="PT03H20M00S" calcext:value-type="time">
            <text:p>03:20</text:p>
          </table:table-cell>
          <table:table-cell table:style-name="ce115"/>
          <table:table-cell table:number-columns-repeated="9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99]-[.B99]+([.C99]&lt;[.B99]))" office:value-type="time" office:time-value="PT04H00M00S" calcext:value-type="time">
            <text:p>04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01H45M00S" calcext:value-type="time">
            <text:p>01:45 AM</text:p>
          </table:table-cell>
          <table:table-cell table:formula="of:=([.C100]-[.B100]+([.C100]&lt;[.B100]))" office:value-type="time" office:time-value="PT06H25M00S" calcext:value-type="time">
            <text:p>06:25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18" calcext:value-type="date">
            <text:p>18/02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8H50M00S" calcext:value-type="time">
            <text:p>06:50 PM</text:p>
          </table:table-cell>
          <table:table-cell table:style-name="ce18" table:formula="of:=([.C101]-[.B101]+([.C101]&lt;[.B101]))" office:value-type="time" office:time-value="PT03H30M00S" calcext:value-type="time">
            <text:p>03:3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45M00S" calcext:value-type="time">
            <text:p>06:45 PM</text:p>
          </table:table-cell>
          <table:table-cell table:formula="of:=([.C102]-[.B102]+([.C102]&lt;[.B102]))" office:value-type="time" office:time-value="PT05H25M00S" calcext:value-type="time">
            <text:p>05:25</text:p>
          </table:table-cell>
          <table:table-cell table:style-name="ce101" table:formula="of:=SUM([.D102:.D107])" office:value-type="time" office:time-value="PT22H05M00S" calcext:value-type="time">
            <text:p>22:05</text:p>
          </table:table-cell>
          <table:table-cell table:number-columns-repeated="9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03]-[.B103]+([.C103]&lt;[.B103]))" office:value-type="time" office:time-value="PT03H25M00S" calcext:value-type="time">
            <text:p>03:25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04]-[.B104]+([.C104]&lt;[.B104]))" office:value-type="time" office:time-value="PT03H20M00S" calcext:value-type="time">
            <text:p>03:2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0M00S" calcext:value-type="time">
            <text:p>07:40 PM</text:p>
          </table:table-cell>
          <table:table-cell table:formula="of:=([.C105]-[.B105]+([.C105]&lt;[.B105]))" office:value-type="time" office:time-value="PT05H10M00S" calcext:value-type="time">
            <text:p>05:1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06]-[.B106]+([.C106]&lt;[.B106]))" office:value-type="time" office:time-value="PT02H50M00S" calcext:value-type="time">
            <text:p>02:5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07]-[.B107]+([.C107]&lt;[.B107]))" office:value-type="time" office:time-value="PT01H55M00S" calcext:value-type="time">
            <text:p>01:5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28" calcext:value-type="date">
            <text:p>28/02/2022</text:p>
          </table:table-cell>
          <table:table-cell table:style-name="ce28" office:value-type="time" office:time-value="PT14H45M00S" calcext:value-type="time">
            <text:p>02:45 PM</text:p>
          </table:table-cell>
          <table:table-cell table:style-name="ce28" office:value-type="time" office:time-value="PT19H45M00S" calcext:value-type="time">
            <text:p>07:45 PM</text:p>
          </table:table-cell>
          <table:table-cell table:style-name="ce19" table:formula="of:=([.C108]-[.B108]+([.C108]&lt;[.B108]))" office:value-type="time" office:time-value="PT05H00M00S" calcext:value-type="time">
            <text:p>05:00</text:p>
          </table:table-cell>
          <table:table-cell table:style-name="ce101" table:formula="of:=SUM([.D108:.D115])" office:value-type="time" office:time-value="PT32H20M00S" calcext:value-type="time">
            <text:p>32:20</text:p>
          </table:table-cell>
          <table:table-cell table:number-columns-repeated="9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09]-[.B109]+([.C109]&lt;[.B109]))" office:value-type="time" office:time-value="PT03H25M00S" calcext:value-type="time">
            <text:p>03:25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10]-[.B110]+([.C110]&lt;[.B110]))" office:value-type="time" office:time-value="PT06H10M00S" calcext:value-type="time">
            <text:p>06:1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1]-[.B111]+([.C111]&lt;[.B111]))" office:value-type="time" office:time-value="PT04H15M00S" calcext:value-type="time">
            <text:p>04:15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12]-[.B112]+([.C112]&lt;[.B112]))" office:value-type="time" office:time-value="PT04H40M00S" calcext:value-type="time">
            <text:p>04:4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13]-[.B113]+([.C113]&lt;[.B113]))" office:value-type="time" office:time-value="PT03H55M00S" calcext:value-type="time">
            <text:p>03:55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8H00M00S" calcext:value-type="time">
            <text:p>06:00 PM</text:p>
          </table:table-cell>
          <table:table-cell table:formula="of:=([.C114]-[.B114]+([.C114]&lt;[.B114]))" office:value-type="time" office:time-value="PT03H55M00S" calcext:value-type="time">
            <text:p>03:55</text:p>
          </table:table-cell>
          <table:table-cell table:style-name="ce115"/>
          <table:table-cell table:number-columns-repeated="9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04" calcext:value-type="date">
            <text:p>04/03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115]-[.B115]+([.C115]&lt;[.B115]))" office:value-type="time" office:time-value="PT01H00M00S" calcext:value-type="time">
            <text:p>01:00</text:p>
          </table:table-cell>
          <table:table-cell table:style-name="ce115"/>
          <table:table-cell table:number-columns-repeated="9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16]-[.B116]+([.C116]&lt;[.B116]))" office:value-type="time" office:time-value="PT04H50M00S" calcext:value-type="time">
            <text:p>04:50</text:p>
          </table:table-cell>
          <table:table-cell table:style-name="ce101" table:formula="of:=SUM([.D116:.D125])" office:value-type="time" office:time-value="PT30H40M00S" calcext:value-type="time">
            <text:p>30:40</text:p>
          </table:table-cell>
          <table:table-cell table:number-columns-repeated="9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17]-[.B117]+([.C117]&lt;[.B117]))" office:value-type="time" office:time-value="PT03H55M00S" calcext:value-type="time">
            <text:p>03:55</text:p>
          </table:table-cell>
          <table:table-cell table:style-name="ce115"/>
          <table:table-cell table:number-columns-repeated="9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35M00S" calcext:value-type="time">
            <text:p>06:35 PM</text:p>
          </table:table-cell>
          <table:table-cell table:formula="of:=([.C118]-[.B118]+([.C118]&lt;[.B118]))" office:value-type="time" office:time-value="PT03H45M00S" calcext:value-type="time">
            <text:p>03:45</text:p>
          </table:table-cell>
          <table:table-cell table:style-name="ce115"/>
          <table:table-cell table:number-columns-repeated="9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9]-[.B119]+([.C119]&lt;[.B119]))" office:value-type="time" office:time-value="PT04H15M00S" calcext:value-type="time">
            <text:p>04:1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20]-[.B120]+([.C120]&lt;[.B120]))" office:value-type="time" office:time-value="PT02H40M00S" calcext:value-type="time">
            <text:p>02:4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121]-[.B121]+([.C121]&lt;[.B121]))" office:value-type="time" office:time-value="PT03H50M00S" calcext:value-type="time">
            <text:p>03:50</text:p>
          </table:table-cell>
          <table:table-cell table:style-name="ce115"/>
          <table:table-cell table:number-columns-repeated="9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22]-[.B122]+([.C122]&lt;[.B122]))" office:value-type="time" office:time-value="PT00H40M00S" calcext:value-type="time">
            <text:p>00:40</text:p>
          </table:table-cell>
          <table:table-cell table:style-name="ce115"/>
          <table:table-cell table:style-name="ce101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23]-[.B123]+([.C123]&lt;[.B123]))" office:value-type="time" office:time-value="PT00H55M00S" calcext:value-type="time">
            <text:p>00:55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30M00S" calcext:value-type="time">
            <text:p>07:30 PM</text:p>
          </table:table-cell>
          <table:table-cell table:formula="of:=([.C124]-[.B124]+([.C124]&lt;[.B124]))" office:value-type="time" office:time-value="PT05H15M00S" calcext:value-type="time">
            <text:p>05:1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25]-[.B125]+([.C125]&lt;[.B125]))" office:value-type="time" office:time-value="PT00H35M00S" calcext:value-type="time">
            <text:p>00:35</text:p>
          </table:table-cell>
          <table:table-cell table:style-name="ce115"/>
          <table:table-cell table:number-columns-repeated="9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14" calcext:value-type="date">
            <text:p>14/03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8H00M00S" calcext:value-type="time">
            <text:p>06:00 PM</text:p>
          </table:table-cell>
          <table:table-cell table:style-name="ce19" table:formula="of:=([.C126]-[.B126]+([.C126]&lt;[.B126]))" office:value-type="time" office:time-value="PT03H00M00S" calcext:value-type="time">
            <text:p>03:00</text:p>
          </table:table-cell>
          <table:table-cell table:style-name="ce23" table:formula="of:=SUM([.D126:.D135])" office:value-type="time" office:time-value="PT41H15M00S" calcext:value-type="time">
            <text:p>41:15</text:p>
          </table:table-cell>
          <table:table-cell table:number-columns-repeated="9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27]-[.B127]+([.C127]&lt;[.B127]))" office:value-type="time" office:time-value="PT04H05M00S" calcext:value-type="time">
            <text:p>04:0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28]-[.B128]+([.C128]&lt;[.B128]))" office:value-type="time" office:time-value="PT04H10M00S" calcext:value-type="time">
            <text:p>04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29]-[.B129]+([.C129]&lt;[.B129]))" office:value-type="time" office:time-value="PT04H35M00S" calcext:value-type="time">
            <text:p>04:3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50M00S" calcext:value-type="time">
            <text:p>07:50 PM</text:p>
          </table:table-cell>
          <table:table-cell table:formula="of:=([.C130]-[.B130]+([.C130]&lt;[.B130]))" office:value-type="time" office:time-value="PT04H20M00S" calcext:value-type="time">
            <text:p>04:20</text:p>
          </table:table-cell>
          <table:table-cell table:style-name="ce115"/>
          <table:table-cell table:number-columns-repeated="9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31]-[.B131]+([.C131]&lt;[.B131]))" office:value-type="time" office:time-value="PT03H20M00S" calcext:value-type="time">
            <text:p>03:20</text:p>
          </table:table-cell>
          <table:table-cell table:style-name="ce115"/>
          <table:table-cell table:number-columns-repeated="9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20M00S" calcext:value-type="time">
            <text:p>06:20 PM</text:p>
          </table:table-cell>
          <table:table-cell table:formula="of:=([.C132]-[.B132]+([.C132]&lt;[.B132]))" office:value-type="time" office:time-value="PT04H20M00S" calcext:value-type="time">
            <text:p>04:2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33]-[.B133]+([.C133]&lt;[.B133]))" office:value-type="time" office:time-value="PT04H40M00S" calcext:value-type="time">
            <text:p>04:40</text:p>
          </table:table-cell>
          <table:table-cell table:style-name="ce115"/>
          <table:table-cell table:number-columns-repeated="9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34]-[.B134]+([.C134]&lt;[.B134]))" office:value-type="time" office:time-value="PT05H10M00S" calcext:value-type="time">
            <text:p>05:10</text:p>
          </table:table-cell>
          <table:table-cell table:style-name="ce115"/>
          <table:table-cell table:number-columns-repeated="9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20" calcext:value-type="date">
            <text:p>20/03/2022</text:p>
          </table:table-cell>
          <table:table-cell table:style-name="ce27" office:value-type="time" office:time-value="PT14H25M00S" calcext:value-type="time">
            <text:p>02:25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135]-[.B135]+([.C135]&lt;[.B135]))" office:value-type="time" office:time-value="PT03H35M00S" calcext:value-type="time">
            <text:p>03:35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6]-[.B136]+([.C136]&lt;[.B136]))" office:value-type="time" office:time-value="PT01H00M00S" calcext:value-type="time">
            <text:p>01:00</text:p>
          </table:table-cell>
          <table:table-cell table:style-name="ce101" table:formula="of:=SUM([.D136:.D150])" office:value-type="time" office:time-value="PT41H50M00S" calcext:value-type="time">
            <text:p>41:50</text:p>
          </table:table-cell>
          <table:table-cell/>
          <table:table-cell table:style-name="ce101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37]-[.B137]+([.C137]&lt;[.B137]))" office:value-type="time" office:time-value="PT02H30M00S" calcext:value-type="time">
            <text:p>02:30</text:p>
          </table:table-cell>
          <table:table-cell table:number-columns-repeated="2"/>
          <table:table-cell table:style-name="ce101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38]-[.B138]+([.C138]&lt;[.B138]))" office:value-type="time" office:time-value="PT04H30M00S" calcext:value-type="time">
            <text:p>04:30</text:p>
          </table:table-cell>
          <table:table-cell table:style-name="ce115"/>
          <table:table-cell table:number-columns-repeated="9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39]-[.B139]+([.C139]&lt;[.B139]))" office:value-type="time" office:time-value="PT03H45M00S" calcext:value-type="time">
            <text:p>03:45</text:p>
          </table:table-cell>
          <table:table-cell table:style-name="ce115"/>
          <table:table-cell table:number-columns-repeated="9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40]-[.B140]+([.C140]&lt;[.B140]))" office:value-type="time" office:time-value="PT03H25M00S" calcext:value-type="time">
            <text:p>03:2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41]-[.B141]+([.C141]&lt;[.B141]))" office:value-type="time" office:time-value="PT03H40M00S" calcext:value-type="time">
            <text:p>03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42]-[.B142]+([.C142]&lt;[.B142]))" office:value-type="time" office:time-value="PT03H15M00S" calcext:value-type="time">
            <text:p>03:15</text:p>
          </table:table-cell>
          <table:table-cell table:style-name="ce115"/>
          <table:table-cell table:number-columns-repeated="9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43]-[.B143]+([.C143]&lt;[.B143]))" office:value-type="time" office:time-value="PT02H50M00S" calcext:value-type="time">
            <text:p>02:50</text:p>
          </table:table-cell>
          <table:table-cell table:style-name="ce115"/>
          <table:table-cell table:number-columns-repeated="9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44]-[.B144]+([.C144]&lt;[.B144]))" office:value-type="time" office:time-value="PT00H30M00S" calcext:value-type="time">
            <text:p>00:3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45]-[.B145]+([.C145]&lt;[.B145]))" office:value-type="time" office:time-value="PT01H20M00S" calcext:value-type="time">
            <text:p>01:2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46]-[.B146]+([.C146]&lt;[.B146]))" office:value-type="time" office:time-value="PT02H40M00S" calcext:value-type="time">
            <text:p>02:40</text:p>
          </table:table-cell>
          <table:table-cell table:style-name="ce115"/>
          <table:table-cell table:number-columns-repeated="9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47]-[.B147]+([.C147]&lt;[.B147]))" office:value-type="time" office:time-value="PT04H30M00S" calcext:value-type="time">
            <text:p>04:30</text:p>
          </table:table-cell>
          <table:table-cell table:style-name="ce115"/>
          <table:table-cell table:number-columns-repeated="9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48]-[.B148]+([.C148]&lt;[.B148]))" office:value-type="time" office:time-value="PT05H10M00S" calcext:value-type="time">
            <text:p>05:1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49]-[.B149]+([.C149]&lt;[.B149]))" office:value-type="time" office:time-value="PT01H15M00S" calcext:value-type="time">
            <text:p>01:15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50]-[.B150]+([.C150]&lt;[.B150]))" office:value-type="time" office:time-value="PT01H30M00S" calcext:value-type="time">
            <text:p>01:3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28" calcext:value-type="date">
            <text:p>28/03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8H50M00S" calcext:value-type="time">
            <text:p>06:50 PM</text:p>
          </table:table-cell>
          <table:table-cell table:style-name="ce19" table:formula="of:=([.C151]-[.B151]+([.C151]&lt;[.B151]))" office:value-type="time" office:time-value="PT04H35M00S" calcext:value-type="time">
            <text:p>04:35</text:p>
          </table:table-cell>
          <table:table-cell table:style-name="ce101" table:formula="of:=SUM([.D151:.D159])" office:value-type="time" office:time-value="PT32H40M00S" calcext:value-type="time">
            <text:p>32:40</text:p>
          </table:table-cell>
          <table:table-cell table:number-columns-repeated="9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52]-[.B152]+([.C152]&lt;[.B152]))" office:value-type="time" office:time-value="PT01H45M00S" calcext:value-type="time">
            <text:p>01:45</text:p>
          </table:table-cell>
          <table:table-cell table:number-columns-repeated="3"/>
          <table:table-cell table:style-name="ce101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20M00S" calcext:value-type="time">
            <text:p>07:20 PM</text:p>
          </table:table-cell>
          <table:table-cell table:formula="of:=([.C153]-[.B153]+([.C153]&lt;[.B153]))" office:value-type="time" office:time-value="PT05H30M00S" calcext:value-type="time">
            <text:p>05:30</text:p>
          </table:table-cell>
          <table:table-cell table:number-columns-repeated="2"/>
          <table:table-cell table:style-name="ce101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54]-[.B154]+([.C154]&lt;[.B154]))" office:value-type="time" office:time-value="PT03H20M00S" calcext:value-type="time">
            <text:p>03:20</text:p>
          </table:table-cell>
          <table:table-cell table:style-name="ce115"/>
          <table:table-cell table:number-columns-repeated="9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55]-[.B155]+([.C155]&lt;[.B155]))" office:value-type="time" office:time-value="PT02H45M00S" calcext:value-type="time">
            <text:p>02:45</text:p>
          </table:table-cell>
          <table:table-cell table:style-name="ce115"/>
          <table:table-cell table:number-columns-repeated="2"/>
          <table:table-cell table:style-name="ce101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56]-[.B156]+([.C156]&lt;[.B156]))" office:value-type="time" office:time-value="PT03H25M00S" calcext:value-type="time">
            <text:p>03:25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57]-[.B157]+([.C157]&lt;[.B157]))" office:value-type="time" office:time-value="PT03H20M00S" calcext:value-type="time">
            <text:p>03:20</text:p>
          </table:table-cell>
          <table:table-cell table:style-name="ce115"/>
          <table:table-cell table:number-columns-repeated="9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15M00S" calcext:value-type="time">
            <text:p>07:15 PM</text:p>
          </table:table-cell>
          <table:table-cell table:formula="of:=([.C158]-[.B158]+([.C158]&lt;[.B158]))" office:value-type="time" office:time-value="PT05H15M00S" calcext:value-type="time">
            <text:p>05:15</text:p>
          </table:table-cell>
          <table:table-cell table:style-name="ce115"/>
          <table:table-cell table:number-columns-repeated="9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01" calcext:value-type="date">
            <text:p>01/04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159]-[.B159]+([.C159]&lt;[.B159]))" office:value-type="time" office:time-value="PT02H45M00S" calcext:value-type="time">
            <text:p>02:4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60]-[.B160]+([.C160]&lt;[.B160]))" office:value-type="time" office:time-value="PT03H55M00S" calcext:value-type="time">
            <text:p>03:55</text:p>
          </table:table-cell>
          <table:table-cell table:style-name="ce101" table:formula="of:=SUM([.D160:.D163])" office:value-type="time" office:time-value="PT16H30M00S" calcext:value-type="time">
            <text:p>16:30</text:p>
          </table:table-cell>
          <table:table-cell table:number-columns-repeated="9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61]-[.B161]+([.C161]&lt;[.B161]))" office:value-type="time" office:time-value="PT04H40M00S" calcext:value-type="time">
            <text:p>04:4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30M00S" calcext:value-type="time">
            <text:p>06:30 PM</text:p>
          </table:table-cell>
          <table:table-cell table:formula="of:=([.C162]-[.B162]+([.C162]&lt;[.B162]))" office:value-type="time" office:time-value="PT03H30M00S" calcext:value-type="time">
            <text:p>03:3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63]-[.B163]+([.C163]&lt;[.B163]))" office:value-type="time" office:time-value="PT04H25M00S" calcext:value-type="time">
            <text:p>04:25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2-04-12" calcext:value-type="date">
            <text:p>12/04/2022</text:p>
          </table:table-cell>
          <table:table-cell table:style-name="ce33" office:value-type="time" office:time-value="PT22H05M00S" calcext:value-type="time">
            <text:p>10:05 PM</text:p>
          </table:table-cell>
          <table:table-cell table:style-name="ce33" office:value-type="time" office:time-value="PT01H04M00S" calcext:value-type="time">
            <text:p>01:04 AM</text:p>
          </table:table-cell>
          <table:table-cell table:style-name="ce20" table:formula="of:=([.C164]-[.B164]+([.C164]&lt;[.B164]))" office:value-type="time" office:time-value="PT02H59M00S" calcext:value-type="time">
            <text:p>02:59</text:p>
          </table:table-cell>
          <table:table-cell table:style-name="ce101" table:formula="of:=SUM([.D164])" office:value-type="time" office:time-value="PT02H59M00S" calcext:value-type="time">
            <text:p>02:59</text:p>
          </table:table-cell>
          <table:table-cell table:number-columns-repeated="9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65]-[.B165]+([.C165]&lt;[.B165]))" office:value-type="time" office:time-value="PT01H35M00S" calcext:value-type="time">
            <text:p>01:35</text:p>
          </table:table-cell>
          <table:table-cell table:style-name="ce101" table:formula="of:=SUM([.D165:.D168])" office:value-type="time" office:time-value="PT10H15M00S" calcext:value-type="time">
            <text:p>10:15</text:p>
          </table:table-cell>
          <table:table-cell table:number-columns-repeated="9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50M00S" calcext:value-type="time">
            <text:p>06:50 PM</text:p>
          </table:table-cell>
          <table:table-cell table:formula="of:=([.C166]-[.B166]+([.C166]&lt;[.B166]))" office:value-type="time" office:time-value="PT03H50M00S" calcext:value-type="time">
            <text:p>03:50</text:p>
          </table:table-cell>
          <table:table-cell/>
          <table:table-cell table:style-name="ce101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67]-[.B167]+([.C167]&lt;[.B167]))" office:value-type="time" office:time-value="PT03H50M00S" calcext:value-type="time">
            <text:p>03:5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8]-[.B168]+([.C168]&lt;[.B168]))" office:value-type="time" office:time-value="PT01H00M00S" calcext:value-type="time">
            <text:p>01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4-26" calcext:value-type="date">
            <text:p>26/04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169]-[.B169]+([.C169]&lt;[.B169]))" office:value-type="time" office:time-value="PT03H20M00S" calcext:value-type="time">
            <text:p>03:20</text:p>
          </table:table-cell>
          <table:table-cell table:style-name="ce101" table:formula="of:=SUM([.D169:.D170])" office:value-type="time" office:time-value="PT07H30M00S" calcext:value-type="time">
            <text:p>07:30</text:p>
          </table:table-cell>
          <table:table-cell table:number-columns-repeated="9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26" calcext:value-type="date">
            <text:p>26/04/2022</text:p>
          </table:table-cell>
          <table:table-cell table:style-name="ce27" office:value-type="time" office:time-value="PT21H50M00S" calcext:value-type="time">
            <text:p>09:50 PM</text:p>
          </table:table-cell>
          <table:table-cell table:style-name="ce27" office:value-type="time" office:time-value="PT02H00M00S" calcext:value-type="time">
            <text:p>02:00 AM</text:p>
          </table:table-cell>
          <table:table-cell table:style-name="ce18" table:formula="of:=([.C170]-[.B170]+([.C170]&lt;[.B170]))" office:value-type="time" office:time-value="PT04H10M00S" calcext:value-type="time">
            <text:p>04:1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5-09" calcext:value-type="date">
            <text:p>09/05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171]-[.B171]+([.C171]&lt;[.B171]))" office:value-type="time" office:time-value="PT03H50M00S" calcext:value-type="time">
            <text:p>03:50</text:p>
          </table:table-cell>
          <table:table-cell table:style-name="ce101" table:formula="of:=SUM([.D171:.D177])" office:value-type="time" office:time-value="PT32H05M00S" calcext:value-type="time">
            <text:p>32:05</text:p>
          </table:table-cell>
          <table:table-cell table:number-columns-repeated="5"/>
          <table:table-cell table:style-name="ce101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172]-[.B172]+([.C172]&lt;[.B172]))" office:value-type="time" office:time-value="PT02H40M00S" calcext:value-type="time">
            <text:p>02:4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173]-[.B173]+([.C173]&lt;[.B173]))" office:value-type="time" office:time-value="PT03H20M00S" calcext:value-type="time">
            <text:p>03:2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174]-[.B174]+([.C174]&lt;[.B174]))" office:value-type="time" office:time-value="PT04H25M00S" calcext:value-type="time">
            <text:p>04:25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175]-[.B175]+([.C175]&lt;[.B175]))" office:value-type="time" office:time-value="PT01H40M00S" calcext:value-type="time">
            <text:p>01:4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176]-[.B176]+([.C176]&lt;[.B176]))" office:value-type="time" office:time-value="PT03H10M00S" calcext:value-type="time">
            <text:p>03:1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5-13" calcext:value-type="date">
            <text:p>13/05/2022</text:p>
          </table:table-cell>
          <table:table-cell table:style-name="ce27" office:value-type="time" office:time-value="PT01H00M00S" calcext:value-type="time">
            <text:p>01:00 AM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18" table:formula="of:=([.C177]-[.B177]+([.C177]&lt;[.B177]))" office:value-type="time" office:time-value="PT13H00M00S" calcext:value-type="time">
            <text:p>13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78]-[.B178]+([.C178]&lt;[.B178]))" office:value-type="time" office:time-value="PT01H10M00S" calcext:value-type="time">
            <text:p>01:10</text:p>
          </table:table-cell>
          <table:table-cell table:style-name="ce23" table:formula="of:=SUM([.D178:.D179])" office:value-type="time" office:time-value="PT02H10M00S" calcext:value-type="time">
            <text:p>02:10</text:p>
          </table:table-cell>
          <table:table-cell table:number-columns-repeated="9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79]-[.B179]+([.C179]&lt;[.B179]))" office:value-type="time" office:time-value="PT01H00M00S" calcext:value-type="time">
            <text:p>01:00</text:p>
          </table:table-cell>
          <table:table-cell table:style-name="ce115"/>
          <table:table-cell table:number-columns-repeated="9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07" calcext:value-type="date">
            <text:p>07/06/2022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180]-[.B180]+([.C180]&lt;[.B180]))" office:value-type="time" office:time-value="PT05H40M00S" calcext:value-type="time">
            <text:p>05:40</text:p>
          </table:table-cell>
          <table:table-cell table:style-name="ce101" table:formula="of:=SUM([.D180:.D184])" office:value-type="time" office:time-value="PT20H20M00S" calcext:value-type="time">
            <text:p>20:20</text:p>
          </table:table-cell>
          <table:table-cell table:number-columns-repeated="9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181]-[.B181]+([.C181]&lt;[.B181]))" office:value-type="time" office:time-value="PT02H40M00S" calcext:value-type="time">
            <text:p>02:40</text:p>
          </table:table-cell>
          <table:table-cell table:style-name="ce115"/>
          <table:table-cell table:number-columns-repeated="9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00M00S" calcext:value-type="time">
            <text:p>07:00 PM</text:p>
          </table:table-cell>
          <table:table-cell table:formula="of:=([.C182]-[.B182]+([.C182]&lt;[.B182]))" office:value-type="time" office:time-value="PT04H30M00S" calcext:value-type="time">
            <text:p>04:30</text:p>
          </table:table-cell>
          <table:table-cell table:style-name="ce115"/>
          <table:table-cell table:number-columns-repeated="9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183]-[.B183]+([.C183]&lt;[.B183]))" office:value-type="time" office:time-value="PT05H05M00S" calcext:value-type="time">
            <text:p>05:05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09" calcext:value-type="date">
            <text:p>09/06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7H45M00S" calcext:value-type="time">
            <text:p>05:45 PM</text:p>
          </table:table-cell>
          <table:table-cell table:style-name="ce18" table:formula="of:=([.C184]-[.B184]+([.C184]&lt;[.B184]))" office:value-type="time" office:time-value="PT02H25M00S" calcext:value-type="time">
            <text:p>02:2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13" calcext:value-type="date">
            <text:p>13/06/2022</text:p>
          </table:table-cell>
          <table:table-cell table:style-name="ce28" office:value-type="time" office:time-value="PT14H35M00S" calcext:value-type="time">
            <text:p>02:3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185]-[.B185]+([.C185]&lt;[.B185]))" office:value-type="time" office:time-value="PT05H00M00S" calcext:value-type="time">
            <text:p>05:00</text:p>
          </table:table-cell>
          <table:table-cell table:style-name="ce101" table:formula="of:=SUM([.D185:.D194])" office:value-type="time" office:time-value="PT39H22M00S" calcext:value-type="time">
            <text:p>39:22</text:p>
          </table:table-cell>
          <table:table-cell table:number-columns-repeated="9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186]-[.B186]+([.C186]&lt;[.B186]))" office:value-type="time" office:time-value="PT05H45M00S" calcext:value-type="time">
            <text:p>05:45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187]-[.B187]+([.C187]&lt;[.B187]))" office:value-type="time" office:time-value="PT03H45M00S" calcext:value-type="time">
            <text:p>03:45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188]-[.B188]+([.C188]&lt;[.B188]))" office:value-type="time" office:time-value="PT05H55M00S" calcext:value-type="time">
            <text:p>05:55</text:p>
          </table:table-cell>
          <table:table-cell table:number-columns-repeated="3"/>
          <table:table-cell table:style-name="ce101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189]-[.B189]+([.C189]&lt;[.B189]))" office:value-type="time" office:time-value="PT04H07M00S" calcext:value-type="time">
            <text:p>04:07</text:p>
          </table:table-cell>
          <table:table-cell table:number-columns-repeated="3"/>
          <table:table-cell table:style-name="ce11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190]-[.B190]+([.C190]&lt;[.B190]))" office:value-type="time" office:time-value="PT06H00M00S" calcext:value-type="time">
            <text:p>06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1]-[.B191]+([.C191]&lt;[.B191]))" office:value-type="time" office:time-value="PT03H00M00S" calcext:value-type="time">
            <text:p>03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192]-[.B192]+([.C192]&lt;[.B192]))" office:value-type="time" office:time-value="PT00H20M00S" calcext:value-type="time">
            <text:p>00:20</text:p>
          </table:table-cell>
          <table:table-cell table:style-name="ce115"/>
          <table:table-cell table:number-columns-repeated="9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193]-[.B193]+([.C193]&lt;[.B193]))" office:value-type="time" office:time-value="PT01H00M00S" calcext:value-type="time">
            <text:p>01:00</text:p>
          </table:table-cell>
          <table:table-cell table:style-name="ce115"/>
          <table:table-cell table:number-columns-repeated="9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17" calcext:value-type="date">
            <text:p>17/06/2022</text:p>
          </table:table-cell>
          <table:table-cell table:style-name="ce27" office:value-type="time" office:time-value="PT16H00M00S" calcext:value-type="time">
            <text:p>04:00 PM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18" table:formula="of:=([.C194]-[.B194]+([.C194]&lt;[.B194]))" office:value-type="time" office:time-value="PT04H30M00S" calcext:value-type="time">
            <text:p>04:3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5]-[.B195]+([.C195]&lt;[.B195]))" office:value-type="time" office:time-value="PT03H00M00S" calcext:value-type="time">
            <text:p>03:00</text:p>
          </table:table-cell>
          <table:table-cell table:style-name="ce101" table:formula="of:=SUM([.D195:.D201])" office:value-type="time" office:time-value="PT29H50M00S" calcext:value-type="time">
            <text:p>29:50</text:p>
          </table:table-cell>
          <table:table-cell table:number-columns-repeated="9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196]-[.B196]+([.C196]&lt;[.B196]))" office:value-type="time" office:time-value="PT05H30M00S" calcext:value-type="time">
            <text:p>05:3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197]-[.B197]+([.C197]&lt;[.B197]))" office:value-type="time" office:time-value="PT04H30M00S" calcext:value-type="time">
            <text:p>04:30</text:p>
          </table:table-cell>
          <table:table-cell table:style-name="ce115"/>
          <table:table-cell table:number-columns-repeated="9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98]-[.B198]+([.C198]&lt;[.B198]))" office:value-type="time" office:time-value="PT03H25M00S" calcext:value-type="time">
            <text:p>03:25</text:p>
          </table:table-cell>
          <table:table-cell table:style-name="ce115"/>
          <table:table-cell table:number-columns-repeated="9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99]-[.B199]+([.C199]&lt;[.B199]))" office:value-type="time" office:time-value="PT04H40M00S" calcext:value-type="time">
            <text:p>04:4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00]-[.B200]+([.C200]&lt;[.B200]))" office:value-type="time" office:time-value="PT04H20M00S" calcext:value-type="time">
            <text:p>04:2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01]-[.B201]+([.C201]&lt;[.B201]))" office:value-type="time" office:time-value="PT04H25M00S" calcext:value-type="time">
            <text:p>04:25</text:p>
          </table:table-cell>
          <table:table-cell table:style-name="ce115"/>
          <table:table-cell table:number-columns-repeated="9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27" calcext:value-type="date">
            <text:p>27/06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202]-[.B202]+([.C202]&lt;[.B202]))" office:value-type="time" office:time-value="PT04H20M00S" calcext:value-type="time">
            <text:p>04:20</text:p>
          </table:table-cell>
          <table:table-cell table:style-name="ce23" table:formula="of:=SUM([.D202:.D208])" office:value-type="time" office:time-value="PT39H55M00S" calcext:value-type="time">
            <text:p>39:55</text:p>
          </table:table-cell>
          <table:table-cell table:number-columns-repeated="9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03]-[.B203]+([.C203]&lt;[.B203]))" office:value-type="time" office:time-value="PT03H45M00S" calcext:value-type="time">
            <text:p>03:45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04]-[.B204]+([.C204]&lt;[.B204]))" office:value-type="time" office:time-value="PT03H55M00S" calcext:value-type="time">
            <text:p>03:55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05]-[.B205]+([.C205]&lt;[.B205]))" office:value-type="time" office:time-value="PT04H35M00S" calcext:value-type="time">
            <text:p>04:35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06]-[.B206]+([.C206]&lt;[.B206]))" office:value-type="time" office:time-value="PT04H20M00S" calcext:value-type="time">
            <text:p>04:20</text:p>
          </table:table-cell>
          <table:table-cell table:style-name="ce115"/>
          <table:table-cell table:number-columns-repeated="9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07]-[.B207]+([.C207]&lt;[.B207]))" office:value-type="time" office:time-value="PT15H30M00S" calcext:value-type="time">
            <text:p>15:30</text:p>
          </table:table-cell>
          <table:table-cell table:style-name="ce115"/>
          <table:table-cell table:number-columns-repeated="9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30" calcext:value-type="date">
            <text:p>30/06/2022</text:p>
          </table:table-cell>
          <table:table-cell table:style-name="ce27" office:value-type="time" office:time-value="PT14H30M00S" calcext:value-type="time">
            <text:p>02:3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208]-[.B208]+([.C208]&lt;[.B208]))" office:value-type="time" office:time-value="PT03H30M00S" calcext:value-type="time">
            <text:p>03:3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04" calcext:value-type="date">
            <text:p>04/07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09]-[.B209]+([.C209]&lt;[.B209]))" office:value-type="time" office:time-value="PT03H30M00S" calcext:value-type="time">
            <text:p>03:30</text:p>
          </table:table-cell>
          <table:table-cell table:style-name="ce101" table:formula="of:=SUM([.D209:.D214])" office:value-type="time" office:time-value="PT21H55M00S" calcext:value-type="time">
            <text:p>21:55</text:p>
          </table:table-cell>
          <table:table-cell table:number-columns-repeated="9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10]-[.B210]+([.C210]&lt;[.B210]))" office:value-type="time" office:time-value="PT04H45M00S" calcext:value-type="time">
            <text:p>04:45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11]-[.B211]+([.C211]&lt;[.B211]))" office:value-type="time" office:time-value="PT02H50M00S" calcext:value-type="time">
            <text:p>02:5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12]-[.B212]+([.C212]&lt;[.B212]))" office:value-type="time" office:time-value="PT05H05M00S" calcext:value-type="time">
            <text:p>05:05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13]-[.B213]+([.C213]&lt;[.B213]))" office:value-type="time" office:time-value="PT02H00M00S" calcext:value-type="time">
            <text:p>02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06" calcext:value-type="date">
            <text:p>06/07/2022</text:p>
          </table:table-cell>
          <table:table-cell table:style-name="ce27" office:value-type="time" office:time-value="PT21H55M00S" calcext:value-type="time">
            <text:p>09:55 PM</text:p>
          </table:table-cell>
          <table:table-cell table:style-name="ce27" office:value-type="time" office:time-value="PT01H40M00S" calcext:value-type="time">
            <text:p>01:40 AM</text:p>
          </table:table-cell>
          <table:table-cell table:style-name="ce18" table:formula="of:=([.C214]-[.B214]+([.C214]&lt;[.B214]))" office:value-type="time" office:time-value="PT03H45M00S" calcext:value-type="time">
            <text:p>03:45</text:p>
          </table:table-cell>
          <table:table-cell table:style-name="ce115"/>
          <table:table-cell table:number-columns-repeated="9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11" calcext:value-type="date">
            <text:p>11/07/2022</text:p>
          </table:table-cell>
          <table:table-cell table:style-name="ce28" office:value-type="time" office:time-value="PT16H00M00S" calcext:value-type="time">
            <text:p>04:0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215]-[.B215]+([.C215]&lt;[.B215]))" office:value-type="time" office:time-value="PT03H20M00S" calcext:value-type="time">
            <text:p>03:20</text:p>
          </table:table-cell>
          <table:table-cell table:style-name="ce23" table:formula="of:=SUM([.D215:.D219])" office:value-type="time" office:time-value="PT14H35M00S" calcext:value-type="time">
            <text:p>14:35</text:p>
          </table:table-cell>
          <table:table-cell table:number-columns-repeated="9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16]-[.B216]+([.C216]&lt;[.B216]))" office:value-type="time" office:time-value="PT04H00M00S" calcext:value-type="time">
            <text:p>04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17]-[.B217]+([.C217]&lt;[.B217]))" office:value-type="time" office:time-value="PT02H15M00S" calcext:value-type="time">
            <text:p>02:15</text:p>
          </table:table-cell>
          <table:table-cell table:style-name="ce115"/>
          <table:table-cell table:number-columns-repeated="9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18]-[.B218]+([.C218]&lt;[.B218]))" office:value-type="time" office:time-value="PT04H00M00S" calcext:value-type="time">
            <text:p>04:00</text:p>
          </table:table-cell>
          <table:table-cell table:style-name="ce115"/>
          <table:table-cell table:number-columns-repeated="9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13" calcext:value-type="date">
            <text:p>13/07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219]-[.B219]+([.C219]&lt;[.B219]))" office:value-type="time" office:time-value="PT01H00M00S" calcext:value-type="time">
            <text:p>01:00</text:p>
          </table:table-cell>
          <table:table-cell table:number-columns-repeated="2"/>
          <table:table-cell table:style-name="ce101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05" calcext:value-type="date">
            <text:p>05/09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20]-[.B220]+([.C220]&lt;[.B220]))" office:value-type="time" office:time-value="PT04H00M00S" calcext:value-type="time">
            <text:p>04:00</text:p>
          </table:table-cell>
          <table:table-cell table:style-name="ce101" table:formula="of:=SUM([.D220:.D228])" office:value-type="time" office:time-value="PT36H20M00S" calcext:value-type="time">
            <text:p>36:20</text:p>
          </table:table-cell>
          <table:table-cell table:number-columns-repeated="9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21]-[.B221]+([.C221]&lt;[.B221]))" office:value-type="time" office:time-value="PT04H15M00S" calcext:value-type="time">
            <text:p>04:15</text:p>
          </table:table-cell>
          <table:table-cell table:style-name="ce115"/>
          <table:table-cell table:number-columns-repeated="9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22]-[.B222]+([.C222]&lt;[.B222]))" office:value-type="time" office:time-value="PT04H40M00S" calcext:value-type="time">
            <text:p>04:40</text:p>
          </table:table-cell>
          <table:table-cell table:style-name="ce115"/>
          <table:table-cell table:number-columns-repeated="9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23]-[.B223]+([.C223]&lt;[.B223]))" office:value-type="time" office:time-value="PT05H20M00S" calcext:value-type="time">
            <text:p>05:2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24]-[.B224]+([.C224]&lt;[.B224]))" office:value-type="time" office:time-value="PT03H55M00S" calcext:value-type="time">
            <text:p>03:5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25]-[.B225]+([.C225]&lt;[.B225]))" office:value-type="time" office:time-value="PT05H25M00S" calcext:value-type="time">
            <text:p>05:2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26]-[.B226]+([.C226]&lt;[.B226]))" office:value-type="time" office:time-value="PT02H50M00S" calcext:value-type="time">
            <text:p>02:5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27]-[.B227]+([.C227]&lt;[.B227]))" office:value-type="time" office:time-value="PT02H50M00S" calcext:value-type="time">
            <text:p>02:5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09" calcext:value-type="date">
            <text:p>09/09/2022</text:p>
          </table:table-cell>
          <table:table-cell table:style-name="ce27" office:value-type="time" office:time-value="PT22H45M00S" calcext:value-type="time">
            <text:p>10:45 PM</text:p>
          </table:table-cell>
          <table:table-cell table:style-name="ce27" office:value-type="time" office:time-value="PT01H50M00S" calcext:value-type="time">
            <text:p>01:50 AM</text:p>
          </table:table-cell>
          <table:table-cell table:style-name="ce18" table:formula="of:=([.C228]-[.B228]+([.C228]&lt;[.B228]))" office:value-type="time" office:time-value="PT03H05M00S" calcext:value-type="time">
            <text:p>03:05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2" calcext:value-type="date">
            <text:p>12/09/2022</text:p>
          </table:table-cell>
          <table:table-cell table:style-name="ce28" office:value-type="time" office:time-value="PT15H25M00S" calcext:value-type="time">
            <text:p>03:25 PM</text:p>
          </table:table-cell>
          <table:table-cell table:style-name="ce28" office:value-type="time" office:time-value="PT20H20M00S" calcext:value-type="time">
            <text:p>08:20 PM</text:p>
          </table:table-cell>
          <table:table-cell table:style-name="ce19" table:formula="of:=([.C229]-[.B229]+([.C229]&lt;[.B229]))" office:value-type="time" office:time-value="PT04H55M00S" calcext:value-type="time">
            <text:p>04:55</text:p>
          </table:table-cell>
          <table:table-cell table:style-name="ce23" table:formula="of:=SUM([.D229:.D238])" office:value-type="time" office:time-value="PT41H10M00S" calcext:value-type="time">
            <text:p>41:10</text:p>
          </table:table-cell>
          <table:table-cell table:number-columns-repeated="9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30]-[.B230]+([.C230]&lt;[.B230]))" office:value-type="time" office:time-value="PT02H10M00S" calcext:value-type="time">
            <text:p>02:10</text:p>
          </table:table-cell>
          <table:table-cell table:style-name="ce115"/>
          <table:table-cell table:number-columns-repeated="9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31]-[.B231]+([.C231]&lt;[.B231]))" office:value-type="time" office:time-value="PT05H05M00S" calcext:value-type="time">
            <text:p>05:05</text:p>
          </table:table-cell>
          <table:table-cell table:style-name="ce115"/>
          <table:table-cell table:number-columns-repeated="9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32]-[.B232]+([.C232]&lt;[.B232]))" office:value-type="time" office:time-value="PT04H30M00S" calcext:value-type="time">
            <text:p>04:3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3]-[.B233]+([.C233]&lt;[.B233]))" office:value-type="time" office:time-value="PT03H00M00S" calcext:value-type="time">
            <text:p>03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34]-[.B234]+([.C234]&lt;[.B234]))" office:value-type="time" office:time-value="PT04H45M00S" calcext:value-type="time">
            <text:p>04:45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35]-[.B235]+([.C235]&lt;[.B235]))" office:value-type="time" office:time-value="PT05H00M00S" calcext:value-type="time">
            <text:p>05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36]-[.B236]+([.C236]&lt;[.B236]))" office:value-type="time" office:time-value="PT04H10M00S" calcext:value-type="time">
            <text:p>04:1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37]-[.B237]+([.C237]&lt;[.B237]))" office:value-type="time" office:time-value="PT02H20M00S" calcext:value-type="time">
            <text:p>02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16" calcext:value-type="date">
            <text:p>16/09/2022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38]-[.B238]+([.C238]&lt;[.B238]))" office:value-type="time" office:time-value="PT05H15M00S" calcext:value-type="time">
            <text:p>05:1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9" calcext:value-type="date">
            <text:p>19/09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20H05M00S" calcext:value-type="time">
            <text:p>08:05 PM</text:p>
          </table:table-cell>
          <table:table-cell table:style-name="ce19" table:formula="of:=([.C239]-[.B239]+([.C239]&lt;[.B239]))" office:value-type="time" office:time-value="PT04H25M00S" calcext:value-type="time">
            <text:p>04:25</text:p>
          </table:table-cell>
          <table:table-cell table:style-name="ce101" table:formula="of:=SUM([.D239:.D248])" office:value-type="time" office:time-value="PT38H25M00S" calcext:value-type="time">
            <text:p>38:25</text:p>
          </table:table-cell>
          <table:table-cell table:number-columns-repeated="9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40]-[.B240]+([.C240]&lt;[.B240]))" office:value-type="time" office:time-value="PT02H00M00S" calcext:value-type="time">
            <text:p>02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41]-[.B241]+([.C241]&lt;[.B241]))" office:value-type="time" office:time-value="PT04H35M00S" calcext:value-type="time">
            <text:p>04:3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42]-[.B242]+([.C242]&lt;[.B242]))" office:value-type="time" office:time-value="PT05H20M00S" calcext:value-type="time">
            <text:p>05:2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43]-[.B243]+([.C243]&lt;[.B243]))" office:value-type="time" office:time-value="PT01H00M00S" calcext:value-type="time">
            <text:p>01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44]-[.B244]+([.C244]&lt;[.B244]))" office:value-type="time" office:time-value="PT05H00M00S" calcext:value-type="time">
            <text:p>05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45]-[.B245]+([.C245]&lt;[.B245]))" office:value-type="time" office:time-value="PT04H40M00S" calcext:value-type="time">
            <text:p>04:4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46]-[.B246]+([.C246]&lt;[.B246]))" office:value-type="time" office:time-value="PT04H30M00S" calcext:value-type="time">
            <text:p>04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47]-[.B247]+([.C247]&lt;[.B247]))" office:value-type="time" office:time-value="PT03H45M00S" calcext:value-type="time">
            <text:p>03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23" calcext:value-type="date">
            <text:p>23/09/2022</text:p>
          </table:table-cell>
          <table:table-cell table:style-name="ce27" office:value-type="time" office:time-value="PT20H50M00S" calcext:value-type="time">
            <text:p>08:50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248]-[.B248]+([.C248]&lt;[.B248]))" office:value-type="time" office:time-value="PT03H10M00S" calcext:value-type="time">
            <text:p>03:1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49]-[.B249]+([.C249]&lt;[.B249]))" office:value-type="time" office:time-value="PT02H50M00S" calcext:value-type="time">
            <text:p>02:50</text:p>
          </table:table-cell>
          <table:table-cell table:style-name="ce101" table:formula="of:=SUM([.D249:.D258])" office:value-type="time" office:time-value="PT39H58M00S" calcext:value-type="time">
            <text:p>39:58</text:p>
          </table:table-cell>
          <table:table-cell table:number-columns-repeated="9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50]-[.B250]+([.C250]&lt;[.B250]))" office:value-type="time" office:time-value="PT05H10M00S" calcext:value-type="time">
            <text:p>05:1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51]-[.B251]+([.C251]&lt;[.B251]))" office:value-type="time" office:time-value="PT04H35M00S" calcext:value-type="time">
            <text:p>04:3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52]-[.B252]+([.C252]&lt;[.B252]))" office:value-type="time" office:time-value="PT04H10M00S" calcext:value-type="time">
            <text:p>04:1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54]-[.B254]+([.C254]&lt;[.B254]))" office:value-type="time" office:time-value="PT04H35M00S" calcext:value-type="time">
            <text:p>04:3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55]-[.B255]+([.C255]&lt;[.B255]))" office:value-type="time" office:time-value="PT04H15M00S" calcext:value-type="time">
            <text:p>04:15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56]-[.B256]+([.C256]&lt;[.B256]))" office:value-type="time" office:time-value="PT01H45M00S" calcext:value-type="time">
            <text:p>01:45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58]-[.B258]+([.C258]&lt;[.B258]))" office:value-type="time" office:time-value="PT04H38M00S" calcext:value-type="time">
            <text:p>04:38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03" calcext:value-type="date">
            <text:p>03/10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25M00S" calcext:value-type="time">
            <text:p>07:25 PM</text:p>
          </table:table-cell>
          <table:table-cell table:style-name="ce19" table:formula="of:=([.C259]-[.B259]+([.C259]&lt;[.B259]))" office:value-type="time" office:time-value="PT04H10M00S" calcext:value-type="time">
            <text:p>04:10</text:p>
          </table:table-cell>
          <table:table-cell table:style-name="ce101" table:formula="of:=SUM([.D259:.D268])" office:value-type="time" office:time-value="PT39H35M00S" calcext:value-type="time">
            <text:p>39:35</text:p>
          </table:table-cell>
          <table:table-cell table:number-columns-repeated="9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60]-[.B260]+([.C260]&lt;[.B260]))" office:value-type="time" office:time-value="PT03H35M00S" calcext:value-type="time">
            <text:p>03:35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61]-[.B261]+([.C261]&lt;[.B261]))" office:value-type="time" office:time-value="PT04H40M00S" calcext:value-type="time">
            <text:p>04:4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62]-[.B262]+([.C262]&lt;[.B262]))" office:value-type="time" office:time-value="PT04H45M00S" calcext:value-type="time">
            <text:p>04:4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263]-[.B263]+([.C263]&lt;[.B263]))" office:value-type="time" office:time-value="PT05H20M00S" calcext:value-type="time">
            <text:p>05:2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264]-[.B264]+([.C264]&lt;[.B264]))" office:value-type="time" office:time-value="PT04H40M00S" calcext:value-type="time">
            <text:p>04:4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65]-[.B265]+([.C265]&lt;[.B265]))" office:value-type="time" office:time-value="PT01H00M00S" calcext:value-type="time">
            <text:p>01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266]-[.B266]+([.C266]&lt;[.B266]))" office:value-type="time" office:time-value="PT02H25M00S" calcext:value-type="time">
            <text:p>02:25</text:p>
          </table:table-cell>
          <table:table-cell table:number-columns-repeated="2"/>
          <table:table-cell table:style-name="ce101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267]-[.B267]+([.C267]&lt;[.B267]))" office:value-type="time" office:time-value="PT04H30M00S" calcext:value-type="time">
            <text:p>04:3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10-07" calcext:value-type="date">
            <text:p>07/10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68]-[.B268]+([.C268]&lt;[.B268]))" office:value-type="time" office:time-value="PT04H30M00S" calcext:value-type="time">
            <text:p>04:3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269]-[.B269]+([.C269]&lt;[.B269]))" office:value-type="time" office:time-value="PT03H25M00S" calcext:value-type="time">
            <text:p>03:25</text:p>
          </table:table-cell>
          <table:table-cell table:style-name="ce101" table:formula="of:=SUM([.D269:.D275])" office:value-type="time" office:time-value="PT29H15M00S" calcext:value-type="time">
            <text:p>29:15</text:p>
          </table:table-cell>
          <table:table-cell table:number-columns-repeated="9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270]-[.B270]+([.C270]&lt;[.B270]))" office:value-type="time" office:time-value="PT04H10M00S" calcext:value-type="time">
            <text:p>04:10</text:p>
          </table:table-cell>
          <table:table-cell table:number-columns-repeated="3"/>
          <table:table-cell table:style-name="ce101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271]-[.B271]+([.C271]&lt;[.B271]))" office:value-type="time" office:time-value="PT03H50M00S" calcext:value-type="time">
            <text:p>03:5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272]-[.B272]+([.C272]&lt;[.B272]))" office:value-type="time" office:time-value="PT05H20M00S" calcext:value-type="time">
            <text:p>05:2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273]-[.B273]+([.C273]&lt;[.B273]))" office:value-type="time" office:time-value="PT03H55M00S" calcext:value-type="time">
            <text:p>03:55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74]-[.B274]+([.C274]&lt;[.B274]))" office:value-type="time" office:time-value="PT04H00M00S" calcext:value-type="time">
            <text:p>04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275]-[.B275]+([.C275]&lt;[.B275]))" office:value-type="time" office:time-value="PT04H35M00S" calcext:value-type="time">
            <text:p>04:3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17" calcext:value-type="date">
            <text:p>17/10/2022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20H00M00S" calcext:value-type="time">
            <text:p>08:00 PM</text:p>
          </table:table-cell>
          <table:table-cell table:style-name="ce19" table:formula="of:=([.C276]-[.B276]+([.C276]&lt;[.B276]))" office:value-type="time" office:time-value="PT03H50M00S" calcext:value-type="time">
            <text:p>03:50</text:p>
          </table:table-cell>
          <table:table-cell table:style-name="ce101" table:formula="of:=SUM([.D276:.D285])" office:value-type="time" office:time-value="PT42H50M00S" calcext:value-type="time">
            <text:p>42:50</text:p>
          </table:table-cell>
          <table:table-cell table:number-columns-repeated="9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77]-[.B277]+([.C277]&lt;[.B277]))" office:value-type="time" office:time-value="PT04H00M00S" calcext:value-type="time">
            <text:p>04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278]-[.B278]+([.C278]&lt;[.B278]))" office:value-type="time" office:time-value="PT05H00M00S" calcext:value-type="time">
            <text:p>05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79]-[.B279]+([.C279]&lt;[.B279]))" office:value-type="time" office:time-value="PT04H45M00S" calcext:value-type="time">
            <text:p>04:4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280]-[.B280]+([.C280]&lt;[.B280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281]-[.B281]+([.C281]&lt;[.B281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282]-[.B282]+([.C282]&lt;[.B282]))" office:value-type="time" office:time-value="PT03H50M00S" calcext:value-type="time">
            <text:p>03:5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284]-[.B284]+([.C284]&lt;[.B284]))" office:value-type="time" office:time-value="PT02H55M00S" calcext:value-type="time">
            <text:p>02:5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7" office:value-type="date" office:date-value="2022-10-21" calcext:value-type="date">
            <text:p>21/10/2022</text:p>
          </table:table-cell>
          <table:table-cell table:style-name="ce27" office:value-type="time" office:time-value="PT21H45M00S" calcext:value-type="time">
            <text:p>09:45 PM</text:p>
          </table:table-cell>
          <table:table-cell table:style-name="ce27" office:value-type="time" office:time-value="PT01H30M00S" calcext:value-type="time">
            <text:p>01:30 AM</text:p>
          </table:table-cell>
          <table:table-cell table:style-name="ce18" table:formula="of:=([.C285]-[.B285]+([.C285]&lt;[.B285]))" office:value-type="time" office:time-value="PT03H45M00S" calcext:value-type="time">
            <text:p>03:45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8" office:value-type="date" office:date-value="2022-10-24" calcext:value-type="date">
            <text:p>24/10/2022</text:p>
          </table:table-cell>
          <table:table-cell table:style-name="ce28" office:value-type="time" office:time-value="PT16H45M00S" calcext:value-type="time">
            <text:p>04:45 PM</text:p>
          </table:table-cell>
          <table:table-cell table:style-name="ce28" office:value-type="time" office:time-value="PT19H15M00S" calcext:value-type="time">
            <text:p>07:15 PM</text:p>
          </table:table-cell>
          <table:table-cell table:style-name="ce19" table:formula="of:=([.C286]-[.B286]+([.C286]&lt;[.B286]))" office:value-type="time" office:time-value="PT02H30M00S" calcext:value-type="time">
            <text:p>02:30</text:p>
          </table:table-cell>
          <table:table-cell table:style-name="ce101" table:formula="of:=SUM([.D286:.D295])" office:value-type="time" office:time-value="PT38H45M00S" calcext:value-type="time">
            <text:p>38:45</text:p>
          </table:table-cell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287]-[.B287]+([.C287]&lt;[.B287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288]-[.B288]+([.C288]&lt;[.B288]))" office:value-type="time" office:time-value="PT06H05M00S" calcext:value-type="time">
            <text:p>06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289]-[.B289]+([.C289]&lt;[.B289]))" office:value-type="time" office:time-value="PT04H05M00S" calcext:value-type="time">
            <text:p>04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290]-[.B290]+([.C290]&lt;[.B290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291]-[.B291]+([.C291]&lt;[.B291]))" office:value-type="time" office:time-value="PT03H50M00S" calcext:value-type="time">
            <text:p>03:50</text:p>
          </table:table-cell>
          <table:table-cell table:number-columns-repeated="7"/>
          <table:table-cell table:style-name="ce130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92]-[.B292]+([.C292]&lt;[.B292]))" office:value-type="time" office:time-value="PT01H00M00S" calcext:value-type="time">
            <text:p>01:00</text:p>
          </table:table-cell>
          <table:table-cell table:style-name="ce10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293]-[.B293]+([.C293]&lt;[.B293]))" office:value-type="time" office:time-value="PT01H35M00S" calcext:value-type="time">
            <text:p>01:35</text:p>
          </table:table-cell>
          <table:table-cell table:style-name="ce101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294]-[.B294]+([.C294]&lt;[.B294]))" office:value-type="time" office:time-value="PT06H05M00S" calcext:value-type="time">
            <text:p>06:05</text:p>
          </table:table-cell>
          <table:table-cell table:style-name="ce101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7" office:value-type="date" office:date-value="2022-10-28" calcext:value-type="date">
            <text:p>28/10/2022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1" office:value-type="time" office:time-value="PT02H05M00S" calcext:value-type="time">
            <text:p>02:05 AM</text:p>
          </table:table-cell>
          <table:table-cell table:style-name="ce18" table:formula="of:=([.C295]-[.B295]+([.C295]&lt;[.B295]))" office:value-type="time" office:time-value="PT03H45M00S" calcext:value-type="time">
            <text:p>03:45</text:p>
          </table:table-cell>
          <table:table-cell table:style-name="ce101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296]-[.B296]+([.C296]&lt;[.B296]))" office:value-type="time" office:time-value="PT02H15M00S" calcext:value-type="time">
            <text:p>02:15</text:p>
          </table:table-cell>
          <table:table-cell table:style-name="ce101" table:formula="of:=SUM([.D296:.D306])" office:value-type="time" office:time-value="PT37H30M00S" calcext:value-type="time">
            <text:p>37:30</text:p>
          </table:table-cell>
          <table:table-cell table:style-name="ce101"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297]-[.B297]+([.C297]&lt;[.B297]))" office:value-type="time" office:time-value="PT04H35M00S" calcext:value-type="time">
            <text:p>04:35</text:p>
          </table:table-cell>
          <table:table-cell table:style-name="ce101" table:number-columns-repeated="7"/>
          <table:table-cell table:number-columns-repeated="1013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298]-[.B298]+([.C298]&lt;[.B29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299]-[.B299]+([.C299]&lt;[.B299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00]-[.B300]+([.C300]&lt;[.B300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02]-[.B302]+([.C302]&lt;[.B30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03]-[.B303]+([.C303]&lt;[.B303]))" office:value-type="time" office:time-value="PT01H00M00S" calcext:value-type="time">
            <text:p>01:00</text:p>
          </table:table-cell>
          <table:table-cell table:number-columns-repeated="2"/>
          <table:table-cell table:style-name="ce60"/>
          <table:table-cell table:style-name="ce117"/>
          <table:table-cell table:style-name="Default"/>
          <table:table-cell table:style-name="ce60"/>
          <table:table-cell table:number-columns-repeated="1014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04]-[.B304]+([.C304]&lt;[.B30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05]-[.B305]+([.C305]&lt;[.B3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06]-[.B306]+([.C306]&lt;[.B30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07" calcext:value-type="date">
            <text:p>07/11/2022</text:p>
          </table:table-cell>
          <table:table-cell table:style-name="ce28" office:value-type="time" office:time-value="PT16H50M00S" calcext:value-type="time">
            <text:p>04:5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307]-[.B307]+([.C307]&lt;[.B307]))" office:value-type="time" office:time-value="PT01H50M00S" calcext:value-type="time">
            <text:p>01:50</text:p>
          </table:table-cell>
          <table:table-cell table:style-name="ce101" table:formula="of:=SUM([.D307:.D317])" office:value-type="time" office:time-value="PT39H05M00S" calcext:value-type="time">
            <text:p>39:05</text:p>
          </table:table-cell>
          <table:table-cell table:number-columns-repeated="1019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08]-[.B308]+([.C308]&lt;[.B308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09]-[.B309]+([.C309]&lt;[.B30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11]-[.B311]+([.C311]&lt;[.B311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12]-[.B312]+([.C312]&lt;[.B31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13]-[.B313]+([.C313]&lt;[.B313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14]-[.B314]+([.C314]&lt;[.B3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15]-[.B315]+([.C315]&lt;[.B315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16]-[.B316]+([.C316]&lt;[.B316]))" office:value-type="time" office:time-value="PT03H20M00S" calcext:value-type="time">
            <text:p>03:20</text:p>
          </table:table-cell>
          <table:table-cell table:number-columns-repeated="2"/>
          <table:table-cell table:style-name="ce55"/>
          <table:table-cell table:number-columns-repeated="1017"/>
        </table:table-row>
        <table:table-row table:style-name="ro1">
          <table:table-cell table:style-name="ce7" office:value-type="date" office:date-value="2022-11-11" calcext:value-type="date">
            <text:p>11/11/2022</text:p>
          </table:table-cell>
          <table:table-cell table:style-name="ce27" office:value-type="time" office:time-value="PT20H45M00S" calcext:value-type="time">
            <text:p>08:45 PM</text:p>
          </table:table-cell>
          <table:table-cell table:style-name="ce27" office:value-type="time" office:time-value="PT02H45M00S" calcext:value-type="time">
            <text:p>02:45 AM</text:p>
          </table:table-cell>
          <table:table-cell table:style-name="ce18" table:formula="of:=([.C317]-[.B317]+([.C317]&lt;[.B317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5M00S" calcext:value-type="time">
            <text:p>07:25 PM</text:p>
          </table:table-cell>
          <table:table-cell table:formula="of:=([.C318]-[.B318]+([.C318]&lt;[.B318]))" office:value-type="time" office:time-value="PT02H35M00S" calcext:value-type="time">
            <text:p>02:35</text:p>
          </table:table-cell>
          <table:table-cell table:style-name="ce101" table:formula="of:=SUM([.D318:.D332])" office:value-type="time" office:time-value="PT53H15M00S" calcext:value-type="time">
            <text:p>53:15</text:p>
          </table:table-cell>
          <table:table-cell table:number-columns-repeated="1019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19]-[.B319]+([.C319]&lt;[.B319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20M00S" calcext:value-type="time">
            <text:p>06:20 PM</text:p>
          </table:table-cell>
          <table:table-cell table:formula="of:=([.C320]-[.B320]+([.C320]&lt;[.B32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0H40M00S" calcext:value-type="time">
            <text:p>12:40 AM</text:p>
          </table:table-cell>
          <table:table-cell table:formula="of:=([.C321]-[.B321]+([.C321]&lt;[.B32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50M00S" calcext:value-type="time">
            <text:p>06:50 PM</text:p>
          </table:table-cell>
          <table:table-cell table:formula="of:=([.C322]-[.B322]+([.C322]&lt;[.B32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15M00S" calcext:value-type="time">
            <text:p>01:15 AM</text:p>
          </table:table-cell>
          <table:table-cell table:formula="of:=([.C323]-[.B323]+([.C323]&lt;[.B323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4H40M00S" calcext:value-type="time">
            <text:p>02:40 PM</text:p>
          </table:table-cell>
          <table:table-cell table:formula="of:=([.C324]-[.B324]+([.C324]&lt;[.B3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25]-[.B325]+([.C325]&lt;[.B325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26]-[.B326]+([.C326]&lt;[.B32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5M00S" calcext:value-type="time">
            <text:p>06:55 PM</text:p>
          </table:table-cell>
          <table:table-cell table:formula="of:=([.C327]-[.B327]+([.C327]&lt;[.B32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20M00S" calcext:value-type="time">
            <text:p>02:20 AM</text:p>
          </table:table-cell>
          <table:table-cell table:formula="of:=([.C328]-[.B328]+([.C328]&lt;[.B328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15M00S" calcext:value-type="time">
            <text:p>06:15 PM</text:p>
          </table:table-cell>
          <table:table-cell table:formula="of:=([.C329]-[.B329]+([.C329]&lt;[.B329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0M00S" calcext:value-type="time">
            <text:p>01:30 AM</text:p>
          </table:table-cell>
          <table:table-cell table:formula="of:=([.C330]-[.B330]+([.C330]&lt;[.B33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25M00S" calcext:value-type="time">
            <text:p>05:25 PM</text:p>
          </table:table-cell>
          <table:table-cell table:formula="of:=([.C331]-[.B331]+([.C331]&lt;[.B331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20M00S" calcext:value-type="time">
            <text:p>10:20 PM</text:p>
          </table:table-cell>
          <table:table-cell table:formula="of:=([.C332]-[.B332]+([.C332]&lt;[.B33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21" calcext:value-type="date">
            <text:p>21/11/2022</text:p>
          </table:table-cell>
          <table:table-cell table:style-name="ce28" office:value-type="time" office:time-value="PT00H40M00S" calcext:value-type="time">
            <text:p>12:40 AM</text:p>
          </table:table-cell>
          <table:table-cell table:style-name="ce28" office:value-type="time" office:time-value="PT01H30M00S" calcext:value-type="time">
            <text:p>01:30 AM</text:p>
          </table:table-cell>
          <table:table-cell table:style-name="ce19" table:formula="of:=([.C333]-[.B333]+([.C333]&lt;[.B333]))" office:value-type="time" office:time-value="PT00H50M00S" calcext:value-type="time">
            <text:p>00:50</text:p>
          </table:table-cell>
          <table:table-cell table:style-name="ce101" table:formula="of:=SUM([.D333:.D348])" office:value-type="time" office:time-value="PT56H05M00S" calcext:value-type="time">
            <text:p>56:05</text:p>
          </table:table-cell>
          <table:table-cell table:number-columns-repeated="1019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20M00S" calcext:value-type="time">
            <text:p>07:20 PM</text:p>
          </table:table-cell>
          <table:table-cell table:formula="of:=([.C334]-[.B334]+([.C334]&lt;[.B33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05M00S" calcext:value-type="time">
            <text:p>01:05 AM</text:p>
          </table:table-cell>
          <table:table-cell table:formula="of:=([.C335]-[.B335]+([.C335]&lt;[.B33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36]-[.B336]+([.C336]&lt;[.B336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337]-[.B337]+([.C337]&lt;[.B337]))" office:value-type="time" office:time-value="PT03H10M00S" calcext:value-type="time">
            <text:p>03:1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20H35M00S" calcext:value-type="time">
            <text:p>08:35 PM</text:p>
          </table:table-cell>
          <table:table-cell table:formula="of:=([.C338]-[.B338]+([.C338]&lt;[.B338]))" office:value-type="time" office:time-value="PT05H45M00S" calcext:value-type="time">
            <text:p>05:45</text:p>
          </table:table-cell>
          <table:table-cell table:number-columns-repeated="3"/>
          <table:table-cell table:style-name="ce117"/>
          <table:table-cell table:style-name="ce43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339]-[.B339]+([.C339]&lt;[.B33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2H45M00S" calcext:value-type="time">
            <text:p>12:45 PM</text:p>
          </table:table-cell>
          <table:table-cell office:value-type="time" office:time-value="PT15H00M00S" calcext:value-type="time">
            <text:p>03:00 PM</text:p>
          </table:table-cell>
          <table:table-cell table:formula="of:=([.C340]-[.B340]+([.C340]&lt;[.B340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341]-[.B341]+([.C341]&lt;[.B34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20H10M00S" calcext:value-type="time">
            <text:p>08:10 PM</text:p>
          </table:table-cell>
          <table:table-cell table:formula="of:=([.C342]-[.B342]+([.C342]&lt;[.B342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35M00S" calcext:value-type="time">
            <text:p>12:35 AM</text:p>
          </table:table-cell>
          <table:table-cell table:formula="of:=([.C343]-[.B343]+([.C343]&lt;[.B34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15M00S" calcext:value-type="time">
            <text:p>06:15 PM</text:p>
          </table:table-cell>
          <table:table-cell table:formula="of:=([.C344]-[.B344]+([.C344]&lt;[.B344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30M00S" calcext:value-type="time">
            <text:p>01:30 AM</text:p>
          </table:table-cell>
          <table:table-cell table:formula="of:=([.C345]-[.B345]+([.C345]&lt;[.B34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6" calcext:value-type="date">
            <text:p>26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346]-[.B346]+([.C346]&lt;[.B34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27" calcext:value-type="date">
            <text:p>27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10M00S" calcext:value-type="time">
            <text:p>08:10 PM</text:p>
          </table:table-cell>
          <table:table-cell table:formula="of:=([.C347]-[.B347]+([.C347]&lt;[.B347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22-11-27" calcext:value-type="date">
            <text:p>27/11/2022</text:p>
          </table:table-cell>
          <table:table-cell table:style-name="ce35" office:value-type="time" office:time-value="PT21H10M00S" calcext:value-type="time">
            <text:p>09:10 PM</text:p>
          </table:table-cell>
          <table:table-cell table:style-name="ce35" office:value-type="time" office:time-value="PT01H20M00S" calcext:value-type="time">
            <text:p>01:20 AM</text:p>
          </table:table-cell>
          <table:table-cell table:style-name="ce18" table:formula="of:=([.C348]-[.B348]+([.C348]&lt;[.B348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16H00M00S" calcext:value-type="time">
            <text:p>04:0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49]-[.B349]+([.C349]&lt;[.B349]))" office:value-type="time" office:time-value="PT02H45M00S" calcext:value-type="time">
            <text:p>02:45</text:p>
          </table:table-cell>
          <table:table-cell table:style-name="ce101" table:formula="of:=SUM([.D349:.D360])" office:value-type="time" office:time-value="PT50H40M00S" calcext:value-type="time">
            <text:p>50: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21H25M00S" calcext:value-type="time">
            <text:p>09:25 PM</text:p>
          </table:table-cell>
          <table:table-cell table:style-name="ce36" office:value-type="time" office:time-value="PT01H35M00S" calcext:value-type="time">
            <text:p>01:35 AM</text:p>
          </table:table-cell>
          <table:table-cell table:formula="of:=([.C350]-[.B350]+([.C350]&lt;[.B350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9" calcext:value-type="date">
            <text:p>29/11/2022</text:p>
          </table:table-cell>
          <table:table-cell table:style-name="ce36" office:value-type="time" office:time-value="PT14H10M00S" calcext:value-type="time">
            <text:p>02:1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51]-[.B351]+([.C351]&lt;[.B351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1-29" calcext:value-type="date">
            <text:p>29/11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52]-[.B352]+([.C352]&lt;[.B35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353]-[.B353]+([.C353]&lt;[.B353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40M00S" calcext:value-type="time">
            <text:p>01:40 AM</text:p>
          </table:table-cell>
          <table:table-cell table:formula="of:=([.C354]-[.B354]+([.C354]&lt;[.B354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9H40M00S" calcext:value-type="time">
            <text:p>07:40 PM</text:p>
          </table:table-cell>
          <table:table-cell table:formula="of:=([.C355]-[.B355]+([.C355]&lt;[.B355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356]-[.B356]+([.C356]&lt;[.B35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25M00S" calcext:value-type="time">
            <text:p>05:25 PM</text:p>
          </table:table-cell>
          <table:table-cell table:formula="of:=([.C357]-[.B357]+([.C357]&lt;[.B357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45M00S" calcext:value-type="time">
            <text:p>12:45 AM</text:p>
          </table:table-cell>
          <table:table-cell table:formula="of:=([.C358]-[.B358]+([.C358]&lt;[.B3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2-03" calcext:value-type="date">
            <text:p>03/1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05M00S" calcext:value-type="time">
            <text:p>01:05 AM</text:p>
          </table:table-cell>
          <table:table-cell table:formula="of:=([.C359]-[.B359]+([.C359]&lt;[.B359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2-04" calcext:value-type="date">
            <text:p>04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0H25M00S" calcext:value-type="time">
            <text:p>08:25 PM</text:p>
          </table:table-cell>
          <table:table-cell table:formula="of:=([.C360]-[.B360]+([.C360]&lt;[.B360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2-05" calcext:value-type="date">
            <text:p>05/12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361]-[.B361]+([.C361]&lt;[.B361]))" office:value-type="time" office:time-value="PT05H35M00S" calcext:value-type="time">
            <text:p>05:35</text:p>
          </table:table-cell>
          <table:table-cell table:style-name="ce101" table:formula="of:=SUM([.D361:.D373])" office:value-type="time" office:time-value="PT45H40M00S" calcext:value-type="time">
            <text:p>45:40</text:p>
          </table:table-cell>
          <table:table-cell table:number-columns-repeated="1019"/>
        </table:table-row>
        <table:table-row table:style-name="ro1">
          <table:table-cell office:value-type="date" office:date-value="2022-12-05" calcext:value-type="date">
            <text:p>05/12/2022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25M00S" calcext:value-type="time">
            <text:p>01:25 AM</text:p>
          </table:table-cell>
          <table:table-cell table:formula="of:=([.C362]-[.B362]+([.C362]&lt;[.B362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20M00S" calcext:value-type="time">
            <text:p>07:20 PM</text:p>
          </table:table-cell>
          <table:table-cell table:formula="of:=([.C363]-[.B363]+([.C363]&lt;[.B363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5M00S" calcext:value-type="time">
            <text:p>02:05 AM</text:p>
          </table:table-cell>
          <table:table-cell table:formula="of:=([.C364]-[.B364]+([.C364]&lt;[.B364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65]-[.B365]+([.C365]&lt;[.B365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366]-[.B366]+([.C366]&lt;[.B36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67]-[.B367]+([.C367]&lt;[.B367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9H05M00S" calcext:value-type="time">
            <text:p>07:05 PM</text:p>
          </table:table-cell>
          <table:table-cell table:formula="of:=([.C368]-[.B368]+([.C368]&lt;[.B368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40M00S" calcext:value-type="time">
            <text:p>01:40 AM</text:p>
          </table:table-cell>
          <table:table-cell table:formula="of:=([.C369]-[.B369]+([.C369]&lt;[.B36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20M00S" calcext:value-type="time">
            <text:p>07:20 PM</text:p>
          </table:table-cell>
          <table:table-cell table:formula="of:=([.C370]-[.B370]+([.C370]&lt;[.B370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371]-[.B371]+([.C371]&lt;[.B371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45M00S" calcext:value-type="time">
            <text:p>07:45 PM</text:p>
          </table:table-cell>
          <table:table-cell table:formula="of:=([.C372]-[.B372]+([.C372]&lt;[.B37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373]-[.B373]+([.C373]&lt;[.B373]))" office:value-type="time" office:time-value="PT02H20M00S" calcext:value-type="time">
            <text:p>02:20</text:p>
          </table:table-cell>
          <table:table-cell table:number-columns-repeated="4"/>
          <table:table-cell table:style-name="ce117"/>
          <table:table-cell table:number-columns-repeated="1015"/>
        </table:table-row>
        <table:table-row table:style-name="ro1">
          <table:table-cell table:style-name="ce24" office:value-type="date" office:date-value="2022-12-12" calcext:value-type="date">
            <text:p>12/12/2022</text:p>
          </table:table-cell>
          <table:table-cell table:style-name="ce37" office:value-type="time" office:time-value="PT15H20M00S" calcext:value-type="time">
            <text:p>03:20 PM</text:p>
          </table:table-cell>
          <table:table-cell table:style-name="ce37" office:value-type="time" office:time-value="PT19H20M00S" calcext:value-type="time">
            <text:p>07:20 PM</text:p>
          </table:table-cell>
          <table:table-cell table:style-name="ce39" table:formula="of:=([.C374]-[.B374]+([.C374]&lt;[.B374]))" office:value-type="time" office:time-value="PT04H00M00S" calcext:value-type="time">
            <text:p>04:00</text:p>
          </table:table-cell>
          <table:table-cell table:style-name="ce101" table:formula="of:=SUM([.D374:.D382])" office:value-type="time" office:time-value="PT30H05M00S" calcext:value-type="time">
            <text:p>30:05</text:p>
          </table:table-cell>
          <table:table-cell table:number-columns-repeated="3"/>
          <table:table-cell table:style-name="ce117" table:number-columns-repeated="2"/>
          <table:table-cell table:number-columns-repeated="1014"/>
        </table:table-row>
        <table:table-row table:style-name="ro1">
          <table:table-cell office:value-type="date" office:date-value="2022-12-12" calcext:value-type="date">
            <text:p>12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40M00S" calcext:value-type="time">
            <text:p>01:40 AM</text:p>
          </table:table-cell>
          <table:table-cell table:formula="of:=([.C375]-[.B375]+([.C375]&lt;[.B375]))" office:value-type="time" office:time-value="PT03H50M00S" calcext:value-type="time">
            <text:p>03:5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1H30M00S" calcext:value-type="time">
            <text:p>09:30 PM</text:p>
          </table:table-cell>
          <table:table-cell table:formula="of:=([.C376]-[.B376]+([.C376]&lt;[.B376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40M00S" calcext:value-type="time">
            <text:p>01:40 AM</text:p>
          </table:table-cell>
          <table:table-cell table:formula="of:=([.C377]-[.B377]+([.C377]&lt;[.B377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378]-[.B378]+([.C378]&lt;[.B378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379]-[.B379]+([.C379]&lt;[.B379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2-15" calcext:value-type="date">
            <text:p>15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80]-[.B380]+([.C380]&lt;[.B3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17" calcext:value-type="date">
            <text:p>17/12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45M00S" calcext:value-type="time">
            <text:p>12:45 AM</text:p>
          </table:table-cell>
          <table:table-cell table:formula="of:=([.C381]-[.B381]+([.C381]&lt;[.B381]))" office:value-type="time" office:time-value="PT03H30M00S" calcext:value-type="time">
            <text:p>03:30</text:p>
          </table:table-cell>
          <table:table-cell table:style-name="ce115"/>
          <table:table-cell table:number-columns-repeated="1019"/>
        </table:table-row>
        <table:table-row table:style-name="ro1">
          <table:table-cell office:value-type="date" office:date-value="2022-12-18" calcext:value-type="date">
            <text:p>18/12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7H40M00S" calcext:value-type="time">
            <text:p>05:40 PM</text:p>
          </table:table-cell>
          <table:table-cell table:formula="of:=([.C382]-[.B382]+([.C382]&lt;[.B382]))" office:value-type="time" office:time-value="PT01H30M00S" calcext:value-type="time">
            <text:p>01:30</text:p>
          </table:table-cell>
          <table:table-cell table:style-name="ce115"/>
          <table:table-cell table:number-columns-repeated="2"/>
          <table:table-cell table:style-name="ce60"/>
          <table:table-cell/>
          <table:table-cell table:style-name="ce101"/>
          <table:table-cell table:number-columns-repeated="1014"/>
        </table:table-row>
        <table:table-row table:style-name="ro1">
          <table:table-cell table:style-name="ce24" office:value-type="date" office:date-value="2022-12-19" calcext:value-type="date">
            <text:p>19/12/2022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383]-[.B383]+([.C383]&lt;[.B383]))" office:value-type="time" office:time-value="PT02H00M00S" calcext:value-type="time">
            <text:p>02:00</text:p>
          </table:table-cell>
          <table:table-cell table:style-name="ce23" table:formula="of:=SUM([.D383:.D396])" office:value-type="time" office:time-value="PT48H30M00S" calcext:value-type="time">
            <text:p>48:30</text:p>
          </table:table-cell>
          <table:table-cell table:number-columns-repeated="4"/>
          <table:table-cell table:style-name="ce60"/>
          <table:table-cell table:number-columns-repeated="1014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15M00S" calcext:value-type="time">
            <text:p>08:15 PM</text:p>
          </table:table-cell>
          <table:table-cell table:formula="of:=([.C384]-[.B384]+([.C384]&lt;[.B384]))" office:value-type="time" office:time-value="PT05H15M00S" calcext:value-type="time">
            <text:p>05:15</text:p>
          </table:table-cell>
          <table:table-cell table:style-name="ce115"/>
          <table:table-cell table:number-columns-repeated="1019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5M00S" calcext:value-type="time">
            <text:p>01:35 AM</text:p>
          </table:table-cell>
          <table:table-cell table:formula="of:=([.C385]-[.B385]+([.C385]&lt;[.B385]))" office:value-type="time" office:time-value="PT03H45M00S" calcext:value-type="time">
            <text:p>03:45</text:p>
          </table:table-cell>
          <table:table-cell table:style-name="ce115"/>
          <table:table-cell table:number-columns-repeated="1019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0M00S" calcext:value-type="time">
            <text:p>06:30 PM</text:p>
          </table:table-cell>
          <table:table-cell table:formula="of:=([.C386]-[.B386]+([.C386]&lt;[.B38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387]-[.B387]+([.C387]&lt;[.B38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2H15M00S" calcext:value-type="time">
            <text:p>12:15 PM</text:p>
          </table:table-cell>
          <table:table-cell office:value-type="time" office:time-value="PT13H40M00S" calcext:value-type="time">
            <text:p>01:40 PM</text:p>
          </table:table-cell>
          <table:table-cell table:formula="of:=([.C388]-[.B388]+([.C388]&lt;[.B388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30M00S" calcext:value-type="time">
            <text:p>07:30 PM</text:p>
          </table:table-cell>
          <table:table-cell table:formula="of:=([.C389]-[.B389]+([.C389]&lt;[.B38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23H10M00S" calcext:value-type="time">
            <text:p>11:10 PM</text:p>
          </table:table-cell>
          <table:table-cell office:value-type="time" office:time-value="PT01H35M00S" calcext:value-type="time">
            <text:p>01:35 AM</text:p>
          </table:table-cell>
          <table:table-cell table:formula="of:=([.C390]-[.B390]+([.C390]&lt;[.B390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391]-[.B391]+([.C391]&lt;[.B39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35M00S" calcext:value-type="time">
            <text:p>01:35 AM</text:p>
          </table:table-cell>
          <table:table-cell table:formula="of:=([.C392]-[.B392]+([.C392]&lt;[.B392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23" calcext:value-type="date">
            <text:p>23/12/2022</text:p>
          </table:table-cell>
          <table:table-cell table:style-name="ce55" office:value-type="time" office:time-value="PT20H45M00S" calcext:value-type="time">
            <text:p>08:45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3]-[.B393]+([.C393]&lt;[.B393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15H20M00S" calcext:value-type="time">
            <text:p>03:20 PM</text:p>
          </table:table-cell>
          <table:table-cell table:style-name="ce55" office:value-type="time" office:time-value="PT18H55M00S" calcext:value-type="time">
            <text:p>06:55 PM</text:p>
          </table:table-cell>
          <table:table-cell table:formula="of:=([.C394]-[.B394]+([.C394]&lt;[.B394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22H50M00S" calcext:value-type="time">
            <text:p>10:50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5]-[.B395]+([.C395]&lt;[.B395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2-12-25" calcext:value-type="date">
            <text:p>25/12/2022</text:p>
          </table:table-cell>
          <table:table-cell table:style-name="ce38" office:value-type="time" office:time-value="PT15H15M00S" calcext:value-type="time">
            <text:p>03:15 PM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47" table:formula="of:=([.C396]-[.B396]+([.C396]&lt;[.B396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table:style-name="ce55" office:value-type="time" office:time-value="PT00H40M00S" calcext:value-type="time">
            <text:p>12:40 AM</text:p>
          </table:table-cell>
          <table:table-cell table:style-name="ce55" office:value-type="time" office:time-value="PT02H05M00S" calcext:value-type="time">
            <text:p>02:05 AM</text:p>
          </table:table-cell>
          <table:table-cell table:formula="of:=([.C397]-[.B397]+([.C397]&lt;[.B397]))" office:value-type="time" office:time-value="PT01H25M00S" calcext:value-type="time">
            <text:p>01:25</text:p>
          </table:table-cell>
          <table:table-cell table:style-name="ce101" table:formula="of:=SUM([.D397:.D399])" office:value-type="time" office:time-value="PT08H35M00S" calcext:value-type="time">
            <text:p>08:35</text:p>
          </table:table-cell>
          <table:table-cell table:number-columns-repeated="1019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9H30M00S" calcext:value-type="time">
            <text:p>07:30 PM</text:p>
          </table:table-cell>
          <table:table-cell table:formula="of:=([.C398]-[.B398]+([.C398]&lt;[.B39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0H00M00S" calcext:value-type="time">
            <text:p>12:00 AM</text:p>
          </table:table-cell>
          <table:table-cell table:formula="of:=([.C399]-[.B399]+([.C399]&lt;[.B39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09" calcext:value-type="date">
            <text:p>09/01/2023</text:p>
          </table:table-cell>
          <table:table-cell table:style-name="ce37" office:value-type="time" office:time-value="PT14H25M00S" calcext:value-type="time">
            <text:p>02:25 PM</text:p>
          </table:table-cell>
          <table:table-cell table:style-name="ce37" office:value-type="time" office:time-value="PT18H55M00S" calcext:value-type="time">
            <text:p>06:55 PM</text:p>
          </table:table-cell>
          <table:table-cell table:style-name="ce39" table:formula="of:=([.C400]-[.B400]+([.C400]&lt;[.B400]))" office:value-type="time" office:time-value="PT04H30M00S" calcext:value-type="time">
            <text:p>04:30</text:p>
          </table:table-cell>
          <table:table-cell table:style-name="ce101" table:formula="of:=SUM([.D400:.D409])" office:value-type="time" office:time-value="PT35H05M00S" calcext:value-type="time">
            <text:p>35:05</text:p>
          </table:table-cell>
          <table:table-cell table:number-columns-repeated="1019"/>
        </table:table-row>
        <table:table-row table:style-name="ro1">
          <table:table-cell office:value-type="date" office:date-value="2023-01-09" calcext:value-type="date">
            <text:p>09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401]-[.B401]+([.C401]&lt;[.B401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50M00S" calcext:value-type="time">
            <text:p>06:50 PM</text:p>
          </table:table-cell>
          <table:table-cell table:formula="of:=([.C402]-[.B402]+([.C402]&lt;[.B402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403]-[.B403]+([.C403]&lt;[.B40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04]-[.B404]+([.C404]&lt;[.B404]))" office:value-type="time" office:time-value="PT03H00M00S" calcext:value-type="time">
            <text:p>03:00</text:p>
          </table:table-cell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40M00S" calcext:value-type="time">
            <text:p>01:40 AM</text:p>
          </table:table-cell>
          <table:table-cell table:formula="of:=([.C405]-[.B405]+([.C405]&lt;[.B405]))" office:value-type="time" office:time-value="PT05H25M00S" calcext:value-type="time">
            <text:p>05:25</text:p>
          </table:table-cell>
          <table:table-cell table:number-columns-repeated="3"/>
          <table:table-cell table:style-name="ce55"/>
          <table:table-cell table:number-columns-repeated="1016"/>
        </table:table-row>
        <table:table-row table:style-name="ro1">
          <table:table-cell office:value-type="date" office:date-value="2023-01-12" calcext:value-type="date">
            <text:p>12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06]-[.B406]+([.C406]&lt;[.B40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407]-[.B407]+([.C407]&lt;[.B40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22H25M00S" calcext:value-type="time">
            <text:p>10:25 PM</text:p>
          </table:table-cell>
          <table:table-cell office:value-type="time" office:time-value="PT01H30M00S" calcext:value-type="time">
            <text:p>01:30 AM</text:p>
          </table:table-cell>
          <table:table-cell table:formula="of:=([.C408]-[.B408]+([.C408]&lt;[.B408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4" calcext:value-type="date">
            <text:p>14/0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409]-[.B409]+([.C409]&lt;[.B409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16" calcext:value-type="date">
            <text:p>16/01/2023</text:p>
          </table:table-cell>
          <table:table-cell table:style-name="ce37" office:value-type="time" office:time-value="PT15H25M00S" calcext:value-type="time">
            <text:p>03:25 PM</text:p>
          </table:table-cell>
          <table:table-cell table:style-name="ce37" office:value-type="time" office:time-value="PT19H45M00S" calcext:value-type="time">
            <text:p>07:45 PM</text:p>
          </table:table-cell>
          <table:table-cell table:style-name="ce39" table:formula="of:=([.C410]-[.B410]+([.C410]&lt;[.B410]))" office:value-type="time" office:time-value="PT04H20M00S" calcext:value-type="time">
            <text:p>04:20</text:p>
          </table:table-cell>
          <table:table-cell table:style-name="ce101" table:formula="of:=SUM([.D410:.D421])" office:value-type="time" office:time-value="PT46H00M00S" calcext:value-type="time">
            <text:p>46:00</text:p>
          </table:table-cell>
          <table:table-cell table:number-columns-repeated="1019"/>
        </table:table-row>
        <table:table-row table:style-name="ro1">
          <table:table-cell office:value-type="date" office:date-value="2023-01-16" calcext:value-type="date">
            <text:p>16/0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45M00S" calcext:value-type="time">
            <text:p>01:45 AM</text:p>
          </table:table-cell>
          <table:table-cell table:formula="of:=([.C411]-[.B411]+([.C411]&lt;[.B411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05M00S" calcext:value-type="time">
            <text:p>07:05 PM</text:p>
          </table:table-cell>
          <table:table-cell table:formula="of:=([.C412]-[.B412]+([.C412]&lt;[.B412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15M00S" calcext:value-type="time">
            <text:p>01:15 AM</text:p>
          </table:table-cell>
          <table:table-cell table:formula="of:=([.C413]-[.B413]+([.C413]&lt;[.B413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00M00S" calcext:value-type="time">
            <text:p>07:00 PM</text:p>
          </table:table-cell>
          <table:table-cell table:formula="of:=([.C414]-[.B414]+([.C414]&lt;[.B414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0M00S" calcext:value-type="time">
            <text:p>01:40 AM</text:p>
          </table:table-cell>
          <table:table-cell table:formula="of:=([.C415]-[.B415]+([.C415]&lt;[.B41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9" calcext:value-type="date">
            <text:p>19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16]-[.B416]+([.C416]&lt;[.B41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16H05M00S" calcext:value-type="time">
            <text:p>04:05 PM</text:p>
          </table:table-cell>
          <table:table-cell office:value-type="time" office:time-value="PT18H00M00S" calcext:value-type="time">
            <text:p>06:00 PM</text:p>
          </table:table-cell>
          <table:table-cell table:formula="of:=([.C417]-[.B417]+([.C417]&lt;[.B417]))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25M00S" calcext:value-type="time">
            <text:p>02:25 AM</text:p>
          </table:table-cell>
          <table:table-cell table:formula="of:=([.C418]-[.B418]+([.C418]&lt;[.B418]))" office:value-type="time" office:time-value="PT05H40M00S" calcext:value-type="time">
            <text:p>05:4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19]-[.B419]+([.C419]&lt;[.B41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5M00S" calcext:value-type="time">
            <text:p>01:35 AM</text:p>
          </table:table-cell>
          <table:table-cell table:formula="of:=([.C420]-[.B420]+([.C420]&lt;[.B420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1-22" calcext:value-type="date">
            <text:p>22/01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00M00S" calcext:value-type="time">
            <text:p>06:00 PM</text:p>
          </table:table-cell>
          <table:table-cell table:formula="of:=([.C421]-[.B421]+([.C421]&lt;[.B421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23" calcext:value-type="date">
            <text:p>23/01/2023</text:p>
          </table:table-cell>
          <table:table-cell table:style-name="ce37" office:value-type="time" office:time-value="PT16H30M00S" calcext:value-type="time">
            <text:p>04:30 PM</text:p>
          </table:table-cell>
          <table:table-cell table:style-name="ce37" office:value-type="time" office:time-value="PT18H00M00S" calcext:value-type="time">
            <text:p>06:00 PM</text:p>
          </table:table-cell>
          <table:table-cell table:style-name="ce39" table:formula="of:=([.C422]-[.B422]+([.C422]&lt;[.B422]))" office:value-type="time" office:time-value="PT01H30M00S" calcext:value-type="time">
            <text:p>01:30</text:p>
          </table:table-cell>
          <table:table-cell table:style-name="ce101" table:formula="of:=SUM([.D422:.D431])" office:value-type="time" office:time-value="PT36H30M00S" calcext:value-type="time">
            <text:p>36:30</text:p>
          </table:table-cell>
          <table:table-cell table:number-columns-repeated="1019"/>
        </table:table-row>
        <table:table-row table:style-name="ro1">
          <table:table-cell office:value-type="date" office:date-value="2023-01-23" calcext:value-type="date">
            <text:p>23/01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15M00S" calcext:value-type="time">
            <text:p>01:15 AM</text:p>
          </table:table-cell>
          <table:table-cell table:formula="of:=([.C423]-[.B423]+([.C423]&lt;[.B42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00M00S" calcext:value-type="time">
            <text:p>05:00 PM</text:p>
          </table:table-cell>
          <table:table-cell table:formula="of:=([.C424]-[.B424]+([.C424]&lt;[.B42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40M00S" calcext:value-type="time">
            <text:p>01:40 AM</text:p>
          </table:table-cell>
          <table:table-cell table:formula="of:=([.C425]-[.B425]+([.C425]&lt;[.B425]))" office:value-type="time" office:time-value="PT05H55M00S" calcext:value-type="time">
            <text:p>05:55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26]-[.B426]+([.C426]&lt;[.B42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50M00S" calcext:value-type="time">
            <text:p>01:50 AM</text:p>
          </table:table-cell>
          <table:table-cell table:formula="of:=([.C427]-[.B427]+([.C427]&lt;[.B4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6" calcext:value-type="date">
            <text:p>26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28]-[.B428]+([.C428]&lt;[.B428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7" calcext:value-type="date">
            <text:p>27/01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45M00S" calcext:value-type="time">
            <text:p>01:45 AM</text:p>
          </table:table-cell>
          <table:table-cell table:formula="of:=([.C429]-[.B429]+([.C429]&lt;[.B42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8" calcext:value-type="date">
            <text:p>28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30]-[.B430]+([.C430]&lt;[.B430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9" calcext:value-type="date">
            <text:p>29/0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20H00M00S" calcext:value-type="time">
            <text:p>08:00 PM</text:p>
          </table:table-cell>
          <table:table-cell table:formula="of:=([.C431]-[.B431]+([.C431]&lt;[.B431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30" calcext:value-type="date">
            <text:p>30/01/2023</text:p>
          </table:table-cell>
          <table:table-cell table:style-name="ce37" office:value-type="time" office:time-value="PT14H35M00S" calcext:value-type="time">
            <text:p>02:35 PM</text:p>
          </table:table-cell>
          <table:table-cell table:style-name="ce37" office:value-type="time" office:time-value="PT20H00M00S" calcext:value-type="time">
            <text:p>08:00 PM</text:p>
          </table:table-cell>
          <table:table-cell table:style-name="ce39" table:formula="of:=([.C432]-[.B432]+([.C432]&lt;[.B432]))" office:value-type="time" office:time-value="PT05H25M00S" calcext:value-type="time">
            <text:p>05:25</text:p>
          </table:table-cell>
          <table:table-cell table:style-name="ce101" table:formula="of:=SUM([.D432:.D440])" office:value-type="time" office:time-value="PT34H35M00S" calcext:value-type="time">
            <text:p>34:35</text:p>
          </table:table-cell>
          <table:table-cell table:number-columns-repeated="1019"/>
        </table:table-row>
        <table:table-row table:style-name="ro1">
          <table:table-cell office:value-type="date" office:date-value="2023-01-30" calcext:value-type="date">
            <text:p>30/01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1H50M00S" calcext:value-type="time">
            <text:p>01:50 AM</text:p>
          </table:table-cell>
          <table:table-cell table:formula="of:=([.C433]-[.B433]+([.C433]&lt;[.B43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30M00S" calcext:value-type="time">
            <text:p>05:30 PM</text:p>
          </table:table-cell>
          <table:table-cell table:formula="of:=([.C434]-[.B434]+([.C434]&lt;[.B434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0M00S" calcext:value-type="time">
            <text:p>01:40 AM</text:p>
          </table:table-cell>
          <table:table-cell table:formula="of:=([.C435]-[.B435]+([.C435]&lt;[.B435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36]-[.B436]+([.C436]&lt;[.B436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40M00S" calcext:value-type="time">
            <text:p>01:40 AM</text:p>
          </table:table-cell>
          <table:table-cell table:formula="of:=([.C437]-[.B437]+([.C437]&lt;[.B43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3" calcext:value-type="date">
            <text:p>03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25M00S" calcext:value-type="time">
            <text:p>01:25 AM</text:p>
          </table:table-cell>
          <table:table-cell table:formula="of:=([.C438]-[.B438]+([.C438]&lt;[.B438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1H00M00S" calcext:value-type="time">
            <text:p>09:00 PM</text:p>
          </table:table-cell>
          <table:table-cell table:formula="of:=([.C439]-[.B439]+([.C439]&lt;[.B439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3-02-04" calcext:value-type="date">
            <text:p>04/02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2H00M00S" calcext:value-type="time">
            <text:p>02:00 AM</text:p>
          </table:table-cell>
          <table:table-cell table:formula="of:=([.C440]-[.B440]+([.C440]&lt;[.B44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06" calcext:value-type="date">
            <text:p>06/02/2023</text:p>
          </table:table-cell>
          <table:table-cell table:style-name="ce37" office:value-type="time" office:time-value="PT00H40M00S" calcext:value-type="time">
            <text:p>12:40 AM</text:p>
          </table:table-cell>
          <table:table-cell table:style-name="ce37" office:value-type="time" office:time-value="PT01H30M00S" calcext:value-type="time">
            <text:p>01:30 AM</text:p>
          </table:table-cell>
          <table:table-cell table:style-name="ce39" table:formula="of:=([.C441]-[.B441]+([.C441]&lt;[.B441]))" office:value-type="time" office:time-value="PT00H50M00S" calcext:value-type="time">
            <text:p>00:50</text:p>
          </table:table-cell>
          <table:table-cell table:style-name="ce101" table:formula="of:=SUM([.D441:.D452])" office:value-type="time" office:time-value="PT38H15M00S" calcext:value-type="time">
            <text:p>38:15</text:p>
          </table:table-cell>
          <table:table-cell table:number-columns-repeated="1019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20H00M00S" calcext:value-type="time">
            <text:p>08:00 PM</text:p>
          </table:table-cell>
          <table:table-cell table:formula="of:=([.C442]-[.B442]+([.C442]&lt;[.B44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02-06" calcext:value-type="date">
            <text:p>06/0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10M00S" calcext:value-type="time">
            <text:p>01:10 AM</text:p>
          </table:table-cell>
          <table:table-cell table:formula="of:=([.C443]-[.B443]+([.C443]&lt;[.B443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20M00S" calcext:value-type="time">
            <text:p>07:20 PM</text:p>
          </table:table-cell>
          <table:table-cell table:formula="of:=([.C444]-[.B444]+([.C444]&lt;[.B444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07" calcext:value-type="date">
            <text:p>07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5M00S" calcext:value-type="time">
            <text:p>01:25 AM</text:p>
          </table:table-cell>
          <table:table-cell table:formula="of:=([.C445]-[.B445]+([.C445]&lt;[.B44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20M00S" calcext:value-type="time">
            <text:p>07:20 PM</text:p>
          </table:table-cell>
          <table:table-cell table:formula="of:=([.C446]-[.B446]+([.C446]&lt;[.B44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2-08" calcext:value-type="date">
            <text:p>08/02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10M00S" calcext:value-type="time">
            <text:p>01:10 AM</text:p>
          </table:table-cell>
          <table:table-cell table:formula="of:=([.C447]-[.B447]+([.C447]&lt;[.B447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2-09" calcext:value-type="date">
            <text:p>0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448]-[.B448]+([.C448]&lt;[.B448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10" calcext:value-type="date">
            <text:p>10/02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8H00M00S" calcext:value-type="time">
            <text:p>06:00 PM</text:p>
          </table:table-cell>
          <table:table-cell table:formula="of:=([.C449]-[.B449]+([.C449]&lt;[.B449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2-11" calcext:value-type="date">
            <text:p>11/02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450]-[.B450]+([.C450]&lt;[.B450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30M00S" calcext:value-type="time">
            <text:p>05:30 PM</text:p>
          </table:table-cell>
          <table:table-cell table:formula="of:=([.C451]-[.B451]+([.C451]&lt;[.B451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2-12" calcext:value-type="date">
            <text:p>12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30M00S" calcext:value-type="time">
            <text:p>01:30 AM</text:p>
          </table:table-cell>
          <table:table-cell table:formula="of:=([.C452]-[.B452]+([.C452]&lt;[.B452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13" calcext:value-type="date">
            <text:p>13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8H30M00S" calcext:value-type="time">
            <text:p>06:30 PM</text:p>
          </table:table-cell>
          <table:table-cell table:style-name="ce39" table:formula="of:=([.C453]-[.B453]+([.C453]&lt;[.B453]))" office:value-type="time" office:time-value="PT03H30M00S" calcext:value-type="time">
            <text:p>03:30</text:p>
          </table:table-cell>
          <table:table-cell table:style-name="ce101" table:formula="of:=SUM([.D453:.D462])" office:value-type="time" office:time-value="PT36H55M00S" calcext:value-type="time">
            <text:p>36:55</text:p>
          </table:table-cell>
          <table:table-cell table:number-columns-repeated="1019"/>
        </table:table-row>
        <table:table-row table:style-name="ro1">
          <table:table-cell office:value-type="date" office:date-value="2023-02-13" calcext:value-type="date">
            <text:p>13/02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35M00S" calcext:value-type="time">
            <text:p>01:35 AM</text:p>
          </table:table-cell>
          <table:table-cell table:formula="of:=([.C454]-[.B454]+([.C454]&lt;[.B454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10M00S" calcext:value-type="time">
            <text:p>07:10 PM</text:p>
          </table:table-cell>
          <table:table-cell table:formula="of:=([.C455]-[.B455]+([.C455]&lt;[.B455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2-14" calcext:value-type="date">
            <text:p>14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05M00S" calcext:value-type="time">
            <text:p>01:05 AM</text:p>
          </table:table-cell>
          <table:table-cell table:formula="of:=([.C456]-[.B456]+([.C456]&lt;[.B456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457]-[.B457]+([.C457]&lt;[.B457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5" calcext:value-type="date">
            <text:p>15/02/2023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5M00S" calcext:value-type="time">
            <text:p>01:35 AM</text:p>
          </table:table-cell>
          <table:table-cell table:formula="of:=([.C458]-[.B458]+([.C458]&lt;[.B4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2-16" calcext:value-type="date">
            <text:p>16/02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59]-[.B459]+([.C459]&lt;[.B459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2-17" calcext:value-type="date">
            <text:p>17/02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460]-[.B460]+([.C460]&lt;[.B46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15M00S" calcext:value-type="time">
            <text:p>06:15 PM</text:p>
          </table:table-cell>
          <table:table-cell table:formula="of:=([.C461]-[.B461]+([.C461]&lt;[.B461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19" calcext:value-type="date">
            <text:p>19/02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22H00M00S" calcext:value-type="time">
            <text:p>10:00 PM</text:p>
          </table:table-cell>
          <table:table-cell table:formula="of:=([.C462]-[.B462]+([.C462]&lt;[.B46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0" calcext:value-type="date">
            <text:p>20/02/2023</text:p>
          </table:table-cell>
          <table:table-cell table:style-name="ce37" office:value-type="time" office:time-value="PT14H45M00S" calcext:value-type="time">
            <text:p>02:45 PM</text:p>
          </table:table-cell>
          <table:table-cell table:style-name="ce37" office:value-type="time" office:time-value="PT20H30M00S" calcext:value-type="time">
            <text:p>08:30 PM</text:p>
          </table:table-cell>
          <table:table-cell table:style-name="ce39" table:formula="of:=([.C463]-[.B463]+([.C463]&lt;[.B463]))" office:value-type="time" office:time-value="PT05H45M00S" calcext:value-type="time">
            <text:p>05:45</text:p>
          </table:table-cell>
          <table:table-cell table:style-name="ce101" table:formula="of:=SUM([.D463:.D471])" office:value-type="time" office:time-value="PT30H00M00S" calcext:value-type="time">
            <text:p>30:00</text:p>
          </table:table-cell>
          <table:table-cell table:number-columns-repeated="1019"/>
        </table:table-row>
        <table:table-row table:style-name="ro1">
          <table:table-cell office:value-type="date" office:date-value="2023-02-20" calcext:value-type="date">
            <text:p>20/02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0M00S" calcext:value-type="time">
            <text:p>01:20 AM</text:p>
          </table:table-cell>
          <table:table-cell table:formula="of:=([.C464]-[.B464]+([.C464]&lt;[.B46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30M00S" calcext:value-type="time">
            <text:p>06:30 PM</text:p>
          </table:table-cell>
          <table:table-cell table:formula="of:=([.C465]-[.B465]+([.C465]&lt;[.B46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2-21" calcext:value-type="date">
            <text:p>21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22H00M00S" calcext:value-type="time">
            <text:p>10:00 PM</text:p>
          </table:table-cell>
          <table:table-cell table:formula="of:=([.C466]-[.B466]+([.C466]&lt;[.B466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67]-[.B467]+([.C467]&lt;[.B467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2-22" calcext:value-type="date">
            <text:p>22/02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30M00S" calcext:value-type="time">
            <text:p>01:30 AM</text:p>
          </table:table-cell>
          <table:table-cell table:formula="of:=([.C468]-[.B468]+([.C468]&lt;[.B46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2-23" calcext:value-type="date">
            <text:p>23/02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469]-[.B469]+([.C469]&lt;[.B469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00M00S" calcext:value-type="time">
            <text:p>06:00 PM</text:p>
          </table:table-cell>
          <table:table-cell table:formula="of:=([.C470]-[.B470]+([.C470]&lt;[.B470]))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1">
          <table:table-cell office:value-type="date" office:date-value="2023-02-24" calcext:value-type="date">
            <text:p>24/02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471]-[.B471]+([.C471]&lt;[.B47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2-27" calcext:value-type="date">
            <text:p>27/02/2023</text:p>
          </table:table-cell>
          <table:table-cell table:style-name="ce37" office:value-type="time" office:time-value="PT15H00M00S" calcext:value-type="time">
            <text:p>03:00 PM</text:p>
          </table:table-cell>
          <table:table-cell table:style-name="ce37" office:value-type="time" office:time-value="PT19H40M00S" calcext:value-type="time">
            <text:p>07:40 PM</text:p>
          </table:table-cell>
          <table:table-cell table:style-name="ce39" table:formula="of:=([.C472]-[.B472]+([.C472]&lt;[.B472]))" office:value-type="time" office:time-value="PT04H40M00S" calcext:value-type="time">
            <text:p>04:40</text:p>
          </table:table-cell>
          <table:table-cell table:style-name="ce101" table:formula="of:=SUM([.D472:.D480])" office:value-type="time" office:time-value="PT30H05M00S" calcext:value-type="time">
            <text:p>30:05</text:p>
          </table:table-cell>
          <table:table-cell table:number-columns-repeated="1019"/>
        </table:table-row>
        <table:table-row table:style-name="ro1">
          <table:table-cell office:value-type="date" office:date-value="2023-02-27" calcext:value-type="date">
            <text:p>27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473]-[.B473]+([.C473]&lt;[.B473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13H45M00S" calcext:value-type="time">
            <text:p>01:45 PM</text:p>
          </table:table-cell>
          <table:table-cell office:value-type="time" office:time-value="PT18H00M00S" calcext:value-type="time">
            <text:p>06:00 PM</text:p>
          </table:table-cell>
          <table:table-cell table:formula="of:=([.C474]-[.B474]+([.C474]&lt;[.B474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2-28" calcext:value-type="date">
            <text:p>28/02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75]-[.B475]+([.C475]&lt;[.B475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20H15M00S" calcext:value-type="time">
            <text:p>08:15 PM</text:p>
          </table:table-cell>
          <table:table-cell table:formula="of:=([.C476]-[.B476]+([.C476]&lt;[.B476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3-03-01" calcext:value-type="date">
            <text:p>01/03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00M00S" calcext:value-type="time">
            <text:p>01:00 AM</text:p>
          </table:table-cell>
          <table:table-cell table:formula="of:=([.C477]-[.B477]+([.C477]&lt;[.B477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3-02" calcext:value-type="date">
            <text:p>02/03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6H30M00S" calcext:value-type="time">
            <text:p>04:30 PM</text:p>
          </table:table-cell>
          <table:table-cell table:formula="of:=([.C478]-[.B478]+([.C478]&lt;[.B478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79]-[.B479]+([.C479]&lt;[.B47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5" calcext:value-type="date">
            <text:p>05/03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480]-[.B480]+([.C480]&lt;[.B480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3-06" calcext:value-type="date">
            <text:p>06/03/2023</text:p>
          </table:table-cell>
          <table:table-cell table:style-name="ce37" office:value-type="time" office:time-value="PT15H15M00S" calcext:value-type="time">
            <text:p>03:15 PM</text:p>
          </table:table-cell>
          <table:table-cell table:style-name="ce37" office:value-type="time" office:time-value="PT19H30M00S" calcext:value-type="time">
            <text:p>07:30 PM</text:p>
          </table:table-cell>
          <table:table-cell table:style-name="ce39" table:formula="of:=([.C481]-[.B481]+([.C481]&lt;[.B481]))" office:value-type="time" office:time-value="PT04H15M00S" calcext:value-type="time">
            <text:p>04:15</text:p>
          </table:table-cell>
          <table:table-cell table:style-name="ce101" table:formula="of:=SUM([.D481:.D493])" office:value-type="time" office:time-value="PT39H35M00S" calcext:value-type="time">
            <text:p>39:35</text:p>
          </table:table-cell>
          <table:table-cell table:number-columns-repeated="1019"/>
        </table:table-row>
        <table:table-row table:style-name="ro1">
          <table:table-cell office:value-type="date" office:date-value="2023-03-06" calcext:value-type="date">
            <text:p>06/03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482]-[.B482]+([.C482]&lt;[.B482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483]-[.B483]+([.C483]&lt;[.B483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03-07" calcext:value-type="date">
            <text:p>07/03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0M00S" calcext:value-type="time">
            <text:p>01:30 AM</text:p>
          </table:table-cell>
          <table:table-cell table:formula="of:=([.C484]-[.B484]+([.C484]&lt;[.B484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10M00S" calcext:value-type="time">
            <text:p>06:10 PM</text:p>
          </table:table-cell>
          <table:table-cell table:formula="of:=([.C485]-[.B485]+([.C485]&lt;[.B485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3-08" calcext:value-type="date">
            <text:p>08/03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12:00 AM</text:p>
          </table:table-cell>
          <table:table-cell table:formula="of:=([.C486]-[.B486]+([.C486]&lt;[.B48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3-09" calcext:value-type="date">
            <text:p>0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6H00M00S" calcext:value-type="time">
            <text:p>04:00 PM</text:p>
          </table:table-cell>
          <table:table-cell table:formula="of:=([.C487]-[.B487]+([.C487]&lt;[.B487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5M00S" calcext:value-type="time">
            <text:p>06:15 PM</text:p>
          </table:table-cell>
          <table:table-cell table:formula="of:=([.C488]-[.B488]+([.C488]&lt;[.B488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3-10" calcext:value-type="date">
            <text:p>10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489]-[.B489]+([.C489]&lt;[.B489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00M00S" calcext:value-type="time">
            <text:p>07:00 PM</text:p>
          </table:table-cell>
          <table:table-cell table:formula="of:=([.C490]-[.B490]+([.C490]&lt;[.B49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1" calcext:value-type="date">
            <text:p>11/03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491]-[.B491]+([.C491]&lt;[.B491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2" calcext:value-type="date">
            <text:p>12/03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492]-[.B492]+([.C492]&lt;[.B492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3-03-12" calcext:value-type="date">
            <text:p>12/03/2023</text:p>
          </table:table-cell>
          <table:table-cell table:style-name="ce45" office:value-type="time" office:time-value="PT20H30M00S" calcext:value-type="time">
            <text:p>08:30 PM</text:p>
          </table:table-cell>
          <table:table-cell table:style-name="ce45" office:value-type="time" office:time-value="PT01H50M00S" calcext:value-type="time">
            <text:p>01:50 AM</text:p>
          </table:table-cell>
          <table:table-cell table:style-name="ce47" table:formula="of:=([.C493]-[.B493]+([.C493]&lt;[.B493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494]-[.B494]+([.C494]&lt;[.B494]))" office:value-type="time" office:time-value="PT04H15M00S" calcext:value-type="time">
            <text:p>04:15</text:p>
          </table:table-cell>
          <table:table-cell table:style-name="ce101" table:formula="of:=SUM([.D494:.D504])" office:value-type="time" office:time-value="PT27H55M00S" calcext:value-type="time">
            <text:p>27:55</text:p>
          </table:table-cell>
          <table:table-cell table:number-columns-repeated="1019"/>
        </table:table-row>
        <table:table-row table:style-name="ro1">
          <table:table-cell office:value-type="date" office:date-value="2023-03-13" calcext:value-type="date">
            <text:p>13/03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00M00S" calcext:value-type="time">
            <text:p>01:00 AM</text:p>
          </table:table-cell>
          <table:table-cell table:formula="of:=([.C495]-[.B495]+([.C495]&lt;[.B495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496]-[.B496]+([.C496]&lt;[.B496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3-14" calcext:value-type="date">
            <text:p>14/03/2023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00M00S" calcext:value-type="time">
            <text:p>01:00 AM</text:p>
          </table:table-cell>
          <table:table-cell table:formula="of:=([.C497]-[.B497]+([.C497]&lt;[.B497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20H00M00S" calcext:value-type="time">
            <text:p>08:00 PM</text:p>
          </table:table-cell>
          <table:table-cell table:formula="of:=([.C498]-[.B498]+([.C498]&lt;[.B498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3-15" calcext:value-type="date">
            <text:p>15/03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99]-[.B499]+([.C499]&lt;[.B499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6" calcext:value-type="date">
            <text:p>16/03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500]-[.B500]+([.C500]&lt;[.B500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00H30M00S" calcext:value-type="time">
            <text:p>12:30 AM</text:p>
          </table:table-cell>
          <table:table-cell office:value-type="time" office:time-value="PT01H00M00S" calcext:value-type="time">
            <text:p>01:00 AM</text:p>
          </table:table-cell>
          <table:table-cell table:formula="of:=([.C501]-[.B501]+([.C501]&lt;[.B501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8H00M00S" calcext:value-type="time">
            <text:p>06:00 PM</text:p>
          </table:table-cell>
          <table:table-cell table:formula="of:=([.C502]-[.B502]+([.C502]&lt;[.B50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3-17" calcext:value-type="date">
            <text:p>17/03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30M00S" calcext:value-type="time">
            <text:p>12:30 AM</text:p>
          </table:table-cell>
          <table:table-cell table:formula="of:=([.C503]-[.B503]+([.C503]&lt;[.B503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3-19" calcext:value-type="date">
            <text:p>19/03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35M00S" calcext:value-type="time">
            <text:p>06:35 PM</text:p>
          </table:table-cell>
          <table:table-cell table:formula="of:=([.C504]-[.B504]+([.C504]&lt;[.B504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0" calcext:value-type="date">
            <text:p>20/03/2023</text:p>
          </table:table-cell>
          <table:table-cell table:style-name="ce49" office:value-type="time" office:time-value="PT13H50M00S" calcext:value-type="time">
            <text:p>01:5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505]-[.B505]+([.C505]&lt;[.B505]))" office:value-type="time" office:time-value="PT04H10M00S" calcext:value-type="time">
            <text:p>04:10</text:p>
          </table:table-cell>
          <table:table-cell table:style-name="ce101" table:formula="of:=SUM([.D505:.D512])" office:value-type="time" office:time-value="PT27H10M00S" calcext:value-type="time">
            <text:p>27:10</text:p>
          </table:table-cell>
          <table:table-cell table:number-columns-repeated="1019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45M00S" calcext:value-type="time">
            <text:p>06:45 PM</text:p>
          </table:table-cell>
          <table:table-cell table:formula="of:=([.C506]-[.B506]+([.C506]&lt;[.B506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3-03-21" calcext:value-type="date">
            <text:p>21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20M00S" calcext:value-type="time">
            <text:p>01:20 AM</text:p>
          </table:table-cell>
          <table:table-cell table:formula="of:=([.C507]-[.B507]+([.C507]&lt;[.B507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40M00S" calcext:value-type="time">
            <text:p>06:40 PM</text:p>
          </table:table-cell>
          <table:table-cell table:formula="of:=([.C508]-[.B508]+([.C508]&lt;[.B508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3-22" calcext:value-type="date">
            <text:p>22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10M00S" calcext:value-type="time">
            <text:p>01:10 AM</text:p>
          </table:table-cell>
          <table:table-cell table:formula="of:=([.C509]-[.B509]+([.C509]&lt;[.B509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3-25" calcext:value-type="date">
            <text:p>25/03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510]-[.B510]+([.C510]&lt;[.B510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3-25" calcext:value-type="date">
            <text:p>25/03/2023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10M00S" calcext:value-type="time">
            <text:p>01:10 AM</text:p>
          </table:table-cell>
          <table:table-cell table:formula="of:=([.C511]-[.B511]+([.C511]&lt;[.B511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3-03-26" calcext:value-type="date">
            <text:p>26/03/2023</text:p>
          </table:table-cell>
          <table:table-cell table:style-name="ce45" office:value-type="time" office:time-value="PT16H10M00S" calcext:value-type="time">
            <text:p>04:10 PM</text:p>
          </table:table-cell>
          <table:table-cell table:style-name="ce45" office:value-type="time" office:time-value="PT18H00M00S" calcext:value-type="time">
            <text:p>06:00 PM</text:p>
          </table:table-cell>
          <table:table-cell table:style-name="ce47" table:formula="of:=([.C512]-[.B512]+([.C512]&lt;[.B512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03-27" calcext:value-type="date">
            <text:p>27/03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15M00S" calcext:value-type="time">
            <text:p>08:15 PM</text:p>
          </table:table-cell>
          <table:table-cell table:formula="of:=([.C513]-[.B513]+([.C513]&lt;[.B513]))" office:value-type="time" office:time-value="PT04H55M00S" calcext:value-type="time">
            <text:p>04:55</text:p>
          </table:table-cell>
          <table:table-cell table:style-name="ce101" table:formula="of:=SUM([.D513:.D522])" office:value-type="time" office:time-value="PT33H45M00S" calcext:value-type="time">
            <text:p>33:45</text:p>
          </table:table-cell>
          <table:table-cell table:number-columns-repeated="1019"/>
        </table:table-row>
        <table:table-row table:style-name="ro1">
          <table:table-cell office:value-type="date" office:date-value="2023-03-27" calcext:value-type="date">
            <text:p>27/03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30M00S" calcext:value-type="time">
            <text:p>01:30 AM</text:p>
          </table:table-cell>
          <table:table-cell table:formula="of:=([.C514]-[.B514]+([.C514]&lt;[.B514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3-28" calcext:value-type="date">
            <text:p>28/03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10M00S" calcext:value-type="time">
            <text:p>07:10 PM</text:p>
          </table:table-cell>
          <table:table-cell table:formula="of:=([.C515]-[.B515]+([.C515]&lt;[.B515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3-28" calcext:value-type="date">
            <text:p>28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50M00S" calcext:value-type="time">
            <text:p>12:50 AM</text:p>
          </table:table-cell>
          <table:table-cell table:formula="of:=([.C516]-[.B516]+([.C516]&lt;[.B51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3-29" calcext:value-type="date">
            <text:p>29/03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40M00S" calcext:value-type="time">
            <text:p>12:40 AM</text:p>
          </table:table-cell>
          <table:table-cell table:formula="of:=([.C517]-[.B517]+([.C517]&lt;[.B517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3-30" calcext:value-type="date">
            <text:p>30/03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518]-[.B518]+([.C518]&lt;[.B518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3-31" calcext:value-type="date">
            <text:p>31/03/2023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00M00S" calcext:value-type="time">
            <text:p>06:00 PM</text:p>
          </table:table-cell>
          <table:table-cell table:formula="of:=([.C519]-[.B519]+([.C519]&lt;[.B51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3-31" calcext:value-type="date">
            <text:p>31/03/2023</text:p>
          </table:table-cell>
          <table:table-cell office:value-type="time" office:time-value="PT20H25M00S" calcext:value-type="time">
            <text:p>08:25 PM</text:p>
          </table:table-cell>
          <table:table-cell office:value-type="time" office:time-value="PT00H00M00S" calcext:value-type="time">
            <text:p>12:00 AM</text:p>
          </table:table-cell>
          <table:table-cell table:formula="of:=([.C520]-[.B520]+([.C520]&lt;[.B520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3-04-01" calcext:value-type="date">
            <text:p>01/04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521]-[.B521]+([.C521]&lt;[.B521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4-02" calcext:value-type="date">
            <text:p>02/04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00M00S" calcext:value-type="time">
            <text:p>06:00 PM</text:p>
          </table:table-cell>
          <table:table-cell table:formula="of:=([.C522]-[.B522]+([.C522]&lt;[.B522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3" calcext:value-type="date">
            <text:p>03/04/2023</text:p>
          </table:table-cell>
          <table:table-cell table:style-name="ce49" office:value-type="time" office:time-value="PT15H10M00S" calcext:value-type="time">
            <text:p>03:10 PM</text:p>
          </table:table-cell>
          <table:table-cell table:style-name="ce49" office:value-type="time" office:time-value="PT19H00M00S" calcext:value-type="time">
            <text:p>07:00 PM</text:p>
          </table:table-cell>
          <table:table-cell table:style-name="ce64" table:formula="of:=([.C523]-[.B523]+([.C523]&lt;[.B523]))" office:value-type="time" office:time-value="PT03H50M00S" calcext:value-type="time">
            <text:p>03:50</text:p>
          </table:table-cell>
          <table:table-cell table:style-name="ce101" table:formula="of:=SUM([.D523:.D530])" office:value-type="time" office:time-value="PT26H30M00S" calcext:value-type="time">
            <text:p>26:30</text:p>
          </table:table-cell>
          <table:table-cell table:number-columns-repeated="1019"/>
        </table:table-row>
        <table:table-row table:style-name="ro1">
          <table:table-cell office:value-type="date" office:date-value="2023-04-03" calcext:value-type="date">
            <text:p>03/04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50M00S" calcext:value-type="time">
            <text:p>01:50 AM</text:p>
          </table:table-cell>
          <table:table-cell table:formula="of:=([.C524]-[.B524]+([.C524]&lt;[.B524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3-04-04" calcext:value-type="date">
            <text:p>04/04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0M00S" calcext:value-type="time">
            <text:p>06:30 PM</text:p>
          </table:table-cell>
          <table:table-cell table:formula="of:=([.C525]-[.B525]+([.C525]&lt;[.B525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3-04-04" calcext:value-type="date">
            <text:p>04/04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526]-[.B526]+([.C526]&lt;[.B526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4-05" calcext:value-type="date">
            <text:p>05/04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5M00S" calcext:value-type="time">
            <text:p>07:35 PM</text:p>
          </table:table-cell>
          <table:table-cell table:formula="of:=([.C527]-[.B527]+([.C527]&lt;[.B527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3-04-05" calcext:value-type="date">
            <text:p>05/04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528]-[.B528]+([.C528]&lt;[.B528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4-06" calcext:value-type="date">
            <text:p>06/04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29]-[.B529]+([.C529]&lt;[.B529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4-09" calcext:value-type="date">
            <text:p>09/04/2023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30M00S" calcext:value-type="time">
            <text:p>06:30 PM</text:p>
          </table:table-cell>
          <table:table-cell table:formula="of:=([.C530]-[.B530]+([.C530]&lt;[.B530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1" calcext:value-type="date">
            <text:p>11/04/2023</text:p>
          </table:table-cell>
          <table:table-cell table:style-name="ce49" office:value-type="time" office:time-value="PT15H20M00S" calcext:value-type="time">
            <text:p>03:20 PM</text:p>
          </table:table-cell>
          <table:table-cell table:style-name="ce49" office:value-type="time" office:time-value="PT18H35M00S" calcext:value-type="time">
            <text:p>06:35 PM</text:p>
          </table:table-cell>
          <table:table-cell table:style-name="ce64" table:formula="of:=([.C531]-[.B531]+([.C531]&lt;[.B531]))" office:value-type="time" office:time-value="PT03H15M00S" calcext:value-type="time">
            <text:p>03:15</text:p>
          </table:table-cell>
          <table:table-cell table:style-name="ce101" table:formula="of:=SUM([.D531:.D536])" office:value-type="time" office:time-value="PT20H05M00S" calcext:value-type="time">
            <text:p>20:05</text:p>
          </table:table-cell>
          <table:table-cell table:number-columns-repeated="1019"/>
        </table:table-row>
        <table:table-row table:style-name="ro1">
          <table:table-cell office:value-type="date" office:date-value="2023-04-11" calcext:value-type="date">
            <text:p>11/04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00M00S" calcext:value-type="time">
            <text:p>01:00 AM</text:p>
          </table:table-cell>
          <table:table-cell table:formula="of:=([.C532]-[.B532]+([.C532]&lt;[.B53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4-12" calcext:value-type="date">
            <text:p>12/04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533]-[.B533]+([.C533]&lt;[.B53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4-12" calcext:value-type="date">
            <text:p>12/04/2023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00M00S" calcext:value-type="time">
            <text:p>12:00 AM</text:p>
          </table:table-cell>
          <table:table-cell table:formula="of:=([.C534]-[.B534]+([.C534]&lt;[.B534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4-14" calcext:value-type="date">
            <text:p>14/04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0M00S" calcext:value-type="time">
            <text:p>07:00 PM</text:p>
          </table:table-cell>
          <table:table-cell table:formula="of:=([.C535]-[.B535]+([.C535]&lt;[.B535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83" office:value-type="date" office:date-value="2023-04-14" calcext:value-type="date">
            <text:p>14/04/2023</text:p>
          </table:table-cell>
          <table:table-cell table:style-name="ce51" office:value-type="time" office:time-value="PT21H15M00S" calcext:value-type="time">
            <text:p>09:15 PM</text:p>
          </table:table-cell>
          <table:table-cell table:style-name="ce51" office:value-type="time" office:time-value="PT00H00M00S" calcext:value-type="time">
            <text:p>12:00 AM</text:p>
          </table:table-cell>
          <table:table-cell table:style-name="ce61" table:formula="of:=([.C536]-[.B536]+([.C536]&lt;[.B536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4-18" calcext:value-type="date">
            <text:p>18/04/2023</text:p>
          </table:table-cell>
          <table:table-cell table:style-name="ce37" office:value-type="time" office:time-value="PT14H40M00S" calcext:value-type="time">
            <text:p>02:40 PM</text:p>
          </table:table-cell>
          <table:table-cell table:style-name="ce37" office:value-type="time" office:time-value="PT17H00M00S" calcext:value-type="time">
            <text:p>05:00 PM</text:p>
          </table:table-cell>
          <table:table-cell table:style-name="ce39" table:formula="of:=([.C537]-[.B537]+([.C537]&lt;[.B537]))" office:value-type="time" office:time-value="PT02H20M00S" calcext:value-type="time">
            <text:p>02:20</text:p>
          </table:table-cell>
          <table:table-cell table:style-name="ce101" table:formula="of:=SUM([.D537:.D542])" office:value-type="time" office:time-value="PT19H05M00S" calcext:value-type="time">
            <text:p>19:05</text:p>
          </table:table-cell>
          <table:table-cell table:number-columns-repeated="1019"/>
        </table:table-row>
        <table:table-row table:style-name="ro1">
          <table:table-cell office:value-type="date" office:date-value="2023-04-18" calcext:value-type="date">
            <text:p>18/04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35M00S" calcext:value-type="time">
            <text:p>01:35 AM</text:p>
          </table:table-cell>
          <table:table-cell table:formula="of:=([.C538]-[.B538]+([.C538]&lt;[.B538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3-04-19" calcext:value-type="date">
            <text:p>19/04/2023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55M00S" calcext:value-type="time">
            <text:p>06:55 PM</text:p>
          </table:table-cell>
          <table:table-cell table:formula="of:=([.C539]-[.B539]+([.C539]&lt;[.B539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4-19" calcext:value-type="date">
            <text:p>19/04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540]-[.B540]+([.C540]&lt;[.B540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4-21" calcext:value-type="date">
            <text:p>21/04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541]-[.B541]+([.C541]&lt;[.B541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4-23" calcext:value-type="date">
            <text:p>23/04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40M00S" calcext:value-type="time">
            <text:p>05:40 PM</text:p>
          </table:table-cell>
          <table:table-cell table:formula="of:=([.C542]-[.B542]+([.C542]&lt;[.B542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4" calcext:value-type="date">
            <text:p>24/04/2023</text:p>
          </table:table-cell>
          <table:table-cell table:style-name="ce49" office:value-type="time" office:time-value="PT15H50M00S" calcext:value-type="time">
            <text:p>03:50 PM</text:p>
          </table:table-cell>
          <table:table-cell table:style-name="ce49" office:value-type="time" office:time-value="PT19H30M00S" calcext:value-type="time">
            <text:p>07:30 PM</text:p>
          </table:table-cell>
          <table:table-cell table:style-name="ce64" table:formula="of:=([.C543]-[.B543]+([.C543]&lt;[.B543]))" office:value-type="time" office:time-value="PT03H40M00S" calcext:value-type="time">
            <text:p>03:40</text:p>
          </table:table-cell>
          <table:table-cell table:style-name="ce101" table:formula="of:=SUM([.D543:.D550])" office:value-type="time" office:time-value="PT25H50M00S" calcext:value-type="time">
            <text:p>25:50</text:p>
          </table:table-cell>
          <table:table-cell table:number-columns-repeated="1019"/>
        </table:table-row>
        <table:table-row table:style-name="ro1">
          <table:table-cell office:value-type="date" office:date-value="2023-04-24" calcext:value-type="date">
            <text:p>24/04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544]-[.B544]+([.C544]&lt;[.B54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4-25" calcext:value-type="date">
            <text:p>25/04/2023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9H15M00S" calcext:value-type="time">
            <text:p>07:15 PM</text:p>
          </table:table-cell>
          <table:table-cell table:formula="of:=([.C545]-[.B545]+([.C545]&lt;[.B545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4-25" calcext:value-type="date">
            <text:p>25/04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20M00S" calcext:value-type="time">
            <text:p>01:20 AM</text:p>
          </table:table-cell>
          <table:table-cell table:formula="of:=([.C546]-[.B546]+([.C546]&lt;[.B546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04-26" calcext:value-type="date">
            <text:p>26/04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547]-[.B547]+([.C547]&lt;[.B547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4-26" calcext:value-type="date">
            <text:p>26/04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548]-[.B548]+([.C548]&lt;[.B548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4-28" calcext:value-type="date">
            <text:p>28/04/2023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30M00S" calcext:value-type="time">
            <text:p>01:30 AM</text:p>
          </table:table-cell>
          <table:table-cell table:formula="of:=([.C549]-[.B549]+([.C549]&lt;[.B549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3-04-29" calcext:value-type="date">
            <text:p>29/04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0H00M00S" calcext:value-type="time">
            <text:p>12:00 AM</text:p>
          </table:table-cell>
          <table:table-cell table:formula="of:=([.C550]-[.B550]+([.C550]&lt;[.B550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1" calcext:value-type="date">
            <text:p>01/05/2023</text:p>
          </table:table-cell>
          <table:table-cell table:style-name="ce49" office:value-type="time" office:time-value="PT20H40M00S" calcext:value-type="time">
            <text:p>08:40 PM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64" table:formula="of:=([.C551]-[.B551]+([.C551]&lt;[.B551]))" office:value-type="time" office:time-value="PT03H20M00S" calcext:value-type="time">
            <text:p>03:20</text:p>
          </table:table-cell>
          <table:table-cell table:style-name="ce101" table:formula="of:=SUM([.D551:.D560])" office:value-type="time" office:time-value="PT26H25M00S" calcext:value-type="time">
            <text:p>26:25</text:p>
          </table:table-cell>
          <table:table-cell table:number-columns-repeated="1019"/>
        </table:table-row>
        <table:table-row table:style-name="ro1">
          <table:table-cell office:value-type="date" office:date-value="2023-05-02" calcext:value-type="date">
            <text:p>02/05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00M00S" calcext:value-type="time">
            <text:p>12:00 AM</text:p>
          </table:table-cell>
          <table:table-cell table:formula="of:=([.C552]-[.B552]+([.C552]&lt;[.B552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5-03" calcext:value-type="date">
            <text:p>03/05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553]-[.B553]+([.C553]&lt;[.B553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5-03" calcext:value-type="date">
            <text:p>03/05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00M00S" calcext:value-type="time">
            <text:p>12:00 AM</text:p>
          </table:table-cell>
          <table:table-cell table:formula="of:=([.C554]-[.B554]+([.C554]&lt;[.B554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office:value-type="date" office:date-value="2023-05-05" calcext:value-type="date">
            <text:p>05/05/2023</text:p>
          </table:table-cell>
          <table:table-cell office:value-type="time" office:time-value="PT00H05M00S" calcext:value-type="time">
            <text:p>12:05 AM</text:p>
          </table:table-cell>
          <table:table-cell office:value-type="time" office:time-value="PT01H30M00S" calcext:value-type="time">
            <text:p>01:30 AM</text:p>
          </table:table-cell>
          <table:table-cell table:formula="of:=([.C555]-[.B555]+([.C555]&lt;[.B555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05-06" calcext:value-type="date">
            <text:p>06/05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556]-[.B556]+([.C556]&lt;[.B556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5-06" calcext:value-type="date">
            <text:p>06/05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40M00S" calcext:value-type="time">
            <text:p>01:40 AM</text:p>
          </table:table-cell>
          <table:table-cell table:formula="of:=([.C557]-[.B557]+([.C557]&lt;[.B557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5-07" calcext:value-type="date">
            <text:p>07/05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7H30M00S" calcext:value-type="time">
            <text:p>05:30 PM</text:p>
          </table:table-cell>
          <table:table-cell table:formula="of:=([.C558]-[.B558]+([.C558]&lt;[.B558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5-07" calcext:value-type="date">
            <text:p>07/05/2023</text:p>
          </table:table-cell>
          <table:table-cell office:value-type="time" office:time-value="PT22H25M00S" calcext:value-type="time">
            <text:p>10:25 PM</text:p>
          </table:table-cell>
          <table:table-cell office:value-type="time" office:time-value="PT00H00M00S" calcext:value-type="time">
            <text:p>12:00 AM</text:p>
          </table:table-cell>
          <table:table-cell table:formula="of:=([.C559]-[.B559]+([.C559]&lt;[.B559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3-05-08" calcext:value-type="date">
            <text:p>08/05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560]-[.B560]+([.C560]&lt;[.B560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9" calcext:value-type="date">
            <text:p>09/05/2023</text:p>
          </table:table-cell>
          <table:table-cell table:style-name="ce49" office:value-type="time" office:time-value="PT14H10M00S" calcext:value-type="time">
            <text:p>02:1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561]-[.B561]+([.C561]&lt;[.B561]))" office:value-type="time" office:time-value="PT03H50M00S" calcext:value-type="time">
            <text:p>03:50</text:p>
          </table:table-cell>
          <table:table-cell table:style-name="ce101" table:formula="of:=SUM([.D561:.D567])" office:value-type="time" office:time-value="PT23H30M00S" calcext:value-type="time">
            <text:p>23:30</text:p>
          </table:table-cell>
          <table:table-cell table:number-columns-repeated="1019"/>
        </table:table-row>
        <table:table-row table:style-name="ro1">
          <table:table-cell office:value-type="date" office:date-value="2023-05-09" calcext:value-type="date">
            <text:p>09/05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30M00S" calcext:value-type="time">
            <text:p>01:30 AM</text:p>
          </table:table-cell>
          <table:table-cell table:formula="of:=([.C562]-[.B562]+([.C562]&lt;[.B56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5-10" calcext:value-type="date">
            <text:p>10/05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5M00S" calcext:value-type="time">
            <text:p>06:35 PM</text:p>
          </table:table-cell>
          <table:table-cell table:formula="of:=([.C563]-[.B563]+([.C563]&lt;[.B563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5-10" calcext:value-type="date">
            <text:p>10/05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564]-[.B564]+([.C564]&lt;[.B56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5-12" calcext:value-type="date">
            <text:p>12/05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25M00S" calcext:value-type="time">
            <text:p>06:25 PM</text:p>
          </table:table-cell>
          <table:table-cell table:formula="of:=([.C565]-[.B565]+([.C565]&lt;[.B565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3-05-12" calcext:value-type="date">
            <text:p>12/05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0M00S" calcext:value-type="time">
            <text:p>01:30 AM</text:p>
          </table:table-cell>
          <table:table-cell table:formula="of:=([.C566]-[.B566]+([.C566]&lt;[.B566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5-13" calcext:value-type="date">
            <text:p>13/05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7H30M00S" calcext:value-type="time">
            <text:p>05:30 PM</text:p>
          </table:table-cell>
          <table:table-cell table:formula="of:=([.C567]-[.B567]+([.C567]&lt;[.B567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6" calcext:value-type="date">
            <text:p>16/05/2023</text:p>
          </table:table-cell>
          <table:table-cell table:style-name="ce49" office:value-type="time" office:time-value="PT13H50M00S" calcext:value-type="time">
            <text:p>01:5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568]-[.B568]+([.C568]&lt;[.B568]))" office:value-type="time" office:time-value="PT04H10M00S" calcext:value-type="time">
            <text:p>04:10</text:p>
          </table:table-cell>
          <table:table-cell table:style-name="ce101" table:formula="of:=SUM([.D568:.D569])" office:value-type="time" office:time-value="PT07H10M00S" calcext:value-type="time">
            <text:p>07:10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23-05-17" calcext:value-type="date">
            <text:p>17/05/2023</text:p>
          </table:table-cell>
          <table:table-cell table:style-name="ce57" office:value-type="time" office:time-value="PT15H00M00S" calcext:value-type="time">
            <text:p>03:00 PM</text:p>
          </table:table-cell>
          <table:table-cell table:style-name="ce57" office:value-type="time" office:time-value="PT18H00M00S" calcext:value-type="time">
            <text:p>06:00 PM</text:p>
          </table:table-cell>
          <table:table-cell table:style-name="ce75" table:formula="of:=([.C569]-[.B569]+([.C569]&lt;[.B56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5-23" calcext:value-type="date">
            <text:p>23/05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570]-[.B570]+([.C570]&lt;[.B570]))" office:value-type="time" office:time-value="PT02H40M00S" calcext:value-type="time">
            <text:p>02:40</text:p>
          </table:table-cell>
          <table:table-cell table:style-name="ce101" table:formula="of:=SUM([.D570:.D574])" office:value-type="time" office:time-value="PT12H20M00S" calcext:value-type="time">
            <text:p>12:20</text:p>
          </table:table-cell>
          <table:table-cell table:number-columns-repeated="1019"/>
        </table:table-row>
        <table:table-row table:style-name="ro1">
          <table:table-cell office:value-type="date" office:date-value="2023-05-23" calcext:value-type="date">
            <text:p>23/05/2023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00M00S" calcext:value-type="time">
            <text:p>01:00 AM</text:p>
          </table:table-cell>
          <table:table-cell table:formula="of:=([.C571]-[.B571]+([.C571]&lt;[.B571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5-24" calcext:value-type="date">
            <text:p>24/05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572]-[.B572]+([.C572]&lt;[.B572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5-24" calcext:value-type="date">
            <text:p>24/05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573]-[.B573]+([.C573]&lt;[.B573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5-27" calcext:value-type="date">
            <text:p>27/05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40M00S" calcext:value-type="time">
            <text:p>05:40 PM</text:p>
          </table:table-cell>
          <table:table-cell table:formula="of:=([.C574]-[.B574]+([.C574]&lt;[.B574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30" calcext:value-type="date">
            <text:p>30/05/2023</text:p>
          </table:table-cell>
          <table:table-cell table:style-name="ce49" office:value-type="time" office:time-value="PT14H30M00S" calcext:value-type="time">
            <text:p>02:30 PM</text:p>
          </table:table-cell>
          <table:table-cell table:style-name="ce49" office:value-type="time" office:time-value="PT15H15M00S" calcext:value-type="time">
            <text:p>03:15 PM</text:p>
          </table:table-cell>
          <table:table-cell table:style-name="ce64" table:formula="of:=([.C575]-[.B575]+([.C575]&lt;[.B575]))" office:value-type="time" office:time-value="PT00H45M00S" calcext:value-type="time">
            <text:p>00:45</text:p>
          </table:table-cell>
          <table:table-cell table:style-name="ce101" table:formula="of:=SUM([.D575:.D583])" office:value-type="time" office:time-value="PT19H25M00S" calcext:value-type="time">
            <text:p>19:25</text:p>
          </table:table-cell>
          <table:table-cell table:number-columns-repeated="1019"/>
        </table:table-row>
        <table:table-row table:style-name="ro1">
          <table:table-cell office:value-type="date" office:date-value="2023-05-31" calcext:value-type="date">
            <text:p>31/05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576]-[.B576]+([.C576]&lt;[.B576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5-31" calcext:value-type="date">
            <text:p>31/05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577]-[.B577]+([.C577]&lt;[.B577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6-01" calcext:value-type="date">
            <text:p>01/06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578]-[.B578]+([.C578]&lt;[.B578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02" calcext:value-type="date">
            <text:p>02/06/2023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00M00S" calcext:value-type="time">
            <text:p>06:00 PM</text:p>
          </table:table-cell>
          <table:table-cell table:formula="of:=([.C579]-[.B579]+([.C579]&lt;[.B579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3-06-02" calcext:value-type="date">
            <text:p>02/06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580]-[.B580]+([.C580]&lt;[.B580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03" calcext:value-type="date">
            <text:p>03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581]-[.B581]+([.C581]&lt;[.B581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03" calcext:value-type="date">
            <text:p>03/06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582]-[.B582]+([.C582]&lt;[.B582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6-04" calcext:value-type="date">
            <text:p>04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583]-[.B583]+([.C583]&lt;[.B58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5" calcext:value-type="date">
            <text:p>05/06/2023</text:p>
          </table:table-cell>
          <table:table-cell table:style-name="ce49" office:value-type="time" office:time-value="PT20H50M00S" calcext:value-type="time">
            <text:p>08:50 PM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64" table:formula="of:=([.C584]-[.B584]+([.C584]&lt;[.B584]))" office:value-type="time" office:time-value="PT03H10M00S" calcext:value-type="time">
            <text:p>03:10</text:p>
          </table:table-cell>
          <table:table-cell table:style-name="ce101" table:formula="of:=SUM([.D584:.D593])" office:value-type="time" office:time-value="PT22H00M00S" calcext:value-type="time">
            <text:p>22:00</text:p>
          </table:table-cell>
          <table:table-cell table:number-columns-repeated="1019"/>
        </table:table-row>
        <table:table-row table:style-name="ro1">
          <table:table-cell office:value-type="date" office:date-value="2023-06-06" calcext:value-type="date">
            <text:p>06/06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8H00M00S" calcext:value-type="time">
            <text:p>06:00 PM</text:p>
          </table:table-cell>
          <table:table-cell table:formula="of:=([.C585]-[.B585]+([.C585]&lt;[.B585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6-06" calcext:value-type="date">
            <text:p>06/06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00M00S" calcext:value-type="time">
            <text:p>12:00 AM</text:p>
          </table:table-cell>
          <table:table-cell table:formula="of:=([.C586]-[.B586]+([.C586]&lt;[.B586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office:value-type="date" office:date-value="2023-06-07" calcext:value-type="date">
            <text:p>07/06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00M00S" calcext:value-type="time">
            <text:p>06:00 PM</text:p>
          </table:table-cell>
          <table:table-cell table:formula="of:=([.C587]-[.B587]+([.C587]&lt;[.B587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06-07" calcext:value-type="date">
            <text:p>07/06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45M00S" calcext:value-type="time">
            <text:p>01:45 AM</text:p>
          </table:table-cell>
          <table:table-cell table:formula="of:=([.C588]-[.B588]+([.C588]&lt;[.B58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6-09" calcext:value-type="date">
            <text:p>09/06/2023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00M00S" calcext:value-type="time">
            <text:p>06:00 PM</text:p>
          </table:table-cell>
          <table:table-cell table:formula="of:=([.C589]-[.B589]+([.C589]&lt;[.B589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3-06-09" calcext:value-type="date">
            <text:p>09/06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00M00S" calcext:value-type="time">
            <text:p>12:00 AM</text:p>
          </table:table-cell>
          <table:table-cell table:formula="of:=([.C590]-[.B590]+([.C590]&lt;[.B590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06-10" calcext:value-type="date">
            <text:p>10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591]-[.B591]+([.C591]&lt;[.B591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10" calcext:value-type="date">
            <text:p>10/06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592]-[.B592]+([.C592]&lt;[.B592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6-11" calcext:value-type="date">
            <text:p>11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593]-[.B593]+([.C593]&lt;[.B59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2" calcext:value-type="date">
            <text:p>12/06/2023</text:p>
          </table:table-cell>
          <table:table-cell table:style-name="ce49" office:value-type="time" office:time-value="PT21H30M00S" calcext:value-type="time">
            <text:p>09:30 PM</text:p>
          </table:table-cell>
          <table:table-cell table:style-name="ce49" office:value-type="time" office:time-value="PT01H30M00S" calcext:value-type="time">
            <text:p>01:30 AM</text:p>
          </table:table-cell>
          <table:table-cell table:style-name="ce64" table:formula="of:=([.C594]-[.B594]+([.C594]&lt;[.B594]))" office:value-type="time" office:time-value="PT04H00M00S" calcext:value-type="time">
            <text:p>04:00</text:p>
          </table:table-cell>
          <table:table-cell table:style-name="ce101" table:formula="of:=SUM([.D594:.D603])" office:value-type="time" office:time-value="PT27H00M00S" calcext:value-type="time">
            <text:p>27:00</text:p>
          </table:table-cell>
          <table:table-cell table:number-columns-repeated="1019"/>
        </table:table-row>
        <table:table-row table:style-name="ro1">
          <table:table-cell office:value-type="date" office:date-value="2023-06-13" calcext:value-type="date">
            <text:p>13/06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595]-[.B595]+([.C595]&lt;[.B595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6-13" calcext:value-type="date">
            <text:p>13/06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0M00S" calcext:value-type="time">
            <text:p>01:20 AM</text:p>
          </table:table-cell>
          <table:table-cell table:formula="of:=([.C596]-[.B596]+([.C596]&lt;[.B596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6-14" calcext:value-type="date">
            <text:p>14/06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597]-[.B597]+([.C597]&lt;[.B59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6-14" calcext:value-type="date">
            <text:p>14/06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598]-[.B598]+([.C598]&lt;[.B598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15" calcext:value-type="date">
            <text:p>15/06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599]-[.B599]+([.C599]&lt;[.B599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6-16" calcext:value-type="date">
            <text:p>16/06/2023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00]-[.B600]+([.C600]&lt;[.B600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6-17" calcext:value-type="date">
            <text:p>17/06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601]-[.B601]+([.C601]&lt;[.B601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6-17" calcext:value-type="date">
            <text:p>17/06/2023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0H00M00S" calcext:value-type="time">
            <text:p>12:00 AM</text:p>
          </table:table-cell>
          <table:table-cell table:formula="of:=([.C602]-[.B602]+([.C602]&lt;[.B602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3-06-18" calcext:value-type="date">
            <text:p>18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603]-[.B603]+([.C603]&lt;[.B60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9" calcext:value-type="date">
            <text:p>19/06/2023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49" office:value-type="time" office:time-value="PT01H00M00S" calcext:value-type="time">
            <text:p>01:00 AM</text:p>
          </table:table-cell>
          <table:table-cell table:style-name="ce64" table:formula="of:=([.C604]-[.B604]+([.C604]&lt;[.B604]))" office:value-type="time" office:time-value="PT01H00M00S" calcext:value-type="time">
            <text:p>01:00</text:p>
          </table:table-cell>
          <table:table-cell table:style-name="ce101" table:formula="of:=SUM([.D604:.D618])" office:value-type="time" office:time-value="PT41H55M00S" calcext:value-type="time">
            <text:p>41:55</text:p>
          </table:table-cell>
          <table:table-cell table:number-columns-repeated="1019"/>
        </table:table-row>
        <table:table-row table:style-name="ro1">
          <table:table-cell office:value-type="date" office:date-value="2023-06-19" calcext:value-type="date">
            <text:p>19/06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605]-[.B605]+([.C605]&lt;[.B605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6-19" calcext:value-type="date">
            <text:p>19/06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606]-[.B606]+([.C606]&lt;[.B606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6-20" calcext:value-type="date">
            <text:p>20/06/2023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607]-[.B607]+([.C607]&lt;[.B60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6-20" calcext:value-type="date">
            <text:p>20/06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00M00S" calcext:value-type="time">
            <text:p>01:00 AM</text:p>
          </table:table-cell>
          <table:table-cell table:formula="of:=([.C608]-[.B608]+([.C608]&lt;[.B608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3-06-21" calcext:value-type="date">
            <text:p>21/06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609]-[.B609]+([.C609]&lt;[.B609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6-21" calcext:value-type="date">
            <text:p>21/06/2023</text:p>
          </table:table-cell>
          <table:table-cell office:value-type="time" office:time-value="PT23H25M00S" calcext:value-type="time">
            <text:p>11:25 PM</text:p>
          </table:table-cell>
          <table:table-cell office:value-type="time" office:time-value="PT01H00M00S" calcext:value-type="time">
            <text:p>01:00 AM</text:p>
          </table:table-cell>
          <table:table-cell table:formula="of:=([.C610]-[.B610]+([.C610]&lt;[.B610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3-06-22" calcext:value-type="date">
            <text:p>22/06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611]-[.B611]+([.C611]&lt;[.B61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6-22" calcext:value-type="date">
            <text:p>22/06/2023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30M00S" calcext:value-type="time">
            <text:p>01:30 AM</text:p>
          </table:table-cell>
          <table:table-cell table:formula="of:=([.C612]-[.B612]+([.C612]&lt;[.B61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6-23" calcext:value-type="date">
            <text:p>23/06/2023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20H15M00S" calcext:value-type="time">
            <text:p>08:15 PM</text:p>
          </table:table-cell>
          <table:table-cell table:formula="of:=([.C613]-[.B613]+([.C613]&lt;[.B613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06-23" calcext:value-type="date">
            <text:p>23/06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0H00M00S" calcext:value-type="time">
            <text:p>12:00 AM</text:p>
          </table:table-cell>
          <table:table-cell table:formula="of:=([.C614]-[.B614]+([.C614]&lt;[.B61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06-24" calcext:value-type="date">
            <text:p>24/06/2023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00M00S" calcext:value-type="time">
            <text:p>07:00 PM</text:p>
          </table:table-cell>
          <table:table-cell table:formula="of:=([.C615]-[.B615]+([.C615]&lt;[.B615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6-24" calcext:value-type="date">
            <text:p>24/06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00M00S" calcext:value-type="time">
            <text:p>01:00 AM</text:p>
          </table:table-cell>
          <table:table-cell table:formula="of:=([.C616]-[.B616]+([.C616]&lt;[.B61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6-25" calcext:value-type="date">
            <text:p>25/06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30M00S" calcext:value-type="time">
            <text:p>05:30 PM</text:p>
          </table:table-cell>
          <table:table-cell table:formula="of:=([.C617]-[.B617]+([.C617]&lt;[.B617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6-25" calcext:value-type="date">
            <text:p>25/06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00M00S" calcext:value-type="time">
            <text:p>01:00 AM</text:p>
          </table:table-cell>
          <table:table-cell table:formula="of:=([.C618]-[.B618]+([.C618]&lt;[.B618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6" calcext:value-type="date">
            <text:p>26/06/2023</text:p>
          </table:table-cell>
          <table:table-cell table:style-name="ce49" office:value-type="time" office:time-value="PT15H00M00S" calcext:value-type="time">
            <text:p>03:00 PM</text:p>
          </table:table-cell>
          <table:table-cell table:style-name="ce49" office:value-type="time" office:time-value="PT16H00M00S" calcext:value-type="time">
            <text:p>04:00 PM</text:p>
          </table:table-cell>
          <table:table-cell table:style-name="ce64" table:formula="of:=([.C619]-[.B619]+([.C619]&lt;[.B619]))" office:value-type="time" office:time-value="PT01H00M00S" calcext:value-type="time">
            <text:p>01:00</text:p>
          </table:table-cell>
          <table:table-cell table:style-name="ce101" table:formula="of:=SUM([.D619:.D625])" office:value-type="time" office:time-value="PT22H15M00S" calcext:value-type="time">
            <text:p>22:15</text:p>
          </table:table-cell>
          <table:table-cell table:number-columns-repeated="1019"/>
        </table:table-row>
        <table:table-row table:style-name="ro1">
          <table:table-cell table:style-name="ce83" office:value-type="date" office:date-value="2023-06-26" calcext:value-type="date">
            <text:p>26/06/2023</text:p>
          </table:table-cell>
          <table:table-cell table:style-name="ce51" office:value-type="time" office:time-value="PT16H30M00S" calcext:value-type="time">
            <text:p>04:30 PM</text:p>
          </table:table-cell>
          <table:table-cell table:style-name="ce51" office:value-type="time" office:time-value="PT18H20M00S" calcext:value-type="time">
            <text:p>06:20 PM</text:p>
          </table:table-cell>
          <table:table-cell table:formula="of:=([.C620]-[.B620]+([.C620]&lt;[.B620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06-26" calcext:value-type="date">
            <text:p>26/06/2023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1H15M00S" calcext:value-type="time">
            <text:p>01:15 AM</text:p>
          </table:table-cell>
          <table:table-cell table:formula="of:=([.C621]-[.B621]+([.C621]&lt;[.B621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3-06-27" calcext:value-type="date">
            <text:p>27/06/2023</text:p>
          </table:table-cell>
          <table:table-cell office:value-type="time" office:time-value="PT11H45M00S" calcext:value-type="time">
            <text:p>11:45 AM</text:p>
          </table:table-cell>
          <table:table-cell office:value-type="time" office:time-value="PT18H30M00S" calcext:value-type="time">
            <text:p>06:30 PM</text:p>
          </table:table-cell>
          <table:table-cell table:formula="of:=([.C622]-[.B622]+([.C622]&lt;[.B622]))" office:value-type="time" office:time-value="PT06H45M00S" calcext:value-type="time">
            <text:p>06:45</text:p>
          </table:table-cell>
          <table:table-cell table:number-columns-repeated="1020"/>
        </table:table-row>
        <table:table-row table:style-name="ro1">
          <table:table-cell office:value-type="date" office:date-value="2023-06-27" calcext:value-type="date">
            <text:p>27/06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10M00S" calcext:value-type="time">
            <text:p>01:10 AM</text:p>
          </table:table-cell>
          <table:table-cell table:formula="of:=([.C623]-[.B623]+([.C623]&lt;[.B623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6-28" calcext:value-type="date">
            <text:p>28/06/2023</text:p>
          </table:table-cell>
          <table:table-cell office:value-type="time" office:time-value="PT09H10M00S" calcext:value-type="time">
            <text:p>09:10 AM</text:p>
          </table:table-cell>
          <table:table-cell office:value-type="time" office:time-value="PT10H45M00S" calcext:value-type="time">
            <text:p>10:45 AM</text:p>
          </table:table-cell>
          <table:table-cell table:formula="of:=([.C624]-[.B624]+([.C624]&lt;[.B624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3-06-28" calcext:value-type="date">
            <text:p>28/06/2023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3H00M00S" calcext:value-type="time">
            <text:p>01:00 PM</text:p>
          </table:table-cell>
          <table:table-cell table:formula="of:=([.C625]-[.B625]+([.C625]&lt;[.B625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4" calcext:value-type="date">
            <text:p>04/07/2023</text:p>
          </table:table-cell>
          <table:table-cell table:style-name="ce49" office:value-type="time" office:time-value="PT15H15M00S" calcext:value-type="time">
            <text:p>03:15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626]-[.B626]+([.C626]&lt;[.B626]))" office:value-type="time" office:time-value="PT02H45M00S" calcext:value-type="time">
            <text:p>02:45</text:p>
          </table:table-cell>
          <table:table-cell table:style-name="ce101" table:formula="of:=SUM([.D626:.D635])" office:value-type="time" office:time-value="PT24H35M00S" calcext:value-type="time">
            <text:p>24:35</text:p>
          </table:table-cell>
          <table:table-cell table:number-columns-repeated="1019"/>
        </table:table-row>
        <table:table-row table:style-name="ro1">
          <table:table-cell office:value-type="date" office:date-value="2023-07-05" calcext:value-type="date">
            <text:p>05/07/2023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00M00S" calcext:value-type="time">
            <text:p>06:00 PM</text:p>
          </table:table-cell>
          <table:table-cell table:formula="of:=([.C627]-[.B627]+([.C627]&lt;[.B627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7-05" calcext:value-type="date">
            <text:p>05/07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628]-[.B628]+([.C628]&lt;[.B628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7-06" calcext:value-type="date">
            <text:p>06/07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30M00S" calcext:value-type="time">
            <text:p>04:30 PM</text:p>
          </table:table-cell>
          <table:table-cell table:formula="of:=([.C629]-[.B629]+([.C629]&lt;[.B629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7-06" calcext:value-type="date">
            <text:p>06/07/2023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00M00S" calcext:value-type="time">
            <text:p>06:00 PM</text:p>
          </table:table-cell>
          <table:table-cell table:formula="of:=([.C630]-[.B630]+([.C630]&lt;[.B630]))" office:value-type="time" office:time-value="PT00H15M00S" calcext:value-type="time">
            <text:p>00:15</text:p>
          </table:table-cell>
          <table:table-cell table:number-columns-repeated="1020"/>
        </table:table-row>
        <table:table-row table:style-name="ro1">
          <table:table-cell office:value-type="date" office:date-value="2023-07-06" calcext:value-type="date">
            <text:p>06/07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631]-[.B631]+([.C631]&lt;[.B631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7-07" calcext:value-type="date">
            <text:p>07/07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0H00M00S" calcext:value-type="time">
            <text:p>12:00 AM</text:p>
          </table:table-cell>
          <table:table-cell table:formula="of:=([.C632]-[.B632]+([.C632]&lt;[.B632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7-08" calcext:value-type="date">
            <text:p>08/07/2023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55M00S" calcext:value-type="time">
            <text:p>04:55 PM</text:p>
          </table:table-cell>
          <table:table-cell table:formula="of:=([.C633]-[.B633]+([.C633]&lt;[.B633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7-08" calcext:value-type="date">
            <text:p>08/07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50M00S" calcext:value-type="time">
            <text:p>01:50 AM</text:p>
          </table:table-cell>
          <table:table-cell table:formula="of:=([.C634]-[.B634]+([.C634]&lt;[.B634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7-09" calcext:value-type="date">
            <text:p>09/07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635]-[.B635]+([.C635]&lt;[.B635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0" calcext:value-type="date">
            <text:p>10/07/2023</text:p>
          </table:table-cell>
          <table:table-cell table:style-name="ce49" office:value-type="time" office:time-value="PT00H15M00S" calcext:value-type="time">
            <text:p>12:15 AM</text:p>
          </table:table-cell>
          <table:table-cell table:style-name="ce49" office:value-type="time" office:time-value="PT01H15M00S" calcext:value-type="time">
            <text:p>01:15 AM</text:p>
          </table:table-cell>
          <table:table-cell table:style-name="ce64" table:formula="of:=([.C636]-[.B636]+([.C636]&lt;[.B636]))" office:value-type="time" office:time-value="PT01H00M00S" calcext:value-type="time">
            <text:p>01:00</text:p>
          </table:table-cell>
          <table:table-cell table:style-name="ce101" table:formula="of:=SUM([.D636:.D650])" office:value-type="time" office:time-value="PT44H20M00S" calcext:value-type="time">
            <text:p>44:20</text:p>
          </table:table-cell>
          <table:table-cell table:number-columns-repeated="1019"/>
        </table:table-row>
        <table:table-row table:style-name="ro1">
          <table:table-cell office:value-type="date" office:date-value="2023-07-10" calcext:value-type="date">
            <text:p>10/07/2023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9H10M00S" calcext:value-type="time">
            <text:p>07:10 PM</text:p>
          </table:table-cell>
          <table:table-cell table:formula="of:=([.C637]-[.B637]+([.C637]&lt;[.B637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07-10" calcext:value-type="date">
            <text:p>10/07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00M00S" calcext:value-type="time">
            <text:p>01:00 AM</text:p>
          </table:table-cell>
          <table:table-cell table:formula="of:=([.C638]-[.B638]+([.C638]&lt;[.B63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7-11" calcext:value-type="date">
            <text:p>11/07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5M00S" calcext:value-type="time">
            <text:p>06:25 PM</text:p>
          </table:table-cell>
          <table:table-cell table:formula="of:=([.C639]-[.B639]+([.C639]&lt;[.B639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3-07-11" calcext:value-type="date">
            <text:p>11/07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00M00S" calcext:value-type="time">
            <text:p>01:00 AM</text:p>
          </table:table-cell>
          <table:table-cell table:formula="of:=([.C640]-[.B640]+([.C640]&lt;[.B64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7-12" calcext:value-type="date">
            <text:p>12/07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641]-[.B641]+([.C641]&lt;[.B641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7-12" calcext:value-type="date">
            <text:p>12/07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00M00S" calcext:value-type="time">
            <text:p>01:00 AM</text:p>
          </table:table-cell>
          <table:table-cell table:formula="of:=([.C642]-[.B642]+([.C642]&lt;[.B642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7-13" calcext:value-type="date">
            <text:p>13/07/2023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table:formula="of:=([.C643]-[.B643]+([.C643]&lt;[.B643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07-13" calcext:value-type="date">
            <text:p>13/07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0H00M00S" calcext:value-type="time">
            <text:p>12:00 AM</text:p>
          </table:table-cell>
          <table:table-cell table:formula="of:=([.C644]-[.B644]+([.C644]&lt;[.B64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7-14" calcext:value-type="date">
            <text:p>14/07/2023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00M00S" calcext:value-type="time">
            <text:p>06:00 PM</text:p>
          </table:table-cell>
          <table:table-cell table:formula="of:=([.C645]-[.B645]+([.C645]&lt;[.B645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07-14" calcext:value-type="date">
            <text:p>14/07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30M00S" calcext:value-type="time">
            <text:p>01:30 AM</text:p>
          </table:table-cell>
          <table:table-cell table:formula="of:=([.C646]-[.B646]+([.C646]&lt;[.B64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7-15" calcext:value-type="date">
            <text:p>15/07/2023</text:p>
          </table:table-cell>
          <table:table-cell office:value-type="time" office:time-value="PT13H45M00S" calcext:value-type="time">
            <text:p>01:45 PM</text:p>
          </table:table-cell>
          <table:table-cell office:value-type="time" office:time-value="PT19H00M00S" calcext:value-type="time">
            <text:p>07:00 PM</text:p>
          </table:table-cell>
          <table:table-cell table:formula="of:=([.C647]-[.B647]+([.C647]&lt;[.B647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3-07-15" calcext:value-type="date">
            <text:p>15/07/2023</text:p>
          </table:table-cell>
          <table:table-cell office:value-type="time" office:time-value="PT23H40M00S" calcext:value-type="time">
            <text:p>11:40 PM</text:p>
          </table:table-cell>
          <table:table-cell office:value-type="time" office:time-value="PT00H55M00S" calcext:value-type="time">
            <text:p>12:55 AM</text:p>
          </table:table-cell>
          <table:table-cell table:formula="of:=([.C648]-[.B648]+([.C648]&lt;[.B648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7-16" calcext:value-type="date">
            <text:p>16/07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30M00S" calcext:value-type="time">
            <text:p>05:30 PM</text:p>
          </table:table-cell>
          <table:table-cell table:formula="of:=([.C649]-[.B649]+([.C649]&lt;[.B649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table:style-name="ce29" office:value-type="date" office:date-value="2023-07-16" calcext:value-type="date">
            <text:p>16/07/2023</text:p>
          </table:table-cell>
          <table:table-cell table:style-name="ce57" office:value-type="time" office:time-value="PT21H15M00S" calcext:value-type="time">
            <text:p>09:15 PM</text:p>
          </table:table-cell>
          <table:table-cell table:style-name="ce57" office:value-type="time" office:time-value="PT01H00M00S" calcext:value-type="time">
            <text:p>01:00 AM</text:p>
          </table:table-cell>
          <table:table-cell table:style-name="ce75" table:formula="of:=([.C650]-[.B650]+([.C650]&lt;[.B650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3-07-17" calcext:value-type="date">
            <text:p>17/07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0H00M00S" calcext:value-type="time">
            <text:p>12:00 AM</text:p>
          </table:table-cell>
          <table:table-cell table:formula="of:=([.C651]-[.B651]+([.C651]&lt;[.B651]))" office:value-type="time" office:time-value="PT01H30M00S" calcext:value-type="time">
            <text:p>01:30</text:p>
          </table:table-cell>
          <table:table-cell table:style-name="ce101" table:formula="of:=SUM([.D651:.D661])" office:value-type="time" office:time-value="PT39H55M00S" calcext:value-type="time">
            <text:p>39:55</text:p>
          </table:table-cell>
          <table:table-cell table:number-columns-repeated="1019"/>
        </table:table-row>
        <table:table-row table:style-name="ro1">
          <table:table-cell office:value-type="date" office:date-value="2023-07-18" calcext:value-type="date">
            <text:p>18/07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50M00S" calcext:value-type="time">
            <text:p>07:50 PM</text:p>
          </table:table-cell>
          <table:table-cell table:formula="of:=([.C652]-[.B652]+([.C652]&lt;[.B652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3-07-18" calcext:value-type="date">
            <text:p>18/07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15M00S" calcext:value-type="time">
            <text:p>01:15 AM</text:p>
          </table:table-cell>
          <table:table-cell table:formula="of:=([.C653]-[.B653]+([.C653]&lt;[.B653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7-19" calcext:value-type="date">
            <text:p>19/07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654]-[.B654]+([.C654]&lt;[.B654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07-19" calcext:value-type="date">
            <text:p>19/07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0M00S" calcext:value-type="time">
            <text:p>01:30 AM</text:p>
          </table:table-cell>
          <table:table-cell table:formula="of:=([.C655]-[.B655]+([.C655]&lt;[.B65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7-20" calcext:value-type="date">
            <text:p>20/07/2023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00M00S" calcext:value-type="time">
            <text:p>06:00 PM</text:p>
          </table:table-cell>
          <table:table-cell table:formula="of:=([.C656]-[.B656]+([.C656]&lt;[.B65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3-07-20" calcext:value-type="date">
            <text:p>20/07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15M00S" calcext:value-type="time">
            <text:p>01:15 AM</text:p>
          </table:table-cell>
          <table:table-cell table:formula="of:=([.C657]-[.B657]+([.C657]&lt;[.B657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7-21" calcext:value-type="date">
            <text:p>21/07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00M00S" calcext:value-type="time">
            <text:p>01:00 AM</text:p>
          </table:table-cell>
          <table:table-cell table:formula="of:=([.C658]-[.B658]+([.C658]&lt;[.B658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3-07-22" calcext:value-type="date">
            <text:p>22/07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0H00M00S" calcext:value-type="time">
            <text:p>12:00 AM</text:p>
          </table:table-cell>
          <table:table-cell table:formula="of:=([.C659]-[.B659]+([.C659]&lt;[.B659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07-23" calcext:value-type="date">
            <text:p>23/07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30M00S" calcext:value-type="time">
            <text:p>05:30 PM</text:p>
          </table:table-cell>
          <table:table-cell table:formula="of:=([.C660]-[.B660]+([.C660]&lt;[.B660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07-23" calcext:value-type="date">
            <text:p>23/07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12:00 AM</text:p>
          </table:table-cell>
          <table:table-cell table:formula="of:=([.C661]-[.B661]+([.C661]&lt;[.B66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4" calcext:value-type="date">
            <text:p>24/07/2023</text:p>
          </table:table-cell>
          <table:table-cell table:style-name="ce49" office:value-type="time" office:time-value="PT15H00M00S" calcext:value-type="time">
            <text:p>03:0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662]-[.B662]+([.C662]&lt;[.B662]))" office:value-type="time" office:time-value="PT03H00M00S" calcext:value-type="time">
            <text:p>03:00</text:p>
          </table:table-cell>
          <table:table-cell table:style-name="ce101" table:formula="of:=SUM([.D662:.D674])" office:value-type="time" office:time-value="PT41H35M00S" calcext:value-type="time">
            <text:p>41:35</text:p>
          </table:table-cell>
          <table:table-cell table:number-columns-repeated="1019"/>
        </table:table-row>
        <table:table-row table:style-name="ro1">
          <table:table-cell office:value-type="date" office:date-value="2023-07-24" calcext:value-type="date">
            <text:p>24/07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00M00S" calcext:value-type="time">
            <text:p>01:00 AM</text:p>
          </table:table-cell>
          <table:table-cell table:formula="of:=([.C663]-[.B663]+([.C663]&lt;[.B663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3-07-25" calcext:value-type="date">
            <text:p>25/07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664]-[.B664]+([.C664]&lt;[.B66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7-25" calcext:value-type="date">
            <text:p>25/07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00M00S" calcext:value-type="time">
            <text:p>01:00 AM</text:p>
          </table:table-cell>
          <table:table-cell table:formula="of:=([.C665]-[.B665]+([.C665]&lt;[.B665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7-26" calcext:value-type="date">
            <text:p>26/07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00M00S" calcext:value-type="time">
            <text:p>06:00 PM</text:p>
          </table:table-cell>
          <table:table-cell table:formula="of:=([.C666]-[.B666]+([.C666]&lt;[.B666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07-26" calcext:value-type="date">
            <text:p>26/07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00M00S" calcext:value-type="time">
            <text:p>01:00 AM</text:p>
          </table:table-cell>
          <table:table-cell table:formula="of:=([.C667]-[.B667]+([.C667]&lt;[.B667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3-07-27" calcext:value-type="date">
            <text:p>27/07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668]-[.B668]+([.C668]&lt;[.B668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7-27" calcext:value-type="date">
            <text:p>27/07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00M00S" calcext:value-type="time">
            <text:p>01:00 AM</text:p>
          </table:table-cell>
          <table:table-cell table:formula="of:=([.C669]-[.B669]+([.C669]&lt;[.B669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7-28" calcext:value-type="date">
            <text:p>28/07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00M00S" calcext:value-type="time">
            <text:p>01:00 AM</text:p>
          </table:table-cell>
          <table:table-cell table:formula="of:=([.C670]-[.B670]+([.C670]&lt;[.B670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7-29" calcext:value-type="date">
            <text:p>29/07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671]-[.B671]+([.C671]&lt;[.B671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7-29" calcext:value-type="date">
            <text:p>29/07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0H00M00S" calcext:value-type="time">
            <text:p>12:00 AM</text:p>
          </table:table-cell>
          <table:table-cell table:formula="of:=([.C672]-[.B672]+([.C672]&lt;[.B672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07-30" calcext:value-type="date">
            <text:p>30/07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673]-[.B673]+([.C673]&lt;[.B673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7-30" calcext:value-type="date">
            <text:p>30/07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00M00S" calcext:value-type="time">
            <text:p>10:00 PM</text:p>
          </table:table-cell>
          <table:table-cell table:formula="of:=([.C674]-[.B674]+([.C674]&lt;[.B674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31" calcext:value-type="date">
            <text:p>31/07/2023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49" office:value-type="time" office:time-value="PT01H00M00S" calcext:value-type="time">
            <text:p>01:00 AM</text:p>
          </table:table-cell>
          <table:table-cell table:style-name="ce64" table:formula="of:=([.C675]-[.B675]+([.C675]&lt;[.B675]))" office:value-type="time" office:time-value="PT01H00M00S" calcext:value-type="time">
            <text:p>01:00</text:p>
          </table:table-cell>
          <table:table-cell table:style-name="ce101" table:formula="of:=SUM([.D675:.D686])" office:value-type="time" office:time-value="PT23H45M00S" calcext:value-type="time">
            <text:p>23:45</text:p>
          </table:table-cell>
          <table:table-cell table:number-columns-repeated="1019"/>
        </table:table-row>
        <table:table-row table:style-name="ro1">
          <table:table-cell office:value-type="date" office:date-value="2023-07-31" calcext:value-type="date">
            <text:p>31/07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676]-[.B676]+([.C676]&lt;[.B676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7-31" calcext:value-type="date">
            <text:p>31/07/2023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00M00S" calcext:value-type="time">
            <text:p>01:00 AM</text:p>
          </table:table-cell>
          <table:table-cell table:formula="of:=([.C677]-[.B677]+([.C677]&lt;[.B677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08-01" calcext:value-type="date">
            <text:p>01/08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678]-[.B678]+([.C678]&lt;[.B678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8-01" calcext:value-type="date">
            <text:p>01/08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23H00M00S" calcext:value-type="time">
            <text:p>11:00 PM</text:p>
          </table:table-cell>
          <table:table-cell table:formula="of:=([.C679]-[.B679]+([.C679]&lt;[.B679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02" calcext:value-type="date">
            <text:p>02/08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0H00M00S" calcext:value-type="time">
            <text:p>12:00 AM</text:p>
          </table:table-cell>
          <table:table-cell table:formula="of:=([.C680]-[.B680]+([.C680]&lt;[.B680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08-03" calcext:value-type="date">
            <text:p>03/08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681]-[.B681]+([.C681]&lt;[.B681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8-03" calcext:value-type="date">
            <text:p>03/08/2023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0H00M00S" calcext:value-type="time">
            <text:p>12:00 AM</text:p>
          </table:table-cell>
          <table:table-cell table:formula="of:=([.C682]-[.B682]+([.C682]&lt;[.B682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8-04" calcext:value-type="date">
            <text:p>04/08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23H00M00S" calcext:value-type="time">
            <text:p>11:00 PM</text:p>
          </table:table-cell>
          <table:table-cell table:formula="of:=([.C683]-[.B683]+([.C683]&lt;[.B683]))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1">
          <table:table-cell office:value-type="date" office:date-value="2023-08-05" calcext:value-type="date">
            <text:p>05/08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6H00M00S" calcext:value-type="time">
            <text:p>04:00 PM</text:p>
          </table:table-cell>
          <table:table-cell table:formula="of:=([.C684]-[.B684]+([.C684]&lt;[.B684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08-06" calcext:value-type="date">
            <text:p>06/08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7H00M00S" calcext:value-type="time">
            <text:p>05:00 PM</text:p>
          </table:table-cell>
          <table:table-cell table:formula="of:=([.C685]-[.B685]+([.C685]&lt;[.B685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office:value-type="date" office:date-value="2023-08-06" calcext:value-type="date">
            <text:p>06/08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00M00S" calcext:value-type="time">
            <text:p>10:00 PM</text:p>
          </table:table-cell>
          <table:table-cell table:formula="of:=([.C686]-[.B686]+([.C686]&lt;[.B68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7" calcext:value-type="date">
            <text:p>07/08/2023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49" office:value-type="time" office:time-value="PT01H15M00S" calcext:value-type="time">
            <text:p>01:15 AM</text:p>
          </table:table-cell>
          <table:table-cell table:style-name="ce64" table:formula="of:=([.C687]-[.B687]+([.C687]&lt;[.B687]))" office:value-type="time" office:time-value="PT01H15M00S" calcext:value-type="time">
            <text:p>01:15</text:p>
          </table:table-cell>
          <table:table-cell table:style-name="ce101" table:formula="of:=SUM([.D687:.D699])" office:value-type="time" office:time-value="PT30H50M00S" calcext:value-type="time">
            <text:p>30:50</text:p>
          </table:table-cell>
          <table:table-cell table:number-columns-repeated="1019"/>
        </table:table-row>
        <table:table-row table:style-name="ro1">
          <table:table-cell office:value-type="date" office:date-value="2023-08-07" calcext:value-type="date">
            <text:p>07/08/2023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00M00S" calcext:value-type="time">
            <text:p>06:00 PM</text:p>
          </table:table-cell>
          <table:table-cell table:formula="of:=([.C688]-[.B688]+([.C688]&lt;[.B688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3-08-07" calcext:value-type="date">
            <text:p>07/08/2023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00M00S" calcext:value-type="time">
            <text:p>12:00 AM</text:p>
          </table:table-cell>
          <table:table-cell table:formula="of:=([.C689]-[.B689]+([.C689]&lt;[.B689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8-08" calcext:value-type="date">
            <text:p>08/08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690]-[.B690]+([.C690]&lt;[.B690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8-08" calcext:value-type="date">
            <text:p>08/08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12:00 AM</text:p>
          </table:table-cell>
          <table:table-cell table:formula="of:=([.C691]-[.B691]+([.C691]&lt;[.B69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09" calcext:value-type="date">
            <text:p>09/08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6H00M00S" calcext:value-type="time">
            <text:p>04:00 PM</text:p>
          </table:table-cell>
          <table:table-cell table:formula="of:=([.C692]-[.B692]+([.C692]&lt;[.B69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8-09" calcext:value-type="date">
            <text:p>09/08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1H15M00S" calcext:value-type="time">
            <text:p>01:15 AM</text:p>
          </table:table-cell>
          <table:table-cell table:formula="of:=([.C693]-[.B693]+([.C693]&lt;[.B693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08-10" calcext:value-type="date">
            <text:p>10/08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00M00S" calcext:value-type="time">
            <text:p>05:00 PM</text:p>
          </table:table-cell>
          <table:table-cell table:formula="of:=([.C694]-[.B694]+([.C694]&lt;[.B69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10" calcext:value-type="date">
            <text:p>10/08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0H00M00S" calcext:value-type="time">
            <text:p>12:00 AM</text:p>
          </table:table-cell>
          <table:table-cell table:formula="of:=([.C695]-[.B695]+([.C695]&lt;[.B695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8-11" calcext:value-type="date">
            <text:p>11/08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696]-[.B696]+([.C696]&lt;[.B696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8-12" calcext:value-type="date">
            <text:p>12/08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697]-[.B697]+([.C697]&lt;[.B69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8-12" calcext:value-type="date">
            <text:p>12/08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00M00S" calcext:value-type="time">
            <text:p>12:00 AM</text:p>
          </table:table-cell>
          <table:table-cell table:formula="of:=([.C698]-[.B698]+([.C698]&lt;[.B698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office:value-type="date" office:date-value="2023-08-13" calcext:value-type="date">
            <text:p>13/08/2023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00M00S" calcext:value-type="time">
            <text:p>01:00 AM</text:p>
          </table:table-cell>
          <table:table-cell table:formula="of:=([.C699]-[.B699]+([.C699]&lt;[.B699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8-14" calcext:value-type="date">
            <text:p>14/08/2023</text:p>
          </table:table-cell>
          <table:table-cell table:style-name="ce37" office:value-type="time" office:time-value="PT20H35M00S" calcext:value-type="time">
            <text:p>08:35 PM</text:p>
          </table:table-cell>
          <table:table-cell table:style-name="ce37" office:value-type="time" office:time-value="PT01H00M00S" calcext:value-type="time">
            <text:p>01:00 AM</text:p>
          </table:table-cell>
          <table:table-cell table:style-name="ce39" table:formula="of:=([.C700]-[.B700]+([.C700]&lt;[.B700]))" office:value-type="time" office:time-value="PT04H25M00S" calcext:value-type="time">
            <text:p>04:25</text:p>
          </table:table-cell>
          <table:table-cell table:style-name="ce101" table:formula="of:=SUM([.D700:.D709])" office:value-type="time" office:time-value="PT31H50M00S" calcext:value-type="time">
            <text:p>31:50</text:p>
          </table:table-cell>
          <table:table-cell table:number-columns-repeated="1019"/>
        </table:table-row>
        <table:table-row table:style-name="ro1">
          <table:table-cell office:value-type="date" office:date-value="2023-08-15" calcext:value-type="date">
            <text:p>15/08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22H30M00S" calcext:value-type="time">
            <text:p>10:30 PM</text:p>
          </table:table-cell>
          <table:table-cell table:formula="of:=([.C701]-[.B701]+([.C701]&lt;[.B70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16" calcext:value-type="date">
            <text:p>16/08/2023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8H00M00S" calcext:value-type="time">
            <text:p>06:00 PM</text:p>
          </table:table-cell>
          <table:table-cell table:formula="of:=([.C702]-[.B702]+([.C702]&lt;[.B70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8-16" calcext:value-type="date">
            <text:p>16/08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12:00 AM</text:p>
          </table:table-cell>
          <table:table-cell table:formula="of:=([.C703]-[.B703]+([.C703]&lt;[.B703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8-17" calcext:value-type="date">
            <text:p>17/08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04]-[.B704]+([.C704]&lt;[.B70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8-17" calcext:value-type="date">
            <text:p>17/08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705]-[.B705]+([.C705]&lt;[.B705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8-18" calcext:value-type="date">
            <text:p>18/08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706]-[.B706]+([.C706]&lt;[.B70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8-19" calcext:value-type="date">
            <text:p>19/08/2023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8H00M00S" calcext:value-type="time">
            <text:p>06:00 PM</text:p>
          </table:table-cell>
          <table:table-cell table:formula="of:=([.C707]-[.B707]+([.C707]&lt;[.B707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8-19" calcext:value-type="date">
            <text:p>19/08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30M00S" calcext:value-type="time">
            <text:p>01:30 AM</text:p>
          </table:table-cell>
          <table:table-cell table:formula="of:=([.C708]-[.B708]+([.C708]&lt;[.B708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8-20" calcext:value-type="date">
            <text:p>20/08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0H00M00S" calcext:value-type="time">
            <text:p>12:00 AM</text:p>
          </table:table-cell>
          <table:table-cell table:formula="of:=([.C709]-[.B709]+([.C709]&lt;[.B709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1" calcext:value-type="date">
            <text:p>21/08/2023</text:p>
          </table:table-cell>
          <table:table-cell table:style-name="ce49" office:value-type="time" office:time-value="PT14H00M00S" calcext:value-type="time">
            <text:p>02:0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710]-[.B710]+([.C710]&lt;[.B710]))" office:value-type="time" office:time-value="PT04H00M00S" calcext:value-type="time">
            <text:p>04:00</text:p>
          </table:table-cell>
          <table:table-cell table:style-name="ce101" table:formula="of:=SUM([.D710:.D716])" office:value-type="time" office:time-value="PT18H20M00S" calcext:value-type="time">
            <text:p>18:20</text:p>
          </table:table-cell>
          <table:table-cell table:number-columns-repeated="1019"/>
        </table:table-row>
        <table:table-row table:style-name="ro1">
          <table:table-cell office:value-type="date" office:date-value="2023-08-21" calcext:value-type="date">
            <text:p>21/08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12:00 AM</text:p>
          </table:table-cell>
          <table:table-cell table:formula="of:=([.C711]-[.B711]+([.C711]&lt;[.B71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23" calcext:value-type="date">
            <text:p>23/08/2023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00M00S" calcext:value-type="time">
            <text:p>01:00 AM</text:p>
          </table:table-cell>
          <table:table-cell table:formula="of:=([.C712]-[.B712]+([.C712]&lt;[.B712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8-24" calcext:value-type="date">
            <text:p>24/08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713]-[.B713]+([.C713]&lt;[.B71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8-24" calcext:value-type="date">
            <text:p>24/08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00M00S" calcext:value-type="time">
            <text:p>12:00 AM</text:p>
          </table:table-cell>
          <table:table-cell table:formula="of:=([.C714]-[.B714]+([.C714]&lt;[.B714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8-25" calcext:value-type="date">
            <text:p>25/08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00M00S" calcext:value-type="time">
            <text:p>01:00 AM</text:p>
          </table:table-cell>
          <table:table-cell table:formula="of:=([.C715]-[.B715]+([.C715]&lt;[.B715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3-08-26" calcext:value-type="date">
            <text:p>26/08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716]-[.B716]+([.C716]&lt;[.B716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8" calcext:value-type="date">
            <text:p>28/08/2023</text:p>
          </table:table-cell>
          <table:table-cell table:style-name="ce49" office:value-type="time" office:time-value="PT23H30M00S" calcext:value-type="time">
            <text:p>11:30 PM</text:p>
          </table:table-cell>
          <table:table-cell table:style-name="ce49" office:value-type="time" office:time-value="PT00H30M00S" calcext:value-type="time">
            <text:p>12:30 AM</text:p>
          </table:table-cell>
          <table:table-cell table:style-name="ce64" table:formula="of:=([.C717]-[.B717]+([.C717]&lt;[.B717]))" office:value-type="time" office:time-value="PT01H00M00S" calcext:value-type="time">
            <text:p>01:00</text:p>
          </table:table-cell>
          <table:table-cell table:style-name="ce101" table:formula="of:=SUM([.D717:.D725])" office:value-type="time" office:time-value="PT20H10M00S" calcext:value-type="time">
            <text:p>20:10</text:p>
          </table:table-cell>
          <table:table-cell table:number-columns-repeated="1019"/>
        </table:table-row>
        <table:table-row table:style-name="ro1">
          <table:table-cell office:value-type="date" office:date-value="2023-08-29" calcext:value-type="date">
            <text:p>29/08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15M00S" calcext:value-type="time">
            <text:p>03:15 PM</text:p>
          </table:table-cell>
          <table:table-cell table:formula="of:=([.C718]-[.B718]+([.C718]&lt;[.B718]))" office:value-type="time" office:time-value="PT00H35M00S" calcext:value-type="time">
            <text:p>00:35</text:p>
          </table:table-cell>
          <table:table-cell table:number-columns-repeated="1020"/>
        </table:table-row>
        <table:table-row table:style-name="ro1">
          <table:table-cell office:value-type="date" office:date-value="2023-08-30" calcext:value-type="date">
            <text:p>30/08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19]-[.B719]+([.C719]&lt;[.B719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8-30" calcext:value-type="date">
            <text:p>30/08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1H00M00S" calcext:value-type="time">
            <text:p>01:00 AM</text:p>
          </table:table-cell>
          <table:table-cell table:formula="of:=([.C720]-[.B720]+([.C720]&lt;[.B72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8-31" calcext:value-type="date">
            <text:p>31/08/2023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00M00S" calcext:value-type="time">
            <text:p>01:00 AM</text:p>
          </table:table-cell>
          <table:table-cell table:formula="of:=([.C721]-[.B721]+([.C721]&lt;[.B721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9-01" calcext:value-type="date">
            <text:p>01/09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00M00S" calcext:value-type="time">
            <text:p>12:00 AM</text:p>
          </table:table-cell>
          <table:table-cell table:formula="of:=([.C722]-[.B722]+([.C722]&lt;[.B722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09-02" calcext:value-type="date">
            <text:p>02/09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45M00S" calcext:value-type="time">
            <text:p>07:45 PM</text:p>
          </table:table-cell>
          <table:table-cell table:formula="of:=([.C723]-[.B723]+([.C723]&lt;[.B723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3-09-02" calcext:value-type="date">
            <text:p>02/09/2023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0H00M00S" calcext:value-type="time">
            <text:p>12:00 AM</text:p>
          </table:table-cell>
          <table:table-cell table:formula="of:=([.C724]-[.B724]+([.C724]&lt;[.B724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3-09-03" calcext:value-type="date">
            <text:p>03/09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725]-[.B725]+([.C725]&lt;[.B725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4" calcext:value-type="date">
            <text:p>04/09/2023</text:p>
          </table:table-cell>
          <table:table-cell table:style-name="ce49" office:value-type="time" office:time-value="PT15H45M00S" calcext:value-type="time">
            <text:p>03:45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726]-[.B726]+([.C726]&lt;[.B726]))" office:value-type="time" office:time-value="PT02H15M00S" calcext:value-type="time">
            <text:p>02:15</text:p>
          </table:table-cell>
          <table:table-cell table:style-name="ce101" table:formula="of:=SUM([.D726:.D736])" office:value-type="time" office:time-value="PT33H40M00S" calcext:value-type="time">
            <text:p>33:40</text:p>
          </table:table-cell>
          <table:table-cell table:number-columns-repeated="1019"/>
        </table:table-row>
        <table:table-row table:style-name="ro1">
          <table:table-cell office:value-type="date" office:date-value="2023-09-04" calcext:value-type="date">
            <text:p>04/09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727]-[.B727]+([.C727]&lt;[.B727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9-05" calcext:value-type="date">
            <text:p>05/09/2023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5H30M00S" calcext:value-type="time">
            <text:p>03:30 PM</text:p>
          </table:table-cell>
          <table:table-cell table:formula="of:=([.C728]-[.B728]+([.C728]&lt;[.B728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09-05" calcext:value-type="date">
            <text:p>05/09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00M00S" calcext:value-type="time">
            <text:p>01:00 AM</text:p>
          </table:table-cell>
          <table:table-cell table:formula="of:=([.C729]-[.B729]+([.C729]&lt;[.B72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9-06" calcext:value-type="date">
            <text:p>06/09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730]-[.B730]+([.C730]&lt;[.B730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9-06" calcext:value-type="date">
            <text:p>06/09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45M00S" calcext:value-type="time">
            <text:p>01:45 AM</text:p>
          </table:table-cell>
          <table:table-cell table:formula="of:=([.C731]-[.B731]+([.C731]&lt;[.B731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09-07" calcext:value-type="date">
            <text:p>07/09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0M00S" calcext:value-type="time">
            <text:p>05:00 PM</text:p>
          </table:table-cell>
          <table:table-cell table:formula="of:=([.C732]-[.B732]+([.C732]&lt;[.B732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9-08" calcext:value-type="date">
            <text:p>08/09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733]-[.B733]+([.C733]&lt;[.B733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9-09" calcext:value-type="date">
            <text:p>09/09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734]-[.B734]+([.C734]&lt;[.B734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9-09" calcext:value-type="date">
            <text:p>09/09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00M00S" calcext:value-type="time">
            <text:p>01:00 AM</text:p>
          </table:table-cell>
          <table:table-cell table:formula="of:=([.C735]-[.B735]+([.C735]&lt;[.B735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9-10" calcext:value-type="date">
            <text:p>10/09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736]-[.B736]+([.C736]&lt;[.B736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1" calcext:value-type="date">
            <text:p>11/09/2023</text:p>
          </table:table-cell>
          <table:table-cell table:style-name="ce49" office:value-type="time" office:time-value="PT15H15M00S" calcext:value-type="time">
            <text:p>03:15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737]-[.B737]+([.C737]&lt;[.B737]))" office:value-type="time" office:time-value="PT02H45M00S" calcext:value-type="time">
            <text:p>02:45</text:p>
          </table:table-cell>
          <table:table-cell table:style-name="ce101" table:formula="of:=SUM([.D737:.D744])" office:value-type="time" office:time-value="PT20H55M00S" calcext:value-type="time">
            <text:p>20:55</text:p>
          </table:table-cell>
          <table:table-cell table:number-columns-repeated="1019"/>
        </table:table-row>
        <table:table-row table:style-name="ro1">
          <table:table-cell office:value-type="date" office:date-value="2023-09-11" calcext:value-type="date">
            <text:p>11/09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00M00S" calcext:value-type="time">
            <text:p>01:00 AM</text:p>
          </table:table-cell>
          <table:table-cell table:formula="of:=([.C738]-[.B738]+([.C738]&lt;[.B73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9-12" calcext:value-type="date">
            <text:p>12/09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739]-[.B739]+([.C739]&lt;[.B73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09-13" calcext:value-type="date">
            <text:p>13/09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40]-[.B740]+([.C740]&lt;[.B740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9-13" calcext:value-type="date">
            <text:p>13/09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741]-[.B741]+([.C741]&lt;[.B741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9-14" calcext:value-type="date">
            <text:p>14/09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30M00S" calcext:value-type="time">
            <text:p>04:30 PM</text:p>
          </table:table-cell>
          <table:table-cell table:formula="of:=([.C742]-[.B742]+([.C742]&lt;[.B742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9-15" calcext:value-type="date">
            <text:p>15/09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12:00 AM</text:p>
          </table:table-cell>
          <table:table-cell table:formula="of:=([.C743]-[.B743]+([.C743]&lt;[.B74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9-17" calcext:value-type="date">
            <text:p>17/09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744]-[.B744]+([.C744]&lt;[.B744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8" calcext:value-type="date">
            <text:p>18/09/2023</text:p>
          </table:table-cell>
          <table:table-cell table:style-name="ce49" office:value-type="time" office:time-value="PT15H30M00S" calcext:value-type="time">
            <text:p>03:3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745]-[.B745]+([.C745]&lt;[.B745]))" office:value-type="time" office:time-value="PT02H30M00S" calcext:value-type="time">
            <text:p>02:30</text:p>
          </table:table-cell>
          <table:table-cell table:style-name="ce101" table:formula="of:=SUM([.D745:.D753])" office:value-type="time" office:time-value="PT20H40M00S" calcext:value-type="time">
            <text:p>20:40</text:p>
          </table:table-cell>
          <table:table-cell table:number-columns-repeated="1019"/>
        </table:table-row>
        <table:table-row table:style-name="ro1">
          <table:table-cell office:value-type="date" office:date-value="2023-09-18" calcext:value-type="date">
            <text:p>18/09/2023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12:00 AM</text:p>
          </table:table-cell>
          <table:table-cell table:formula="of:=([.C746]-[.B746]+([.C746]&lt;[.B746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747]-[.B747]+([.C747]&lt;[.B747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09-19" calcext:value-type="date">
            <text:p>19/09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748]-[.B748]+([.C748]&lt;[.B748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09-20" calcext:value-type="date">
            <text:p>20/09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49]-[.B749]+([.C749]&lt;[.B749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09-20" calcext:value-type="date">
            <text:p>20/09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0H00M00S" calcext:value-type="time">
            <text:p>12:00 AM</text:p>
          </table:table-cell>
          <table:table-cell table:formula="of:=([.C750]-[.B750]+([.C750]&lt;[.B750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09-22" calcext:value-type="date">
            <text:p>22/09/2023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751]-[.B751]+([.C751]&lt;[.B751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09-23" calcext:value-type="date">
            <text:p>23/09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8H00M00S" calcext:value-type="time">
            <text:p>06:00 PM</text:p>
          </table:table-cell>
          <table:table-cell table:formula="of:=([.C752]-[.B752]+([.C752]&lt;[.B752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09-23" calcext:value-type="date">
            <text:p>23/09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0H00M00S" calcext:value-type="time">
            <text:p>12:00 AM</text:p>
          </table:table-cell>
          <table:table-cell table:formula="of:=([.C753]-[.B753]+([.C753]&lt;[.B753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5" calcext:value-type="date">
            <text:p>25/09/2023</text:p>
          </table:table-cell>
          <table:table-cell table:style-name="ce49" office:value-type="time" office:time-value="PT23H30M00S" calcext:value-type="time">
            <text:p>11:30 PM</text:p>
          </table:table-cell>
          <table:table-cell table:style-name="ce49" office:value-type="time" office:time-value="PT01H45M00S" calcext:value-type="time">
            <text:p>01:45 AM</text:p>
          </table:table-cell>
          <table:table-cell table:style-name="ce64" table:formula="of:=([.C754]-[.B754]+([.C754]&lt;[.B754]))" office:value-type="time" office:time-value="PT02H15M00S" calcext:value-type="time">
            <text:p>02:15</text:p>
          </table:table-cell>
          <table:table-cell table:style-name="ce101" table:formula="of:=SUM([.D754:.D760])" office:value-type="time" office:time-value="PT18H25M00S" calcext:value-type="time">
            <text:p>18:25</text:p>
          </table:table-cell>
          <table:table-cell table:number-columns-repeated="1019"/>
        </table:table-row>
        <table:table-row table:style-name="ro1">
          <table:table-cell office:value-type="date" office:date-value="2023-09-26" calcext:value-type="date">
            <text:p>26/09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755]-[.B755]+([.C755]&lt;[.B755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09-27" calcext:value-type="date">
            <text:p>27/09/2023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30M00S" calcext:value-type="time">
            <text:p>12:30 AM</text:p>
          </table:table-cell>
          <table:table-cell table:formula="of:=([.C756]-[.B756]+([.C756]&lt;[.B756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9-29" calcext:value-type="date">
            <text:p>29/09/2023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757]-[.B757]+([.C757]&lt;[.B757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3-09-29" calcext:value-type="date">
            <text:p>29/09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758]-[.B758]+([.C758]&lt;[.B758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10-01" calcext:value-type="date">
            <text:p>01/10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759]-[.B759]+([.C759]&lt;[.B75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10-01" calcext:value-type="date">
            <text:p>01/10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22H00M00S" calcext:value-type="time">
            <text:p>10:00 PM</text:p>
          </table:table-cell>
          <table:table-cell table:formula="of:=([.C760]-[.B760]+([.C760]&lt;[.B76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2" calcext:value-type="date">
            <text:p>02/10/2023</text:p>
          </table:table-cell>
          <table:table-cell table:style-name="ce49" office:value-type="time" office:time-value="PT15H00M00S" calcext:value-type="time">
            <text:p>03:00 PM</text:p>
          </table:table-cell>
          <table:table-cell table:style-name="ce49" office:value-type="time" office:time-value="PT18H15M00S" calcext:value-type="time">
            <text:p>06:15 PM</text:p>
          </table:table-cell>
          <table:table-cell table:style-name="ce64" table:formula="of:=([.C761]-[.B761]+([.C761]&lt;[.B761]))" office:value-type="time" office:time-value="PT03H15M00S" calcext:value-type="time">
            <text:p>03:15</text:p>
          </table:table-cell>
          <table:table-cell table:style-name="ce101" table:formula="of:=SUM([.D761:.D772])" office:value-type="time" office:time-value="PT34H10M00S" calcext:value-type="time">
            <text:p>34:10</text:p>
          </table:table-cell>
          <table:table-cell table:number-columns-repeated="1019"/>
        </table:table-row>
        <table:table-row table:style-name="ro1">
          <table:table-cell office:value-type="date" office:date-value="2023-10-02" calcext:value-type="date">
            <text:p>02/10/2023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762]-[.B762]+([.C762]&lt;[.B762]))" office:value-type="time" office:time-value="PT05H40M00S" calcext:value-type="time">
            <text:p>05:40</text:p>
          </table:table-cell>
          <table:table-cell table:number-columns-repeated="1020"/>
        </table:table-row>
        <table:table-row table:style-name="ro1">
          <table:table-cell office:value-type="date" office:date-value="2023-10-03" calcext:value-type="date">
            <text:p>03/10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763]-[.B763]+([.C763]&lt;[.B76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10-04" calcext:value-type="date">
            <text:p>04/10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764]-[.B764]+([.C764]&lt;[.B764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10-04" calcext:value-type="date">
            <text:p>04/10/2023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0H00M00S" calcext:value-type="time">
            <text:p>12:00 AM</text:p>
          </table:table-cell>
          <table:table-cell table:formula="of:=([.C765]-[.B765]+([.C765]&lt;[.B765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00M00S" calcext:value-type="time">
            <text:p>05:00 PM</text:p>
          </table:table-cell>
          <table:table-cell table:formula="of:=([.C766]-[.B766]+([.C766]&lt;[.B766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0H00M00S" calcext:value-type="time">
            <text:p>12:00 AM</text:p>
          </table:table-cell>
          <table:table-cell table:formula="of:=([.C767]-[.B767]+([.C767]&lt;[.B767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3-10-07" calcext:value-type="date">
            <text:p>07/10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768]-[.B768]+([.C768]&lt;[.B768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0-07" calcext:value-type="date">
            <text:p>07/10/2023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30M00S" calcext:value-type="time">
            <text:p>12:30 AM</text:p>
          </table:table-cell>
          <table:table-cell table:formula="of:=([.C769]-[.B769]+([.C769]&lt;[.B76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10-08" calcext:value-type="date">
            <text:p>08/10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770]-[.B770]+([.C770]&lt;[.B770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10-08" calcext:value-type="date">
            <text:p>08/10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00M00S" calcext:value-type="time">
            <text:p>10:00 PM</text:p>
          </table:table-cell>
          <table:table-cell table:formula="of:=([.C771]-[.B771]+([.C771]&lt;[.B771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10-08" calcext:value-type="date">
            <text:p>08/10/2023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00M00S" calcext:value-type="time">
            <text:p>01:00 AM</text:p>
          </table:table-cell>
          <table:table-cell table:formula="of:=([.C772]-[.B772]+([.C772]&lt;[.B772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9" calcext:value-type="date">
            <text:p>09/10/2023</text:p>
          </table:table-cell>
          <table:table-cell table:style-name="ce49" office:value-type="time" office:time-value="PT14H30M00S" calcext:value-type="time">
            <text:p>02:30 PM</text:p>
          </table:table-cell>
          <table:table-cell table:style-name="ce49" office:value-type="time" office:time-value="PT17H00M00S" calcext:value-type="time">
            <text:p>05:00 PM</text:p>
          </table:table-cell>
          <table:table-cell table:style-name="ce64" table:formula="of:=([.C773]-[.B773]+([.C773]&lt;[.B773]))" office:value-type="time" office:time-value="PT02H30M00S" calcext:value-type="time">
            <text:p>02:30</text:p>
          </table:table-cell>
          <table:table-cell table:style-name="ce101" table:formula="of:=SUM([.D773:.D782])" office:value-type="time" office:time-value="PT17H15M00S" calcext:value-type="time">
            <text:p>17:15</text:p>
          </table:table-cell>
          <table:table-cell table:number-columns-repeated="1019"/>
        </table:table-row>
        <table:table-row table:style-name="ro1">
          <table:table-cell office:value-type="date" office:date-value="2023-10-10" calcext:value-type="date">
            <text:p>10/10/2023</text:p>
          </table:table-cell>
          <table:table-cell office:value-type="time" office:time-value="PT00H20M00S" calcext:value-type="time">
            <text:p>12:20 AM</text:p>
          </table:table-cell>
          <table:table-cell office:value-type="time" office:time-value="PT01H40M00S" calcext:value-type="time">
            <text:p>01:40 AM</text:p>
          </table:table-cell>
          <table:table-cell table:formula="of:=([.C774]-[.B774]+([.C774]&lt;[.B774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3-10-10" calcext:value-type="date">
            <text:p>10/10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6H00M00S" calcext:value-type="time">
            <text:p>04:00 PM</text:p>
          </table:table-cell>
          <table:table-cell table:formula="of:=([.C775]-[.B775]+([.C775]&lt;[.B775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office:value-type="date" office:date-value="2023-10-11" calcext:value-type="date">
            <text:p>11/10/2023</text:p>
          </table:table-cell>
          <table:table-cell office:value-type="time" office:time-value="PT00H10M00S" calcext:value-type="time">
            <text:p>12:10 AM</text:p>
          </table:table-cell>
          <table:table-cell office:value-type="time" office:time-value="PT01H00M00S" calcext:value-type="time">
            <text:p>01:00 AM</text:p>
          </table:table-cell>
          <table:table-cell table:formula="of:=([.C776]-[.B776]+([.C776]&lt;[.B776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10-11" calcext:value-type="date">
            <text:p>11/10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777]-[.B777]+([.C777]&lt;[.B77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10-11" calcext:value-type="date">
            <text:p>11/10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778]-[.B778]+([.C778]&lt;[.B778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00M00S" calcext:value-type="time">
            <text:p>05:00 PM</text:p>
          </table:table-cell>
          <table:table-cell table:formula="of:=([.C779]-[.B779]+([.C779]&lt;[.B779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10-13" calcext:value-type="date">
            <text:p>13/10/2023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0H00M00S" calcext:value-type="time">
            <text:p>12:00 AM</text:p>
          </table:table-cell>
          <table:table-cell table:formula="of:=([.C780]-[.B780]+([.C780]&lt;[.B780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3-10-14" calcext:value-type="date">
            <text:p>14/10/2023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00M00S" calcext:value-type="time">
            <text:p>04:00 PM</text:p>
          </table:table-cell>
          <table:table-cell table:formula="of:=([.C781]-[.B781]+([.C781]&lt;[.B781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table:style-name="ce83" office:value-type="date" office:date-value="2023-10-15" calcext:value-type="date">
            <text:p>15/10/2023</text:p>
          </table:table-cell>
          <table:table-cell table:style-name="ce51" office:value-type="time" office:time-value="PT00H10M00S" calcext:value-type="time">
            <text:p>12:10 AM</text:p>
          </table:table-cell>
          <table:table-cell table:style-name="ce51" office:value-type="time" office:time-value="PT01H00M00S" calcext:value-type="time">
            <text:p>01:00 AM</text:p>
          </table:table-cell>
          <table:table-cell table:style-name="ce61" table:formula="of:=([.C782]-[.B782]+([.C782]&lt;[.B78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10-16" calcext:value-type="date">
            <text:p>16/10/2023</text:p>
          </table:table-cell>
          <table:table-cell table:style-name="ce37" office:value-type="time" office:time-value="PT21H05M00S" calcext:value-type="time">
            <text:p>09:05 P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783]-[.B783]+([.C783]&lt;[.B783]))" office:value-type="time" office:time-value="PT04H55M00S" calcext:value-type="time">
            <text:p>04:55</text:p>
          </table:table-cell>
          <table:table-cell table:style-name="ce101" table:formula="of:=SUM([.D783:.D790])" office:value-type="time" office:time-value="PT22H15M00S" calcext:value-type="time">
            <text:p>22:15</text:p>
          </table:table-cell>
          <table:table-cell table:number-columns-repeated="1019"/>
        </table:table-row>
        <table:table-row table:style-name="ro1">
          <table:table-cell office:value-type="date" office:date-value="2023-10-17" calcext:value-type="date">
            <text:p>17/10/2023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784]-[.B784]+([.C784]&lt;[.B78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10-17" calcext:value-type="date">
            <text:p>17/10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0H00M00S" calcext:value-type="time">
            <text:p>12:00 AM</text:p>
          </table:table-cell>
          <table:table-cell table:formula="of:=([.C785]-[.B785]+([.C785]&lt;[.B785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10-18" calcext:value-type="date">
            <text:p>18/10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7H45M00S" calcext:value-type="time">
            <text:p>05:45 PM</text:p>
          </table:table-cell>
          <table:table-cell table:formula="of:=([.C786]-[.B786]+([.C786]&lt;[.B786]))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1">
          <table:table-cell office:value-type="date" office:date-value="2023-10-18" calcext:value-type="date">
            <text:p>18/10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00M00S" calcext:value-type="time">
            <text:p>01:00 AM</text:p>
          </table:table-cell>
          <table:table-cell table:formula="of:=([.C787]-[.B787]+([.C787]&lt;[.B787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10-20" calcext:value-type="date">
            <text:p>20/10/2023</text:p>
          </table:table-cell>
          <table:table-cell office:value-type="time" office:time-value="PT23H10M00S" calcext:value-type="time">
            <text:p>11:10 PM</text:p>
          </table:table-cell>
          <table:table-cell office:value-type="time" office:time-value="PT00H00M00S" calcext:value-type="time">
            <text:p>12:00 AM</text:p>
          </table:table-cell>
          <table:table-cell table:formula="of:=([.C788]-[.B788]+([.C788]&lt;[.B788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3-10-21" calcext:value-type="date">
            <text:p>21/10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00M00S" calcext:value-type="time">
            <text:p>06:00 PM</text:p>
          </table:table-cell>
          <table:table-cell table:formula="of:=([.C789]-[.B789]+([.C789]&lt;[.B789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10-21" calcext:value-type="date">
            <text:p>21/10/2023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0H30M00S" calcext:value-type="time">
            <text:p>12:30 AM</text:p>
          </table:table-cell>
          <table:table-cell table:formula="of:=([.C790]-[.B790]+([.C790]&lt;[.B790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10-23" calcext:value-type="date">
            <text:p>23/10/2023</text:p>
          </table:table-cell>
          <table:table-cell table:style-name="ce37" office:value-type="time" office:time-value="PT20H20M00S" calcext:value-type="time">
            <text:p>08:20 PM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9" table:formula="of:=([.C791]-[.B791]+([.C791]&lt;[.B791]))" office:value-type="time" office:time-value="PT03H40M00S" calcext:value-type="time">
            <text:p>03:40</text:p>
          </table:table-cell>
          <table:table-cell table:style-name="ce101" table:formula="of:=SUM([.D791:.D798])" office:value-type="time" office:time-value="PT25H40M00S" calcext:value-type="time">
            <text:p>25:40</text:p>
          </table:table-cell>
          <table:table-cell table:number-columns-repeated="1019"/>
        </table:table-row>
        <table:table-row table:style-name="ro1">
          <table:table-cell office:value-type="date" office:date-value="2023-10-24" calcext:value-type="date">
            <text:p>24/10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792]-[.B792]+([.C792]&lt;[.B792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10-24" calcext:value-type="date">
            <text:p>24/10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30M00S" calcext:value-type="time">
            <text:p>01:30 AM</text:p>
          </table:table-cell>
          <table:table-cell table:formula="of:=([.C793]-[.B793]+([.C793]&lt;[.B793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10-25" calcext:value-type="date">
            <text:p>25/10/2023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794]-[.B794]+([.C794]&lt;[.B794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3-10-25" calcext:value-type="date">
            <text:p>25/10/2023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1H00M00S" calcext:value-type="time">
            <text:p>01:00 AM</text:p>
          </table:table-cell>
          <table:table-cell table:formula="of:=([.C795]-[.B795]+([.C795]&lt;[.B795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10-26" calcext:value-type="date">
            <text:p>26/10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00M00S" calcext:value-type="time">
            <text:p>06:00 PM</text:p>
          </table:table-cell>
          <table:table-cell table:formula="of:=([.C796]-[.B796]+([.C796]&lt;[.B796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10-26" calcext:value-type="date">
            <text:p>26/10/2023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0H00M00S" calcext:value-type="time">
            <text:p>12:00 AM</text:p>
          </table:table-cell>
          <table:table-cell table:formula="of:=([.C797]-[.B797]+([.C797]&lt;[.B797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10-27" calcext:value-type="date">
            <text:p>27/10/2023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0H30M00S" calcext:value-type="time">
            <text:p>12:30 AM</text:p>
          </table:table-cell>
          <table:table-cell table:formula="of:=([.C798]-[.B798]+([.C798]&lt;[.B798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30" calcext:value-type="date">
            <text:p>30/10/2023</text:p>
          </table:table-cell>
          <table:table-cell table:style-name="ce49" office:value-type="time" office:time-value="PT21H00M00S" calcext:value-type="time">
            <text:p>09:00 PM</text:p>
          </table:table-cell>
          <table:table-cell table:style-name="ce49" office:value-type="time" office:time-value="PT00H00M00S" calcext:value-type="time">
            <text:p>12:00 AM</text:p>
          </table:table-cell>
          <table:table-cell table:style-name="ce64" table:formula="of:=([.C799]-[.B799]+([.C799]&lt;[.B799]))" office:value-type="time" office:time-value="PT03H00M00S" calcext:value-type="time">
            <text:p>03:00</text:p>
          </table:table-cell>
          <table:table-cell table:style-name="ce101" table:formula="of:=SUM([.D799:.D805])" office:value-type="time" office:time-value="PT27H15M00S" calcext:value-type="time">
            <text:p>27:15</text:p>
          </table:table-cell>
          <table:table-cell table:number-columns-repeated="1019"/>
        </table:table-row>
        <table:table-row table:style-name="ro1">
          <table:table-cell office:value-type="date" office:date-value="2023-10-31" calcext:value-type="date">
            <text:p>31/10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800]-[.B800]+([.C800]&lt;[.B800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10-31" calcext:value-type="date">
            <text:p>31/10/2023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00M00S" calcext:value-type="time">
            <text:p>01:00 AM</text:p>
          </table:table-cell>
          <table:table-cell table:formula="of:=([.C801]-[.B801]+([.C801]&lt;[.B80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11-01" calcext:value-type="date">
            <text:p>01/1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10M00S" calcext:value-type="time">
            <text:p>07:10 PM</text:p>
          </table:table-cell>
          <table:table-cell table:formula="of:=([.C802]-[.B802]+([.C802]&lt;[.B802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11-01" calcext:value-type="date">
            <text:p>01/1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50M00S" calcext:value-type="time">
            <text:p>01:50 AM</text:p>
          </table:table-cell>
          <table:table-cell table:formula="of:=([.C803]-[.B803]+([.C803]&lt;[.B803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3-11-02" calcext:value-type="date">
            <text:p>02/1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804]-[.B804]+([.C804]&lt;[.B804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11-05" calcext:value-type="date">
            <text:p>05/11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0M00S" calcext:value-type="time">
            <text:p>01:30 AM</text:p>
          </table:table-cell>
          <table:table-cell table:formula="of:=([.C805]-[.B805]+([.C805]&lt;[.B8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6" calcext:value-type="date">
            <text:p>06/11/2023</text:p>
          </table:table-cell>
          <table:table-cell table:style-name="ce49" office:value-type="time" office:time-value="PT15H30M00S" calcext:value-type="time">
            <text:p>03:30 PM</text:p>
          </table:table-cell>
          <table:table-cell table:style-name="ce49" office:value-type="time" office:time-value="PT18H00M00S" calcext:value-type="time">
            <text:p>06:00 PM</text:p>
          </table:table-cell>
          <table:table-cell table:style-name="ce64" table:formula="of:=([.C806]-[.B806]+([.C806]&lt;[.B806]))" office:value-type="time" office:time-value="PT02H30M00S" calcext:value-type="time">
            <text:p>02:30</text:p>
          </table:table-cell>
          <table:table-cell table:style-name="ce61" table:formula="of:=SUM([.D806:.D816])" office:value-type="time" office:time-value="PT32H35M00S" calcext:value-type="time">
            <text:p>32:35</text:p>
          </table:table-cell>
          <table:table-cell table:number-columns-repeated="1019"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807]-[.B807]+([.C807]&lt;[.B807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11-07" calcext:value-type="date">
            <text:p>07/1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808]-[.B808]+([.C808]&lt;[.B808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11-07" calcext:value-type="date">
            <text:p>07/1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809]-[.B809]+([.C809]&lt;[.B809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3-11-08" calcext:value-type="date">
            <text:p>08/1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810]-[.B810]+([.C810]&lt;[.B810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11-08" calcext:value-type="date">
            <text:p>08/11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1H00M00S" calcext:value-type="time">
            <text:p>01:00 AM</text:p>
          </table:table-cell>
          <table:table-cell table:formula="of:=([.C811]-[.B811]+([.C811]&lt;[.B81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11-09" calcext:value-type="date">
            <text:p>09/1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812]-[.B812]+([.C812]&lt;[.B812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3-11-10" calcext:value-type="date">
            <text:p>10/11/2023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15M00S" calcext:value-type="time">
            <text:p>01:15 AM</text:p>
          </table:table-cell>
          <table:table-cell table:formula="of:=([.C813]-[.B813]+([.C813]&lt;[.B813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11-11" calcext:value-type="date">
            <text:p>11/11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15M00S" calcext:value-type="time">
            <text:p>01:15 AM</text:p>
          </table:table-cell>
          <table:table-cell table:formula="of:=([.C814]-[.B814]+([.C814]&lt;[.B814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3-11-12" calcext:value-type="date">
            <text:p>12/11/2023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8H00M00S" calcext:value-type="time">
            <text:p>06:00 PM</text:p>
          </table:table-cell>
          <table:table-cell table:formula="of:=([.C815]-[.B815]+([.C815]&lt;[.B815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11-12" calcext:value-type="date">
            <text:p>12/11/2023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00M00S" calcext:value-type="time">
            <text:p>10:00 PM</text:p>
          </table:table-cell>
          <table:table-cell table:formula="of:=([.C816]-[.B816]+([.C816]&lt;[.B81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3" calcext:value-type="date">
            <text:p>13/11/2023</text:p>
          </table:table-cell>
          <table:table-cell table:style-name="ce49" office:value-type="time" office:time-value="PT00H30M00S" calcext:value-type="time">
            <text:p>12:30 AM</text:p>
          </table:table-cell>
          <table:table-cell table:style-name="ce49" office:value-type="time" office:time-value="PT02H55M00S" calcext:value-type="time">
            <text:p>02:55 AM</text:p>
          </table:table-cell>
          <table:table-cell table:style-name="ce64" table:formula="of:=([.C817]-[.B817]+([.C817]&lt;[.B817]))" office:value-type="time" office:time-value="PT02H25M00S" calcext:value-type="time">
            <text:p>02:25</text:p>
          </table:table-cell>
          <table:table-cell table:style-name="ce101" table:formula="of:=SUM([.D817:.D828])" office:value-type="time" office:time-value="PT30H10M00S" calcext:value-type="time">
            <text:p>30:10</text:p>
          </table:table-cell>
          <table:table-cell table:number-columns-repeated="1019"/>
        </table:table-row>
        <table:table-row table:style-name="ro1">
          <table:table-cell office:value-type="date" office:date-value="2023-11-13" calcext:value-type="date">
            <text:p>13/11/2023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8H00M00S" calcext:value-type="time">
            <text:p>06:00 PM</text:p>
          </table:table-cell>
          <table:table-cell table:formula="of:=([.C818]-[.B818]+([.C818]&lt;[.B818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office:value-type="date" office:date-value="2023-11-13" calcext:value-type="date">
            <text:p>13/1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00M00S" calcext:value-type="time">
            <text:p>11:00 PM</text:p>
          </table:table-cell>
          <table:table-cell table:formula="of:=([.C819]-[.B819]+([.C819]&lt;[.B819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1-14" calcext:value-type="date">
            <text:p>14/11/2023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00M00S" calcext:value-type="time">
            <text:p>06:00 PM</text:p>
          </table:table-cell>
          <table:table-cell table:formula="of:=([.C820]-[.B820]+([.C820]&lt;[.B820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3-11-14" calcext:value-type="date">
            <text:p>14/1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00M00S" calcext:value-type="time">
            <text:p>12:00 AM</text:p>
          </table:table-cell>
          <table:table-cell table:formula="of:=([.C821]-[.B821]+([.C821]&lt;[.B821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11-15" calcext:value-type="date">
            <text:p>15/11/2023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822]-[.B822]+([.C822]&lt;[.B822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1-15" calcext:value-type="date">
            <text:p>15/11/2023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30M00S" calcext:value-type="time">
            <text:p>01:30 AM</text:p>
          </table:table-cell>
          <table:table-cell table:formula="of:=([.C823]-[.B823]+([.C823]&lt;[.B823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11-16" calcext:value-type="date">
            <text:p>16/11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00M00S" calcext:value-type="time">
            <text:p>06:00 PM</text:p>
          </table:table-cell>
          <table:table-cell table:formula="of:=([.C824]-[.B824]+([.C824]&lt;[.B8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3-11-17" calcext:value-type="date">
            <text:p>17/11/2023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00M00S" calcext:value-type="time">
            <text:p>01:00 AM</text:p>
          </table:table-cell>
          <table:table-cell table:formula="of:=([.C825]-[.B825]+([.C825]&lt;[.B825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11-18" calcext:value-type="date">
            <text:p>18/11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20M00S" calcext:value-type="time">
            <text:p>06:20 PM</text:p>
          </table:table-cell>
          <table:table-cell table:formula="of:=([.C826]-[.B826]+([.C826]&lt;[.B826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11-18" calcext:value-type="date">
            <text:p>18/11/2023</text:p>
          </table:table-cell>
          <table:table-cell office:value-type="time" office:time-value="PT19H35M00S" calcext:value-type="time">
            <text:p>07:35 PM</text:p>
          </table:table-cell>
          <table:table-cell office:value-type="time" office:time-value="PT01H00M00S" calcext:value-type="time">
            <text:p>01:00 AM</text:p>
          </table:table-cell>
          <table:table-cell table:formula="of:=([.C827]-[.B827]+([.C827]&lt;[.B827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3-11-19" calcext:value-type="date">
            <text:p>19/11/2023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0M00S" calcext:value-type="time">
            <text:p>05:30 PM</text:p>
          </table:table-cell>
          <table:table-cell table:formula="of:=([.C828]-[.B828]+([.C828]&lt;[.B828]))" office:value-type="time" office:time-value="PT01H15M00S" calcext:value-type="time">
            <text:p>01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11-20" calcext:value-type="date">
            <text:p>20/11/2023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7" office:value-type="time" office:time-value="PT01H00M00S" calcext:value-type="time">
            <text:p>01:00 AM</text:p>
          </table:table-cell>
          <table:table-cell table:style-name="ce39" table:formula="of:=([.C829]-[.B829]+([.C829]&lt;[.B829]))" office:value-type="time" office:time-value="PT01H00M00S" calcext:value-type="time">
            <text:p>01:00</text:p>
          </table:table-cell>
          <table:table-cell table:style-name="ce101" table:formula="of:=SUM([.D829:.D842])" office:value-type="time" office:time-value="PT37H55M00S" calcext:value-type="time">
            <text:p>37:55</text:p>
          </table:table-cell>
          <table:table-cell table:number-columns-repeated="1019"/>
        </table:table-row>
        <table:table-row table:style-name="ro1">
          <table:table-cell office:value-type="date" office:date-value="2023-11-20" calcext:value-type="date">
            <text:p>20/1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830]-[.B830]+([.C830]&lt;[.B830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11-20" calcext:value-type="date">
            <text:p>20/11/2023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1H00M00S" calcext:value-type="time">
            <text:p>01:00 AM</text:p>
          </table:table-cell>
          <table:table-cell table:formula="of:=([.C831]-[.B831]+([.C831]&lt;[.B831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11-21" calcext:value-type="date">
            <text:p>21/11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40M00S" calcext:value-type="time">
            <text:p>06:40 PM</text:p>
          </table:table-cell>
          <table:table-cell table:formula="of:=([.C832]-[.B832]+([.C832]&lt;[.B832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11-21" calcext:value-type="date">
            <text:p>21/1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30M00S" calcext:value-type="time">
            <text:p>01:30 AM</text:p>
          </table:table-cell>
          <table:table-cell table:formula="of:=([.C833]-[.B833]+([.C833]&lt;[.B833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11-22" calcext:value-type="date">
            <text:p>22/11/2023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834]-[.B834]+([.C834]&lt;[.B834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1-22" calcext:value-type="date">
            <text:p>22/11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0H00M00S" calcext:value-type="time">
            <text:p>12:00 AM</text:p>
          </table:table-cell>
          <table:table-cell table:formula="of:=([.C835]-[.B835]+([.C835]&lt;[.B835]))" office:value-type="time" office:time-value="PT03H30M00S" calcext:value-type="time">
            <text:p>03:30</text:p>
          </table:table-cell>
          <table:table-cell table:number-columns-repeated="1020"/>
        </table:table-row>
        <table:table-row table:style-name="ro1">
          <table:table-cell office:value-type="date" office:date-value="2023-11-23" calcext:value-type="date">
            <text:p>23/1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836]-[.B836]+([.C836]&lt;[.B83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1-24" calcext:value-type="date">
            <text:p>24/11/2023</text:p>
          </table:table-cell>
          <table:table-cell office:value-type="time" office:time-value="PT00H30M00S" calcext:value-type="time">
            <text:p>12:30 AM</text:p>
          </table:table-cell>
          <table:table-cell office:value-type="time" office:time-value="PT02H15M00S" calcext:value-type="time">
            <text:p>02:15 AM</text:p>
          </table:table-cell>
          <table:table-cell table:formula="of:=([.C837]-[.B837]+([.C837]&lt;[.B837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3-11-24" calcext:value-type="date">
            <text:p>24/11/2023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2H00M00S" calcext:value-type="time">
            <text:p>02:00 AM</text:p>
          </table:table-cell>
          <table:table-cell table:formula="of:=([.C838]-[.B838]+([.C838]&lt;[.B838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3-11-25" calcext:value-type="date">
            <text:p>25/1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839]-[.B839]+([.C839]&lt;[.B839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11-25" calcext:value-type="date">
            <text:p>25/11/2023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00M00S" calcext:value-type="time">
            <text:p>02:00 AM</text:p>
          </table:table-cell>
          <table:table-cell table:formula="of:=([.C840]-[.B840]+([.C840]&lt;[.B840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3-11-26" calcext:value-type="date">
            <text:p>26/11/2023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7H00M00S" calcext:value-type="time">
            <text:p>05:00 PM</text:p>
          </table:table-cell>
          <table:table-cell table:formula="of:=([.C841]-[.B841]+([.C841]&lt;[.B841]))" office:value-type="time" office:time-value="PT01H10M00S" calcext:value-type="time">
            <text:p>01:10</text:p>
          </table:table-cell>
          <table:table-cell table:number-columns-repeated="1020"/>
        </table:table-row>
        <table:table-row table:style-name="ro1">
          <table:table-cell office:value-type="date" office:date-value="2023-11-26" calcext:value-type="date">
            <text:p>26/11/2023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00M00S" calcext:value-type="time">
            <text:p>12:00 AM</text:p>
          </table:table-cell>
          <table:table-cell table:formula="of:=([.C842]-[.B842]+([.C842]&lt;[.B842]))" office:value-type="time" office:time-value="PT01H50M00S" calcext:value-type="time">
            <text:p>01: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7" calcext:value-type="date">
            <text:p>27/11/2023</text:p>
          </table:table-cell>
          <table:table-cell table:style-name="ce49" office:value-type="time" office:time-value="PT15H30M00S" calcext:value-type="time">
            <text:p>03:30 PM</text:p>
          </table:table-cell>
          <table:table-cell table:style-name="ce49" office:value-type="time" office:time-value="PT17H00M00S" calcext:value-type="time">
            <text:p>05:00 PM</text:p>
          </table:table-cell>
          <table:table-cell table:style-name="ce64" table:formula="of:=([.C843]-[.B843]+([.C843]&lt;[.B843]))" office:value-type="time" office:time-value="PT01H30M00S" calcext:value-type="time">
            <text:p>01:30</text:p>
          </table:table-cell>
          <table:table-cell table:style-name="ce101" table:formula="of:=SUM([.D843:.D853])" office:value-type="time" office:time-value="PT32H05M00S" calcext:value-type="time">
            <text:p>32:05</text:p>
          </table:table-cell>
          <table:table-cell table:number-columns-repeated="1019"/>
        </table:table-row>
        <table:table-row table:style-name="ro1">
          <table:table-cell office:value-type="date" office:date-value="2023-11-27" calcext:value-type="date">
            <text:p>27/11/2023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00M00S" calcext:value-type="time">
            <text:p>01:00 AM</text:p>
          </table:table-cell>
          <table:table-cell table:formula="of:=([.C844]-[.B844]+([.C844]&lt;[.B844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11-28" calcext:value-type="date">
            <text:p>28/1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00M00S" calcext:value-type="time">
            <text:p>06:00 PM</text:p>
          </table:table-cell>
          <table:table-cell table:formula="of:=([.C845]-[.B845]+([.C845]&lt;[.B845]))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1">
          <table:table-cell office:value-type="date" office:date-value="2023-11-28" calcext:value-type="date">
            <text:p>28/11/2023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846]-[.B846]+([.C846]&lt;[.B84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11-29" calcext:value-type="date">
            <text:p>29/11/2023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847]-[.B847]+([.C847]&lt;[.B847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3-11-29" calcext:value-type="date">
            <text:p>29/11/2023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848]-[.B848]+([.C848]&lt;[.B848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3-11-30" calcext:value-type="date">
            <text:p>30/11/2023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7H00M00S" calcext:value-type="time">
            <text:p>05:00 PM</text:p>
          </table:table-cell>
          <table:table-cell table:formula="of:=([.C849]-[.B849]+([.C849]&lt;[.B849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3-12-01" calcext:value-type="date">
            <text:p>01/12/2023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00M00S" calcext:value-type="time">
            <text:p>06:00 PM</text:p>
          </table:table-cell>
          <table:table-cell table:formula="of:=([.C850]-[.B850]+([.C850]&lt;[.B850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3-12-01" calcext:value-type="date">
            <text:p>01/1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15M00S" calcext:value-type="time">
            <text:p>12:15 AM</text:p>
          </table:table-cell>
          <table:table-cell table:formula="of:=([.C851]-[.B851]+([.C851]&lt;[.B851]))" office:value-type="time" office:time-value="PT02H45M00S" calcext:value-type="time">
            <text:p>02:45</text:p>
          </table:table-cell>
          <table:table-cell table:number-columns-repeated="4"/>
          <table:table-cell table:style-name="ce117"/>
          <table:table-cell table:number-columns-repeated="1015"/>
        </table:table-row>
        <table:table-row table:style-name="ro1">
          <table:table-cell office:value-type="date" office:date-value="2023-12-02" calcext:value-type="date">
            <text:p>02/12/2023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30M00S" calcext:value-type="time">
            <text:p>06:30 PM</text:p>
          </table:table-cell>
          <table:table-cell table:formula="of:=([.C852]-[.B852]+([.C852]&lt;[.B852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3-12-02" calcext:value-type="date">
            <text:p>02/1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30M00S" calcext:value-type="time">
            <text:p>11:30 PM</text:p>
          </table:table-cell>
          <table:table-cell table:formula="of:=([.C853]-[.B853]+([.C853]&lt;[.B853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4" calcext:value-type="date">
            <text:p>04/12/2023</text:p>
          </table:table-cell>
          <table:table-cell table:style-name="ce49" office:value-type="time" office:time-value="PT13H50M00S" calcext:value-type="time">
            <text:p>01:50 PM</text:p>
          </table:table-cell>
          <table:table-cell table:style-name="ce49" office:value-type="time" office:time-value="PT18H30M00S" calcext:value-type="time">
            <text:p>06:30 PM</text:p>
          </table:table-cell>
          <table:table-cell table:style-name="ce64" table:formula="of:=([.C854]-[.B854]+([.C854]&lt;[.B854]))" office:value-type="time" office:time-value="PT04H40M00S" calcext:value-type="time">
            <text:p>04:40</text:p>
          </table:table-cell>
          <table:table-cell table:style-name="ce101" table:formula="of:=SUM([.D854:.D860])" office:value-type="time" office:time-value="PT16H05M00S" calcext:value-type="time">
            <text:p>16:05</text:p>
          </table:table-cell>
          <table:table-cell table:number-columns-repeated="1019"/>
        </table:table-row>
        <table:table-row table:style-name="ro1">
          <table:table-cell office:value-type="date" office:date-value="2023-12-04" calcext:value-type="date">
            <text:p>04/12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50M00S" calcext:value-type="time">
            <text:p>11:50 PM</text:p>
          </table:table-cell>
          <table:table-cell table:formula="of:=([.C855]-[.B855]+([.C855]&lt;[.B855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3-12-06" calcext:value-type="date">
            <text:p>06/12/2023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00M00S" calcext:value-type="time">
            <text:p>06:00 PM</text:p>
          </table:table-cell>
          <table:table-cell table:formula="of:=([.C856]-[.B856]+([.C856]&lt;[.B856]))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1">
          <table:table-cell office:value-type="date" office:date-value="2023-12-06" calcext:value-type="date">
            <text:p>06/12/2023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00M00S" calcext:value-type="time">
            <text:p>01:00 AM</text:p>
          </table:table-cell>
          <table:table-cell table:formula="of:=([.C857]-[.B857]+([.C857]&lt;[.B857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15M00S" calcext:value-type="time">
            <text:p>05:15 PM</text:p>
          </table:table-cell>
          <table:table-cell table:formula="of:=([.C858]-[.B858]+([.C858]&lt;[.B858]))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time" office:time-value="PT18H35M00S" calcext:value-type="time">
            <text:p>06:35 PM</text:p>
          </table:table-cell>
          <table:table-cell office:value-type="time" office:time-value="PT19H00M00S" calcext:value-type="time">
            <text:p>07:00 PM</text:p>
          </table:table-cell>
          <table:table-cell table:formula="of:=([.C859]-[.B859]+([.C859]&lt;[.B859]))" office:value-type="time" office:time-value="PT00H25M00S" calcext:value-type="time">
            <text:p>00:25</text:p>
          </table:table-cell>
          <table:table-cell table:number-columns-repeated="1020"/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00M00S" calcext:value-type="time">
            <text:p>01:00 AM</text:p>
          </table:table-cell>
          <table:table-cell table:formula="of:=([.C860]-[.B860]+([.C860]&lt;[.B860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12-12" calcext:value-type="date">
            <text:p>12/12/2023</text:p>
          </table:table-cell>
          <table:table-cell table:style-name="ce37" office:value-type="time" office:time-value="PT21H50M00S" calcext:value-type="time">
            <text:p>09:50 P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861]-[.B861]+([.C861]&lt;[.B861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12-14" calcext:value-type="date">
            <text:p>14/12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15M00S" calcext:value-type="time">
            <text:p>05:15 PM</text:p>
          </table:table-cell>
          <table:table-cell table:formula="of:=([.C862]-[.B862]+([.C862]&lt;[.B86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12-14" calcext:value-type="date">
            <text:p>14/12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00M00S" calcext:value-type="time">
            <text:p>01:00 AM</text:p>
          </table:table-cell>
          <table:table-cell table:formula="of:=([.C863]-[.B863]+([.C863]&lt;[.B863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12-15" calcext:value-type="date">
            <text:p>15/12/2023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00M00S" calcext:value-type="time">
            <text:p>01:00 AM</text:p>
          </table:table-cell>
          <table:table-cell table:formula="of:=([.C864]-[.B864]+([.C864]&lt;[.B864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12-16" calcext:value-type="date">
            <text:p>16/12/2023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865]-[.B865]+([.C865]&lt;[.B865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12-16" calcext:value-type="date">
            <text:p>16/12/2023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3H15M00S" calcext:value-type="time">
            <text:p>03:15 AM</text:p>
          </table:table-cell>
          <table:table-cell table:formula="of:=([.C866]-[.B866]+([.C866]&lt;[.B866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7]-[.B867]+([.C867]&lt;[.B8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8]-[.B868]+([.C868]&lt;[.B8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69]-[.B869]+([.C869]&lt;[.B8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0]-[.B870]+([.C870]&lt;[.B8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1]-[.B871]+([.C871]&lt;[.B8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2]-[.B872]+([.C872]&lt;[.B8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3]-[.B873]+([.C873]&lt;[.B8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4]-[.B874]+([.C874]&lt;[.B8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5]-[.B875]+([.C875]&lt;[.B8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6]-[.B876]+([.C876]&lt;[.B8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7]-[.B877]+([.C877]&lt;[.B8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8]-[.B878]+([.C878]&lt;[.B8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79]-[.B879]+([.C879]&lt;[.B8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0]-[.B880]+([.C880]&lt;[.B8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1]-[.B881]+([.C881]&lt;[.B8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2]-[.B882]+([.C882]&lt;[.B8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3]-[.B883]+([.C883]&lt;[.B8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4]-[.B884]+([.C884]&lt;[.B8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5]-[.B885]+([.C885]&lt;[.B8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6]-[.B886]+([.C886]&lt;[.B8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7]-[.B887]+([.C887]&lt;[.B8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8]-[.B888]+([.C888]&lt;[.B8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89]-[.B889]+([.C889]&lt;[.B8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0]-[.B890]+([.C890]&lt;[.B8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1]-[.B891]+([.C891]&lt;[.B8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2]-[.B892]+([.C892]&lt;[.B8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3]-[.B893]+([.C893]&lt;[.B8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4]-[.B894]+([.C894]&lt;[.B8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5]-[.B895]+([.C895]&lt;[.B8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6]-[.B896]+([.C896]&lt;[.B8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7]-[.B897]+([.C897]&lt;[.B8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8]-[.B898]+([.C898]&lt;[.B8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899]-[.B899]+([.C899]&lt;[.B8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0]-[.B900]+([.C900]&lt;[.B9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1]-[.B901]+([.C901]&lt;[.B9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2]-[.B902]+([.C902]&lt;[.B9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3]-[.B903]+([.C903]&lt;[.B9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4]-[.B904]+([.C904]&lt;[.B9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5]-[.B905]+([.C905]&lt;[.B9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6]-[.B906]+([.C906]&lt;[.B9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7]-[.B907]+([.C907]&lt;[.B9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8]-[.B908]+([.C908]&lt;[.B9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09]-[.B909]+([.C909]&lt;[.B9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0]-[.B910]+([.C910]&lt;[.B9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1]-[.B911]+([.C911]&lt;[.B9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2]-[.B912]+([.C912]&lt;[.B9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3]-[.B913]+([.C913]&lt;[.B9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4]-[.B914]+([.C914]&lt;[.B9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5]-[.B915]+([.C915]&lt;[.B9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6]-[.B916]+([.C916]&lt;[.B9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7]-[.B917]+([.C917]&lt;[.B9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8]-[.B918]+([.C918]&lt;[.B9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19]-[.B919]+([.C919]&lt;[.B9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0]-[.B920]+([.C920]&lt;[.B9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1]-[.B921]+([.C921]&lt;[.B9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2]-[.B922]+([.C922]&lt;[.B9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3]-[.B923]+([.C923]&lt;[.B9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4]-[.B924]+([.C924]&lt;[.B9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5]-[.B925]+([.C925]&lt;[.B9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6]-[.B926]+([.C926]&lt;[.B9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7]-[.B927]+([.C927]&lt;[.B9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8]-[.B928]+([.C928]&lt;[.B9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29]-[.B929]+([.C929]&lt;[.B9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0]-[.B930]+([.C930]&lt;[.B9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1]-[.B931]+([.C931]&lt;[.B9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2]-[.B932]+([.C932]&lt;[.B9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3]-[.B933]+([.C933]&lt;[.B9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4]-[.B934]+([.C934]&lt;[.B9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5]-[.B935]+([.C935]&lt;[.B9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6]-[.B936]+([.C936]&lt;[.B9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7]-[.B937]+([.C937]&lt;[.B9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8]-[.B938]+([.C938]&lt;[.B9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39]-[.B939]+([.C939]&lt;[.B9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0]-[.B940]+([.C940]&lt;[.B9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1]-[.B941]+([.C941]&lt;[.B9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2]-[.B942]+([.C942]&lt;[.B9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3]-[.B943]+([.C943]&lt;[.B9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4]-[.B944]+([.C944]&lt;[.B9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5]-[.B945]+([.C945]&lt;[.B9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6]-[.B946]+([.C946]&lt;[.B9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7]-[.B947]+([.C947]&lt;[.B9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8]-[.B948]+([.C948]&lt;[.B9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49]-[.B949]+([.C949]&lt;[.B9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0]-[.B950]+([.C950]&lt;[.B9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1]-[.B951]+([.C951]&lt;[.B9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2]-[.B952]+([.C952]&lt;[.B9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3]-[.B953]+([.C953]&lt;[.B9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4]-[.B954]+([.C954]&lt;[.B9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5]-[.B955]+([.C955]&lt;[.B9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6]-[.B956]+([.C956]&lt;[.B9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7]-[.B957]+([.C957]&lt;[.B9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8]-[.B958]+([.C958]&lt;[.B9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59]-[.B959]+([.C959]&lt;[.B9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0]-[.B960]+([.C960]&lt;[.B9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1]-[.B961]+([.C961]&lt;[.B9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2]-[.B962]+([.C962]&lt;[.B9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3]-[.B963]+([.C963]&lt;[.B9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4]-[.B964]+([.C964]&lt;[.B9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5]-[.B965]+([.C965]&lt;[.B9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6]-[.B966]+([.C966]&lt;[.B9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7]-[.B967]+([.C967]&lt;[.B9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8]-[.B968]+([.C968]&lt;[.B9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69]-[.B969]+([.C969]&lt;[.B9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0]-[.B970]+([.C970]&lt;[.B9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1]-[.B971]+([.C971]&lt;[.B9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2]-[.B972]+([.C972]&lt;[.B9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3]-[.B973]+([.C973]&lt;[.B9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4]-[.B974]+([.C974]&lt;[.B9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5]-[.B975]+([.C975]&lt;[.B9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6]-[.B976]+([.C976]&lt;[.B9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7]-[.B977]+([.C977]&lt;[.B9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8]-[.B978]+([.C978]&lt;[.B9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79]-[.B979]+([.C979]&lt;[.B9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0]-[.B980]+([.C980]&lt;[.B9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1]-[.B981]+([.C981]&lt;[.B9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2]-[.B982]+([.C982]&lt;[.B9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3]-[.B983]+([.C983]&lt;[.B9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4]-[.B984]+([.C984]&lt;[.B9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5]-[.B985]+([.C985]&lt;[.B9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6]-[.B986]+([.C986]&lt;[.B9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7]-[.B987]+([.C987]&lt;[.B9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8]-[.B988]+([.C988]&lt;[.B9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89]-[.B989]+([.C989]&lt;[.B9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0]-[.B990]+([.C990]&lt;[.B9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1]-[.B991]+([.C991]&lt;[.B9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2]-[.B992]+([.C992]&lt;[.B9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3]-[.B993]+([.C993]&lt;[.B9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4]-[.B994]+([.C994]&lt;[.B9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5]-[.B995]+([.C995]&lt;[.B9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6]-[.B996]+([.C996]&lt;[.B9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7]-[.B997]+([.C997]&lt;[.B9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8]-[.B998]+([.C998]&lt;[.B9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999]-[.B999]+([.C999]&lt;[.B9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1000]-[.B1000]+([.C1000]&lt;[.B10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14" office:value-type="string" calcext:value-type="string">
            <text:p>Date</text:p>
          </table:table-cell>
          <table:table-cell table:style-name="ce114" office:value-type="string" calcext:value-type="string">
            <text:p>Start Time</text:p>
          </table:table-cell>
          <table:table-cell table:style-name="ce114" office:value-type="string" calcext:value-type="string">
            <text:p>Stop Time</text:p>
          </table:table-cell>
          <table:table-cell table:style-name="ce1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19" table:formula="of:=TEXT(MAX([Sheet1.A1:.A1000])-WEEKDAY(MAX([Sheet1.A1:.A1000]))+1; &quot;&gt;0&quot;)" office:value-type="string" office:string-value="&gt;45270" calcext:value-type="string">
            <text:p>&gt;45270</text:p>
          </table:table-cell>
          <table:table-cell table:style-name="ce114" table:number-columns-repeated="3"/>
          <table:table-cell table:number-columns-repeated="4"/>
        </table:table-row>
        <table:table-row table:style-name="ro1">
          <table:table-cell table:style-name="ce131"/>
          <table:table-cell table:style-name="ce115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13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32"/>
          <table:table-cell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30"/>
        <table:table-column table:style-name="co1" table:number-columns-repeated="3" table:default-cell-style-name="Default"/>
        <table:table-column table:style-name="co1" table:number-columns-repeated="5" table:default-cell-style-name="ce114"/>
        <table:table-row table:style-name="ro1">
          <table:table-cell table:style-name="ce71" office:value-type="string" calcext:value-type="string">
            <text:p>Date</text:p>
          </table:table-cell>
          <table:table-cell table:style-name="ce85" office:value-type="string" calcext:value-type="string">
            <text:p>Start Time</text:p>
          </table:table-cell>
          <table:table-cell table:style-name="ce85" office:value-type="string" calcext:value-type="string">
            <text:p>Stop Time</text:p>
          </table:table-cell>
          <table:table-cell table:style-name="ce101" office:value-type="string" calcext:value-type="string">
            <text:p>Total Time</text:p>
          </table:table-cell>
          <table:table-cell/>
          <table:table-cell table:style-name="ce101" table:formula="of:=SUM([.D:.D])" office:value-type="time" office:time-value="PT19H45M00S" calcext:value-type="time">
            <text:p>19:45</text:p>
          </table:table-cell>
          <table:table-cell table:number-columns-repeated="6"/>
        </table:table-row>
        <table:table-row table:style-name="ro1">
          <table:table-cell table:style-name="ce71" office:value-type="date" office:date-value="2023-03-13" calcext:value-type="date">
            <text:p>13/03/2023</text:p>
          </table:table-cell>
          <table:table-cell table:style-name="ce85" office:value-type="time" office:time-value="PT14H50M00S" calcext:value-type="time">
            <text:p>02:50 PM</text:p>
          </table:table-cell>
          <table:table-cell table:style-name="ce85" office:value-type="time" office:time-value="PT19H05M00S" calcext:value-type="time">
            <text:p>07:05 PM</text:p>
          </table:table-cell>
          <table:table-cell table:style-name="ce117" table:formula="of:=([.C2]-[.B2]+([.C2]&lt;[.B2]))" office:value-type="time" office:time-value="PT04H15M00S" calcext:value-type="time">
            <text:p>04:15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3" calcext:value-type="date">
            <text:p>13/03/2023</text:p>
          </table:table-cell>
          <table:table-cell table:style-name="ce85" office:value-type="time" office:time-value="PT21H10M00S" calcext:value-type="time">
            <text:p>09:10 PM</text:p>
          </table:table-cell>
          <table:table-cell table:style-name="ce85" office:value-type="time" office:time-value="PT01H00M00S" calcext:value-type="time">
            <text:p>01:00 AM</text:p>
          </table:table-cell>
          <table:table-cell table:style-name="ce117" table:formula="of:=([.C3]-[.B3]+([.C3]&lt;[.B3]))" office:value-type="time" office:time-value="PT03H50M00S" calcext:value-type="time">
            <text:p>03:50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4" calcext:value-type="date">
            <text:p>14/03/2023</text:p>
          </table:table-cell>
          <table:table-cell table:style-name="ce85" office:value-type="time" office:time-value="PT14H45M00S" calcext:value-type="time">
            <text:p>02:45 PM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117" table:formula="of:=([.C4]-[.B4]+([.C4]&lt;[.B4]))" office:value-type="time" office:time-value="PT03H15M00S" calcext:value-type="time">
            <text:p>03:15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4" calcext:value-type="date">
            <text:p>14/03/2023</text:p>
          </table:table-cell>
          <table:table-cell table:style-name="ce85" office:value-type="time" office:time-value="PT23H00M00S" calcext:value-type="time">
            <text:p>11:00 PM</text:p>
          </table:table-cell>
          <table:table-cell table:style-name="ce85" office:value-type="time" office:time-value="PT01H00M00S" calcext:value-type="time">
            <text:p>01:00 AM</text:p>
          </table:table-cell>
          <table:table-cell table:style-name="ce117" table:formula="of:=([.C5]-[.B5]+([.C5]&lt;[.B5]))" office:value-type="time" office:time-value="PT02H00M00S" calcext:value-type="time">
            <text:p>02:00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5" calcext:value-type="date">
            <text:p>15/03/2023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85" office:value-type="time" office:time-value="PT20H00M00S" calcext:value-type="time">
            <text:p>08:00 PM</text:p>
          </table:table-cell>
          <table:table-cell table:style-name="ce117" table:formula="of:=([.C6]-[.B6]+([.C6]&lt;[.B6]))" office:value-type="time" office:time-value="PT03H40M00S" calcext:value-type="time">
            <text:p>03:40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5" calcext:value-type="date">
            <text:p>15/03/2023</text:p>
          </table:table-cell>
          <table:table-cell table:style-name="ce85" office:value-type="time" office:time-value="PT22H45M00S" calcext:value-type="time">
            <text:p>10:45 PM</text:p>
          </table:table-cell>
          <table:table-cell table:style-name="ce85" office:value-type="time" office:time-value="PT00H00M00S" calcext:value-type="time">
            <text:p>12:00 AM</text:p>
          </table:table-cell>
          <table:table-cell table:style-name="ce117" table:formula="of:=([.C7]-[.B7]+([.C7]&lt;[.B7]))" office:value-type="time" office:time-value="PT01H15M00S" calcext:value-type="time">
            <text:p>01:15:00</text:p>
          </table:table-cell>
          <table:table-cell table:number-columns-repeated="8"/>
        </table:table-row>
        <table:table-row table:style-name="ro1">
          <table:table-cell table:style-name="ce71" office:value-type="date" office:date-value="2023-03-16" calcext:value-type="date">
            <text:p>16/03/2023</text:p>
          </table:table-cell>
          <table:table-cell table:style-name="ce85" office:value-type="time" office:time-value="PT14H30M00S" calcext:value-type="time">
            <text:p>02:30 PM</text:p>
          </table:table-cell>
          <table:table-cell table:style-name="ce85" office:value-type="time" office:time-value="PT16H00M00S" calcext:value-type="time">
            <text:p>04:00 PM</text:p>
          </table:table-cell>
          <table:table-cell table:style-name="ce117" table:formula="of:=([.C8]-[.B8]+([.C8]&lt;[.B8]))" office:value-type="time" office:time-value="PT01H30M00S" calcext:value-type="time">
            <text:p>01:30:00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page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83" office:value-type="date" office:date-value="2023-07-04" calcext:value-type="date">
            <text:p>04/07/2023</text:p>
          </table:table-cell>
          <table:table-cell table:style-name="ce71" office:value-type="date" office:date-value="2023-07-31" calcext:value-type="date">
            <text:p>31/07/2023</text:p>
          </table:table-cell>
          <table:table-cell table:formula="of:=[.I9]-[.H9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style-name="ce134" table:formula="of:=[.K9]/[.J9]" office:value-type="float" office:value="0.481481481481481" calcext:value-type="float">
            <text:p>0.48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83" office:value-type="date" office:date-value="2023-07-04" calcext:value-type="date">
            <text:p>04/07/2023</text:p>
          </table:table-cell>
          <table:table-cell table:style-name="ce71" office:value-type="date" office:date-value="2023-07-31" calcext:value-type="date">
            <text:p>31/07/2023</text:p>
          </table:table-cell>
          <table:table-cell table:formula="of:=[.I10]-[.H10]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134" table:formula="of:=[.K10]/[.J10]" office:value-type="float" office:value="0.666666666666667" calcext:value-type="float">
            <text:p>0.66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1" office:value-type="date" office:date-value="2023-08-01" calcext:value-type="date">
            <text:p>01/08/2023</text:p>
          </table:table-cell>
          <table:table-cell table:style-name="ce71" table:formula="of:=TODAY()" office:value-type="date" office:date-value="2023-12-17" calcext:value-type="date">
            <text:p>17/12/2023</text:p>
          </table:table-cell>
          <table:table-cell table:formula="of:=[.I11]-[.H11]"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table:style-name="ce134" table:formula="of:=([.K11]-[.K9])/[.J11]" office:value-type="float" office:value="0.318840579710145" calcext:value-type="float">
            <text:p>0.31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1" office:value-type="date" office:date-value="2023-08-01" calcext:value-type="date">
            <text:p>01/08/2023</text:p>
          </table:table-cell>
          <table:table-cell table:style-name="ce71" table:formula="of:=TODAY()" office:value-type="date" office:date-value="2023-12-17" calcext:value-type="date">
            <text:p>17/12/2023</text:p>
          </table:table-cell>
          <table:table-cell table:formula="of:=[.I12]-[.H12]"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table:style-name="ce134" table:formula="of:=([.K12]-[.K10])/[.J12]" office:value-type="float" office:value="0.318840579710145" calcext:value-type="float">
            <text:p>0.319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128"/>
          <table:table-cell table:number-columns-repeated="2"/>
        </table:table-row>
        <table:table-row table:style-name="ro1">
          <table:table-cell table:number-columns-repeated="7"/>
          <table:table-cell table:style-name="ce122"/>
          <table:table-cell/>
          <table:table-cell table:style-name="ce128"/>
          <table:table-cell table:number-columns-repeated="2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4" table:style-name="ta1">
        <table:table-column table:style-name="co7" table:default-cell-style-name="ce135"/>
        <table:table-column table:style-name="co7" table:number-columns-repeated="10" table:default-cell-style-name="Default"/>
        <table:table-column table:style-name="co7" table:number-columns-repeated="6" table:default-cell-style-name="ce142"/>
        <table:table-column table:style-name="co7" table:number-columns-repeated="6" table:default-cell-style-name="Default"/>
        <table:table-column table:style-name="co7" table:number-columns-repeated="6" table:default-cell-style-name="ce143"/>
        <table:table-column table:style-name="co7" table:number-columns-repeated="6" table:default-cell-style-name="ce137"/>
        <table:table-column table:style-name="co7" table:number-columns-repeated="28" table:default-cell-style-name="Default"/>
        <table:table-column table:style-name="co7" table:default-cell-style-name="ce135"/>
        <table:table-column table:style-name="co7" table:number-columns-repeated="4" table:default-cell-style-name="Default"/>
        <table:table-column table:style-name="co7" table:default-cell-style-name="ce135"/>
        <table:table-column table:style-name="co7" table:number-columns-repeated="2" table:default-cell-style-name="Default"/>
        <table:table-column table:style-name="co7" table:default-cell-style-name="ce161"/>
        <table:table-column table:style-name="co7" table:number-columns-repeated="2" table:default-cell-style-name="Default"/>
        <table:table-column table:style-name="co7" table:number-columns-repeated="24" table:default-cell-style-name="ce161"/>
        <table:table-column table:style-name="co7" table:number-columns-repeated="4" table:default-cell-style-name="ce137"/>
        <table:table-column table:style-name="co7" table:number-columns-repeated="24" table:default-cell-style-name="ce161"/>
        <table:table-column table:style-name="co7" table:number-columns-repeated="2" table:default-cell-style-name="Default"/>
        <table:table-column table:style-name="co7" table:default-cell-style-name="ce161"/>
        <table:table-column table:style-name="co7" table:number-columns-repeated="2" table:default-cell-style-name="Default"/>
        <table:table-column table:style-name="co7" table:default-cell-style-name="ce135"/>
        <table:table-column table:style-name="co7" table:number-columns-repeated="892" table:default-cell-style-name="Default"/>
        <table:table-row table:style-name="ro1">
          <table:table-cell/>
          <table:table-cell table:style-name="ce135" table:number-columns-repeated="62"/>
          <table:table-cell table:number-columns-repeated="6"/>
          <table:table-cell table:style-name="ce135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135"/>
          <table:table-cell table:style-name="ce137" table:number-columns-repeated="22"/>
          <table:table-cell table:number-columns-repeated="6"/>
          <table:table-cell table:style-name="ce137" table:number-columns-repeated="22"/>
          <table:table-cell table:style-name="ce135"/>
          <table:table-cell table:number-columns-repeated="13"/>
          <table:table-cell table:style-name="Default"/>
          <table:table-cell table:number-columns-repeated="2"/>
          <table:table-cell table:style-name="ce135"/>
          <table:table-cell table:style-name="ce137" table:number-columns-repeated="23"/>
          <table:table-cell table:number-columns-repeated="4"/>
          <table:table-cell table:style-name="ce137" table:number-columns-repeated="23"/>
          <table:table-cell table:style-name="ce135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135" table:number-columns-repeated="6"/>
          <table:table-cell table:style-name="ce137" table:number-columns-repeated="22"/>
          <table:table-cell table:number-columns-repeated="6"/>
          <table:table-cell table:style-name="ce137" table:number-columns-repeated="22"/>
          <table:table-cell table:style-name="ce135" table:number-columns-repeated="6"/>
          <table:table-cell table:number-columns-repeated="6"/>
          <table:table-cell table:style-name="ce135" table:number-columns-repeated="6"/>
          <table:table-cell table:style-name="ce137" table:number-columns-repeated="23"/>
          <table:table-cell table:number-columns-repeated="4"/>
          <table:table-cell table:style-name="ce137" table:number-columns-repeated="23"/>
          <table:table-cell table:style-name="ce135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135"/>
          <table:table-cell table:number-columns-repeated="2"/>
          <table:table-cell table:style-name="ce135"/>
          <table:table-cell table:style-name="ce137" table:number-columns-repeated="22"/>
          <table:table-cell table:number-columns-repeated="6"/>
          <table:table-cell table:style-name="ce137" table:number-columns-repeated="22"/>
          <table:table-cell table:style-name="ce135"/>
          <table:table-cell table:number-columns-repeated="2"/>
          <table:table-cell table:style-name="ce135"/>
          <table:table-cell table:number-columns-repeated="10"/>
          <table:table-cell table:style-name="ce135"/>
          <table:table-cell table:number-columns-repeated="2"/>
          <table:table-cell table:style-name="ce135"/>
          <table:table-cell table:style-name="ce137" table:number-columns-repeated="23"/>
          <table:table-cell table:number-columns-repeated="4"/>
          <table:table-cell table:style-name="ce137" table:number-columns-repeated="23"/>
          <table:table-cell table:style-name="ce135"/>
          <table:table-cell table:number-columns-repeated="2"/>
          <table:table-cell table:style-name="ce135"/>
          <table:table-cell table:number-columns-repeated="895"/>
        </table:table-row>
        <table:table-row table:style-name="ro1">
          <table:table-cell table:number-columns-repeated="3"/>
          <table:table-cell table:style-name="ce135"/>
          <table:table-cell table:number-columns-repeated="2"/>
          <table:table-cell table:style-name="ce135"/>
          <table:table-cell table:style-name="ce137" table:number-columns-repeated="22"/>
          <table:table-cell table:number-columns-repeated="6"/>
          <table:table-cell table:style-name="ce137" table:number-columns-repeated="22"/>
          <table:table-cell table:style-name="ce135"/>
          <table:table-cell table:number-columns-repeated="2"/>
          <table:table-cell table:style-name="ce135"/>
          <table:table-cell table:number-columns-repeated="10"/>
          <table:table-cell table:style-name="ce135"/>
          <table:table-cell table:number-columns-repeated="2"/>
          <table:table-cell table:style-name="ce135"/>
          <table:table-cell table:style-name="ce137" table:number-columns-repeated="4"/>
          <table:table-cell table:number-columns-repeated="42"/>
          <table:table-cell table:style-name="ce137" table:number-columns-repeated="4"/>
          <table:table-cell table:style-name="ce135"/>
          <table:table-cell table:number-columns-repeated="2"/>
          <table:table-cell table:style-name="ce135"/>
          <table:table-cell table:number-columns-repeated="895"/>
        </table:table-row>
        <table:table-row table:style-name="ro1">
          <table:table-cell table:number-columns-repeated="3"/>
          <table:table-cell table:style-name="ce135"/>
          <table:table-cell table:number-columns-repeated="2"/>
          <table:table-cell table:style-name="ce135"/>
          <table:table-cell table:style-name="ce137" table:number-columns-repeated="4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7" table:number-columns-repeated="4"/>
          <table:table-cell table:style-name="ce135"/>
          <table:table-cell table:number-columns-repeated="2"/>
          <table:table-cell table:style-name="ce135"/>
          <table:table-cell table:number-columns-repeated="10"/>
          <table:table-cell table:style-name="ce135"/>
          <table:table-cell table:number-columns-repeated="2"/>
          <table:table-cell table:style-name="ce135"/>
          <table:table-cell table:style-name="ce137" table:number-columns-repeated="4"/>
          <table:table-cell table:number-columns-repeated="42"/>
          <table:table-cell table:style-name="ce137" table:number-columns-repeated="4"/>
          <table:table-cell table:style-name="ce135"/>
          <table:table-cell table:number-columns-repeated="2"/>
          <table:table-cell table:style-name="ce135"/>
          <table:table-cell table:number-columns-repeated="895"/>
        </table:table-row>
        <table:table-row table:style-name="ro1">
          <table:table-cell/>
          <table:table-cell table:style-name="ce135" table:number-columns-repeated="6"/>
          <table:table-cell table:style-name="ce137" table:number-columns-repeated="4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7" table:number-columns-repeated="4"/>
          <table:table-cell table:style-name="ce135" table:number-columns-repeated="6"/>
          <table:table-cell table:number-columns-repeated="6"/>
          <table:table-cell table:style-name="ce135" table:number-columns-repeated="6"/>
          <table:table-cell table:style-name="ce137" table:number-columns-repeated="4"/>
          <table:table-cell table:number-columns-repeated="42"/>
          <table:table-cell table:style-name="ce137" table:number-columns-repeated="4"/>
          <table:table-cell table:style-name="ce135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135"/>
          <table:table-cell table:style-name="ce137" table:number-columns-repeated="4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7" table:number-columns-repeated="4"/>
          <table:table-cell table:style-name="ce135"/>
          <table:table-cell table:number-columns-repeated="13"/>
          <table:table-cell table:style-name="Default"/>
          <table:table-cell table:number-columns-repeated="2"/>
          <table:table-cell table:style-name="ce135"/>
          <table:table-cell table:style-name="ce137" table:number-columns-repeated="4"/>
          <table:table-cell table:number-columns-repeated="42"/>
          <table:table-cell table:style-name="ce137" table:number-columns-repeated="4"/>
          <table:table-cell table:style-name="ce135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135" table:number-columns-repeated="6"/>
          <table:table-cell table:style-name="ce137" table:number-columns-repeated="4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7" table:number-columns-repeated="4"/>
          <table:table-cell table:style-name="ce135" table:number-columns-repeated="6"/>
          <table:table-cell table:number-columns-repeated="6"/>
          <table:table-cell table:style-name="ce135" table:number-columns-repeated="6"/>
          <table:table-cell table:style-name="ce137" table:number-columns-repeated="4"/>
          <table:table-cell table:number-columns-repeated="42"/>
          <table:table-cell table:style-name="ce137" table:number-columns-repeated="4"/>
          <table:table-cell table:style-name="ce135" table:number-columns-repeated="6"/>
          <table:table-cell table:number-columns-repeated="893"/>
        </table:table-row>
        <table:table-row table:style-name="ro1">
          <table:table-cell/>
          <table:table-cell table:style-name="ce136" table:number-columns-repeated="10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6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6" table:number-columns-repeated="10"/>
          <table:table-cell table:style-name="ce140" table:number-columns-repeated="6"/>
          <table:table-cell table:style-name="ce143" table:number-columns-repeated="6"/>
          <table:table-cell table:number-columns-repeated="12"/>
          <table:table-cell table:style-name="ce140" table:number-columns-repeated="6"/>
          <table:table-cell table:style-name="ce143" table:number-columns-repeated="12"/>
          <table:table-cell table:style-name="ce136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6" table:number-columns-repeated="10"/>
          <table:table-cell table:number-columns-repeated="6"/>
          <table:table-cell table:style-name="ce142" table:number-columns-repeated="6"/>
          <table:table-cell table:style-name="ce160" table:number-columns-repeated="6"/>
          <table:table-cell table:number-columns-repeated="6"/>
          <table:table-cell table:style-name="ce142" table:number-columns-repeated="12"/>
          <table:table-cell table:style-name="ce160" table:number-columns-repeated="6"/>
          <table:table-cell table:style-name="ce136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6" table:number-columns-repeated="10"/>
          <table:table-cell table:number-columns-repeated="6"/>
          <table:table-cell table:style-name="ce160" table:number-columns-repeated="12"/>
          <table:table-cell table:number-columns-repeated="6"/>
          <table:table-cell table:style-name="ce142" table:number-columns-repeated="6"/>
          <table:table-cell table:style-name="ce160" table:number-columns-repeated="12"/>
          <table:table-cell table:style-name="ce136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137" table:number-columns-repeated="28"/>
          <table:table-cell table:number-columns-repeated="6"/>
          <table:table-cell table:style-name="ce137" table:number-columns-repeated="28"/>
          <table:table-cell table:number-columns-repeated="6"/>
          <table:table-cell table:style-name="ce137" table:number-columns-repeated="29"/>
          <table:table-cell table:number-columns-repeated="4"/>
          <table:table-cell table:style-name="ce137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138" table:number-columns-repeated="10"/>
          <table:table-cell table:number-columns-repeated="6"/>
          <table:table-cell table:style-name="ce160" table:number-columns-repeated="12"/>
          <table:table-cell table:number-columns-repeated="6"/>
          <table:table-cell table:style-name="ce142" table:number-columns-repeated="6"/>
          <table:table-cell table:style-name="ce160" table:number-columns-repeated="12"/>
          <table:table-cell table:style-name="ce138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8" table:number-columns-repeated="10"/>
          <table:table-cell table:number-columns-repeated="6"/>
          <table:table-cell table:style-name="ce142" table:number-columns-repeated="6"/>
          <table:table-cell table:style-name="ce160" table:number-columns-repeated="6"/>
          <table:table-cell table:number-columns-repeated="6"/>
          <table:table-cell table:style-name="ce142" table:number-columns-repeated="12"/>
          <table:table-cell table:style-name="ce160" table:number-columns-repeated="6"/>
          <table:table-cell table:style-name="ce138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138" table:number-columns-repeated="10"/>
          <table:table-cell table:style-name="ce140" table:number-columns-repeated="6"/>
          <table:table-cell table:style-name="ce143" table:number-columns-repeated="6"/>
          <table:table-cell table:number-columns-repeated="12"/>
          <table:table-cell table:style-name="ce140" table:number-columns-repeated="6"/>
          <table:table-cell table:style-name="ce143" table:number-columns-repeated="12"/>
          <table:table-cell table:style-name="ce138" table:number-columns-repeated="10"/>
          <table:table-cell table:number-columns-repeated="6"/>
          <table:table-cell table:style-name="ce161" table:number-columns-repeated="2"/>
          <table:table-cell/>
          <table:table-cell table:style-name="ce161" table:number-columns-repeated="2"/>
          <table:table-cell table:number-columns-repeated="52"/>
          <table:table-cell table:style-name="ce161" table:number-columns-repeated="2"/>
          <table:table-cell/>
          <table:table-cell table:style-name="ce161" table:number-columns-repeated="2"/>
          <table:table-cell table:number-columns-repeated="893"/>
        </table:table-row>
        <table:table-row table:style-name="ro1">
          <table:table-cell/>
          <table:table-cell table:style-name="ce135" table:number-columns-repeated="10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5" table:number-columns-repeated="10"/>
          <table:table-cell table:number-columns-repeated="6"/>
          <table:table-cell table:style-name="ce135" table:number-columns-repeated="10"/>
          <table:table-cell table:number-columns-repeated="42"/>
          <table:table-cell table:style-name="ce135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135"/>
          <table:table-cell table:number-columns-repeated="3"/>
          <table:table-cell table:style-name="ce135"/>
          <table:table-cell table:number-columns-repeated="2"/>
          <table:table-cell table:style-name="ce135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5"/>
          <table:table-cell table:number-columns-repeated="2"/>
          <table:table-cell table:style-name="ce135"/>
          <table:table-cell table:number-columns-repeated="3"/>
          <table:table-cell table:style-name="ce135"/>
          <table:table-cell table:number-columns-repeated="10"/>
          <table:table-cell table:style-name="ce135"/>
          <table:table-cell table:number-columns-repeated="2"/>
          <table:table-cell table:style-name="Default"/>
          <table:table-cell table:style-name="ce135"/>
          <table:table-cell table:style-name="Default" table:number-columns-repeated="2"/>
          <table:table-cell table:style-name="ce135"/>
          <table:table-cell table:number-columns-repeated="42"/>
          <table:table-cell table:style-name="ce135"/>
          <table:table-cell table:style-name="Default" table:number-columns-repeated="2"/>
          <table:table-cell table:style-name="ce135"/>
          <table:table-cell table:style-name="Default"/>
          <table:table-cell table:number-columns-repeated="2"/>
          <table:table-cell table:style-name="ce135"/>
          <table:table-cell table:number-columns-repeated="895"/>
        </table:table-row>
        <table:table-row table:style-name="ro1">
          <table:table-cell table:number-columns-repeated="3"/>
          <table:table-cell table:style-name="ce135" table:number-columns-repeated="5"/>
          <table:table-cell table:number-columns-repeated="2"/>
          <table:table-cell table:style-name="ce135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5"/>
          <table:table-cell table:number-columns-repeated="2"/>
          <table:table-cell table:style-name="ce135" table:number-columns-repeated="5"/>
          <table:table-cell table:number-columns-repeated="10"/>
          <table:table-cell table:style-name="ce135" table:number-columns-repeated="5"/>
          <table:table-cell table:style-name="Default" table:number-columns-repeated="2"/>
          <table:table-cell table:style-name="ce135"/>
          <table:table-cell table:number-columns-repeated="42"/>
          <table:table-cell table:style-name="ce135"/>
          <table:table-cell table:style-name="Default" table:number-columns-repeated="2"/>
          <table:table-cell table:style-name="ce135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135"/>
          <table:table-cell table:number-columns-repeated="3"/>
          <table:table-cell table:style-name="ce135"/>
          <table:table-cell table:number-columns-repeated="2"/>
          <table:table-cell table:style-name="ce135"/>
          <table:table-cell table:style-name="ce140" table:number-columns-repeated="12"/>
          <table:table-cell table:number-columns-repeated="12"/>
          <table:table-cell table:style-name="ce140" table:number-columns-repeated="12"/>
          <table:table-cell table:style-name="ce143" table:number-columns-repeated="6"/>
          <table:table-cell table:style-name="ce135"/>
          <table:table-cell table:number-columns-repeated="2"/>
          <table:table-cell table:style-name="ce135"/>
          <table:table-cell table:number-columns-repeated="3"/>
          <table:table-cell table:style-name="ce135"/>
          <table:table-cell table:number-columns-repeated="10"/>
          <table:table-cell table:style-name="ce135"/>
          <table:table-cell table:number-columns-repeated="2"/>
          <table:table-cell table:style-name="Default"/>
          <table:table-cell table:style-name="ce135"/>
          <table:table-cell table:style-name="Default" table:number-columns-repeated="2"/>
          <table:table-cell table:style-name="ce135"/>
          <table:table-cell table:number-columns-repeated="42"/>
          <table:table-cell table:style-name="ce135"/>
          <table:table-cell table:style-name="Default" table:number-columns-repeated="2"/>
          <table:table-cell table:style-name="ce135"/>
          <table:table-cell table:style-name="Default"/>
          <table:table-cell table:number-columns-repeated="2"/>
          <table:table-cell table:style-name="ce135"/>
          <table:table-cell table:number-columns-repeated="895"/>
        </table:table-row>
        <table:table-row table:style-name="ro1">
          <table:table-cell/>
          <table:table-cell table:style-name="ce135" table:number-columns-repeated="10"/>
          <table:table-cell table:style-name="ce137" table:number-columns-repeated="18"/>
          <table:table-cell table:number-columns-repeated="6"/>
          <table:table-cell table:style-name="ce137" table:number-columns-repeated="18"/>
          <table:table-cell table:style-name="ce135" table:number-columns-repeated="10"/>
          <table:table-cell table:number-columns-repeated="6"/>
          <table:table-cell table:style-name="ce135" table:number-columns-repeated="10"/>
          <table:table-cell table:number-columns-repeated="42"/>
          <table:table-cell table:style-name="ce135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137" table:number-columns-repeated="28"/>
          <table:table-cell table:number-columns-repeated="6"/>
          <table:table-cell table:style-name="ce137" table:number-columns-repeated="28"/>
          <table:table-cell table:number-columns-repeated="6"/>
          <table:table-cell table:style-name="ce137" table:number-columns-repeated="29"/>
          <table:table-cell table:number-columns-repeated="4"/>
          <table:table-cell table:style-name="ce137" table:number-columns-repeated="29"/>
          <table:table-cell table:number-columns-repeated="893"/>
        </table:table-row>
        <table:table-row table:style-name="ro1">
          <table:table-cell/>
          <table:table-cell table:style-name="ce135" table:number-columns-repeated="62"/>
          <table:table-cell table:number-columns-repeated="6"/>
          <table:table-cell table:style-name="ce135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1"/>
          <table:table-cell table:style-name="ce142"/>
          <table:table-cell table:style-name="ce141"/>
          <table:table-cell/>
          <table:table-cell table:style-name="ce141"/>
          <table:table-cell/>
          <table:table-cell table:style-name="ce141"/>
          <table:table-cell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 table:number-columns-repeated="2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2" table:number-columns-repeated="2"/>
          <table:table-cell table:number-columns-repeated="6"/>
          <table:table-cell table:style-name="ce142" table:number-columns-repeated="1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2" table:number-columns-repeated="2"/>
          <table:table-cell table:number-columns-repeated="6"/>
          <table:table-cell table:style-name="ce142" table:number-columns-repeated="14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2" table:number-columns-repeated="2"/>
          <table:table-cell table:number-columns-repeated="6"/>
          <table:table-cell table:style-name="ce142" table:number-columns-repeated="1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1"/>
          <table:table-cell table:style-name="ce142"/>
          <table:table-cell table:style-name="ce141"/>
          <table:table-cell/>
          <table:table-cell table:style-name="ce141"/>
          <table:table-cell/>
          <table:table-cell table:style-name="ce141"/>
          <table:table-cell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/>
          <table:table-cell table:style-name="ce141"/>
          <table:table-cell table:style-name="ce142" table:number-columns-repeated="7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/>
          <table:table-cell table:style-name="ce140"/>
          <table:table-cell table:style-name="ce135" table:number-columns-repeated="3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135" table:number-columns-repeated="18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2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2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2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2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2"/>
          <table:table-cell table:style-name="ce142" table:number-columns-repeated="5"/>
          <table:table-cell table:style-name="ce135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161" table:number-columns-repeated="7"/>
          <table:table-cell table:style-name="ce135"/>
          <table:table-cell table:style-name="ce140"/>
          <table:table-cell table:style-name="ce141"/>
          <table:table-cell table:style-name="ce142" table:number-columns-repeated="3"/>
          <table:table-cell table:style-name="ce141"/>
          <table:table-cell table:style-name="ce162"/>
          <table:table-cell table:style-name="ce135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135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16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163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63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163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63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8:.U8])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SUM([.J9:.U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10:.U10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1:.U11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163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2:.U12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163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4:.U14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163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5:.U1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6:.U16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7:.U17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8:.U18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8])" office:value-type="float" office:value="1617" calcext:value-type="float">
            <text:p>1617</text:p>
          </table:table-cell>
          <table:table-cell office:value-type="float" office:value="6.32" calcext:value-type="float">
            <text:p>6.32</text:p>
          </table:table-cell>
          <table:table-cell table:style-name="ce164" table:formula="of:=[.V19]/[.W19]*100" office:value-type="float" office:value="25585.4430379747" calcext:value-type="float">
            <text:p>25585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164" table:formula="of:=[.V19]/(MAX([.I:.I])-MIN([.I:.I]))" office:value-type="float" office:value="161.7" calcext:value-type="float">
            <text:p>162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3629" calcext:value-type="float">
            <text:p>13629</text:p>
          </table:table-cell>
          <table:table-cell table:formula="of:=[.V22]/[.X22]*100" office:value-type="float" office:value="6.32000000000001" calcext:value-type="float">
            <text:p>6.32000000000001</text:p>
          </table:table-cell>
          <table:table-cell table:style-name="ce164" table:formula="of:=[.X19]*[.V23]" office:value-type="float" office:value="215648.734177215" calcext:value-type="float">
            <text:p>215649</text:p>
          </table:table-cell>
          <table:table-cell table:style-name="ce164" table:formula="of:=([.X22]-[.V22])/12" office:value-type="float" office:value="16834.9778481013" calcext:value-type="float">
            <text:p>16835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163" table:formula="of:=[.V22]/[.V19]" office:value-type="float" office:value="8.42857142857143" calcext:value-type="float">
            <text:p>8.43</text:p>
          </table:table-cell>
          <table:table-cell table:number-columns-repeated="2"/>
          <table:table-cell table:style-name="ce164" table:formula="of:=[.Y22]/7" office:value-type="float" office:value="2404.99683544304" calcext:value-type="float">
            <text:p>2405</text:p>
          </table:table-cell>
          <table:table-cell office:value-type="string" calcext:value-type="string">
            <text:p>weeks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164" table:formula="of:=[.Y23]/52" office:value-type="float" office:value="46.2499391431353" calcext:value-type="float">
            <text:p>46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10"/>
          <table:table-cell office:value-type="string" calcext:value-type="string">
            <text:p>sinew-clause-bronchus-subtract-toddy-ensoul-france1</text:p>
          </table:table-cell>
          <table:table-cell table:number-columns-repeated="19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J35]/[.K35]-SUM([.L37:.L42])" office:value-type="float" office:value="0.0133333333333333" calcext:value-type="float">
            <text:p>0.0133333333333333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red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7]+[.K37]*[.L37]"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lue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8]+[.K38]*[.L38]"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green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9]+[.K39]*[.L39]"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yellow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0]+[.K40]*[.L40]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urple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1]+[.K41]*[.L41]"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in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2]+[.K42]*[.L42]"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43" office:value-type="string" calcext:value-type="string">
            <text:p>find_nearest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dispfrac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illumination_fracs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timing_params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propagation_parms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radial_time_response</text:p>
          </table:table-cell>
          <table:table-cell table:number-columns-repeated="29"/>
        </table:table-row>
        <table:table-row table:style-name="ro1">
          <table:table-cell table:style-name="ce143" office:value-type="string" calcext:value-type="string">
            <text:p>calc_irfs_mono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calc_disk_band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bb_phflux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linear_rebin_irf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calc_cross_psd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lorentz_q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lorentz_q</text:p>
          </table:table-cell>
          <table:table-cell table:number-columns-repeated="29"/>
        </table:table-row>
        <table:table-row table:style-name="ro1">
          <table:table-cell table:style-name="ce161" office:value-type="string" calcext:value-type="string">
            <text:p>calculate_stprod_mono</text:p>
          </table:table-cell>
          <table:table-cell table:number-columns-repeated="29"/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6" table:style-name="ta1">
        <table:table-column table:style-name="co8" table:default-cell-style-name="Default"/>
        <table:table-column table:style-name="co21" table:default-cell-style-name="ce165"/>
        <table:table-column table:style-name="co8" table:default-cell-style-name="Default"/>
        <table:table-column table:style-name="co21" table:default-cell-style-name="ce165"/>
        <table:table-column table:style-name="co22" table:default-cell-style-name="Default"/>
        <table:table-column table:style-name="co21" table:default-cell-style-name="ce166"/>
        <table:table-column table:style-name="co1" table:default-cell-style-name="Default"/>
        <table:table-column table:style-name="co8" table:default-cell-style-name="Default"/>
        <table:table-column table:style-name="co21" table:number-columns-repeated="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v_Cone 1000 x 1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ython</text:p>
          </table:table-cell>
          <table:table-cell table:style-name="Default"/>
          <table:table-cell office:value-type="string" calcext:value-type="string">
            <text:p>C++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b_phflux</text:p>
          </table:table-cell>
          <table:table-cell office:value-type="float" office:value="0.000112" calcext:value-type="float">
            <text:p>1.12E-04</text:p>
          </table:table-cell>
          <table:table-cell office:value-type="string" calcext:value-type="string">
            <text:p>bb_phflux</text:p>
          </table:table-cell>
          <table:table-cell office:value-type="float" office:value="0.000145" calcext:value-type="float">
            <text:p>1.45E-04</text:p>
          </table:table-cell>
          <table:table-cell table:formula="of:=IF([.B3]-[.D3]&gt;0;&quot;python&quot;;&quot;C++&quot;)" office:value-type="string" office:string-value="C++" calcext:value-type="string">
            <text:p>C++</text:p>
          </table:table-cell>
          <table:table-cell table:formula="of:=([.B3]-[.D3])/[.B3]" office:value-type="percentage" office:value="-0.294642857142857" calcext:value-type="percentage">
            <text:p>-29.46%</text:p>
          </table:table-cell>
          <table:table-cell/>
          <table:table-cell office:value-type="string" calcext:value-type="string">
            <text:p>bb_phflux</text:p>
          </table:table-cell>
          <table:table-cell table:style-name="ce165" table:formula="of:=AVERAGE([.B3];[.B17])" office:value-type="float" office:value="0.0001095" calcext:value-type="float">
            <text:p>1.10E-04</text:p>
          </table:table-cell>
          <table:table-cell table:style-name="ce165" table:formula="of:=AVERAGE([.D3];[.D17])" office:value-type="float" office:value="0.0001425" calcext:value-type="float">
            <text:p>1.43E-04</text:p>
          </table:table-cell>
          <table:table-cell table:style-name="ce166" table:formula="of:=AVERAGE([.F3];[.F17])" office:value-type="percentage" office:value="-0.301527036048064" calcext:value-type="percentage">
            <text:p>-30.1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cross_psd</text:p>
          </table:table-cell>
          <table:table-cell office:value-type="float" office:value="1.86" calcext:value-type="float">
            <text:p>1.86E+00</text:p>
          </table:table-cell>
          <table:table-cell office:value-type="string" calcext:value-type="string">
            <text:p>calc_cross_psd</text:p>
          </table:table-cell>
          <table:table-cell office:value-type="float" office:value="6.98" calcext:value-type="float">
            <text:p>6.98E+00</text:p>
          </table:table-cell>
          <table:table-cell table:formula="of:=IF([.B4]-[.D4]&gt;0;&quot;python&quot;;&quot;C++&quot;)" office:value-type="string" office:string-value="C++" calcext:value-type="string">
            <text:p>C++</text:p>
          </table:table-cell>
          <table:table-cell table:formula="of:=([.B4]-[.D4])/[.B4]" office:value-type="percentage" office:value="-2.75268817204301" calcext:value-type="percentage">
            <text:p>-275.27%</text:p>
          </table:table-cell>
          <table:table-cell/>
          <table:table-cell office:value-type="string" calcext:value-type="string">
            <text:p>calc_cross_psd</text:p>
          </table:table-cell>
          <table:table-cell table:style-name="ce165" table:formula="of:=AVERAGE([.B4];[.B18])" office:value-type="float" office:value="0.9595" calcext:value-type="float">
            <text:p>9.60E-01</text:p>
          </table:table-cell>
          <table:table-cell table:style-name="ce165" table:formula="of:=AVERAGE([.D4];[.D18])" office:value-type="float" office:value="3.58" calcext:value-type="float">
            <text:p>3.58E+00</text:p>
          </table:table-cell>
          <table:table-cell table:style-name="ce166" table:formula="of:=AVERAGE([.F4];[.F18])" office:value-type="percentage" office:value="-2.40176781483506" calcext:value-type="percentage">
            <text:p>-240.1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disk_band</text:p>
          </table:table-cell>
          <table:table-cell office:value-type="float" office:value="0.02" calcext:value-type="float">
            <text:p>2.00E-02</text:p>
          </table:table-cell>
          <table:table-cell office:value-type="string" calcext:value-type="string">
            <text:p>calc_disk_band</text:p>
          </table:table-cell>
          <table:table-cell office:value-type="float" office:value="0.0247" calcext:value-type="float">
            <text:p>2.47E-02</text:p>
          </table:table-cell>
          <table:table-cell table:formula="of:=IF([.B5]-[.D5]&gt;0;&quot;python&quot;;&quot;C++&quot;)" office:value-type="string" office:string-value="C++" calcext:value-type="string">
            <text:p>C++</text:p>
          </table:table-cell>
          <table:table-cell table:formula="of:=([.B5]-[.D5])/[.B5]" office:value-type="percentage" office:value="-0.235" calcext:value-type="percentage">
            <text:p>-23.50%</text:p>
          </table:table-cell>
          <table:table-cell/>
          <table:table-cell office:value-type="string" calcext:value-type="string">
            <text:p>calc_disk_band</text:p>
          </table:table-cell>
          <table:table-cell table:style-name="ce165" table:formula="of:=AVERAGE([.B5];[.B19])" office:value-type="float" office:value="0.01805" calcext:value-type="float">
            <text:p>1.81E-02</text:p>
          </table:table-cell>
          <table:table-cell table:style-name="ce165" table:formula="of:=AVERAGE([.D5];[.D19])" office:value-type="float" office:value="0.02255" calcext:value-type="float">
            <text:p>2.26E-02</text:p>
          </table:table-cell>
          <table:table-cell table:style-name="ce166" table:formula="of:=AVERAGE([.F5];[.F19])" office:value-type="percentage" office:value="-0.251040372670808" calcext:value-type="percentage">
            <text:p>-25.1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dispfrac</text:p>
          </table:table-cell>
          <table:table-cell office:value-type="float" office:value="0.000124" calcext:value-type="float">
            <text:p>1.24E-04</text:p>
          </table:table-cell>
          <table:table-cell office:value-type="string" calcext:value-type="string">
            <text:p>calc_dispfrac</text:p>
          </table:table-cell>
          <table:table-cell office:value-type="float" office:value="0.00000803" calcext:value-type="float">
            <text:p>8.03E-06</text:p>
          </table:table-cell>
          <table:table-cell table:formula="of:=IF([.B6]-[.D6]&gt;0;&quot;python&quot;;&quot;C++&quot;)" office:value-type="string" office:string-value="python" calcext:value-type="string">
            <text:p>python</text:p>
          </table:table-cell>
          <table:table-cell table:formula="of:=([.B6]-[.D6])/[.B6]" office:value-type="percentage" office:value="0.935241935483871" calcext:value-type="percentage">
            <text:p>93.52%</text:p>
          </table:table-cell>
          <table:table-cell/>
          <table:table-cell office:value-type="string" calcext:value-type="string">
            <text:p>calc_dispfrac</text:p>
          </table:table-cell>
          <table:table-cell table:style-name="ce165" table:formula="of:=AVERAGE([.B6];[.B20])" office:value-type="float" office:value="0.00009175" calcext:value-type="float">
            <text:p>9.18E-05</text:p>
          </table:table-cell>
          <table:table-cell table:style-name="ce165" table:formula="of:=AVERAGE([.D6];[.D20])" office:value-type="float" office:value="0.00000786" calcext:value-type="float">
            <text:p>7.86E-06</text:p>
          </table:table-cell>
          <table:table-cell table:style-name="ce166" table:formula="of:=AVERAGE([.F6];[.F20])" office:value-type="percentage" office:value="0.90299911900244" calcext:value-type="percentage">
            <text:p>90.3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illumination_fracs</text:p>
          </table:table-cell>
          <table:table-cell office:value-type="float" office:value="12.8" calcext:value-type="float">
            <text:p>1.28E+01</text:p>
          </table:table-cell>
          <table:table-cell office:value-type="string" calcext:value-type="string">
            <text:p>calc_illumination_fracs</text:p>
          </table:table-cell>
          <table:table-cell office:value-type="float" office:value="3.48" calcext:value-type="float">
            <text:p>3.48E+00</text:p>
          </table:table-cell>
          <table:table-cell table:formula="of:=IF([.B7]-[.D7]&gt;0;&quot;python&quot;;&quot;C++&quot;)" office:value-type="string" office:string-value="python" calcext:value-type="string">
            <text:p>python</text:p>
          </table:table-cell>
          <table:table-cell table:formula="of:=([.B7]-[.D7])/[.B7]" office:value-type="percentage" office:value="0.728125" calcext:value-type="percentage">
            <text:p>72.81%</text:p>
          </table:table-cell>
          <table:table-cell/>
          <table:table-cell office:value-type="string" calcext:value-type="string">
            <text:p>calc_illumination_fracs</text:p>
          </table:table-cell>
          <table:table-cell table:style-name="ce165" table:formula="of:=AVERAGE([.B7];[.B21])" office:value-type="float" office:value="12.25" calcext:value-type="float">
            <text:p>1.23E+01</text:p>
          </table:table-cell>
          <table:table-cell table:style-name="ce165" table:formula="of:=AVERAGE([.D7];[.D21])" office:value-type="float" office:value="3.47" calcext:value-type="float">
            <text:p>3.47E+00</text:p>
          </table:table-cell>
          <table:table-cell table:style-name="ce166" table:formula="of:=AVERAGE([.F7];[.F21])" office:value-type="percentage" office:value="0.716199252136752" calcext:value-type="percentage">
            <text:p>71.6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irfs_mono</text:p>
          </table:table-cell>
          <table:table-cell office:value-type="float" office:value="0.0000742" calcext:value-type="float">
            <text:p>7.42E-05</text:p>
          </table:table-cell>
          <table:table-cell office:value-type="string" calcext:value-type="string">
            <text:p>calc_irfs_mono</text:p>
          </table:table-cell>
          <table:table-cell office:value-type="float" office:value="0.0000267" calcext:value-type="float">
            <text:p>2.67E-05</text:p>
          </table:table-cell>
          <table:table-cell table:formula="of:=IF([.B8]-[.D8]&gt;0;&quot;python&quot;;&quot;C++&quot;)" office:value-type="string" office:string-value="python" calcext:value-type="string">
            <text:p>python</text:p>
          </table:table-cell>
          <table:table-cell table:formula="of:=([.B8]-[.D8])/[.B8]" office:value-type="percentage" office:value="0.640161725067385" calcext:value-type="percentage">
            <text:p>64.02%</text:p>
          </table:table-cell>
          <table:table-cell/>
          <table:table-cell office:value-type="string" calcext:value-type="string">
            <text:p>calc_irfs_mono</text:p>
          </table:table-cell>
          <table:table-cell table:style-name="ce165" table:formula="of:=AVERAGE([.B8];[.B22])" office:value-type="float" office:value="0.0000766" calcext:value-type="float">
            <text:p>7.66E-05</text:p>
          </table:table-cell>
          <table:table-cell table:style-name="ce165" table:formula="of:=AVERAGE([.D8];[.D22])" office:value-type="float" office:value="0.00002395" calcext:value-type="float">
            <text:p>2.40E-05</text:p>
          </table:table-cell>
          <table:table-cell table:style-name="ce166" table:formula="of:=AVERAGE([.F8];[.F22])" office:value-type="percentage" office:value="0.685903647343819" calcext:value-type="percentage">
            <text:p>68.5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propagation_params</text:p>
          </table:table-cell>
          <table:table-cell office:value-type="float" office:value="0.000119" calcext:value-type="float">
            <text:p>1.19E-04</text:p>
          </table:table-cell>
          <table:table-cell office:value-type="string" calcext:value-type="string">
            <text:p>calc_propagation_params</text:p>
          </table:table-cell>
          <table:table-cell office:value-type="float" office:value="0.00000755" calcext:value-type="float">
            <text:p>7.55E-06</text:p>
          </table:table-cell>
          <table:table-cell table:formula="of:=IF([.B9]-[.D9]&gt;0;&quot;python&quot;;&quot;C++&quot;)" office:value-type="string" office:string-value="python" calcext:value-type="string">
            <text:p>python</text:p>
          </table:table-cell>
          <table:table-cell table:formula="of:=([.B9]-[.D9])/[.B9]" office:value-type="percentage" office:value="0.93655462184874" calcext:value-type="percentage">
            <text:p>93.66%</text:p>
          </table:table-cell>
          <table:table-cell/>
          <table:table-cell office:value-type="string" calcext:value-type="string">
            <text:p>calc_propagation_params</text:p>
          </table:table-cell>
          <table:table-cell table:style-name="ce165" table:formula="of:=AVERAGE([.B9];[.B23])" office:value-type="float" office:value="0.00010845" calcext:value-type="float">
            <text:p>1.08E-04</text:p>
          </table:table-cell>
          <table:table-cell table:style-name="ce165" table:formula="of:=AVERAGE([.D9];[.D23])" office:value-type="float" office:value="0.00000728" calcext:value-type="float">
            <text:p>7.28E-06</text:p>
          </table:table-cell>
          <table:table-cell table:style-name="ce166" table:formula="of:=AVERAGE([.F9];[.F23])" office:value-type="percentage" office:value="0.932475472313542" calcext:value-type="percentage">
            <text:p>93.2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radial_time_response</text:p>
          </table:table-cell>
          <table:table-cell office:value-type="float" office:value="0.0000634" calcext:value-type="float">
            <text:p>6.34E-05</text:p>
          </table:table-cell>
          <table:table-cell office:value-type="string" calcext:value-type="string">
            <text:p>calc_radial_time_response</text:p>
          </table:table-cell>
          <table:table-cell office:value-type="float" office:value="0.0000081" calcext:value-type="float">
            <text:p>8.10E-06</text:p>
          </table:table-cell>
          <table:table-cell table:formula="of:=IF([.B10]-[.D10]&gt;0;&quot;python&quot;;&quot;C++&quot;)" office:value-type="string" office:string-value="python" calcext:value-type="string">
            <text:p>python</text:p>
          </table:table-cell>
          <table:table-cell table:formula="of:=([.B10]-[.D10])/[.B10]" office:value-type="percentage" office:value="0.872239747634069" calcext:value-type="percentage">
            <text:p>87.22%</text:p>
          </table:table-cell>
          <table:table-cell/>
          <table:table-cell office:value-type="string" calcext:value-type="string">
            <text:p>calc_radial_time_response</text:p>
          </table:table-cell>
          <table:table-cell table:style-name="ce165" table:formula="of:=AVERAGE([.B10];[.B24])" office:value-type="float" office:value="0.0000631" calcext:value-type="float">
            <text:p>6.31E-05</text:p>
          </table:table-cell>
          <table:table-cell table:style-name="ce165" table:formula="of:=AVERAGE([.D10];[.D24])" office:value-type="float" office:value="0.00000787" calcext:value-type="float">
            <text:p>7.87E-06</text:p>
          </table:table-cell>
          <table:table-cell table:style-name="ce166" table:formula="of:=AVERAGE([.F10];[.F24])" office:value-type="percentage" office:value="0.875291848339328" calcext:value-type="percentage">
            <text:p>87.5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timing_params</text:p>
          </table:table-cell>
          <table:table-cell office:value-type="float" office:value="0.00056" calcext:value-type="float">
            <text:p>5.60E-04</text:p>
          </table:table-cell>
          <table:table-cell office:value-type="string" calcext:value-type="string">
            <text:p>calc_timing_params</text:p>
          </table:table-cell>
          <table:table-cell office:value-type="float" office:value="0.000023" calcext:value-type="float">
            <text:p>2.30E-05</text:p>
          </table:table-cell>
          <table:table-cell table:formula="of:=IF([.B11]-[.D11]&gt;0;&quot;python&quot;;&quot;C++&quot;)" office:value-type="string" office:string-value="python" calcext:value-type="string">
            <text:p>python</text:p>
          </table:table-cell>
          <table:table-cell table:formula="of:=([.B11]-[.D11])/[.B11]" office:value-type="percentage" office:value="0.958928571428571" calcext:value-type="percentage">
            <text:p>95.89%</text:p>
          </table:table-cell>
          <table:table-cell/>
          <table:table-cell office:value-type="string" calcext:value-type="string">
            <text:p>calc_timing_params</text:p>
          </table:table-cell>
          <table:table-cell table:style-name="ce165" table:formula="of:=AVERAGE([.B11];[.B25])" office:value-type="float" office:value="0.0005375" calcext:value-type="float">
            <text:p>5.38E-04</text:p>
          </table:table-cell>
          <table:table-cell table:style-name="ce165" table:formula="of:=AVERAGE([.D11];[.D25])" office:value-type="float" office:value="0.00002365" calcext:value-type="float">
            <text:p>2.37E-05</text:p>
          </table:table-cell>
          <table:table-cell table:style-name="ce166" table:formula="of:=AVERAGE([.F11];[.F25])" office:value-type="percentage" office:value="0.955872052704577" calcext:value-type="percentage">
            <text:p>95.5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ulate_stprod_mono</text:p>
          </table:table-cell>
          <table:table-cell office:value-type="float" office:value="3.75" calcext:value-type="float">
            <text:p>3.75E+00</text:p>
          </table:table-cell>
          <table:table-cell office:value-type="string" calcext:value-type="string">
            <text:p>calculate_stprod_mono</text:p>
          </table:table-cell>
          <table:table-cell office:value-type="float" office:value="14" calcext:value-type="float">
            <text:p>1.40E+01</text:p>
          </table:table-cell>
          <table:table-cell table:formula="of:=IF([.B12]-[.D12]&gt;0;&quot;python&quot;;&quot;C++&quot;)" office:value-type="string" office:string-value="C++" calcext:value-type="string">
            <text:p>C++</text:p>
          </table:table-cell>
          <table:table-cell table:formula="of:=([.B12]-[.D12])/[.B12]" office:value-type="percentage" office:value="-2.73333333333333" calcext:value-type="percentage">
            <text:p>-273.33%</text:p>
          </table:table-cell>
          <table:table-cell/>
          <table:table-cell office:value-type="string" calcext:value-type="string">
            <text:p>calculate_stprod_mono</text:p>
          </table:table-cell>
          <table:table-cell table:style-name="ce165" table:formula="of:=AVERAGE([.B12];[.B26])" office:value-type="float" office:value="1.9375" calcext:value-type="float">
            <text:p>1.94E+00</text:p>
          </table:table-cell>
          <table:table-cell table:style-name="ce165" table:formula="of:=AVERAGE([.D12];[.D26])" office:value-type="float" office:value="7.181" calcext:value-type="float">
            <text:p>7.18E+00</text:p>
          </table:table-cell>
          <table:table-cell table:style-name="ce166" table:formula="of:=AVERAGE([.F12];[.F26])" office:value-type="percentage" office:value="-2.31466666666667" calcext:value-type="percentage">
            <text:p>-231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d_nearest</text:p>
          </table:table-cell>
          <table:table-cell office:value-type="float" office:value="0.0000265" calcext:value-type="float">
            <text:p>2.65E-05</text:p>
          </table:table-cell>
          <table:table-cell office:value-type="string" calcext:value-type="string">
            <text:p>find_nearest</text:p>
          </table:table-cell>
          <table:table-cell office:value-type="float" office:value="0.00000000515" calcext:value-type="float">
            <text:p>5.15E-09</text:p>
          </table:table-cell>
          <table:table-cell table:formula="of:=IF([.B13]-[.D13]&gt;0;&quot;python&quot;;&quot;C++&quot;)" office:value-type="string" office:string-value="python" calcext:value-type="string">
            <text:p>python</text:p>
          </table:table-cell>
          <table:table-cell table:formula="of:=([.B13]-[.D13])/[.B13]" office:value-type="percentage" office:value="0.999805660377358" calcext:value-type="percentage">
            <text:p>99.98%</text:p>
          </table:table-cell>
          <table:table-cell/>
          <table:table-cell office:value-type="string" calcext:value-type="string">
            <text:p>find_nearest</text:p>
          </table:table-cell>
          <table:table-cell table:style-name="ce165" table:formula="of:=AVERAGE([.B13];[.B27])" office:value-type="float" office:value="0.000016775" calcext:value-type="float">
            <text:p>1.68E-05</text:p>
          </table:table-cell>
          <table:table-cell table:style-name="ce165" table:formula="of:=AVERAGE([.D13];[.D27])" office:value-type="float" office:value="0.000000116075" calcext:value-type="float">
            <text:p>1.16E-07</text:p>
          </table:table-cell>
          <table:table-cell table:style-name="ce166" table:formula="of:=AVERAGE([.F13];[.F27])" office:value-type="percentage" office:value="0.983803539408537" calcext:value-type="percentage">
            <text:p>98.3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ear_rebin_irf</text:p>
          </table:table-cell>
          <table:table-cell office:value-type="float" office:value="0.00137" calcext:value-type="float">
            <text:p>1.37E-03</text:p>
          </table:table-cell>
          <table:table-cell office:value-type="string" calcext:value-type="string">
            <text:p>linear_rebin_irf</text:p>
          </table:table-cell>
          <table:table-cell office:value-type="float" office:value="0.000745" calcext:value-type="float">
            <text:p>7.45E-04</text:p>
          </table:table-cell>
          <table:table-cell table:formula="of:=IF([.B14]-[.D14]&gt;0;&quot;python&quot;;&quot;C++&quot;)" office:value-type="string" office:string-value="python" calcext:value-type="string">
            <text:p>python</text:p>
          </table:table-cell>
          <table:table-cell table:formula="of:=([.B14]-[.D14])/[.B14]" office:value-type="percentage" office:value="0.456204379562044" calcext:value-type="percentage">
            <text:p>45.62%</text:p>
          </table:table-cell>
          <table:table-cell/>
          <table:table-cell office:value-type="string" calcext:value-type="string">
            <text:p>linear_rebin_irf</text:p>
          </table:table-cell>
          <table:table-cell table:style-name="ce165" table:formula="of:=AVERAGE([.B14];[.B28])" office:value-type="float" office:value="0.0010475" calcext:value-type="float">
            <text:p>1.05E-03</text:p>
          </table:table-cell>
          <table:table-cell table:style-name="ce165" table:formula="of:=AVERAGE([.D14];[.D28])" office:value-type="float" office:value="0.00038355" calcext:value-type="float">
            <text:p>3.84E-04</text:p>
          </table:table-cell>
          <table:table-cell table:style-name="ce166" table:formula="of:=AVERAGE([.F14];[.F28])" office:value-type="percentage" office:value="0.712860810470677" calcext:value-type="percentage">
            <text:p>71.2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rentz_q</text:p>
          </table:table-cell>
          <table:table-cell office:value-type="float" office:value="0.00104" calcext:value-type="float">
            <text:p>1.04E-03</text:p>
          </table:table-cell>
          <table:table-cell office:value-type="string" calcext:value-type="string">
            <text:p>lorentz_q</text:p>
          </table:table-cell>
          <table:table-cell office:value-type="float" office:value="0.000842" calcext:value-type="float">
            <text:p>8.42E-04</text:p>
          </table:table-cell>
          <table:table-cell table:formula="of:=IF([.B15]-[.D15]&gt;0;&quot;python&quot;;&quot;C++&quot;)" office:value-type="string" office:string-value="python" calcext:value-type="string">
            <text:p>python</text:p>
          </table:table-cell>
          <table:table-cell table:formula="of:=([.B15]-[.D15])/[.B15]" office:value-type="percentage" office:value="0.190384615384615" calcext:value-type="percentage">
            <text:p>19.04%</text:p>
          </table:table-cell>
          <table:table-cell/>
          <table:table-cell office:value-type="string" calcext:value-type="string">
            <text:p>lorentz_q</text:p>
          </table:table-cell>
          <table:table-cell table:style-name="ce165" table:formula="of:=AVERAGE([.B15];[.B29])" office:value-type="float" office:value="0.0005592" calcext:value-type="float">
            <text:p>5.59E-04</text:p>
          </table:table-cell>
          <table:table-cell table:style-name="ce165" table:formula="of:=AVERAGE([.D15];[.D29])" office:value-type="float" office:value="0.0004338" calcext:value-type="float">
            <text:p>4.34E-04</text:p>
          </table:table-cell>
          <table:table-cell table:style-name="ce166" table:formula="of:=AVERAGE([.F15];[.F29])" office:value-type="percentage" office:value="0.431927001569859" calcext:value-type="percentage">
            <text:p>43.19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</text:p>
          </table:table-cell>
          <table:table-cell table:style-name="Default"/>
          <table:table-cell office:value-type="string" calcext:value-type="string">
            <text:p>C++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b_phflux</text:p>
          </table:table-cell>
          <table:table-cell office:value-type="float" office:value="0.000107" calcext:value-type="float">
            <text:p>1.07E-04</text:p>
          </table:table-cell>
          <table:table-cell office:value-type="string" calcext:value-type="string">
            <text:p>bb_phflux</text:p>
          </table:table-cell>
          <table:table-cell office:value-type="float" office:value="0.00014" calcext:value-type="float">
            <text:p>1.40E-04</text:p>
          </table:table-cell>
          <table:table-cell table:formula="of:=IF([.B17]-[.D17]&gt;0;&quot;python&quot;;&quot;C++&quot;)" office:value-type="string" office:string-value="C++" calcext:value-type="string">
            <text:p>C++</text:p>
          </table:table-cell>
          <table:table-cell table:formula="of:=([.B17]-[.D17])/[.B17]" office:value-type="percentage" office:value="-0.308411214953271" calcext:value-type="percentage">
            <text:p>-30.84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cross_psd</text:p>
          </table:table-cell>
          <table:table-cell office:value-type="float" office:value="0.059" calcext:value-type="float">
            <text:p>5.90E-02</text:p>
          </table:table-cell>
          <table:table-cell office:value-type="string" calcext:value-type="string">
            <text:p>calc_cross_psd</text:p>
          </table:table-cell>
          <table:table-cell office:value-type="float" office:value="0.18" calcext:value-type="float">
            <text:p>1.80E-01</text:p>
          </table:table-cell>
          <table:table-cell table:formula="of:=IF([.B18]-[.D18]&gt;0;&quot;python&quot;;&quot;C++&quot;)" office:value-type="string" office:string-value="C++" calcext:value-type="string">
            <text:p>C++</text:p>
          </table:table-cell>
          <table:table-cell table:formula="of:=([.B18]-[.D18])/[.B18]" office:value-type="percentage" office:value="-2.05084745762712" calcext:value-type="percentage">
            <text:p>-205.0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disk_band</text:p>
          </table:table-cell>
          <table:table-cell office:value-type="float" office:value="0.0161" calcext:value-type="float">
            <text:p>1.61E-02</text:p>
          </table:table-cell>
          <table:table-cell office:value-type="string" calcext:value-type="string">
            <text:p>calc_disk_band</text:p>
          </table:table-cell>
          <table:table-cell office:value-type="float" office:value="0.0204" calcext:value-type="float">
            <text:p>2.04E-02</text:p>
          </table:table-cell>
          <table:table-cell table:formula="of:=IF([.B19]-[.D19]&gt;0;&quot;python&quot;;&quot;C++&quot;)" office:value-type="string" office:string-value="C++" calcext:value-type="string">
            <text:p>C++</text:p>
          </table:table-cell>
          <table:table-cell table:formula="of:=([.B19]-[.D19])/[.B19]" office:value-type="percentage" office:value="-0.267080745341615" calcext:value-type="percentage">
            <text:p>-26.7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dispfrac</text:p>
          </table:table-cell>
          <table:table-cell office:value-type="float" office:value="0.0000595" calcext:value-type="float">
            <text:p>5.95E-05</text:p>
          </table:table-cell>
          <table:table-cell office:value-type="string" calcext:value-type="string">
            <text:p>calc_dispfrac</text:p>
          </table:table-cell>
          <table:table-cell office:value-type="float" office:value="0.00000769" calcext:value-type="float">
            <text:p>7.69E-06</text:p>
          </table:table-cell>
          <table:table-cell table:formula="of:=IF([.B20]-[.D20]&gt;0;&quot;python&quot;;&quot;C++&quot;)" office:value-type="string" office:string-value="python" calcext:value-type="string">
            <text:p>python</text:p>
          </table:table-cell>
          <table:table-cell table:formula="of:=([.B20]-[.D20])/[.B20]" office:value-type="percentage" office:value="0.870756302521008" calcext:value-type="percentage">
            <text:p>87.0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illumination_fracs</text:p>
          </table:table-cell>
          <table:table-cell office:value-type="float" office:value="11.7" calcext:value-type="float">
            <text:p>1.17E+01</text:p>
          </table:table-cell>
          <table:table-cell office:value-type="string" calcext:value-type="string">
            <text:p>calc_illumination_fracs</text:p>
          </table:table-cell>
          <table:table-cell office:value-type="float" office:value="3.46" calcext:value-type="float">
            <text:p>3.46E+00</text:p>
          </table:table-cell>
          <table:table-cell table:formula="of:=IF([.B21]-[.D21]&gt;0;&quot;python&quot;;&quot;C++&quot;)" office:value-type="string" office:string-value="python" calcext:value-type="string">
            <text:p>python</text:p>
          </table:table-cell>
          <table:table-cell table:formula="of:=([.B21]-[.D21])/[.B21]" office:value-type="percentage" office:value="0.704273504273504" calcext:value-type="percentage">
            <text:p>70.43%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irfs_mono</text:p>
          </table:table-cell>
          <table:table-cell office:value-type="float" office:value="0.000079" calcext:value-type="float">
            <text:p>7.90E-05</text:p>
          </table:table-cell>
          <table:table-cell office:value-type="string" calcext:value-type="string">
            <text:p>calc_irfs_mono</text:p>
          </table:table-cell>
          <table:table-cell office:value-type="float" office:value="0.0000212" calcext:value-type="float">
            <text:p>2.12E-05</text:p>
          </table:table-cell>
          <table:table-cell table:formula="of:=IF([.B22]-[.D22]&gt;0;&quot;python&quot;;&quot;C++&quot;)" office:value-type="string" office:string-value="python" calcext:value-type="string">
            <text:p>python</text:p>
          </table:table-cell>
          <table:table-cell table:formula="of:=([.B22]-[.D22])/[.B22]" office:value-type="percentage" office:value="0.731645569620253" calcext:value-type="percentage">
            <text:p>73.16%</text:p>
          </table:table-cell>
          <table:table-cell/>
          <table:table-cell office:value-type="string" calcext:value-type="string">
            <text:p>bb_phflux</text:p>
          </table:table-cell>
          <table:table-cell table:style-name="ce166" table:formula="of:=[.K3]" office:value-type="percentage" office:value="-0.301527036048064" calcext:value-type="percentage">
            <text:p>-30.15%</text:p>
          </table:table-cell>
          <table:table-cell table:style-name="ce166" table:formula="of:=[.F32]" office:value-type="percentage" office:value="-0.32334581772784" calcext:value-type="percentage">
            <text:p>-32.33%</text:p>
          </table:table-cell>
          <table:table-cell table:style-name="ce166" table:formula="of:=[.F47]" office:value-type="percentage" office:value="-0.278375149342891" calcext:value-type="percentage">
            <text:p>-27.8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propagation_params</text:p>
          </table:table-cell>
          <table:table-cell office:value-type="float" office:value="0.0000979" calcext:value-type="float">
            <text:p>9.79E-05</text:p>
          </table:table-cell>
          <table:table-cell office:value-type="string" calcext:value-type="string">
            <text:p>calc_propagation_params</text:p>
          </table:table-cell>
          <table:table-cell office:value-type="float" office:value="0.00000701" calcext:value-type="float">
            <text:p>7.01E-06</text:p>
          </table:table-cell>
          <table:table-cell table:formula="of:=IF([.B23]-[.D23]&gt;0;&quot;python&quot;;&quot;C++&quot;)" office:value-type="string" office:string-value="python" calcext:value-type="string">
            <text:p>python</text:p>
          </table:table-cell>
          <table:table-cell table:formula="of:=([.B23]-[.D23])/[.B23]" office:value-type="percentage" office:value="0.928396322778345" calcext:value-type="percentage">
            <text:p>92.84%</text:p>
          </table:table-cell>
          <table:table-cell/>
          <table:table-cell office:value-type="string" calcext:value-type="string">
            <text:p>calc_cross_psd</text:p>
          </table:table-cell>
          <table:table-cell table:style-name="ce166" table:formula="of:=[.K4]" office:value-type="percentage" office:value="-2.40176781483506" calcext:value-type="percentage">
            <text:p>-240.18%</text:p>
          </table:table-cell>
          <table:table-cell table:style-name="ce166" table:formula="of:=[.F33]" office:value-type="percentage" office:value="-0.727748691099477" calcext:value-type="percentage">
            <text:p>-72.77%</text:p>
          </table:table-cell>
          <table:table-cell table:style-name="ce166" table:formula="of:=[.F48]" office:value-type="percentage" office:value="-0.964735516372796" calcext:value-type="percentage">
            <text:p>-96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radial_time_response</text:p>
          </table:table-cell>
          <table:table-cell office:value-type="float" office:value="0.0000628" calcext:value-type="float">
            <text:p>6.28E-05</text:p>
          </table:table-cell>
          <table:table-cell office:value-type="string" calcext:value-type="string">
            <text:p>calc_radial_time_response</text:p>
          </table:table-cell>
          <table:table-cell office:value-type="float" office:value="0.00000764" calcext:value-type="float">
            <text:p>7.64E-06</text:p>
          </table:table-cell>
          <table:table-cell table:formula="of:=IF([.B24]-[.D24]&gt;0;&quot;python&quot;;&quot;C++&quot;)" office:value-type="string" office:string-value="python" calcext:value-type="string">
            <text:p>python</text:p>
          </table:table-cell>
          <table:table-cell table:formula="of:=([.B24]-[.D24])/[.B24]" office:value-type="percentage" office:value="0.878343949044586" calcext:value-type="percentage">
            <text:p>87.83%</text:p>
          </table:table-cell>
          <table:table-cell/>
          <table:table-cell office:value-type="string" calcext:value-type="string">
            <text:p>calc_disk_band</text:p>
          </table:table-cell>
          <table:table-cell table:style-name="ce166" table:formula="of:=[.K5]" office:value-type="percentage" office:value="-0.251040372670808" calcext:value-type="percentage">
            <text:p>-25.10%</text:p>
          </table:table-cell>
          <table:table-cell table:style-name="ce166" table:formula="of:=[.F34]" office:value-type="percentage" office:value="-0.273381294964029" calcext:value-type="percentage">
            <text:p>-27.34%</text:p>
          </table:table-cell>
          <table:table-cell table:style-name="ce166" table:formula="of:=[.F49]" office:value-type="percentage" office:value="-0.169811320754717" calcext:value-type="percentage">
            <text:p>-16.9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timing_params</text:p>
          </table:table-cell>
          <table:table-cell office:value-type="float" office:value="0.000515" calcext:value-type="float">
            <text:p>5.15E-04</text:p>
          </table:table-cell>
          <table:table-cell office:value-type="string" calcext:value-type="string">
            <text:p>calc_timing_params</text:p>
          </table:table-cell>
          <table:table-cell office:value-type="float" office:value="0.0000243" calcext:value-type="float">
            <text:p>2.43E-05</text:p>
          </table:table-cell>
          <table:table-cell table:formula="of:=IF([.B25]-[.D25]&gt;0;&quot;python&quot;;&quot;C++&quot;)" office:value-type="string" office:string-value="python" calcext:value-type="string">
            <text:p>python</text:p>
          </table:table-cell>
          <table:table-cell table:formula="of:=([.B25]-[.D25])/[.B25]" office:value-type="percentage" office:value="0.952815533980583" calcext:value-type="percentage">
            <text:p>95.28%</text:p>
          </table:table-cell>
          <table:table-cell/>
          <table:table-cell office:value-type="string" calcext:value-type="string">
            <text:p>calc_dispfrac</text:p>
          </table:table-cell>
          <table:table-cell table:style-name="ce166" table:formula="of:=[.K6]" office:value-type="percentage" office:value="0.90299911900244" calcext:value-type="percentage">
            <text:p>90.30%</text:p>
          </table:table-cell>
          <table:table-cell table:style-name="ce166" table:formula="of:=[.F35]" office:value-type="percentage" office:value="0.917682926829268" calcext:value-type="percentage">
            <text:p>91.77%</text:p>
          </table:table-cell>
          <table:table-cell table:style-name="ce166" table:formula="of:=[.F50]" office:value-type="percentage" office:value="0.927792207792208" calcext:value-type="percentage">
            <text:p>92.7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ulate_stprod_mono</text:p>
          </table:table-cell>
          <table:table-cell office:value-type="float" office:value="0.125" calcext:value-type="float">
            <text:p>1.25E-01</text:p>
          </table:table-cell>
          <table:table-cell office:value-type="string" calcext:value-type="string">
            <text:p>calculate_stprod_mono</text:p>
          </table:table-cell>
          <table:table-cell office:value-type="float" office:value="0.362" calcext:value-type="float">
            <text:p>3.62E-01</text:p>
          </table:table-cell>
          <table:table-cell table:formula="of:=IF([.B26]-[.D26]&gt;0;&quot;python&quot;;&quot;C++&quot;)" office:value-type="string" office:string-value="C++" calcext:value-type="string">
            <text:p>C++</text:p>
          </table:table-cell>
          <table:table-cell table:formula="of:=([.B26]-[.D26])/[.B26]" office:value-type="percentage" office:value="-1.896" calcext:value-type="percentage">
            <text:p>-189.60%</text:p>
          </table:table-cell>
          <table:table-cell/>
          <table:table-cell office:value-type="string" calcext:value-type="string">
            <text:p>calc_illumination_fracs</text:p>
          </table:table-cell>
          <table:table-cell table:style-name="ce166" table:formula="of:=[.K7]" office:value-type="percentage" office:value="0.716199252136752" calcext:value-type="percentage">
            <text:p>71.62%</text:p>
          </table:table-cell>
          <table:table-cell table:style-name="ce166" table:formula="of:=[.F36]" office:value-type="percentage" office:value="0.607758620689655" calcext:value-type="percentage">
            <text:p>60.78%</text:p>
          </table:table-cell>
          <table:table-cell table:style-name="ce166" table:formula="of:=[.F51]" office:value-type="percentage" office:value="0.439834024896266" calcext:value-type="percentage">
            <text:p>43.9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d_nearest</text:p>
          </table:table-cell>
          <table:table-cell office:value-type="float" office:value="0.00000705" calcext:value-type="float">
            <text:p>7.05E-06</text:p>
          </table:table-cell>
          <table:table-cell office:value-type="string" calcext:value-type="string">
            <text:p>find_nearest</text:p>
          </table:table-cell>
          <table:table-cell office:value-type="float" office:value="0.000000227" calcext:value-type="float">
            <text:p>2.27E-07</text:p>
          </table:table-cell>
          <table:table-cell table:formula="of:=IF([.B27]-[.D27]&gt;0;&quot;python&quot;;&quot;C++&quot;)" office:value-type="string" office:string-value="python" calcext:value-type="string">
            <text:p>python</text:p>
          </table:table-cell>
          <table:table-cell table:formula="of:=([.B27]-[.D27])/[.B27]" office:value-type="percentage" office:value="0.967801418439716" calcext:value-type="percentage">
            <text:p>96.78%</text:p>
          </table:table-cell>
          <table:table-cell/>
          <table:table-cell office:value-type="string" calcext:value-type="string">
            <text:p>calc_irfs_mono</text:p>
          </table:table-cell>
          <table:table-cell table:style-name="ce166" table:formula="of:=[.K8]" office:value-type="percentage" office:value="0.685903647343819" calcext:value-type="percentage">
            <text:p>68.59%</text:p>
          </table:table-cell>
          <table:table-cell table:style-name="ce166" table:formula="of:=[.F37]" office:value-type="percentage" office:value="0.682186234817814" calcext:value-type="percentage">
            <text:p>68.22%</text:p>
          </table:table-cell>
          <table:table-cell table:style-name="ce166" table:formula="of:=[.F52]" office:value-type="percentage" office:value="0.756843800322061" calcext:value-type="percentage">
            <text:p>75.6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ear_rebin_irf</text:p>
          </table:table-cell>
          <table:table-cell office:value-type="float" office:value="0.000725" calcext:value-type="float">
            <text:p>7.25E-04</text:p>
          </table:table-cell>
          <table:table-cell office:value-type="string" calcext:value-type="string">
            <text:p>linear_rebin_irf</text:p>
          </table:table-cell>
          <table:table-cell office:value-type="float" office:value="0.0000221" calcext:value-type="float">
            <text:p>2.21E-05</text:p>
          </table:table-cell>
          <table:table-cell table:formula="of:=IF([.B28]-[.D28]&gt;0;&quot;python&quot;;&quot;C++&quot;)" office:value-type="string" office:string-value="python" calcext:value-type="string">
            <text:p>python</text:p>
          </table:table-cell>
          <table:table-cell table:formula="of:=([.B28]-[.D28])/[.B28]" office:value-type="percentage" office:value="0.96951724137931" calcext:value-type="percentage">
            <text:p>96.95%</text:p>
          </table:table-cell>
          <table:table-cell/>
          <table:table-cell office:value-type="string" calcext:value-type="string">
            <text:p>calc_propagation_params</text:p>
          </table:table-cell>
          <table:table-cell table:style-name="ce166" table:formula="of:=[.K9]" office:value-type="percentage" office:value="0.932475472313542" calcext:value-type="percentage">
            <text:p>93.25%</text:p>
          </table:table-cell>
          <table:table-cell table:style-name="ce166" table:formula="of:=[.F38]" office:value-type="percentage" office:value="0.897757009345794" calcext:value-type="percentage">
            <text:p>89.78%</text:p>
          </table:table-cell>
          <table:table-cell table:style-name="ce166" table:formula="of:=[.F53]" office:value-type="percentage" office:value="0.915203761755486" calcext:value-type="percentage">
            <text:p>91.5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rentz_q</text:p>
          </table:table-cell>
          <table:table-cell office:value-type="float" office:value="0.0000784" calcext:value-type="float">
            <text:p>7.84E-05</text:p>
          </table:table-cell>
          <table:table-cell office:value-type="string" calcext:value-type="string">
            <text:p>lorentz_q</text:p>
          </table:table-cell>
          <table:table-cell office:value-type="float" office:value="0.0000256" calcext:value-type="float">
            <text:p>2.56E-05</text:p>
          </table:table-cell>
          <table:table-cell table:formula="of:=IF([.B29]-[.D29]&gt;0;&quot;python&quot;;&quot;C++&quot;)" office:value-type="string" office:string-value="python" calcext:value-type="string">
            <text:p>python</text:p>
          </table:table-cell>
          <table:table-cell table:formula="of:=([.B29]-[.D29])/[.B29]" office:value-type="percentage" office:value="0.673469387755102" calcext:value-type="percentage">
            <text:p>67.35%</text:p>
          </table:table-cell>
          <table:table-cell/>
          <table:table-cell office:value-type="string" calcext:value-type="string">
            <text:p>calc_radial_time_response</text:p>
          </table:table-cell>
          <table:table-cell table:style-name="ce166" table:formula="of:=[.K10]" office:value-type="percentage" office:value="0.875291848339328" calcext:value-type="percentage">
            <text:p>87.53%</text:p>
          </table:table-cell>
          <table:table-cell table:style-name="ce166" table:formula="of:=[.F39]" office:value-type="percentage" office:value="0.810233918128655" calcext:value-type="percentage">
            <text:p>81.02%</text:p>
          </table:table-cell>
          <table:table-cell table:style-name="ce166" table:formula="of:=[.F54]" office:value-type="percentage" office:value="0.867764705882353" calcext:value-type="percentage">
            <text:p>86.7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_Cone 100 x 1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alc_timing_params</text:p>
          </table:table-cell>
          <table:table-cell table:style-name="ce166" table:formula="of:=[.K11]" office:value-type="percentage" office:value="0.955872052704577" calcext:value-type="percentage">
            <text:p>95.59%</text:p>
          </table:table-cell>
          <table:table-cell table:style-name="ce166" table:formula="of:=[.F40]" office:value-type="percentage" office:value="0.954317548746518" calcext:value-type="percentage">
            <text:p>95.43%</text:p>
          </table:table-cell>
          <table:table-cell table:style-name="ce166" table:formula="of:=[.F55]" office:value-type="percentage" office:value="0.968280871670702" calcext:value-type="percentage">
            <text:p>96.8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ython</text:p>
          </table:table-cell>
          <table:table-cell table:style-name="Default"/>
          <table:table-cell office:value-type="string" calcext:value-type="string">
            <text:p>C++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alculate_stprod_mono</text:p>
          </table:table-cell>
          <table:table-cell table:style-name="ce166" table:formula="of:=[.K12]" office:value-type="percentage" office:value="-2.31466666666667" calcext:value-type="percentage">
            <text:p>-231.47%</text:p>
          </table:table-cell>
          <table:table-cell table:style-name="ce166" table:formula="of:=[.F41]" office:value-type="percentage" office:value="-0.702564102564103" calcext:value-type="percentage">
            <text:p>-70.26%</text:p>
          </table:table-cell>
          <table:table-cell table:style-name="ce166" table:formula="of:=[.F56]" office:value-type="percentage" office:value="-0.95625" calcext:value-type="percentage">
            <text:p>-95.6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b_phflux</text:p>
          </table:table-cell>
          <table:table-cell office:value-type="float" office:value="0.0000801" calcext:value-type="float">
            <text:p>8.01E-05</text:p>
          </table:table-cell>
          <table:table-cell office:value-type="string" calcext:value-type="string">
            <text:p>bb_phflux</text:p>
          </table:table-cell>
          <table:table-cell office:value-type="float" office:value="0.000106" calcext:value-type="float">
            <text:p>1.06E-04</text:p>
          </table:table-cell>
          <table:table-cell table:formula="of:=IF([.B32]-[.D32]&gt;0;&quot;python&quot;;&quot;C++&quot;)" office:value-type="string" office:string-value="C++" calcext:value-type="string">
            <text:p>C++</text:p>
          </table:table-cell>
          <table:table-cell table:formula="of:=([.B32]-[.D32])/[.B32]" office:value-type="percentage" office:value="-0.32334581772784" calcext:value-type="percentage">
            <text:p>-32.33%</text:p>
          </table:table-cell>
          <table:table-cell/>
          <table:table-cell office:value-type="string" calcext:value-type="string">
            <text:p>find_nearest</text:p>
          </table:table-cell>
          <table:table-cell table:style-name="ce166" table:formula="of:=[.K13]" office:value-type="percentage" office:value="0.983803539408537" calcext:value-type="percentage">
            <text:p>98.38%</text:p>
          </table:table-cell>
          <table:table-cell table:style-name="ce166" table:formula="of:=[.F42]" office:value-type="percentage" office:value="1" calcext:value-type="percentage">
            <text:p>100.00%</text:p>
          </table:table-cell>
          <table:table-cell table:style-name="ce166" table:formula="of:=[.F57]" office:value-type="percentage" office:value="1" calcext:value-type="percentage">
            <text:p>100.00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cross_psd</text:p>
          </table:table-cell>
          <table:table-cell office:value-type="float" office:value="0.191" calcext:value-type="float">
            <text:p>1.91E-01</text:p>
          </table:table-cell>
          <table:table-cell office:value-type="string" calcext:value-type="string">
            <text:p>calc_cross_psd</text:p>
          </table:table-cell>
          <table:table-cell office:value-type="float" office:value="0.33" calcext:value-type="float">
            <text:p>3.30E-01</text:p>
          </table:table-cell>
          <table:table-cell table:formula="of:=IF([.B33]-[.D33]&gt;0;&quot;python&quot;;&quot;C++&quot;)" office:value-type="string" office:string-value="C++" calcext:value-type="string">
            <text:p>C++</text:p>
          </table:table-cell>
          <table:table-cell table:formula="of:=([.B33]-[.D33])/[.B33]" office:value-type="percentage" office:value="-0.727748691099477" calcext:value-type="percentage">
            <text:p>-72.77%</text:p>
          </table:table-cell>
          <table:table-cell/>
          <table:table-cell office:value-type="string" calcext:value-type="string">
            <text:p>linear_rebin_irf</text:p>
          </table:table-cell>
          <table:table-cell table:style-name="ce166" table:formula="of:=[.K14]" office:value-type="percentage" office:value="0.712860810470677" calcext:value-type="percentage">
            <text:p>71.29%</text:p>
          </table:table-cell>
          <table:table-cell table:style-name="ce166" table:formula="of:=[.F43]" office:value-type="percentage" office:value="0.954260651629073" calcext:value-type="percentage">
            <text:p>95.43%</text:p>
          </table:table-cell>
          <table:table-cell table:style-name="ce166" table:formula="of:=[.F58]" office:value-type="percentage" office:value="0.898148148148148" calcext:value-type="percentage">
            <text:p>89.81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disk_band</text:p>
          </table:table-cell>
          <table:table-cell office:value-type="float" office:value="0.0139" calcext:value-type="float">
            <text:p>1.39E-02</text:p>
          </table:table-cell>
          <table:table-cell office:value-type="string" calcext:value-type="string">
            <text:p>calc_disk_band</text:p>
          </table:table-cell>
          <table:table-cell office:value-type="float" office:value="0.0177" calcext:value-type="float">
            <text:p>1.77E-02</text:p>
          </table:table-cell>
          <table:table-cell table:formula="of:=IF([.B34]-[.D34]&gt;0;&quot;python&quot;;&quot;C++&quot;)" office:value-type="string" office:string-value="C++" calcext:value-type="string">
            <text:p>C++</text:p>
          </table:table-cell>
          <table:table-cell table:formula="of:=([.B34]-[.D34])/[.B34]" office:value-type="percentage" office:value="-0.273381294964029" calcext:value-type="percentage">
            <text:p>-27.34%</text:p>
          </table:table-cell>
          <table:table-cell/>
          <table:table-cell office:value-type="string" calcext:value-type="string">
            <text:p>lorentz_q</text:p>
          </table:table-cell>
          <table:table-cell table:style-name="ce166" table:formula="of:=[.K15]" office:value-type="percentage" office:value="0.431927001569859" calcext:value-type="percentage">
            <text:p>43.19%</text:p>
          </table:table-cell>
          <table:table-cell table:style-name="ce166" table:formula="of:=[.F44]" office:value-type="percentage" office:value="0.753548387096774" calcext:value-type="percentage">
            <text:p>75.35%</text:p>
          </table:table-cell>
          <table:table-cell table:style-name="ce166" table:formula="of:=[.F59]" office:value-type="percentage" office:value="0.523517382413088" calcext:value-type="percentage">
            <text:p>52.3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c_dispfrac</text:p>
          </table:table-cell>
          <table:table-cell office:value-type="float" office:value="0.0000656" calcext:value-type="float">
            <text:p>6.56E-05</text:p>
          </table:table-cell>
          <table:table-cell office:value-type="string" calcext:value-type="string">
            <text:p>calc_dispfrac</text:p>
          </table:table-cell>
          <table:table-cell office:value-type="float" office:value="0.0000054" calcext:value-type="float">
            <text:p>5.40E-06</text:p>
          </table:table-cell>
          <table:table-cell table:formula="of:=IF([.B35]-[.D35]&gt;0;&quot;python&quot;;&quot;C++&quot;)" office:value-type="string" office:string-value="python" calcext:value-type="string">
            <text:p>python</text:p>
          </table:table-cell>
          <table:table-cell table:formula="of:=([.B35]-[.D35])/[.B35]" office:value-type="percentage" office:value="0.917682926829268" calcext:value-type="percentage">
            <text:p>91.77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illumination_fracs</text:p>
          </table:table-cell>
          <table:table-cell office:value-type="float" office:value="0.0696" calcext:value-type="float">
            <text:p>6.96E-02</text:p>
          </table:table-cell>
          <table:table-cell office:value-type="string" calcext:value-type="string">
            <text:p>calc_illumination_fracs</text:p>
          </table:table-cell>
          <table:table-cell office:value-type="float" office:value="0.0273" calcext:value-type="float">
            <text:p>2.73E-02</text:p>
          </table:table-cell>
          <table:table-cell table:formula="of:=IF([.B36]-[.D36]&gt;0;&quot;python&quot;;&quot;C++&quot;)" office:value-type="string" office:string-value="python" calcext:value-type="string">
            <text:p>python</text:p>
          </table:table-cell>
          <table:table-cell table:formula="of:=([.B36]-[.D36])/[.B36]" office:value-type="percentage" office:value="0.607758620689655" calcext:value-type="percentage">
            <text:p>60.7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irfs_mono</text:p>
          </table:table-cell>
          <table:table-cell office:value-type="float" office:value="0.0000494" calcext:value-type="float">
            <text:p>4.94E-05</text:p>
          </table:table-cell>
          <table:table-cell office:value-type="string" calcext:value-type="string">
            <text:p>calc_irfs_mono</text:p>
          </table:table-cell>
          <table:table-cell office:value-type="float" office:value="0.0000157" calcext:value-type="float">
            <text:p>1.57E-05</text:p>
          </table:table-cell>
          <table:table-cell table:formula="of:=IF([.B37]-[.D37]&gt;0;&quot;python&quot;;&quot;C++&quot;)" office:value-type="string" office:string-value="python" calcext:value-type="string">
            <text:p>python</text:p>
          </table:table-cell>
          <table:table-cell table:formula="of:=([.B37]-[.D37])/[.B37]" office:value-type="percentage" office:value="0.682186234817814" calcext:value-type="percentage">
            <text:p>68.2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propagation_params</text:p>
          </table:table-cell>
          <table:table-cell office:value-type="float" office:value="0.0000535" calcext:value-type="float">
            <text:p>5.35E-05</text:p>
          </table:table-cell>
          <table:table-cell office:value-type="string" calcext:value-type="string">
            <text:p>calc_propagation_params</text:p>
          </table:table-cell>
          <table:table-cell office:value-type="float" office:value="0.00000547" calcext:value-type="float">
            <text:p>5.47E-06</text:p>
          </table:table-cell>
          <table:table-cell table:formula="of:=IF([.B38]-[.D38]&gt;0;&quot;python&quot;;&quot;C++&quot;)" office:value-type="string" office:string-value="python" calcext:value-type="string">
            <text:p>python</text:p>
          </table:table-cell>
          <table:table-cell table:formula="of:=([.B38]-[.D38])/[.B38]" office:value-type="percentage" office:value="0.897757009345794" calcext:value-type="percentage">
            <text:p>89.78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radial_time_response</text:p>
          </table:table-cell>
          <table:table-cell office:value-type="float" office:value="0.0000342" calcext:value-type="float">
            <text:p>3.42E-05</text:p>
          </table:table-cell>
          <table:table-cell office:value-type="string" calcext:value-type="string">
            <text:p>calc_radial_time_response</text:p>
          </table:table-cell>
          <table:table-cell office:value-type="float" office:value="0.00000649" calcext:value-type="float">
            <text:p>6.49E-06</text:p>
          </table:table-cell>
          <table:table-cell table:formula="of:=IF([.B39]-[.D39]&gt;0;&quot;python&quot;;&quot;C++&quot;)" office:value-type="string" office:string-value="python" calcext:value-type="string">
            <text:p>python</text:p>
          </table:table-cell>
          <table:table-cell table:formula="of:=([.B39]-[.D39])/[.B39]" office:value-type="percentage" office:value="0.810233918128655" calcext:value-type="percentage">
            <text:p>81.02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_timing_params</text:p>
          </table:table-cell>
          <table:table-cell office:value-type="float" office:value="0.000359" calcext:value-type="float">
            <text:p>3.59E-04</text:p>
          </table:table-cell>
          <table:table-cell office:value-type="string" calcext:value-type="string">
            <text:p>calc_timing_params</text:p>
          </table:table-cell>
          <table:table-cell office:value-type="float" office:value="0.0000164" calcext:value-type="float">
            <text:p>1.64E-05</text:p>
          </table:table-cell>
          <table:table-cell table:formula="of:=IF([.B40]-[.D40]&gt;0;&quot;python&quot;;&quot;C++&quot;)" office:value-type="string" office:string-value="python" calcext:value-type="string">
            <text:p>python</text:p>
          </table:table-cell>
          <table:table-cell table:formula="of:=([.B40]-[.D40])/[.B40]" office:value-type="percentage" office:value="0.954317548746518" calcext:value-type="percentage">
            <text:p>95.43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culate_stprod_mono</text:p>
          </table:table-cell>
          <table:table-cell office:value-type="float" office:value="0.39" calcext:value-type="float">
            <text:p>3.90E-01</text:p>
          </table:table-cell>
          <table:table-cell office:value-type="string" calcext:value-type="string">
            <text:p>calculate_stprod_mono</text:p>
          </table:table-cell>
          <table:table-cell office:value-type="float" office:value="0.664" calcext:value-type="float">
            <text:p>6.64E-01</text:p>
          </table:table-cell>
          <table:table-cell table:formula="of:=IF([.B41]-[.D41]&gt;0;&quot;python&quot;;&quot;C++&quot;)" office:value-type="string" office:string-value="C++" calcext:value-type="string">
            <text:p>C++</text:p>
          </table:table-cell>
          <table:table-cell table:formula="of:=([.B41]-[.D41])/[.B41]" office:value-type="percentage" office:value="-0.702564102564103" calcext:value-type="percentage">
            <text:p>-70.26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nd_nearest</text:p>
          </table:table-cell>
          <table:table-cell office:value-type="float" office:value="0.0000176" calcext:value-type="float">
            <text:p>1.76E-05</text:p>
          </table:table-cell>
          <table:table-cell office:value-type="string" calcext:value-type="string">
            <text:p>find_nearest</text:p>
          </table:table-cell>
          <table:table-cell office:value-type="float" office:value="0" calcext:value-type="float">
            <text:p>0.00E+00</text:p>
          </table:table-cell>
          <table:table-cell table:formula="of:=IF([.B42]-[.D42]&gt;0;&quot;python&quot;;&quot;C++&quot;)" office:value-type="string" office:string-value="python" calcext:value-type="string">
            <text:p>python</text:p>
          </table:table-cell>
          <table:table-cell table:formula="of:=([.B42]-[.D42])/[.B42]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Mama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Dani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Myr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_rebin_irf</text:p>
          </table:table-cell>
          <table:table-cell office:value-type="float" office:value="0.000798" calcext:value-type="float">
            <text:p>7.98E-04</text:p>
          </table:table-cell>
          <table:table-cell office:value-type="string" calcext:value-type="string">
            <text:p>linear_rebin_irf</text:p>
          </table:table-cell>
          <table:table-cell office:value-type="float" office:value="0.0000365" calcext:value-type="float">
            <text:p>3.65E-05</text:p>
          </table:table-cell>
          <table:table-cell table:formula="of:=IF([.B43]-[.D43]&gt;0;&quot;python&quot;;&quot;C++&quot;)" office:value-type="string" office:string-value="python" calcext:value-type="string">
            <text:p>python</text:p>
          </table:table-cell>
          <table:table-cell table:formula="of:=([.B43]-[.D43])/[.B43]" office:value-type="percentage" office:value="0.954260651629073" calcext:value-type="percentage">
            <text:p>95.43%</text:p>
          </table:table-cell>
          <table:table-cell table:number-columns-repeated="7"/>
          <table:table-cell table:style-name="ce113" table:formula="of:=30-SUM([.N44:.N52])" office:value-type="currency" office:currency="EUR" office:value="-0.0799999999999983" calcext:value-type="currency">
            <text:p>€ 0.08-</text:p>
          </table:table-cell>
          <table:table-cell table:style-name="ce113" table:formula="of:=30-SUM([.O44:.O52])" office:value-type="currency" office:currency="EUR" office:value="0" calcext:value-type="currency">
            <text:p>€ 0.00</text:p>
          </table:table-cell>
          <table:table-cell table:style-name="ce113" table:formula="of:=30-SUM([.P44:.P52])" office:value-type="currency" office:currency="EUR" office:value="0.0299999999999976" calcext:value-type="currency">
            <text:p>€ 0.03</text:p>
          </table:table-cell>
          <table:table-cell table:style-name="ce113" table:formula="of:=30-SUM([.Q44:.Q52])" office:value-type="currency" office:currency="EUR" office:value="0" calcext:value-type="currency">
            <text:p>€ 0.00</text:p>
          </table:table-cell>
          <table:table-cell table:style-name="ce113" table:formula="of:=30-SUM([.R44:.R52])" office:value-type="currency" office:currency="EUR" office:value="0" calcext:value-type="currency">
            <text:p>€ 0.00</text:p>
          </table:table-cell>
          <table:table-cell table:style-name="ce113" table:formula="of:=5*30-SUM([.N43:.R43])" office:value-type="currency" office:currency="EUR" office:value="150.05" calcext:value-type="currency">
            <text:p>€ 15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tz_q</text:p>
          </table:table-cell>
          <table:table-cell office:value-type="float" office:value="0.000155" calcext:value-type="float">
            <text:p>1.55E-04</text:p>
          </table:table-cell>
          <table:table-cell office:value-type="string" calcext:value-type="string">
            <text:p>lorentz_q</text:p>
          </table:table-cell>
          <table:table-cell office:value-type="float" office:value="0.0000382" calcext:value-type="float">
            <text:p>3.82E-05</text:p>
          </table:table-cell>
          <table:table-cell table:formula="of:=IF([.B44]-[.D44]&gt;0;&quot;python&quot;;&quot;C++&quot;)" office:value-type="string" office:string-value="python" calcext:value-type="string">
            <text:p>python</text:p>
          </table:table-cell>
          <table:table-cell table:formula="of:=([.B44]-[.D44])/[.B44]" office:value-type="percentage" office:value="0.753548387096774" calcext:value-type="percentage">
            <text:p>75.35%</text:p>
          </table:table-cell>
          <table:table-cell table:number-columns-repeated="7"/>
          <table:table-cell table:style-name="ce113" office:value-type="currency" office:currency="EUR" office:value="14.92" calcext:value-type="currency">
            <text:p>€ 14.92</text:p>
          </table:table-cell>
          <table:table-cell table:style-name="ce113" office:value-type="currency" office:currency="EUR" office:value="16.95" calcext:value-type="currency">
            <text:p>€ 16.95</text:p>
          </table:table-cell>
          <table:table-cell table:style-name="ce113" office:value-type="currency" office:currency="EUR" office:value="12.3" calcext:value-type="currency">
            <text:p>€ 12.30</text:p>
          </table:table-cell>
          <table:table-cell table:style-name="ce113" office:value-type="currency" office:currency="EUR" office:value="12.95" calcext:value-type="currency">
            <text:p>€ 12.95</text:p>
          </table:table-cell>
          <table:table-cell table:style-name="ce113" office:value-type="currency" office:currency="EUR" office:value="5" calcext:value-type="currency">
            <text:p>€ 5.00</text:p>
          </table:table-cell>
          <table:table-cell table:style-name="ce118"/>
          <table:table-cell table:number-columns-repeated="3"/>
        </table:table-row>
        <table:table-row table:style-name="ro1">
          <table:table-cell office:value-type="string" calcext:value-type="string">
            <text:p>Inv_Cone 10 x 1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113" office:value-type="currency" office:currency="EUR" office:value="3.96" calcext:value-type="currency">
            <text:p>€ 3.96</text:p>
          </table:table-cell>
          <table:table-cell table:style-name="ce113" office:value-type="currency" office:currency="EUR" office:value="10" calcext:value-type="currency">
            <text:p>€ 10.00</text:p>
          </table:table-cell>
          <table:table-cell table:style-name="ce113" office:value-type="currency" office:currency="EUR" office:value="11.99" calcext:value-type="currency">
            <text:p>€ 11.99</text:p>
          </table:table-cell>
          <table:table-cell table:style-name="ce113" table:formula="of:=16.45-[.Q44]" office:value-type="currency" office:currency="EUR" office:value="3.5" calcext:value-type="currency">
            <text:p>€ 3.50</text:p>
          </table:table-cell>
          <table:table-cell table:style-name="ce113" office:value-type="currency" office:currency="EUR" office:value="5.95" calcext:value-type="currency">
            <text:p>€ 5.95</text:p>
          </table:table-cell>
          <table:table-cell table:style-name="ce113" table:formula="of:=SUM([.N43];[.O43];[.R43])" office:value-type="currency" office:currency="EUR" office:value="-0.0799999999999983" calcext:value-type="currency">
            <text:p>€ 0.08-</text:p>
          </table:table-cell>
          <table:table-cell table:style-name="ce116" office:value-type="currency" office:currency="EUR" office:value="90" calcext:value-type="currency">
            <text:p>€ 90.00</text:p>
          </table:table-cell>
          <table:table-cell table:style-name="ce116" table:formula="of:=[.T45]-[.S45]" office:value-type="currency" office:currency="EUR" office:value="90.08" calcext:value-type="currency">
            <text:p>€ 90.08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table:style-name="Default"/>
          <table:table-cell office:value-type="string" calcext:value-type="string">
            <text:p>C++</text:p>
          </table:table-cell>
          <table:table-cell table:style-name="Default"/>
          <table:table-cell/>
          <table:table-cell table:style-name="Default"/>
          <table:table-cell table:number-columns-repeated="7"/>
          <table:table-cell table:style-name="ce113" office:value-type="currency" office:currency="EUR" office:value="10" calcext:value-type="currency">
            <text:p>€ 10.00</text:p>
          </table:table-cell>
          <table:table-cell table:style-name="ce121" office:value-type="currency" office:currency="EUR" office:value="3.05" calcext:value-type="currency">
            <text:p>€ 3.05</text:p>
          </table:table-cell>
          <table:table-cell table:style-name="ce121" office:value-type="currency" office:currency="EUR" office:value="4.99" calcext:value-type="currency">
            <text:p>€ 4.99</text:p>
          </table:table-cell>
          <table:table-cell table:style-name="ce121" office:value-type="currency" office:currency="EUR" office:value="13.35" calcext:value-type="currency">
            <text:p>€ 13.35</text:p>
          </table:table-cell>
          <table:table-cell table:style-name="ce113" office:value-type="currency" office:currency="EUR" office:value="5.95" calcext:value-type="currency">
            <text:p>€ 5.95</text:p>
          </table:table-cell>
          <table:table-cell table:style-name="ce113" table:formula="of:=[.P43]" office:value-type="currency" office:currency="EUR" office:value="0.0299999999999976" calcext:value-type="currency">
            <text:p>€ 0.03</text:p>
          </table:table-cell>
          <table:table-cell table:style-name="ce116" office:value-type="currency" office:currency="EUR" office:value="30" calcext:value-type="currency">
            <text:p>€ 30.00</text:p>
          </table:table-cell>
          <table:table-cell table:style-name="ce116" table:formula="of:=[.T46]-[.S46]" office:value-type="currency" office:currency="EUR" office:value="29.97" calcext:value-type="currency">
            <text:p>€ 29.97</text:p>
          </table:table-cell>
          <table:table-cell/>
        </table:table-row>
        <table:table-row table:style-name="ro1">
          <table:table-cell office:value-type="string" calcext:value-type="string">
            <text:p>bb_phflux</text:p>
          </table:table-cell>
          <table:table-cell office:value-type="float" office:value="0.0000837" calcext:value-type="float">
            <text:p>8.37E-05</text:p>
          </table:table-cell>
          <table:table-cell office:value-type="string" calcext:value-type="string">
            <text:p>bb_phflux</text:p>
          </table:table-cell>
          <table:table-cell office:value-type="float" office:value="0.000107" calcext:value-type="float">
            <text:p>1.07E-04</text:p>
          </table:table-cell>
          <table:table-cell table:formula="of:=IF([.B47]-[.D47]&gt;0;&quot;python&quot;;&quot;C++&quot;)" office:value-type="string" office:string-value="C++" calcext:value-type="string">
            <text:p>C++</text:p>
          </table:table-cell>
          <table:table-cell table:formula="of:=([.B47]-[.D47])/[.B47]" office:value-type="percentage" office:value="-0.278375149342891" calcext:value-type="percentage">
            <text:p>-27.84%</text:p>
          </table:table-cell>
          <table:table-cell table:number-columns-repeated="7"/>
          <table:table-cell table:style-name="ce121" table:formula="of:=4.25-[.O46]" office:value-type="currency" office:currency="EUR" office:value="1.2" calcext:value-type="currency">
            <text:p>€ 1.20</text:p>
          </table:table-cell>
          <table:table-cell table:style-name="ce113"/>
          <table:table-cell table:style-name="ce121" table:formula="of:=1.5-SUM([.Q47];[.R48])" office:value-type="currency" office:currency="EUR" office:value="0.69" calcext:value-type="currency">
            <text:p>€ 0.69</text:p>
          </table:table-cell>
          <table:table-cell table:style-name="ce121" office:value-type="currency" office:currency="EUR" office:value="0.2" calcext:value-type="currency">
            <text:p>€ 0.20</text:p>
          </table:table-cell>
          <table:table-cell table:style-name="ce113" office:value-type="currency" office:currency="EUR" office:value="12.49" calcext:value-type="currency">
            <text:p>€ 12.49</text:p>
          </table:table-cell>
          <table:table-cell table:style-name="ce113" table:formula="of:=[.S43]+SUM([.S45:.S46])" office:value-type="currency" office:currency="EUR" office:value="150" calcext:value-type="currency">
            <text:p>€ 15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_cross_psd</text:p>
          </table:table-cell>
          <table:table-cell office:value-type="float" office:value="0.794" calcext:value-type="float">
            <text:p>7.94E-01</text:p>
          </table:table-cell>
          <table:table-cell office:value-type="string" calcext:value-type="string">
            <text:p>calc_cross_psd</text:p>
          </table:table-cell>
          <table:table-cell office:value-type="float" office:value="1.56" calcext:value-type="float">
            <text:p>1.56E+00</text:p>
          </table:table-cell>
          <table:table-cell table:formula="of:=IF([.B48]-[.D48]&gt;0;&quot;python&quot;;&quot;C++&quot;)" office:value-type="string" office:string-value="C++" calcext:value-type="string">
            <text:p>C++</text:p>
          </table:table-cell>
          <table:table-cell table:formula="of:=([.B48]-[.D48])/[.B48]" office:value-type="percentage" office:value="-0.964735516372796" calcext:value-type="percentage">
            <text:p>-96.47%</text:p>
          </table:table-cell>
          <table:table-cell table:number-columns-repeated="7"/>
          <table:table-cell table:style-name="ce116" table:number-columns-repeated="4"/>
          <table:table-cell table:style-name="ce121" office:value-type="currency" office:currency="EUR" office:value="0.61" calcext:value-type="currency">
            <text:p>€ 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_disk_band</text:p>
          </table:table-cell>
          <table:table-cell office:value-type="float" office:value="0.0159" calcext:value-type="float">
            <text:p>1.59E-02</text:p>
          </table:table-cell>
          <table:table-cell office:value-type="string" calcext:value-type="string">
            <text:p>calc_disk_band</text:p>
          </table:table-cell>
          <table:table-cell office:value-type="float" office:value="0.0186" calcext:value-type="float">
            <text:p>1.86E-02</text:p>
          </table:table-cell>
          <table:table-cell table:formula="of:=IF([.B49]-[.D49]&gt;0;&quot;python&quot;;&quot;C++&quot;)" office:value-type="string" office:string-value="C++" calcext:value-type="string">
            <text:p>C++</text:p>
          </table:table-cell>
          <table:table-cell table:formula="of:=([.B49]-[.D49])/[.B49]" office:value-type="percentage" office:value="-0.169811320754717" calcext:value-type="percentage">
            <text:p>-16.98%</text:p>
          </table:table-cell>
          <table:table-cell table:number-columns-repeated="7"/>
          <table:table-cell table:style-name="ce116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alc_dispfrac</text:p>
          </table:table-cell>
          <table:table-cell office:value-type="float" office:value="0.000077" calcext:value-type="float">
            <text:p>7.70E-05</text:p>
          </table:table-cell>
          <table:table-cell office:value-type="string" calcext:value-type="string">
            <text:p>calc_dispfrac</text:p>
          </table:table-cell>
          <table:table-cell office:value-type="float" office:value="0.00000556" calcext:value-type="float">
            <text:p>5.56E-06</text:p>
          </table:table-cell>
          <table:table-cell table:formula="of:=IF([.B50]-[.D50]&gt;0;&quot;python&quot;;&quot;C++&quot;)" office:value-type="string" office:string-value="python" calcext:value-type="string">
            <text:p>python</text:p>
          </table:table-cell>
          <table:table-cell table:formula="of:=([.B50]-[.D50])/[.B50]" office:value-type="percentage" office:value="0.927792207792208" calcext:value-type="percentage">
            <text:p>92.78%</text:p>
          </table:table-cell>
          <table:table-cell table:number-columns-repeated="7"/>
          <table:table-cell table:style-name="ce116" table:number-columns-repeated="5"/>
          <table:table-cell/>
          <table:table-cell table:style-name="ce116" office:value-type="string" calcext:value-type="string">
            <text:p>Dani</text:p>
          </table:table-cell>
          <table:table-cell table:style-name="ce116" table:formula="of:=SUM([.N44:.N46];[.O44:.O45];[.P44:.P45];[.Q44:.Q45];[.R44:.R47])" office:value-type="currency" office:currency="EUR" office:value="125.96" calcext:value-type="currency">
            <text:p>€ 125.96</text:p>
          </table:table-cell>
          <table:table-cell table:style-name="ce126"/>
        </table:table-row>
        <table:table-row table:style-name="ro1">
          <table:table-cell office:value-type="string" calcext:value-type="string">
            <text:p>calc_illumination_fracs</text:p>
          </table:table-cell>
          <table:table-cell office:value-type="float" office:value="0.0241" calcext:value-type="float">
            <text:p>2.41E-02</text:p>
          </table:table-cell>
          <table:table-cell office:value-type="string" calcext:value-type="string">
            <text:p>calc_illumination_fracs</text:p>
          </table:table-cell>
          <table:table-cell office:value-type="float" office:value="0.0135" calcext:value-type="float">
            <text:p>1.35E-02</text:p>
          </table:table-cell>
          <table:table-cell table:formula="of:=IF([.B51]-[.D51]&gt;0;&quot;python&quot;;&quot;C++&quot;)" office:value-type="string" office:string-value="python" calcext:value-type="string">
            <text:p>python</text:p>
          </table:table-cell>
          <table:table-cell table:formula="of:=([.B51]-[.D51])/[.B51]" office:value-type="percentage" office:value="0.439834024896266" calcext:value-type="percentage">
            <text:p>43.98%</text:p>
          </table:table-cell>
          <table:table-cell table:number-columns-repeated="7"/>
          <table:table-cell table:style-name="ce116" table:number-columns-repeated="2"/>
          <table:table-cell table:number-columns-repeated="2"/>
          <table:table-cell table:style-name="ce116"/>
          <table:table-cell/>
          <table:table-cell table:style-name="ce116" office:value-type="string" calcext:value-type="string">
            <text:p>Mama</text:p>
          </table:table-cell>
          <table:table-cell table:style-name="ce116" table:formula="of:=SUM([.N47];[.O46];[.Q46];[.P46];[.P47];[.Q47];[.R48])" office:value-type="currency" office:currency="EUR" office:value="24.09" calcext:value-type="currency">
            <text:p>€ 24.09</text:p>
          </table:table-cell>
          <table:table-cell table:style-name="ce116" table:formula="of:=90-[.U51]" office:value-type="currency" office:currency="EUR" office:value="65.91" calcext:value-type="currency">
            <text:p>€ 65.91</text:p>
          </table:table-cell>
        </table:table-row>
        <table:table-row table:style-name="ro1">
          <table:table-cell office:value-type="string" calcext:value-type="string">
            <text:p>calc_irfs_mono</text:p>
          </table:table-cell>
          <table:table-cell office:value-type="float" office:value="0.0000621" calcext:value-type="float">
            <text:p>6.21E-05</text:p>
          </table:table-cell>
          <table:table-cell office:value-type="string" calcext:value-type="string">
            <text:p>calc_irfs_mono</text:p>
          </table:table-cell>
          <table:table-cell office:value-type="float" office:value="0.0000151" calcext:value-type="float">
            <text:p>1.51E-05</text:p>
          </table:table-cell>
          <table:table-cell table:formula="of:=IF([.B52]-[.D52]&gt;0;&quot;python&quot;;&quot;C++&quot;)" office:value-type="string" office:string-value="python" calcext:value-type="string">
            <text:p>python</text:p>
          </table:table-cell>
          <table:table-cell table:formula="of:=([.B52]-[.D52])/[.B52]" office:value-type="percentage" office:value="0.756843800322061" calcext:value-type="percentage">
            <text:p>75.68%</text:p>
          </table:table-cell>
          <table:table-cell table:number-columns-repeated="7"/>
          <table:table-cell table:style-name="ce116" table:number-columns-repeated="2"/>
          <table:table-cell table:number-columns-repeated="2"/>
          <table:table-cell table:style-name="ce116"/>
          <table:table-cell table:number-columns-repeated="2"/>
          <table:table-cell table:style-name="ce116" table:formula="of:=[.U50]+[.U51]" office:value-type="currency" office:currency="EUR" office:value="150.05" calcext:value-type="currency">
            <text:p>€ 150.05</text:p>
          </table:table-cell>
          <table:table-cell/>
        </table:table-row>
        <table:table-row table:style-name="ro1">
          <table:table-cell office:value-type="string" calcext:value-type="string">
            <text:p>calc_propagation_params</text:p>
          </table:table-cell>
          <table:table-cell office:value-type="float" office:value="0.0000638" calcext:value-type="float">
            <text:p>6.38E-05</text:p>
          </table:table-cell>
          <table:table-cell office:value-type="string" calcext:value-type="string">
            <text:p>calc_propagation_params</text:p>
          </table:table-cell>
          <table:table-cell office:value-type="float" office:value="0.00000541" calcext:value-type="float">
            <text:p>5.41E-06</text:p>
          </table:table-cell>
          <table:table-cell table:formula="of:=IF([.B53]-[.D53]&gt;0;&quot;python&quot;;&quot;C++&quot;)" office:value-type="string" office:string-value="python" calcext:value-type="string">
            <text:p>python</text:p>
          </table:table-cell>
          <table:table-cell table:formula="of:=([.B53]-[.D53])/[.B53]" office:value-type="percentage" office:value="0.915203761755486" calcext:value-type="percentage">
            <text:p>91.52%</text:p>
          </table:table-cell>
          <table:table-cell table:number-columns-repeated="7"/>
          <table:table-cell table:style-name="ce116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alc_radial_time_response</text:p>
          </table:table-cell>
          <table:table-cell office:value-type="float" office:value="0.0000425" calcext:value-type="float">
            <text:p>4.25E-05</text:p>
          </table:table-cell>
          <table:table-cell office:value-type="string" calcext:value-type="string">
            <text:p>calc_radial_time_response</text:p>
          </table:table-cell>
          <table:table-cell office:value-type="float" office:value="0.00000562" calcext:value-type="float">
            <text:p>5.62E-06</text:p>
          </table:table-cell>
          <table:table-cell table:formula="of:=IF([.B54]-[.D54]&gt;0;&quot;python&quot;;&quot;C++&quot;)" office:value-type="string" office:string-value="python" calcext:value-type="string">
            <text:p>python</text:p>
          </table:table-cell>
          <table:table-cell table:formula="of:=([.B54]-[.D54])/[.B54]" office:value-type="percentage" office:value="0.867764705882353" calcext:value-type="percentage">
            <text:p>86.78%</text:p>
          </table:table-cell>
          <table:table-cell table:number-columns-repeated="7"/>
          <table:table-cell table:style-name="ce116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alc_timing_params</text:p>
          </table:table-cell>
          <table:table-cell office:value-type="float" office:value="0.000413" calcext:value-type="float">
            <text:p>4.13E-04</text:p>
          </table:table-cell>
          <table:table-cell office:value-type="string" calcext:value-type="string">
            <text:p>calc_timing_params</text:p>
          </table:table-cell>
          <table:table-cell office:value-type="float" office:value="0.0000131" calcext:value-type="float">
            <text:p>1.31E-05</text:p>
          </table:table-cell>
          <table:table-cell table:formula="of:=IF([.B55]-[.D55]&gt;0;&quot;python&quot;;&quot;C++&quot;)" office:value-type="string" office:string-value="python" calcext:value-type="string">
            <text:p>python</text:p>
          </table:table-cell>
          <table:table-cell table:formula="of:=([.B55]-[.D55])/[.B55]" office:value-type="percentage" office:value="0.968280871670702" calcext:value-type="percentage">
            <text:p>96.83%</text:p>
          </table:table-cell>
          <table:table-cell table:number-columns-repeated="7"/>
          <table:table-cell table:style-name="ce116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alculate_stprod_mono</text:p>
          </table:table-cell>
          <table:table-cell office:value-type="float" office:value="1.6" calcext:value-type="float">
            <text:p>1.60E+00</text:p>
          </table:table-cell>
          <table:table-cell office:value-type="string" calcext:value-type="string">
            <text:p>calculate_stprod_mono</text:p>
          </table:table-cell>
          <table:table-cell office:value-type="float" office:value="3.13" calcext:value-type="float">
            <text:p>3.13E+00</text:p>
          </table:table-cell>
          <table:table-cell table:formula="of:=IF([.B56]-[.D56]&gt;0;&quot;python&quot;;&quot;C++&quot;)" office:value-type="string" office:string-value="C++" calcext:value-type="string">
            <text:p>C++</text:p>
          </table:table-cell>
          <table:table-cell table:formula="of:=([.B56]-[.D56])/[.B56]" office:value-type="percentage" office:value="-0.95625" calcext:value-type="percentage">
            <text:p>-95.63%</text:p>
          </table:table-cell>
          <table:table-cell table:number-columns-repeated="7"/>
          <table:table-cell table:style-name="ce116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find_nearest</text:p>
          </table:table-cell>
          <table:table-cell office:value-type="float" office:value="0.0000191" calcext:value-type="float">
            <text:p>1.91E-05</text:p>
          </table:table-cell>
          <table:table-cell office:value-type="string" calcext:value-type="string">
            <text:p>find_nearest</text:p>
          </table:table-cell>
          <table:table-cell office:value-type="float" office:value="0" calcext:value-type="float">
            <text:p>0.00E+00</text:p>
          </table:table-cell>
          <table:table-cell table:formula="of:=IF([.B57]-[.D57]&gt;0;&quot;python&quot;;&quot;C++&quot;)" office:value-type="string" office:string-value="python" calcext:value-type="string">
            <text:p>python</text:p>
          </table:table-cell>
          <table:table-cell table:formula="of:=([.B57]-[.D57])/[.B57]" office:value-type="percentage" office:value="1" calcext:value-type="percentage">
            <text:p>100.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near_rebin_irf</text:p>
          </table:table-cell>
          <table:table-cell office:value-type="float" office:value="0.00108" calcext:value-type="float">
            <text:p>1.08E-03</text:p>
          </table:table-cell>
          <table:table-cell office:value-type="string" calcext:value-type="string">
            <text:p>linear_rebin_irf</text:p>
          </table:table-cell>
          <table:table-cell office:value-type="float" office:value="0.00011" calcext:value-type="float">
            <text:p>1.10E-04</text:p>
          </table:table-cell>
          <table:table-cell table:formula="of:=IF([.B58]-[.D58]&gt;0;&quot;python&quot;;&quot;C++&quot;)" office:value-type="string" office:string-value="python" calcext:value-type="string">
            <text:p>python</text:p>
          </table:table-cell>
          <table:table-cell table:formula="of:=([.B58]-[.D58])/[.B58]" office:value-type="percentage" office:value="0.898148148148148" calcext:value-type="percentage">
            <text:p>89.81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rentz_q</text:p>
          </table:table-cell>
          <table:table-cell office:value-type="float" office:value="0.000489" calcext:value-type="float">
            <text:p>4.89E-04</text:p>
          </table:table-cell>
          <table:table-cell office:value-type="string" calcext:value-type="string">
            <text:p>lorentz_q</text:p>
          </table:table-cell>
          <table:table-cell office:value-type="float" office:value="0.000233" calcext:value-type="float">
            <text:p>2.33E-04</text:p>
          </table:table-cell>
          <table:table-cell table:formula="of:=IF([.B59]-[.D59]&gt;0;&quot;python&quot;;&quot;C++&quot;)" office:value-type="string" office:string-value="python" calcext:value-type="string">
            <text:p>python</text:p>
          </table:table-cell>
          <table:table-cell table:formula="of:=([.B59]-[.D59])/[.B59]" office:value-type="percentage" office:value="0.523517382413088" calcext:value-type="percentage">
            <text:p>52.35%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  <table:table-cell table:style-name="ce111" office:value-type="time" office:time-value="PT00H13M31S" calcext:value-type="time">
            <text:p>00:13:31</text:p>
          </table:table-cell>
          <table:table-cell table:style-name="ce111" table:formula="of:=[.N59]+[.M60]" office:value-type="time" office:time-value="PT00H13M31S" calcext:value-type="time">
            <text:p>00:13:3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table:style-name="ce111" office:value-type="time" office:time-value="PT00H13M00S" calcext:value-type="time">
            <text:p>00:13:00</text:p>
          </table:table-cell>
          <table:table-cell table:style-name="ce111" table:formula="of:=[.N60]+[.M61]" office:value-type="time" office:time-value="PT00H26M31S" calcext:value-type="time">
            <text:p>00:26:3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table:style-name="ce111" office:value-type="time" office:time-value="PT00H13M04S" calcext:value-type="time">
            <text:p>00:13:04</text:p>
          </table:table-cell>
          <table:table-cell table:style-name="ce111" table:formula="of:=[.N61]+[.M62]" office:value-type="time" office:time-value="PT00H39M35S" calcext:value-type="time">
            <text:p>00:39:3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3" calcext:value-type="float">
            <text:p>3</text:p>
          </table:table-cell>
          <table:table-cell table:style-name="ce111" office:value-type="time" office:time-value="PT00H12M53S" calcext:value-type="time">
            <text:p>00:12:53</text:p>
          </table:table-cell>
          <table:table-cell table:style-name="ce111" table:formula="of:=[.N62]+[.M63]" office:value-type="time" office:time-value="PT00H52M28S" calcext:value-type="time">
            <text:p>00:52:2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table:style-name="ce111" office:value-type="time" office:time-value="PT00H13M03S" calcext:value-type="time">
            <text:p>00:13:03</text:p>
          </table:table-cell>
          <table:table-cell table:style-name="ce111" table:formula="of:=[.N63]+[.M64]" office:value-type="time" office:time-value="PT01H05M31S" calcext:value-type="time">
            <text:p>01:05:3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table:style-name="ce111" office:value-type="time" office:time-value="PT00H13M02S" calcext:value-type="time">
            <text:p>00:13:02</text:p>
          </table:table-cell>
          <table:table-cell table:style-name="ce111" table:formula="of:=[.N64]+[.M65]" office:value-type="time" office:time-value="PT01H18M33S" calcext:value-type="time">
            <text:p>01:18:3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table:style-name="ce111" office:value-type="time" office:time-value="PT00H13M02S" calcext:value-type="time">
            <text:p>00:13:02</text:p>
          </table:table-cell>
          <table:table-cell table:style-name="ce111" table:formula="of:=[.N65]+[.M66]" office:value-type="time" office:time-value="PT01H31M35S" calcext:value-type="time">
            <text:p>01:31:3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7" calcext:value-type="float">
            <text:p>7</text:p>
          </table:table-cell>
          <table:table-cell table:style-name="ce111" office:value-type="time" office:time-value="PT00H12M52S" calcext:value-type="time">
            <text:p>00:12:52</text:p>
          </table:table-cell>
          <table:table-cell table:style-name="ce111" table:formula="of:=[.N66]+[.M67]" office:value-type="time" office:time-value="PT01H44M27S" calcext:value-type="time">
            <text:p>01:44:2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8" calcext:value-type="float">
            <text:p>8</text:p>
          </table:table-cell>
          <table:table-cell table:style-name="ce111" office:value-type="time" office:time-value="PT00H13M09S" calcext:value-type="time">
            <text:p>00:13:09</text:p>
          </table:table-cell>
          <table:table-cell table:style-name="ce111" table:formula="of:=[.N67]+[.M68]" office:value-type="time" office:time-value="PT01H57M36S" calcext:value-type="time">
            <text:p>01:57:3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9" calcext:value-type="float">
            <text:p>9</text:p>
          </table:table-cell>
          <table:table-cell table:style-name="ce111" office:value-type="time" office:time-value="PT00H03M26S" calcext:value-type="time">
            <text:p>00:03:26</text:p>
          </table:table-cell>
          <table:table-cell table:style-name="ce111" table:formula="of:=[.N68]+[.M69]" office:value-type="time" office:time-value="PT02H01M02S" calcext:value-type="time">
            <text:p>02:01:0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ce111"/>
          <table:table-cell table:number-columns-repeated="9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0" table:target-range-address="Sheet1.A2:Sheet1.D3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8" table:contains-header="false"/>
        <table:database-range table:name="__Anonymous_Sheet_DB__4" table:target-range-address="Sheet5.A46:Sheet5.A87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heet6.H51:Sheet6.H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S PGothic" style:font-family-asian="'MS PGothi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time-style style:name="N140" number:truncate-on-overflow="false">
      <number:hours number:style="long"/>
      <number:text>:</number:text>
      <number:minutes number:style="long"/>
    </number:time-style>
    <number:percentage-style style:name="N141">
      <number:number number:decimal-places="1" number:min-decimal-places="1" number:min-integer-digits="1"/>
      <number:text>%</number:text>
    </number:percentage-style>
    <number:percentage-style style:name="N142">
      <number:number number:decimal-places="3" number:min-decimal-places="3" number:min-integer-digits="1"/>
      <number:text>%</number:text>
    </number:percentage-style>
    <number:percentage-style style:name="N143">
      <number:number number:decimal-places="4" number:min-decimal-places="4" number:min-integer-digits="1"/>
      <number:text>%</number:text>
    </number:percentage-style>
    <number:percentage-style style:name="N144">
      <number:number number:decimal-places="5" number:min-decimal-places="5" number:min-integer-digits="1"/>
      <number:text>%</number:text>
    </number:percentage-style>
    <number:percentage-style style:name="N145">
      <number:number number:decimal-places="6" number:min-decimal-places="6" number:min-integer-digits="1"/>
      <number:text>%</number:text>
    </number:percentage-style>
    <number:date-style style:name="N146">
      <number:day number:style="long"/>
      <number:text>/</number:text>
      <number:month number:style="long"/>
      <number:text>/</number:text>
      <number:year/>
    </number:date-style>
    <number:date-style style:name="N147">
      <number:day number:style="long"/>
      <number:text>/</number:text>
      <number:month number:style="long"/>
      <number:text>/</number:text>
      <number:year number:style="long"/>
    </number:date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" number:min-decimal-places="1" number:min-integer-digits="1"/>
    </number:number-style>
    <number:currency-style style:name="N15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0130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30P0"/>
    </number:currency-style>
    <number:currency-style style:name="N1013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2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5:16:56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3-12-17T03:18:37.723000000</dc:date>
    <meta:editing-duration>P513DT6H54M21S</meta:editing-duration>
    <meta:editing-cycles>3426</meta:editing-cycles>
    <meta:generator>LibreOffice/7.6.2.1$Windows_X86_64 LibreOffice_project/56f7684011345957bbf33a7ee678afaf4d2ba333</meta:generator>
    <meta:document-statistic meta:table-count="6" meta:cell-count="4862" meta:object-count="0"/>
  </office:meta>
</office:document-meta>
</file>